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529cm" fo:margin-left="-0.026cm" fo:margin-top="0cm" fo:margin-bottom="0cm" table:align="left" style:writing-mode="lr-tb"/>
    </style:style>
    <style:style style:name="Tableau1.A" style:family="table-column">
      <style:table-column-properties style:column-width="7.292cm"/>
    </style:style>
    <style:style style:name="Tableau1.B" style:family="table-column">
      <style:table-column-properties style:column-width="4.983cm"/>
    </style:style>
    <style:style style:name="Tableau1.C" style:family="table-column">
      <style:table-column-properties style:column-width="3.254cm"/>
    </style:style>
    <style:style style:name="Tableau1.1" style:family="table-row">
      <style:table-row-properties style:min-row-height="0.71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a" fo:border-right="1pt solid #00000a" fo:border-top="0.5pt solid #00000a" fo:border-bottom="1pt solid #00000a"/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1pt solid #00000a" fo:border-top="0.5pt solid #00000a" fo:border-bottom="1pt solid #00000a"/>
    </style:style>
    <style:style style:name="Tableau1.C1" style:family="table-cell">
      <style:table-cell-properties style:vertical-align="middle" fo:padding-left="0.123cm" fo:padding-right="0.123cm" fo:padding-top="0cm" fo:padding-bottom="0cm" fo:border-left="none" fo:border-right="0.5pt solid #00000a" fo:border-top="0.5pt solid #00000a" fo:border-bottom="1pt solid #00000a"/>
    </style:style>
    <style:style style:name="Tableau1.2" style:family="table-row">
      <style:table-row-properties style:min-row-height="0.45cm" fo:keep-together="auto"/>
    </style:style>
    <style:style style:name="Tableau1.A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1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1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1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2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2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2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2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2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2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2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2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2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2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2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2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2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2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2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2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2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2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3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3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3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3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3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3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3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3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3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3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3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3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3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4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4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4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0.5pt solid #00000a">
        <style:background-image/>
      </style:table-cell-properties>
    </style:style>
    <style:style style:name="Tableau1.B4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leau1.C4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au1.A48" style:family="table-cell">
      <style:table-cell-properties style:vertical-align="middle" fo:padding-left="0.123cm" fo:padding-right="0.123cm" fo:padding-top="0cm" fo:padding-bottom="0cm" fo:border-left="0.5pt solid #00000a" fo:border-right="1pt solid #00000a" fo:border-top="0.5pt solid #00000a" fo:border-bottom="0.5pt solid #00000a"/>
    </style:style>
    <style:style style:name="Tableau1.B48" style:family="table-cell">
      <style:table-cell-properties style:vertical-align="middle" fo:padding-left="0.123cm" fo:padding-right="0.123cm" fo:padding-top="0cm" fo:padding-bottom="0cm" fo:border-left="none" fo:border-right="1pt solid #00000a" fo:border-top="0.5pt solid #00000a" fo:border-bottom="0.5pt solid #00000a"/>
    </style:style>
    <style:style style:name="Tableau1.C48" style:family="table-cell">
      <style:table-cell-properties style:vertical-align="middle" fo:padding-left="0.123cm" fo:padding-right="0.123cm" fo:padding-top="0cm" fo:padding-bottom="0cm" fo:border-left="none" fo:border-right="0.5pt solid #00000a" fo:border-top="0.5pt solid #00000a" fo:border-bottom="0.5pt solid #00000a"/>
    </style:style>
    <style:style style:name="Tableau1.A4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4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4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5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5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5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5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5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5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5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5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5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5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5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5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5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5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5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5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5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5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5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5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5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5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5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5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5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5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5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5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5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5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6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6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6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6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6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6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6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6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1.B7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1.C7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1.A7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7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7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8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8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8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1.B9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1.C9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1.A9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0.5pt solid #00000a">
        <style:background-image/>
      </style:table-cell-properties>
    </style:style>
    <style:style style:name="Tableau1.B9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leau1.C9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au2" style:family="table">
      <style:table-properties style:width="15.533cm" fo:margin-left="-0.026cm" fo:margin-top="0cm" fo:margin-bottom="0cm" table:align="left" style:writing-mode="lr-tb"/>
    </style:style>
    <style:style style:name="Tableau2.A" style:family="table-column">
      <style:table-column-properties style:column-width="7.264cm"/>
    </style:style>
    <style:style style:name="Tableau2.B" style:family="table-column">
      <style:table-column-properties style:column-width="5.036cm"/>
    </style:style>
    <style:style style:name="Tableau2.C" style:family="table-column">
      <style:table-column-properties style:column-width="3.233cm"/>
    </style:style>
    <style:style style:name="Tableau2.1" style:family="table-row">
      <style:table-row-properties style:min-row-height="0.873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a" fo:border-right="1pt solid #00000a" fo:border-top="0.5pt solid #00000a" fo:border-bottom="1pt solid #00000a"/>
    </style:style>
    <style:style style:name="Tableau2.B1" style:family="table-cell">
      <style:table-cell-properties style:vertical-align="middle" fo:padding-left="0.123cm" fo:padding-right="0.123cm" fo:padding-top="0cm" fo:padding-bottom="0cm" fo:border-left="none" fo:border-right="1pt solid #00000a" fo:border-top="0.5pt solid #00000a" fo:border-bottom="1pt solid #00000a"/>
    </style:style>
    <style:style style:name="Tableau2.C1" style:family="table-cell">
      <style:table-cell-properties style:vertical-align="middle" fo:padding-left="0.123cm" fo:padding-right="0.123cm" fo:padding-top="0cm" fo:padding-bottom="0cm" fo:border-left="none" fo:border-right="0.5pt solid #00000a" fo:border-top="0.5pt solid #00000a" fo:border-bottom="1pt solid #00000a"/>
    </style:style>
    <style:style style:name="Tableau2.2" style:family="table-row">
      <style:table-row-properties style:min-row-height="0.45cm" fo:keep-together="auto"/>
    </style:style>
    <style:style style:name="Tableau2.A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4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4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4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4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4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4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4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4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4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4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1pt solid #00000a">
        <style:background-image/>
      </style:table-cell-properties>
    </style:style>
    <style:style style:name="Tableau2.B5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leau2.C5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1pt solid #00000a">
        <style:background-image/>
      </style:table-cell-properties>
    </style:style>
    <style:style style:name="Tableau2.54" style:family="table-row">
      <style:table-row-properties style:min-row-height="0.732cm" fo:keep-together="auto"/>
    </style:style>
    <style:style style:name="Tableau2.A54" style:family="table-cell">
      <style:table-cell-properties style:vertical-align="middle" fo:padding-left="0.123cm" fo:padding-right="0.123cm" fo:padding-top="0cm" fo:padding-bottom="0cm" fo:border-left="0.5pt solid #00000a" fo:border-right="1pt solid #00000a" fo:border-top="1pt solid #00000a" fo:border-bottom="1pt solid #00000a"/>
    </style:style>
    <style:style style:name="Tableau2.B54" style:family="table-cell">
      <style:table-cell-properties style:vertical-align="middle" fo:padding-left="0.123cm" fo:padding-right="0.123cm" fo:padding-top="0cm" fo:padding-bottom="0cm" fo:border-left="none" fo:border-right="1pt solid #00000a" fo:border-top="1pt solid #00000a" fo:border-bottom="1pt solid #00000a"/>
    </style:style>
    <style:style style:name="Tableau2.C54" style:family="table-cell">
      <style:table-cell-properties style:vertical-align="middle" fo:padding-left="0.123cm" fo:padding-right="0.123cm" fo:padding-top="0cm" fo:padding-bottom="0cm" fo:border-left="none" fo:border-right="0.5pt solid #00000a" fo:border-top="1pt solid #00000a" fo:border-bottom="1pt solid #00000a"/>
    </style:style>
    <style:style style:name="Tableau2.A5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5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5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5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6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6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6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6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6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6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6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7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7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7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7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7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7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7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7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7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7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7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7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7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7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7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7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7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7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7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7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7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7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7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7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8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8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8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8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8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8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8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8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8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8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8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8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8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8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8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8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8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8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9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9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9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9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9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9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9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0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0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0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0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0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0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0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0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0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0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0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0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0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0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0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0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0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0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0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0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0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07" style:family="table-cell">
      <style:table-cell-properties fo:padding-left="0.123cm" fo:padding-right="0.123cm" fo:padding-top="0cm" fo:padding-bottom="0cm" fo:border-left="0.5pt solid #00000a" fo:border-right="1pt solid #00000a" fo:border-top="none" fo:border-bottom="1pt solid #00000a"/>
    </style:style>
    <style:style style:name="Tableau2.B107" style:family="table-cell">
      <style:table-cell-properties fo:padding-left="0.123cm" fo:padding-right="0.123cm" fo:padding-top="0cm" fo:padding-bottom="0cm" fo:border-left="none" fo:border-right="1pt solid #00000a" fo:border-top="none" fo:border-bottom="1pt solid #00000a"/>
    </style:style>
    <style:style style:name="Tableau2.C107" style:family="table-cell">
      <style:table-cell-properties fo:padding-left="0.123cm" fo:padding-right="0.123cm" fo:padding-top="0cm" fo:padding-bottom="0cm" fo:border-left="none" fo:border-right="0.5pt solid #00000a" fo:border-top="none" fo:border-bottom="1pt solid #00000a"/>
    </style:style>
    <style:style style:name="Tableau2.A10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0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0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1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1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1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1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2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2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2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3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3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3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3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3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3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3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3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3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3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4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4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4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4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4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5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5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5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1" style:family="table-cell">
      <style:table-cell-properties fo:padding-left="0.123cm" fo:padding-right="0.123cm" fo:padding-top="0cm" fo:padding-bottom="0cm" fo:border-left="0.5pt solid #00000a" fo:border-right="1pt solid #00000a" fo:border-top="none" fo:border-bottom="1pt solid #00000a"/>
    </style:style>
    <style:style style:name="Tableau2.B161" style:family="table-cell">
      <style:table-cell-properties fo:padding-left="0.123cm" fo:padding-right="0.123cm" fo:padding-top="0cm" fo:padding-bottom="0cm" fo:border-left="none" fo:border-right="1pt solid #00000a" fo:border-top="none" fo:border-bottom="1pt solid #00000a"/>
    </style:style>
    <style:style style:name="Tableau2.C161" style:family="table-cell">
      <style:table-cell-properties fo:padding-left="0.123cm" fo:padding-right="0.123cm" fo:padding-top="0cm" fo:padding-bottom="0cm" fo:border-left="none" fo:border-right="0.5pt solid #00000a" fo:border-top="none" fo:border-bottom="1pt solid #00000a"/>
    </style:style>
    <style:style style:name="Tableau2.162" style:family="table-row">
      <style:table-row-properties style:min-row-height="0.713cm" fo:keep-together="auto"/>
    </style:style>
    <style:style style:name="Tableau2.A16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6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6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6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7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7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7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7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8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8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8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8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19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19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19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9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9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9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9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9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19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19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19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0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0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0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1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1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1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1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1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1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1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1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1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1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1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1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1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1pt solid #00000a">
        <style:background-image/>
      </style:table-cell-properties>
    </style:style>
    <style:style style:name="Tableau2.B21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leau2.C21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1pt solid #00000a">
        <style:background-image/>
      </style:table-cell-properties>
    </style:style>
    <style:style style:name="Tableau2.A21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1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1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1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1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1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2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2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2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3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3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3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4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4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4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4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5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5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5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6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6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6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6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7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7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7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71" style:family="table-cell">
      <style:table-cell-properties fo:padding-left="0.123cm" fo:padding-right="0.123cm" fo:padding-top="0cm" fo:padding-bottom="0cm" fo:border-left="0.5pt solid #00000a" fo:border-right="1pt solid #00000a" fo:border-top="none" fo:border-bottom="0.5pt solid #00000a"/>
    </style:style>
    <style:style style:name="Tableau2.B271" style:family="table-cell">
      <style:table-cell-properties fo:padding-left="0.123cm" fo:padding-right="0.123cm" fo:padding-top="0cm" fo:padding-bottom="0cm" fo:border-left="none" fo:border-right="1pt solid #00000a" fo:border-top="none" fo:border-bottom="0.5pt solid #00000a"/>
    </style:style>
    <style:style style:name="Tableau2.C271" style:family="table-cell">
      <style:table-cell-properties fo:padding-left="0.123cm" fo:padding-right="0.123cm" fo:padding-top="0cm" fo:padding-bottom="0cm" fo:border-left="none" fo:border-right="0.5pt solid #00000a" fo:border-top="none" fo:border-bottom="0.5pt solid #00000a"/>
    </style:style>
    <style:style style:name="Tableau2.A27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7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7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7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7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7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7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7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7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7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7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7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7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7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7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7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7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7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7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7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7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8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8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8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8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8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8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8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8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8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8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8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8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8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8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8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8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8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8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8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8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8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8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8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8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8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8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8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8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8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8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9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9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9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9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29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29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29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9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9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29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29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29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0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0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0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1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1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1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1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1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1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1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1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2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2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2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2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2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2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2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2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2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2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2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2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2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2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0.5pt solid #00000a">
        <style:background-image/>
      </style:table-cell-properties>
    </style:style>
    <style:style style:name="Tableau2.B32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leau2.C32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au2.A32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2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2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2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2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2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333" style:family="table-row">
      <style:table-row-properties style:min-row-height="0.847cm" fo:keep-together="auto"/>
    </style:style>
    <style:style style:name="Tableau2.A33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3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3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3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4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4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4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4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4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4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4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4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4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4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5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8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8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8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5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5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5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4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4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4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5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5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5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6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6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6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7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67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67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6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6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6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69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69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69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0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0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0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7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7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79" style:family="table-cell">
      <style:table-cell-properties fo:padding-left="0.123cm" fo:padding-right="0.123cm" fo:padding-top="0cm" fo:padding-bottom="0cm" fo:border-left="0.5pt solid #00000a" fo:border-right="1pt solid #00000a" fo:border-top="none" fo:border-bottom="0.5pt solid #00000a"/>
    </style:style>
    <style:style style:name="Tableau2.B379" style:family="table-cell">
      <style:table-cell-properties fo:padding-left="0.123cm" fo:padding-right="0.123cm" fo:padding-top="0cm" fo:padding-bottom="0cm" fo:border-left="none" fo:border-right="1pt solid #00000a" fo:border-top="none" fo:border-bottom="0.5pt solid #00000a"/>
    </style:style>
    <style:style style:name="Tableau2.C379" style:family="table-cell">
      <style:table-cell-properties fo:padding-left="0.123cm" fo:padding-right="0.123cm" fo:padding-top="0cm" fo:padding-bottom="0cm" fo:border-left="none" fo:border-right="0.5pt solid #00000a" fo:border-top="none" fo:border-bottom="0.5pt solid #00000a"/>
    </style:style>
    <style:style style:name="Tableau2.A381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1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1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2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2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2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3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3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3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4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4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4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5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5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5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6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6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6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7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7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7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8" style:family="table-cell">
      <style:table-cell-properties fo:padding-left="0.123cm" fo:padding-right="0.123cm" fo:padding-top="0cm" fo:padding-bottom="0cm" fo:border-left="0.5pt solid #00000a" fo:border-right="1pt solid #00000a" fo:border-top="none" fo:border-bottom="none"/>
    </style:style>
    <style:style style:name="Tableau2.B388" style:family="table-cell">
      <style:table-cell-properties fo:padding-left="0.123cm" fo:padding-right="0.123cm" fo:padding-top="0cm" fo:padding-bottom="0cm" fo:border-left="none" fo:border-right="1pt solid #00000a" fo:border-top="none" fo:border-bottom="none"/>
    </style:style>
    <style:style style:name="Tableau2.C388" style:family="table-cell">
      <style:table-cell-properties fo:padding-left="0.123cm" fo:padding-right="0.123cm" fo:padding-top="0cm" fo:padding-bottom="0cm" fo:border-left="none" fo:border-right="0.5pt solid #00000a" fo:border-top="none" fo:border-bottom="none"/>
    </style:style>
    <style:style style:name="Tableau2.A389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89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89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90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90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90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91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91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91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92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none">
        <style:background-image/>
      </style:table-cell-properties>
    </style:style>
    <style:style style:name="Tableau2.B392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none">
        <style:background-image/>
      </style:table-cell-properties>
    </style:style>
    <style:style style:name="Tableau2.C392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leau2.A393" style:family="table-cell">
      <style:table-cell-properties fo:background-color="#ccff99" fo:padding-left="0.123cm" fo:padding-right="0.123cm" fo:padding-top="0cm" fo:padding-bottom="0cm" fo:border-left="0.5pt solid #00000a" fo:border-right="1pt solid #00000a" fo:border-top="none" fo:border-bottom="0.5pt solid #00000a">
        <style:background-image/>
      </style:table-cell-properties>
    </style:style>
    <style:style style:name="Tableau2.B393" style:family="table-cell">
      <style:table-cell-properties fo:background-color="#ccff99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leau2.C393" style:family="table-cell">
      <style:table-cell-properties fo:background-color="#ccff99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au3" style:family="table">
      <style:table-properties style:width="4.815cm" fo:margin-left="-0.051cm" fo:margin-top="0cm" fo:margin-bottom="0cm" table:align="left" style:writing-mode="lr-tb"/>
    </style:style>
    <style:style style:name="Tableau3.A" style:family="table-column">
      <style:table-column-properties style:column-width="1.446cm"/>
    </style:style>
    <style:style style:name="Tableau3.B" style:family="table-column">
      <style:table-column-properties style:column-width="1.774cm"/>
    </style:style>
    <style:style style:name="Tableau3.C" style:family="table-column">
      <style:table-column-properties style:column-width="1.595cm"/>
    </style:style>
    <style:style style:name="Tableau3.1" style:family="table-row">
      <style:table-row-properties style:min-row-height="0.543cm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="0.75pt solid #00000a"/>
    </style:style>
    <style:style style:name="Tableau3.2" style:family="table-row">
      <style:table-row-properties style:min-row-height="0.436cm" fo:keep-together="auto"/>
    </style:style>
    <style:style style:name="Tableau3.A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B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C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A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53" style:family="table-row">
      <style:table-row-properties style:min-row-height="0.429cm" fo:keep-together="auto"/>
    </style:style>
    <style:style style:name="Tableau3.A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75pt solid #00000a"/>
    </style:style>
    <style:style style:name="Tableau3.B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75pt solid #00000a"/>
    </style:style>
    <style:style style:name="Tableau3.C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75pt solid #00000a"/>
    </style:style>
    <style:style style:name="Tableau3.54" style:family="table-row">
      <style:table-row-properties style:min-row-height="0.721cm" fo:keep-together="auto"/>
    </style:style>
    <style:style style:name="Tableau3.A5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B5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C5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A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6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6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6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6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6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6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6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6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6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6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6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6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6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6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6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6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6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6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6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6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6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8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8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8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8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8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8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9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9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9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9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9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0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0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0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0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0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0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0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0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0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0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0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0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0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0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0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0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0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0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0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0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0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0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09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B109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C109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A110" style:family="table-cell">
      <style:table-cell-properties style:vertical-align="middle" fo:padding-left="0.123cm" fo:padding-right="0.123cm" fo:padding-top="0cm" fo:padding-bottom="0cm" fo:border-left="0.75pt solid #00000a" fo:border-right="0.75pt solid #00000a" fo:border-top="0.5pt solid #00000a" fo:border-bottom="0.75pt solid #00000a"/>
    </style:style>
    <style:style style:name="Tableau3.A111" style:family="table-cell">
      <style:table-cell-properties fo:padding-left="0.123cm" fo:padding-right="0.123cm" fo:padding-top="0cm" fo:padding-bottom="0cm" fo:border-left="0.75pt solid #00000a" fo:border-right="0.75pt solid #00000a" fo:border-top="0.75pt solid #00000a" fo:border-bottom="none"/>
    </style:style>
    <style:style style:name="Tableau3.B111" style:family="table-cell">
      <style:table-cell-properties fo:padding-left="0.123cm" fo:padding-right="0.123cm" fo:padding-top="0cm" fo:padding-bottom="0cm" fo:border-left="0.75pt solid #00000a" fo:border-right="0.75pt solid #00000a" fo:border-top="0.75pt solid #00000a" fo:border-bottom="none"/>
    </style:style>
    <style:style style:name="Tableau3.C111" style:family="table-cell">
      <style:table-cell-properties fo:padding-left="0.123cm" fo:padding-right="0.123cm" fo:padding-top="0cm" fo:padding-bottom="0cm" fo:border-left="0.75pt solid #00000a" fo:border-right="0.75pt solid #00000a" fo:border-top="0.75pt solid #00000a" fo:border-bottom="none"/>
    </style:style>
    <style:style style:name="Tableau3.A1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1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1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1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1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1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1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2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2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2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2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2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3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3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5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5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5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6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6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6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6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6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6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6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6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6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6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B1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C1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A1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68" style:family="table-cell">
      <style:table-cell-properties fo:padding-left="0.123cm" fo:padding-right="0.123cm" fo:padding-top="0cm" fo:padding-bottom="0cm" fo:border-left="0.75pt solid #00000a" fo:border-right="0.75pt solid #00000a" fo:border-top="0.75pt solid #00000a" fo:border-bottom="none"/>
    </style:style>
    <style:style style:name="Tableau3.C168" style:family="table-cell">
      <style:table-cell-properties fo:padding-left="0.123cm" fo:padding-right="0.123cm" fo:padding-top="0cm" fo:padding-bottom="0cm" fo:border-left="0.75pt solid #00000a" fo:border-right="0.75pt solid #00000a" fo:border-top="0.75pt solid #00000a" fo:border-bottom="none"/>
    </style:style>
    <style:style style:name="Tableau3.A1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7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7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7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7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7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7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8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8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18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8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8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1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1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19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19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19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0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0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0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1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1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1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1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1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1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1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1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1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1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1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1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1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0.5pt solid #00000a">
        <style:background-image/>
      </style:table-cell-properties>
    </style:style>
    <style:style style:name="Tableau3.B2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0.5pt solid #00000a">
        <style:background-image/>
      </style:table-cell-properties>
    </style:style>
    <style:style style:name="Tableau3.C22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0.5pt solid #00000a">
        <style:background-image/>
      </style:table-cell-properties>
    </style:style>
    <style:style style:name="Tableau3.A2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B2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C22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au3.A2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2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3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3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3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3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3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3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3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3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3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5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5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5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5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5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5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5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5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6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6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6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6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6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6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6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26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26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2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6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6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6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7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7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7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0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B280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C280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A28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8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8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8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29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29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29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0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0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0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1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1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1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2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2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2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37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B337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C337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5pt solid #00000a"/>
    </style:style>
    <style:style style:name="Tableau3.A3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3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0" style:family="table-cell">
      <style:table-cell-properties fo:padding-left="0.123cm" fo:padding-right="0.123cm" fo:padding-top="0cm" fo:padding-bottom="0cm" fo:border-left="0.5pt solid #00000a" fo:border-right="0.5pt solid #00000a" fo:border-top="none" fo:border-bottom="none"/>
    </style:style>
    <style:style style:name="Tableau3.B340" style:family="table-cell">
      <style:table-cell-properties fo:padding-left="0.123cm" fo:padding-right="0.123cm" fo:padding-top="0cm" fo:padding-bottom="0cm" fo:border-left="0.5pt solid #00000a" fo:border-right="0.5pt solid #00000a" fo:border-top="none" fo:border-bottom="none"/>
    </style:style>
    <style:style style:name="Tableau3.C340" style:family="table-cell">
      <style:table-cell-properties fo:padding-left="0.123cm" fo:padding-right="0.123cm" fo:padding-top="0cm" fo:padding-bottom="0cm" fo:border-left="0.5pt solid #00000a" fo:border-right="0.5pt solid #00000a" fo:border-top="none" fo:border-bottom="none"/>
    </style:style>
    <style:style style:name="Tableau3.A3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4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5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5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5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1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2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5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6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7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8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69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70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7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3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4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5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6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7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8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79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8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8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80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8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8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81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8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B38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C382" style:family="table-cell">
      <style:table-cell-properties fo:background-color="#ccff99" fo:padding-left="0.123cm" fo:padding-right="0.123cm" fo:padding-top="0cm" fo:padding-bottom="0cm" fo:border-left="0.75pt solid #00000a" fo:border-right="0.75pt solid #00000a" fo:border-top="none" fo:border-bottom="none">
        <style:background-image/>
      </style:table-cell-properties>
    </style:style>
    <style:style style:name="Tableau3.A3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83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B3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C384" style:family="table-cell">
      <style:table-cell-properties fo:padding-left="0.123cm" fo:padding-right="0.123cm" fo:padding-top="0cm" fo:padding-bottom="0cm" fo:border-left="0.75pt solid #00000a" fo:border-right="0.75pt solid #00000a" fo:border-top="none" fo:border-bottom="none"/>
    </style:style>
    <style:style style:name="Tableau3.A3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75pt solid #00000a"/>
    </style:style>
    <style:style style:name="Tableau3.B3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75pt solid #00000a"/>
    </style:style>
    <style:style style:name="Tableau3.C385" style:family="table-cell">
      <style:table-cell-properties fo:padding-left="0.123cm" fo:padding-right="0.123cm" fo:padding-top="0cm" fo:padding-bottom="0cm" fo:border-left="0.75pt solid #00000a" fo:border-right="0.75pt solid #00000a" fo:border-top="none" fo:border-bottom="0.75pt solid #00000a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size-complex="10pt"/>
    </style:style>
    <style:style style:name="P6" style:family="paragraph" style:parent-style-name="Standard">
      <style:text-properties fo:font-style="italic" fo:font-weight="bold" style:font-style-asian="italic" style:font-weight-asian="bold" style:font-size-complex="10pt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>
        <style:tab-stops>
          <style:tab-stop style:position="3.408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line-height="115%" fo:text-align="start" style:justify-single-word="false" fo:hyphenation-ladder-count="no-limit"/>
      <style:text-properties fo:font-style="italic" fo:font-weight="bold" style:font-style-asian="italic" style:font-weight-asian="bold" style:font-size-complex="10pt" fo:hyphenate="true" fo:hyphenation-remain-char-count="2" fo:hyphenation-push-char-count="2"/>
    </style:style>
    <style:style style:name="P11" style:family="paragraph" style:parent-style-name="Standard" style:master-page-name="Standard">
      <style:paragraph-properties fo:margin-top="0cm" fo:margin-bottom="0.353cm" style:contextual-spacing="false" fo:line-height="115%" fo:text-align="start" style:justify-single-word="false" fo:hyphenation-ladder-count="no-limit" style:page-number="auto"/>
      <style:text-properties fo:hyphenate="true" fo:hyphenation-remain-char-count="2" fo:hyphenation-push-char-count="2"/>
    </style:style>
    <style:style style:name="P12" style:family="paragraph" style:parent-style-name="Standard">
      <style:paragraph-properties fo:break-before="page"/>
      <style:text-properties fo:font-style="italic" fo:font-weight="bold" style:font-style-asian="italic" style:font-weight-asian="bold" style:font-size-complex="10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1pt" fo:font-weight="bold" style:font-size-asian="11pt" style:font-weight-asian="bold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0pt"/>
    </style:style>
    <style:style style:name="T3" style:family="text">
      <style:text-properties fo:color="#99cc00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super 58%" fo:font-weight="bold" style:font-weight-asian="bold" style:font-size-complex="10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color="#00b0f0" fo:font-size="9pt" style:font-size-asian="9pt" style:font-size-complex="9pt"/>
    </style:style>
    <style:style style:name="T8" style:family="text">
      <style:text-properties fo:font-size="11pt" fo:font-weight="bold" style:font-size-asian="11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Toc347740888"/><text:span text:style-name="T1">Liste des communes par territoire de PDSA à partir de 201</text:span><text:bookmark-end text:name="_Toc347740888"/><text:span text:style-name="T1">4</text:span></text:p>
      <text:p text:style-name="P2"/>
      <text:p text:style-name="P4"><text:span text:style-name="T2">1</text:span><text:span text:style-name="T4">ère</text:span><text:span text:style-name="T2"> partie de nuit (20h-24h) en semaine, </text:span></text:p>
      <text:p text:style-name="P4"><text:span text:style-name="T2">le samedi (12h-24h), le dimanche et les jours fériés (8h-24h)</text:span></text:p>
      <text:p text:style-name="P5"/>
      <text:p text:style-name="P4"><text:span text:style-name="T2">Bas Rhin – Territoires hors CU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<text:span text:style-name="T5">Territoire de PDS</text:span></text:p>
          </table:table-cell>
          <table:table-cell table:style-name="Tableau1.B1" office:value-type="string">
            <text:p text:style-name="Standard"><text:span text:style-name="T5">Libellé commune</text:span></text:p>
          </table:table-cell>
          <table:table-cell table:style-name="Tableau1.C1" office:value-type="string">
            <text:p text:style-name="P1"><text:span text:style-name="T5">Code <text:s/>INSEE commune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T6">BARR/EPFIG</text:span></text:p>
          </table:table-cell>
          <table:table-cell table:style-name="Tableau1.B2" office:value-type="string">
            <text:p text:style-name="Standard"><text:span text:style-name="T6">ANDLAU</text:span></text:p>
          </table:table-cell>
          <table:table-cell table:style-name="Tableau1.C2" office:value-type="string">
            <text:p text:style-name="Standard"><text:span text:style-name="T6">67010</text:span></text:p>
          </table:table-cell>
        </table:table-row>
        <table:table-row table:style-name="Tableau1.2">
          <table:table-cell table:style-name="Tableau1.A3" office:value-type="string">
            <text:p text:style-name="Standard"><text:span text:style-name="T6">BARR/EPFIG</text:span></text:p>
          </table:table-cell>
          <table:table-cell table:style-name="Tableau1.B3" office:value-type="string">
            <text:p text:style-name="Standard"><text:span text:style-name="T6">BARR</text:span></text:p>
          </table:table-cell>
          <table:table-cell table:style-name="Tableau1.C3" office:value-type="string">
            <text:p text:style-name="Standard"><text:span text:style-name="T6">67021</text:span></text:p>
          </table:table-cell>
        </table:table-row>
        <table:table-row table:style-name="Tableau1.2">
          <table:table-cell table:style-name="Tableau1.A4" office:value-type="string">
            <text:p text:style-name="Standard"><text:span text:style-name="T6">BARR/EPFIG</text:span></text:p>
          </table:table-cell>
          <table:table-cell table:style-name="Tableau1.B4" office:value-type="string">
            <text:p text:style-name="Standard"><text:span text:style-name="T6">BERNARDVILLE</text:span></text:p>
          </table:table-cell>
          <table:table-cell table:style-name="Tableau1.C4" office:value-type="string">
            <text:p text:style-name="Standard"><text:span text:style-name="T6">67032</text:span></text:p>
          </table:table-cell>
        </table:table-row>
        <table:table-row table:style-name="Tableau1.2">
          <table:table-cell table:style-name="Tableau1.A5" office:value-type="string">
            <text:p text:style-name="Standard"><text:span text:style-name="T6">BARR/EPFIG</text:span></text:p>
          </table:table-cell>
          <table:table-cell table:style-name="Tableau1.B5" office:value-type="string">
            <text:p text:style-name="Standard"><text:span text:style-name="T6">BLIENSCHWILLER</text:span></text:p>
          </table:table-cell>
          <table:table-cell table:style-name="Tableau1.C5" office:value-type="string">
            <text:p text:style-name="Standard"><text:span text:style-name="T6">67051</text:span></text:p>
          </table:table-cell>
        </table:table-row>
        <table:table-row table:style-name="Tableau1.2">
          <table:table-cell table:style-name="Tableau1.A6" office:value-type="string">
            <text:p text:style-name="Standard"><text:span text:style-name="T6">BARR/EPFIG</text:span></text:p>
          </table:table-cell>
          <table:table-cell table:style-name="Tableau1.B6" office:value-type="string">
            <text:p text:style-name="Standard"><text:span text:style-name="T6">BOURGHEIM</text:span></text:p>
          </table:table-cell>
          <table:table-cell table:style-name="Tableau1.C6" office:value-type="string">
            <text:p text:style-name="Standard"><text:span text:style-name="T6">67060</text:span></text:p>
          </table:table-cell>
        </table:table-row>
        <table:table-row table:style-name="Tableau1.2">
          <table:table-cell table:style-name="Tableau1.A7" office:value-type="string">
            <text:p text:style-name="Standard"><text:span text:style-name="T6">BARR/EPFIG</text:span></text:p>
          </table:table-cell>
          <table:table-cell table:style-name="Tableau1.B7" office:value-type="string">
            <text:p text:style-name="Standard"><text:span text:style-name="T6">DAMBACH-LA-VILLE</text:span></text:p>
          </table:table-cell>
          <table:table-cell table:style-name="Tableau1.C7" office:value-type="string">
            <text:p text:style-name="Standard"><text:span text:style-name="T6">67084</text:span></text:p>
          </table:table-cell>
        </table:table-row>
        <table:table-row table:style-name="Tableau1.2">
          <table:table-cell table:style-name="Tableau1.A8" office:value-type="string">
            <text:p text:style-name="Standard"><text:span text:style-name="T6">BARR/EPFIG</text:span></text:p>
          </table:table-cell>
          <table:table-cell table:style-name="Tableau1.B8" office:value-type="string">
            <text:p text:style-name="Standard"><text:span text:style-name="T6">DIEFFENTHAL</text:span></text:p>
          </table:table-cell>
          <table:table-cell table:style-name="Tableau1.C8" office:value-type="string">
            <text:p text:style-name="Standard"><text:span text:style-name="T6">67094</text:span></text:p>
          </table:table-cell>
        </table:table-row>
        <table:table-row table:style-name="Tableau1.2">
          <table:table-cell table:style-name="Tableau1.A9" office:value-type="string">
            <text:p text:style-name="Standard"><text:span text:style-name="T6">BARR/EPFIG</text:span></text:p>
          </table:table-cell>
          <table:table-cell table:style-name="Tableau1.B9" office:value-type="string">
            <text:p text:style-name="Standard"><text:span text:style-name="T6">EICHHOFFEN </text:span></text:p>
          </table:table-cell>
          <table:table-cell table:style-name="Tableau1.C9" office:value-type="string">
            <text:p text:style-name="Standard"><text:span text:style-name="T6">67120</text:span></text:p>
          </table:table-cell>
        </table:table-row>
        <table:table-row table:style-name="Tableau1.2">
          <table:table-cell table:style-name="Tableau1.A10" office:value-type="string">
            <text:p text:style-name="Standard"><text:span text:style-name="T6">BARR/EPFIG</text:span></text:p>
          </table:table-cell>
          <table:table-cell table:style-name="Tableau1.B10" office:value-type="string">
            <text:p text:style-name="Standard"><text:span text:style-name="T6">EPFIG</text:span></text:p>
          </table:table-cell>
          <table:table-cell table:style-name="Tableau1.C10" office:value-type="string">
            <text:p text:style-name="Standard"><text:span text:style-name="T6">67125</text:span></text:p>
          </table:table-cell>
        </table:table-row>
        <table:table-row table:style-name="Tableau1.2">
          <table:table-cell table:style-name="Tableau1.A11" office:value-type="string">
            <text:p text:style-name="Standard"><text:span text:style-name="T6">BARR/EPFIG</text:span></text:p>
          </table:table-cell>
          <table:table-cell table:style-name="Tableau1.B11" office:value-type="string">
            <text:p text:style-name="Standard"><text:span text:style-name="T6">GERTWILLER</text:span></text:p>
          </table:table-cell>
          <table:table-cell table:style-name="Tableau1.C11" office:value-type="string">
            <text:p text:style-name="Standard"><text:span text:style-name="T6">67155</text:span></text:p>
          </table:table-cell>
        </table:table-row>
        <table:table-row table:style-name="Tableau1.2">
          <table:table-cell table:style-name="Tableau1.A12" office:value-type="string">
            <text:p text:style-name="Standard"><text:span text:style-name="T6">BARR/EPFIG</text:span></text:p>
          </table:table-cell>
          <table:table-cell table:style-name="Tableau1.B12" office:value-type="string">
            <text:p text:style-name="Standard"><text:span text:style-name="T6">GOXWILLER</text:span></text:p>
          </table:table-cell>
          <table:table-cell table:style-name="Tableau1.C12" office:value-type="string">
            <text:p text:style-name="Standard"><text:span text:style-name="T6">67164</text:span></text:p>
          </table:table-cell>
        </table:table-row>
        <table:table-row table:style-name="Tableau1.2">
          <table:table-cell table:style-name="Tableau1.A13" office:value-type="string">
            <text:p text:style-name="Standard"><text:span text:style-name="T6">BARR/EPFIG</text:span></text:p>
          </table:table-cell>
          <table:table-cell table:style-name="Tableau1.B13" office:value-type="string">
            <text:p text:style-name="Standard"><text:span text:style-name="T6">HEILIGENSTEIN</text:span></text:p>
          </table:table-cell>
          <table:table-cell table:style-name="Tableau1.C13" office:value-type="string">
            <text:p text:style-name="Standard"><text:span text:style-name="T6">67189</text:span></text:p>
          </table:table-cell>
        </table:table-row>
        <table:table-row table:style-name="Tableau1.2">
          <table:table-cell table:style-name="Tableau1.A14" office:value-type="string">
            <text:p text:style-name="Standard"><text:span text:style-name="T6">BARR/EPFIG</text:span></text:p>
          </table:table-cell>
          <table:table-cell table:style-name="Tableau1.B14" office:value-type="string">
            <text:p text:style-name="Standard"><text:span text:style-name="T6">HOHWALD (LE )</text:span></text:p>
          </table:table-cell>
          <table:table-cell table:style-name="Tableau1.C14" office:value-type="string">
            <text:p text:style-name="Standard"><text:span text:style-name="T6">67210</text:span></text:p>
          </table:table-cell>
        </table:table-row>
        <table:table-row table:style-name="Tableau1.2">
          <table:table-cell table:style-name="Tableau1.A15" office:value-type="string">
            <text:p text:style-name="Standard"><text:span text:style-name="T6">BARR/EPFIG</text:span></text:p>
          </table:table-cell>
          <table:table-cell table:style-name="Tableau1.B15" office:value-type="string">
            <text:p text:style-name="Standard"><text:span text:style-name="T6">ITTERSWILLER</text:span></text:p>
          </table:table-cell>
          <table:table-cell table:style-name="Tableau1.C15" office:value-type="string">
            <text:p text:style-name="Standard"><text:span text:style-name="T6">67227</text:span></text:p>
          </table:table-cell>
        </table:table-row>
        <table:table-row table:style-name="Tableau1.2">
          <table:table-cell table:style-name="Tableau1.A16" office:value-type="string">
            <text:p text:style-name="Standard"><text:span text:style-name="T6">BARR/EPFIG</text:span></text:p>
          </table:table-cell>
          <table:table-cell table:style-name="Tableau1.B16" office:value-type="string">
            <text:p text:style-name="Standard"><text:span text:style-name="T6">MITTELBERGHEIM</text:span></text:p>
          </table:table-cell>
          <table:table-cell table:style-name="Tableau1.C16" office:value-type="string">
            <text:p text:style-name="Standard"><text:span text:style-name="T6">67295</text:span></text:p>
          </table:table-cell>
        </table:table-row>
        <table:table-row table:style-name="Tableau1.2">
          <table:table-cell table:style-name="Tableau1.A17" office:value-type="string">
            <text:p text:style-name="Standard"><text:span text:style-name="T6">BARR/EPFIG</text:span></text:p>
          </table:table-cell>
          <table:table-cell table:style-name="Tableau1.B17" office:value-type="string">
            <text:p text:style-name="Standard"><text:span text:style-name="T6">NOTHALTEN</text:span></text:p>
          </table:table-cell>
          <table:table-cell table:style-name="Tableau1.C17" office:value-type="string">
            <text:p text:style-name="Standard"><text:span text:style-name="T6">67337</text:span></text:p>
          </table:table-cell>
        </table:table-row>
        <table:table-row table:style-name="Tableau1.2">
          <table:table-cell table:style-name="Tableau1.A18" office:value-type="string">
            <text:p text:style-name="Standard"><text:span text:style-name="T6">BARR/EPFIG</text:span></text:p>
          </table:table-cell>
          <table:table-cell table:style-name="Tableau1.B18" office:value-type="string">
            <text:p text:style-name="Standard"><text:span text:style-name="T6">REISCHFELD</text:span></text:p>
          </table:table-cell>
          <table:table-cell table:style-name="Tableau1.C18" office:value-type="string">
            <text:p text:style-name="Standard"><text:span text:style-name="T6">67387</text:span></text:p>
          </table:table-cell>
        </table:table-row>
        <table:table-row table:style-name="Tableau1.2">
          <table:table-cell table:style-name="Tableau1.A19" office:value-type="string">
            <text:p text:style-name="Standard"><text:span text:style-name="T6">BARR/EPFIG</text:span></text:p>
          </table:table-cell>
          <table:table-cell table:style-name="Tableau1.B19" office:value-type="string">
            <text:p text:style-name="Standard"><text:span text:style-name="T6">SAINT-PIERRE</text:span></text:p>
          </table:table-cell>
          <table:table-cell table:style-name="Tableau1.C19" office:value-type="string">
            <text:p text:style-name="Standard"><text:span text:style-name="T6">67429</text:span></text:p>
          </table:table-cell>
        </table:table-row>
        <table:table-row table:style-name="Tableau1.2">
          <table:table-cell table:style-name="Tableau1.A20" office:value-type="string">
            <text:p text:style-name="Standard"><text:span text:style-name="T6">BARR/EPFIG</text:span></text:p>
          </table:table-cell>
          <table:table-cell table:style-name="Tableau1.B20" office:value-type="string">
            <text:p text:style-name="Standard"><text:span text:style-name="T6">STOTZHEIM</text:span></text:p>
          </table:table-cell>
          <table:table-cell table:style-name="Tableau1.C20" office:value-type="string">
            <text:p text:style-name="Standard"><text:span text:style-name="T6">67481</text:span></text:p>
          </table:table-cell>
        </table:table-row>
        <table:table-row table:style-name="Tableau1.2">
          <table:table-cell table:style-name="Tableau1.A21" office:value-type="string">
            <text:p text:style-name="Standard"><text:span text:style-name="T6">BARR/EPFIG</text:span></text:p>
          </table:table-cell>
          <table:table-cell table:style-name="Tableau1.B21" office:value-type="string">
            <text:p text:style-name="Standard"><text:span text:style-name="T6">VALFF</text:span></text:p>
          </table:table-cell>
          <table:table-cell table:style-name="Tableau1.C21" office:value-type="string">
            <text:p text:style-name="Standard"><text:span text:style-name="T6">67504</text:span></text:p>
          </table:table-cell>
        </table:table-row>
        <table:table-row table:style-name="Tableau1.2">
          <table:table-cell table:style-name="Tableau1.A22" office:value-type="string">
            <text:p text:style-name="Standard"><text:span text:style-name="T6">BARR/EPFIG</text:span></text:p>
          </table:table-cell>
          <table:table-cell table:style-name="Tableau1.B22" office:value-type="string">
            <text:p text:style-name="Standard"><text:span text:style-name="T6">ZELLWILLER</text:span></text:p>
          </table:table-cell>
          <table:table-cell table:style-name="Tableau1.C22" office:value-type="string">
            <text:p text:style-name="Standard"><text:span text:style-name="T6">67557</text:span></text:p>
          </table:table-cell>
        </table:table-row>
        <table:table-row table:style-name="Tableau1.2">
          <table:table-cell table:style-name="Tableau1.A23" office:value-type="string">
            <text:p text:style-name="Standard"><text:span text:style-name="T6">BENFELD</text:span></text:p>
          </table:table-cell>
          <table:table-cell table:style-name="Tableau1.B23" office:value-type="string">
            <text:p text:style-name="Standard"><text:span text:style-name="T6">BENFELD</text:span></text:p>
          </table:table-cell>
          <table:table-cell table:style-name="Tableau1.C23" office:value-type="string">
            <text:p text:style-name="Standard"><text:span text:style-name="T6">67028</text:span></text:p>
          </table:table-cell>
        </table:table-row>
        <table:table-row table:style-name="Tableau1.2">
          <table:table-cell table:style-name="Tableau1.A24" office:value-type="string">
            <text:p text:style-name="Standard"><text:span text:style-name="T6">BENFELD</text:span></text:p>
          </table:table-cell>
          <table:table-cell table:style-name="Tableau1.B24" office:value-type="string">
            <text:p text:style-name="Standard"><text:span text:style-name="T6">HERBSHEIM</text:span></text:p>
          </table:table-cell>
          <table:table-cell table:style-name="Tableau1.C24" office:value-type="string">
            <text:p text:style-name="Standard"><text:span text:style-name="T6">67192</text:span></text:p>
          </table:table-cell>
        </table:table-row>
        <table:table-row table:style-name="Tableau1.2">
          <table:table-cell table:style-name="Tableau1.A25" office:value-type="string">
            <text:p text:style-name="Standard"><text:span text:style-name="T6">BENFELD</text:span></text:p>
          </table:table-cell>
          <table:table-cell table:style-name="Tableau1.B25" office:value-type="string">
            <text:p text:style-name="Standard"><text:span text:style-name="T6">HUTTENHEIM</text:span></text:p>
          </table:table-cell>
          <table:table-cell table:style-name="Tableau1.C25" office:value-type="string">
            <text:p text:style-name="Standard"><text:span text:style-name="T6">67216</text:span></text:p>
          </table:table-cell>
        </table:table-row>
        <table:table-row table:style-name="Tableau1.2">
          <table:table-cell table:style-name="Tableau1.A26" office:value-type="string">
            <text:p text:style-name="Standard"><text:span text:style-name="T6">BENFELD</text:span></text:p>
          </table:table-cell>
          <table:table-cell table:style-name="Tableau1.B26" office:value-type="string">
            <text:p text:style-name="Standard"><text:span text:style-name="T6">KERTZFELD</text:span></text:p>
          </table:table-cell>
          <table:table-cell table:style-name="Tableau1.C26" office:value-type="string">
            <text:p text:style-name="Standard"><text:span text:style-name="T6">67233</text:span></text:p>
          </table:table-cell>
        </table:table-row>
        <table:table-row table:style-name="Tableau1.2">
          <table:table-cell table:style-name="Tableau1.A27" office:value-type="string">
            <text:p text:style-name="Standard"><text:span text:style-name="T6">BENFELD</text:span></text:p>
          </table:table-cell>
          <table:table-cell table:style-name="Tableau1.B27" office:value-type="string">
            <text:p text:style-name="Standard"><text:span text:style-name="T6">KOGENHEIM</text:span></text:p>
          </table:table-cell>
          <table:table-cell table:style-name="Tableau1.C27" office:value-type="string">
            <text:p text:style-name="Standard"><text:span text:style-name="T6">67246</text:span></text:p>
          </table:table-cell>
        </table:table-row>
        <table:table-row table:style-name="Tableau1.2">
          <table:table-cell table:style-name="Tableau1.A28" office:value-type="string">
            <text:p text:style-name="Standard"><text:span text:style-name="T6">BENFELD</text:span></text:p>
          </table:table-cell>
          <table:table-cell table:style-name="Tableau1.B28" office:value-type="string">
            <text:p text:style-name="Standard"><text:span text:style-name="T6">ROSSFELD</text:span></text:p>
          </table:table-cell>
          <table:table-cell table:style-name="Tableau1.C28" office:value-type="string">
            <text:p text:style-name="Standard"><text:span text:style-name="T6">67412</text:span></text:p>
          </table:table-cell>
        </table:table-row>
        <table:table-row table:style-name="Tableau1.2">
          <table:table-cell table:style-name="Tableau1.A29" office:value-type="string">
            <text:p text:style-name="Standard"><text:span text:style-name="T6">BENFELD</text:span></text:p>
          </table:table-cell>
          <table:table-cell table:style-name="Tableau1.B29" office:value-type="string">
            <text:p text:style-name="Standard"><text:span text:style-name="T6">SAND</text:span></text:p>
          </table:table-cell>
          <table:table-cell table:style-name="Tableau1.C29" office:value-type="string">
            <text:p text:style-name="Standard"><text:span text:style-name="T6">67433</text:span></text:p>
          </table:table-cell>
        </table:table-row>
        <table:table-row table:style-name="Tableau1.2">
          <table:table-cell table:style-name="Tableau1.A30" office:value-type="string">
            <text:p text:style-name="Standard"><text:span text:style-name="T6">BENFELD</text:span></text:p>
          </table:table-cell>
          <table:table-cell table:style-name="Tableau1.B30" office:value-type="string">
            <text:p text:style-name="Standard"><text:span text:style-name="T6">SERMERSHEIM</text:span></text:p>
          </table:table-cell>
          <table:table-cell table:style-name="Tableau1.C30" office:value-type="string">
            <text:p text:style-name="Standard"><text:span text:style-name="T6">67464</text:span></text:p>
          </table:table-cell>
        </table:table-row>
        <table:table-row table:style-name="Tableau1.2">
          <table:table-cell table:style-name="Tableau1.A31" office:value-type="string">
            <text:p text:style-name="Standard"><text:span text:style-name="T6">BENFELD</text:span></text:p>
          </table:table-cell>
          <table:table-cell table:style-name="Tableau1.B31" office:value-type="string">
            <text:p text:style-name="Standard"><text:span text:style-name="T6">WESTHOUSE</text:span></text:p>
          </table:table-cell>
          <table:table-cell table:style-name="Tableau1.C31" office:value-type="string">
            <text:p text:style-name="Standard"><text:span text:style-name="T6">67526</text:span></text:p>
          </table:table-cell>
        </table:table-row>
        <table:table-row table:style-name="Tableau1.2">
          <table:table-cell table:style-name="Tableau1.A32" office:value-type="string">
            <text:p text:style-name="Standard"><text:span text:style-name="T6">BENFELD</text:span></text:p>
          </table:table-cell>
          <table:table-cell table:style-name="Tableau1.B32" office:value-type="string">
            <text:p text:style-name="Standard"><text:span text:style-name="T6">WITTERNHEIM</text:span></text:p>
          </table:table-cell>
          <table:table-cell table:style-name="Tableau1.C32" office:value-type="string">
            <text:p text:style-name="Standard"><text:span text:style-name="T6">67545</text:span></text:p>
          </table:table-cell>
        </table:table-row>
        <table:table-row table:style-name="Tableau1.2">
          <table:table-cell table:style-name="Tableau1.A33" office:value-type="string">
            <text:p text:style-name="Standard"><text:span text:style-name="T6">BERSTETT</text:span></text:p>
          </table:table-cell>
          <table:table-cell table:style-name="Tableau1.B33" office:value-type="string">
            <text:p text:style-name="Standard"><text:span text:style-name="T6">BERSTETT</text:span></text:p>
          </table:table-cell>
          <table:table-cell table:style-name="Tableau1.C33" office:value-type="string">
            <text:p text:style-name="Standard"><text:span text:style-name="T6">67034</text:span></text:p>
          </table:table-cell>
        </table:table-row>
        <table:table-row table:style-name="Tableau1.2">
          <table:table-cell table:style-name="Tableau1.A34" office:value-type="string">
            <text:p text:style-name="Standard"><text:span text:style-name="T6">BERSTETT</text:span></text:p>
          </table:table-cell>
          <table:table-cell table:style-name="Tableau1.B34" office:value-type="string">
            <text:p text:style-name="Standard"><text:span text:style-name="T6">BILWISHEIM</text:span></text:p>
          </table:table-cell>
          <table:table-cell table:style-name="Tableau1.C34" office:value-type="string">
            <text:p text:style-name="Standard"><text:span text:style-name="T6">67039</text:span></text:p>
          </table:table-cell>
        </table:table-row>
        <table:table-row table:style-name="Tableau1.2">
          <table:table-cell table:style-name="Tableau1.A35" office:value-type="string">
            <text:p text:style-name="Standard"><text:span text:style-name="T6">BERSTETT</text:span></text:p>
          </table:table-cell>
          <table:table-cell table:style-name="Tableau1.B35" office:value-type="string">
            <text:p text:style-name="Standard"><text:span text:style-name="T6">DONNENHEIM</text:span></text:p>
          </table:table-cell>
          <table:table-cell table:style-name="Tableau1.C35" office:value-type="string">
            <text:p text:style-name="Standard"><text:span text:style-name="T6">67100</text:span></text:p>
          </table:table-cell>
        </table:table-row>
        <table:table-row table:style-name="Tableau1.2">
          <table:table-cell table:style-name="Tableau1.A36" office:value-type="string">
            <text:p text:style-name="Standard"><text:span text:style-name="T6">BERSTETT</text:span></text:p>
          </table:table-cell>
          <table:table-cell table:style-name="Tableau1.B36" office:value-type="string">
            <text:p text:style-name="Standard"><text:span text:style-name="T6">ECKWERSHEIM</text:span></text:p>
          </table:table-cell>
          <table:table-cell table:style-name="Tableau1.C36" office:value-type="string">
            <text:p text:style-name="Standard"><text:span text:style-name="T6">67119</text:span></text:p>
          </table:table-cell>
        </table:table-row>
        <table:table-row table:style-name="Tableau1.2">
          <table:table-cell table:style-name="Tableau1.A37" office:value-type="string">
            <text:p text:style-name="Standard"><text:span text:style-name="T6">BERSTETT</text:span></text:p>
          </table:table-cell>
          <table:table-cell table:style-name="Tableau1.B37" office:value-type="string">
            <text:p text:style-name="Standard"><text:span text:style-name="T6">HOCHSTETT</text:span></text:p>
          </table:table-cell>
          <table:table-cell table:style-name="Tableau1.C37" office:value-type="string">
            <text:p text:style-name="Standard"><text:span text:style-name="T6">67203</text:span></text:p>
          </table:table-cell>
        </table:table-row>
        <table:table-row table:style-name="Tableau1.2">
          <table:table-cell table:style-name="Tableau1.A38" office:value-type="string">
            <text:p text:style-name="Standard"><text:span text:style-name="T6">BERSTETT</text:span></text:p>
          </table:table-cell>
          <table:table-cell table:style-name="Tableau1.B38" office:value-type="string">
            <text:p text:style-name="Standard"><text:span text:style-name="T6">HOHATZENHEIM</text:span></text:p>
          </table:table-cell>
          <table:table-cell table:style-name="Tableau1.C38" office:value-type="string">
            <text:p text:style-name="Standard"><text:span text:style-name="T6">67207</text:span></text:p>
          </table:table-cell>
        </table:table-row>
        <table:table-row table:style-name="Tableau1.2">
          <table:table-cell table:style-name="Tableau1.A39" office:value-type="string">
            <text:p text:style-name="Standard"><text:span text:style-name="T6">BERSTETT</text:span></text:p>
          </table:table-cell>
          <table:table-cell table:style-name="Tableau1.B39" office:value-type="string">
            <text:p text:style-name="Standard"><text:span text:style-name="T6">HUTTENDORF</text:span></text:p>
          </table:table-cell>
          <table:table-cell table:style-name="Tableau1.C39" office:value-type="string">
            <text:p text:style-name="Standard"><text:span text:style-name="T6">67215</text:span></text:p>
          </table:table-cell>
        </table:table-row>
        <table:table-row table:style-name="Tableau1.2">
          <table:table-cell table:style-name="Tableau1.A40" office:value-type="string">
            <text:p text:style-name="Standard"><text:span text:style-name="T6">BERSTETT</text:span></text:p>
          </table:table-cell>
          <table:table-cell table:style-name="Tableau1.B40" office:value-type="string">
            <text:p text:style-name="Standard"><text:span text:style-name="T6">MITTELHAUSEN</text:span></text:p>
          </table:table-cell>
          <table:table-cell table:style-name="Tableau1.C40" office:value-type="string">
            <text:p text:style-name="Standard"><text:span text:style-name="T6">67297</text:span></text:p>
          </table:table-cell>
        </table:table-row>
        <table:table-row table:style-name="Tableau1.2">
          <table:table-cell table:style-name="Tableau1.A41" office:value-type="string">
            <text:p text:style-name="Standard"><text:span text:style-name="T6">BERSTETT</text:span></text:p>
          </table:table-cell>
          <table:table-cell table:style-name="Tableau1.B41" office:value-type="string">
            <text:p text:style-name="Standard"><text:span text:style-name="T6">MITTELSCHAEFFOLSHEIM</text:span></text:p>
          </table:table-cell>
          <table:table-cell table:style-name="Tableau1.C41" office:value-type="string">
            <text:p text:style-name="Standard"><text:span text:style-name="T6">67298</text:span></text:p>
          </table:table-cell>
        </table:table-row>
        <table:table-row table:style-name="Tableau1.2">
          <table:table-cell table:style-name="Tableau1.A42" office:value-type="string">
            <text:p text:style-name="Standard"><text:span text:style-name="T6">BERSTETT</text:span></text:p>
          </table:table-cell>
          <table:table-cell table:style-name="Tableau1.B42" office:value-type="string">
            <text:p text:style-name="Standard"><text:span text:style-name="T6">MOMMENHEIM</text:span></text:p>
          </table:table-cell>
          <table:table-cell table:style-name="Tableau1.C42" office:value-type="string">
            <text:p text:style-name="Standard"><text:span text:style-name="T6">67301</text:span></text:p>
          </table:table-cell>
        </table:table-row>
        <table:table-row table:style-name="Tableau1.2">
          <table:table-cell table:style-name="Tableau1.A43" office:value-type="string">
            <text:p text:style-name="Standard"><text:span text:style-name="T6">BERSTETT</text:span></text:p>
          </table:table-cell>
          <table:table-cell table:style-name="Tableau1.B43" office:value-type="string">
            <text:p text:style-name="Standard"><text:span text:style-name="T6">OLWISHEIM</text:span></text:p>
          </table:table-cell>
          <table:table-cell table:style-name="Tableau1.C43" office:value-type="string">
            <text:p text:style-name="Standard"><text:span text:style-name="T6">67361</text:span></text:p>
          </table:table-cell>
        </table:table-row>
        <table:table-row table:style-name="Tableau1.2">
          <table:table-cell table:style-name="Tableau1.A44" office:value-type="string">
            <text:p text:style-name="Standard"><text:span text:style-name="T6">BERSTETT</text:span></text:p>
          </table:table-cell>
          <table:table-cell table:style-name="Tableau1.B44" office:value-type="string">
            <text:p text:style-name="Standard"><text:span text:style-name="T6">ROTTELSHEIM</text:span></text:p>
          </table:table-cell>
          <table:table-cell table:style-name="Tableau1.C44" office:value-type="string">
            <text:p text:style-name="Standard"><text:span text:style-name="T6">67417</text:span></text:p>
          </table:table-cell>
        </table:table-row>
        <table:table-row table:style-name="Tableau1.2">
          <table:table-cell table:style-name="Tableau1.A45" office:value-type="string">
            <text:p text:style-name="Standard"><text:span text:style-name="T6">BERSTETT</text:span></text:p>
          </table:table-cell>
          <table:table-cell table:style-name="Tableau1.B45" office:value-type="string">
            <text:p text:style-name="Standard"><text:span text:style-name="T6">WAHLENHEIM</text:span></text:p>
          </table:table-cell>
          <table:table-cell table:style-name="Tableau1.C45" office:value-type="string">
            <text:p text:style-name="Standard"><text:span text:style-name="T6">67510</text:span></text:p>
          </table:table-cell>
        </table:table-row>
        <table:table-row table:style-name="Tableau1.2">
          <table:table-cell table:style-name="Tableau1.A46" office:value-type="string">
            <text:p text:style-name="Standard"><text:span text:style-name="T6">BERSTETT</text:span></text:p>
          </table:table-cell>
          <table:table-cell table:style-name="Tableau1.B46" office:value-type="string">
            <text:p text:style-name="Standard"><text:span text:style-name="T6">WALTENHEIM-SUR-ZORN</text:span></text:p>
          </table:table-cell>
          <table:table-cell table:style-name="Tableau1.C46" office:value-type="string">
            <text:p text:style-name="Standard"><text:span text:style-name="T6">67516</text:span></text:p>
          </table:table-cell>
        </table:table-row>
        <table:table-row table:style-name="Tableau1.2">
          <table:table-cell table:style-name="Tableau1.A47" office:value-type="string">
            <text:p text:style-name="Standard"><text:span text:style-name="T6">BERSTETT</text:span></text:p>
            <text:p text:style-name="P3"/>
            <text:p text:style-name="P3"><text:soft-page-break/></text:p>
          </table:table-cell>
          <table:table-cell table:style-name="Tableau1.B47" office:value-type="string">
            <text:p text:style-name="Standard"><text:span text:style-name="T6">WITTERSHEIM</text:span></text:p>
          </table:table-cell>
          <table:table-cell table:style-name="Tableau1.C47" office:value-type="string">
            <text:p text:style-name="Standard"><text:span text:style-name="T6">67546</text:span></text:p>
          </table:table-cell>
        </table:table-row>
        <table:table-row table:style-name="Tableau1.1">
          <table:table-cell table:style-name="Tableau1.A48" office:value-type="string">
            <text:p text:style-name="Standard"><text:span text:style-name="T5">Territoire de PDS</text:span></text:p>
          </table:table-cell>
          <table:table-cell table:style-name="Tableau1.B48" office:value-type="string">
            <text:p text:style-name="Standard"><text:span text:style-name="T5">Libellé commune</text:span></text:p>
          </table:table-cell>
          <table:table-cell table:style-name="Tableau1.C48" office:value-type="string">
            <text:p text:style-name="P1"><text:span text:style-name="T5">Code <text:s/>INSEE commune</text:span></text:p>
          </table:table-cell>
        </table:table-row>
        <table:table-row table:style-name="Tableau1.2">
          <table:table-cell table:style-name="Tableau1.A49" office:value-type="string">
            <text:p text:style-name="Standard"><text:span text:style-name="T6">BISCHWILLER/KALTENHOUSE</text:span></text:p>
          </table:table-cell>
          <table:table-cell table:style-name="Tableau1.B49" office:value-type="string">
            <text:p text:style-name="Standard"><text:span text:style-name="T6">BISCHWILLER</text:span></text:p>
          </table:table-cell>
          <table:table-cell table:style-name="Tableau1.C49" office:value-type="string">
            <text:p text:style-name="Standard"><text:span text:style-name="T6">67046</text:span></text:p>
          </table:table-cell>
        </table:table-row>
        <table:table-row table:style-name="Tableau1.2">
          <table:table-cell table:style-name="Tableau1.A50" office:value-type="string">
            <text:p text:style-name="Standard"><text:span text:style-name="T6">BISCHWILLER/KALTENHOUSE</text:span></text:p>
          </table:table-cell>
          <table:table-cell table:style-name="Tableau1.B50" office:value-type="string">
            <text:p text:style-name="Standard"><text:span text:style-name="T6">GRIES</text:span></text:p>
          </table:table-cell>
          <table:table-cell table:style-name="Tableau1.C50" office:value-type="string">
            <text:p text:style-name="Standard"><text:span text:style-name="T6">67169</text:span></text:p>
          </table:table-cell>
        </table:table-row>
        <table:table-row table:style-name="Tableau1.2">
          <table:table-cell table:style-name="Tableau1.A51" office:value-type="string">
            <text:p text:style-name="Standard"><text:span text:style-name="T6">BISCHWILLER/KALTENHOUSE</text:span></text:p>
          </table:table-cell>
          <table:table-cell table:style-name="Tableau1.B51" office:value-type="string">
            <text:p text:style-name="Standard"><text:span text:style-name="T6">KALTENHOUSE</text:span></text:p>
          </table:table-cell>
          <table:table-cell table:style-name="Tableau1.C51" office:value-type="string">
            <text:p text:style-name="Standard"><text:span text:style-name="T6">67230</text:span></text:p>
          </table:table-cell>
        </table:table-row>
        <table:table-row table:style-name="Tableau1.2">
          <table:table-cell table:style-name="Tableau1.A52" office:value-type="string">
            <text:p text:style-name="Standard"><text:span text:style-name="T6">BISCHWILLER/KALTENHOUSE</text:span></text:p>
          </table:table-cell>
          <table:table-cell table:style-name="Tableau1.B52" office:value-type="string">
            <text:p text:style-name="Standard"><text:span text:style-name="T6">OBERHOFFEN-SUR-MODER</text:span></text:p>
          </table:table-cell>
          <table:table-cell table:style-name="Tableau1.C52" office:value-type="string">
            <text:p text:style-name="Standard"><text:span text:style-name="T6">67345</text:span></text:p>
          </table:table-cell>
        </table:table-row>
        <table:table-row table:style-name="Tableau1.2">
          <table:table-cell table:style-name="Tableau1.A53" office:value-type="string">
            <text:p text:style-name="Standard"><text:span text:style-name="T6">BISCHWILLER/KALTENHOUSE</text:span></text:p>
          </table:table-cell>
          <table:table-cell table:style-name="Tableau1.B53" office:value-type="string">
            <text:p text:style-name="Standard"><text:span text:style-name="T6">SCHIRRHEIN</text:span></text:p>
          </table:table-cell>
          <table:table-cell table:style-name="Tableau1.C53" office:value-type="string">
            <text:p text:style-name="Standard"><text:span text:style-name="T6">67449</text:span></text:p>
          </table:table-cell>
        </table:table-row>
        <table:table-row table:style-name="Tableau1.2">
          <table:table-cell table:style-name="Tableau1.A54" office:value-type="string">
            <text:p text:style-name="Standard"><text:span text:style-name="T6">BISCHWILLER/KALTENHOUSE</text:span></text:p>
          </table:table-cell>
          <table:table-cell table:style-name="Tableau1.B54" office:value-type="string">
            <text:p text:style-name="Standard"><text:span text:style-name="T6">SCHIRRHOFFEN</text:span></text:p>
          </table:table-cell>
          <table:table-cell table:style-name="Tableau1.C54" office:value-type="string">
            <text:p text:style-name="Standard"><text:span text:style-name="T6">67450</text:span></text:p>
          </table:table-cell>
        </table:table-row>
        <table:table-row table:style-name="Tableau1.2">
          <table:table-cell table:style-name="Tableau1.A55" office:value-type="string">
            <text:p text:style-name="Standard"><text:span text:style-name="T6">BOUXWILLER</text:span></text:p>
          </table:table-cell>
          <table:table-cell table:style-name="Tableau1.B55" office:value-type="string">
            <text:p text:style-name="Standard"><text:span text:style-name="T6">BOSSELHAUSEN</text:span></text:p>
          </table:table-cell>
          <table:table-cell table:style-name="Tableau1.C55" office:value-type="string">
            <text:p text:style-name="Standard"><text:span text:style-name="T6">67057</text:span></text:p>
          </table:table-cell>
        </table:table-row>
        <table:table-row table:style-name="Tableau1.2">
          <table:table-cell table:style-name="Tableau1.A56" office:value-type="string">
            <text:p text:style-name="Standard"><text:span text:style-name="T6">BOUXWILLER</text:span></text:p>
          </table:table-cell>
          <table:table-cell table:style-name="Tableau1.B56" office:value-type="string">
            <text:p text:style-name="Standard"><text:span text:style-name="T6">BOUXWILLER</text:span></text:p>
          </table:table-cell>
          <table:table-cell table:style-name="Tableau1.C56" office:value-type="string">
            <text:p text:style-name="Standard"><text:span text:style-name="T6">67061</text:span></text:p>
          </table:table-cell>
        </table:table-row>
        <table:table-row table:style-name="Tableau1.2">
          <table:table-cell table:style-name="Tableau1.A57" office:value-type="string">
            <text:p text:style-name="Standard"><text:span text:style-name="T6">BOUXWILLER</text:span></text:p>
          </table:table-cell>
          <table:table-cell table:style-name="Tableau1.B57" office:value-type="string">
            <text:p text:style-name="Standard"><text:span text:style-name="T6">GEISWILLER</text:span></text:p>
          </table:table-cell>
          <table:table-cell table:style-name="Tableau1.C57" office:value-type="string">
            <text:p text:style-name="Standard"><text:span text:style-name="T6">67153</text:span></text:p>
          </table:table-cell>
        </table:table-row>
        <table:table-row table:style-name="Tableau1.2">
          <table:table-cell table:style-name="Tableau1.A58" office:value-type="string">
            <text:p text:style-name="Standard"><text:span text:style-name="T6">BOUXWILLER</text:span></text:p>
          </table:table-cell>
          <table:table-cell table:style-name="Tableau1.B58" office:value-type="string">
            <text:p text:style-name="Standard"><text:span text:style-name="T6">ISSENHAUSEN</text:span></text:p>
          </table:table-cell>
          <table:table-cell table:style-name="Tableau1.C58" office:value-type="string">
            <text:p text:style-name="Standard"><text:span text:style-name="T6">67225</text:span></text:p>
          </table:table-cell>
        </table:table-row>
        <table:table-row table:style-name="Tableau1.2">
          <table:table-cell table:style-name="Tableau1.A59" office:value-type="string">
            <text:p text:style-name="Standard"><text:span text:style-name="T6">BOUXWILLER</text:span></text:p>
          </table:table-cell>
          <table:table-cell table:style-name="Tableau1.B59" office:value-type="string">
            <text:p text:style-name="Standard"><text:span text:style-name="T6">KIRRWILLER</text:span></text:p>
          </table:table-cell>
          <table:table-cell table:style-name="Tableau1.C59" office:value-type="string">
            <text:p text:style-name="Standard"><text:span text:style-name="T6">67242</text:span></text:p>
          </table:table-cell>
        </table:table-row>
        <table:table-row table:style-name="Tableau1.2">
          <table:table-cell table:style-name="Tableau1.A60" office:value-type="string">
            <text:p text:style-name="Standard"><text:span text:style-name="T6">BOUXWILLER</text:span></text:p>
          </table:table-cell>
          <table:table-cell table:style-name="Tableau1.B60" office:value-type="string">
            <text:p text:style-name="Standard"><text:span text:style-name="T6">NEUWILLER-LES-SAVERNE</text:span></text:p>
          </table:table-cell>
          <table:table-cell table:style-name="Tableau1.C60" office:value-type="string">
            <text:p text:style-name="Standard"><text:span text:style-name="T6">67322</text:span></text:p>
          </table:table-cell>
        </table:table-row>
        <table:table-row table:style-name="Tableau1.2">
          <table:table-cell table:style-name="Tableau1.A61" office:value-type="string">
            <text:p text:style-name="Standard"><text:span text:style-name="T6">BOUXWILLER</text:span></text:p>
          </table:table-cell>
          <table:table-cell table:style-name="Tableau1.B61" office:value-type="string">
            <text:p text:style-name="Standard"><text:span text:style-name="T6">NIEDERSOULTZBACH</text:span></text:p>
          </table:table-cell>
          <table:table-cell table:style-name="Tableau1.C61" office:value-type="string">
            <text:p text:style-name="Standard"><text:span text:style-name="T6">67333</text:span></text:p>
          </table:table-cell>
        </table:table-row>
        <table:table-row table:style-name="Tableau1.2">
          <table:table-cell table:style-name="Tableau1.A62" office:value-type="string">
            <text:p text:style-name="Standard"><text:span text:style-name="T6">BOUXWILLER</text:span></text:p>
          </table:table-cell>
          <table:table-cell table:style-name="Tableau1.B62" office:value-type="string">
            <text:p text:style-name="Standard"><text:span text:style-name="T6">OBERMODERN-ZUTZENDORF</text:span></text:p>
          </table:table-cell>
          <table:table-cell table:style-name="Tableau1.C62" office:value-type="string">
            <text:p text:style-name="Standard"><text:span text:style-name="T6">67347</text:span></text:p>
          </table:table-cell>
        </table:table-row>
        <table:table-row table:style-name="Tableau1.2">
          <table:table-cell table:style-name="Tableau1.A63" office:value-type="string">
            <text:p text:style-name="Standard"><text:span text:style-name="T6">BOUXWILLER</text:span></text:p>
          </table:table-cell>
          <table:table-cell table:style-name="Tableau1.B63" office:value-type="string">
            <text:p text:style-name="Standard"><text:span text:style-name="T6">OBERSOULTZBACH</text:span></text:p>
          </table:table-cell>
          <table:table-cell table:style-name="Tableau1.C63" office:value-type="string">
            <text:p text:style-name="Standard"><text:span text:style-name="T6">67352</text:span></text:p>
          </table:table-cell>
        </table:table-row>
        <table:table-row table:style-name="Tableau1.2">
          <table:table-cell table:style-name="Tableau1.A64" office:value-type="string">
            <text:p text:style-name="Standard"><text:span text:style-name="T6">BOUXWILLER</text:span></text:p>
          </table:table-cell>
          <table:table-cell table:style-name="Tableau1.B64" office:value-type="string">
            <text:p text:style-name="Standard"><text:span text:style-name="T6">PRINTZHEIM</text:span></text:p>
          </table:table-cell>
          <table:table-cell table:style-name="Tableau1.C64" office:value-type="string">
            <text:p text:style-name="Standard"><text:span text:style-name="T6">67380</text:span></text:p>
          </table:table-cell>
        </table:table-row>
        <table:table-row table:style-name="Tableau1.2">
          <table:table-cell table:style-name="Tableau1.A65" office:value-type="string">
            <text:p text:style-name="Standard"><text:span text:style-name="T6">BOUXWILLER</text:span></text:p>
          </table:table-cell>
          <table:table-cell table:style-name="Tableau1.B65" office:value-type="string">
            <text:p text:style-name="Standard"><text:span text:style-name="T6">UTTWILLER</text:span></text:p>
          </table:table-cell>
          <table:table-cell table:style-name="Tableau1.C65" office:value-type="string">
            <text:p text:style-name="Standard"><text:span text:style-name="T6">67503</text:span></text:p>
          </table:table-cell>
        </table:table-row>
        <table:table-row table:style-name="Tableau1.2">
          <table:table-cell table:style-name="Tableau1.A66" office:value-type="string">
            <text:p text:style-name="Standard"><text:span text:style-name="T6">BOUXWILLER</text:span></text:p>
          </table:table-cell>
          <table:table-cell table:style-name="Tableau1.B66" office:value-type="string">
            <text:p text:style-name="Standard"><text:span text:style-name="T6">WEITERSWILLER</text:span></text:p>
          </table:table-cell>
          <table:table-cell table:style-name="Tableau1.C66" office:value-type="string">
            <text:p text:style-name="Standard"><text:span text:style-name="T6">67524</text:span></text:p>
          </table:table-cell>
        </table:table-row>
        <table:table-row table:style-name="Tableau1.2">
          <table:table-cell table:style-name="Tableau1.A67" office:value-type="string">
            <text:p text:style-name="Standard"><text:span text:style-name="T6">BOUXWILLER</text:span></text:p>
          </table:table-cell>
          <table:table-cell table:style-name="Tableau1.B67" office:value-type="string">
            <text:p text:style-name="Standard"><text:span text:style-name="T6">ZOEBERSDORF</text:span></text:p>
          </table:table-cell>
          <table:table-cell table:style-name="Tableau1.C67" office:value-type="string">
            <text:p text:style-name="Standard"><text:span text:style-name="T6">67560</text:span></text:p>
          </table:table-cell>
        </table:table-row>
        <table:table-row table:style-name="Tableau1.2">
          <table:table-cell table:style-name="Tableau1.A68" office:value-type="string">
            <text:p text:style-name="Standard"><text:span text:style-name="T6">BRUMATH/HOERDT</text:span></text:p>
          </table:table-cell>
          <table:table-cell table:style-name="Tableau1.B68" office:value-type="string">
            <text:p text:style-name="Standard"><text:span text:style-name="T6">BERNOLSHEIM</text:span></text:p>
          </table:table-cell>
          <table:table-cell table:style-name="Tableau1.C68" office:value-type="string">
            <text:p text:style-name="Standard"><text:span text:style-name="T6">67033</text:span></text:p>
          </table:table-cell>
        </table:table-row>
        <table:table-row table:style-name="Tableau1.2">
          <table:table-cell table:style-name="Tableau1.A69" office:value-type="string">
            <text:p text:style-name="Standard"><text:span text:style-name="T6">BRUMATH/HOERDT</text:span></text:p>
          </table:table-cell>
          <table:table-cell table:style-name="Tableau1.B69" office:value-type="string">
            <text:p text:style-name="Standard"><text:span text:style-name="T6">BIETLENHEIM</text:span></text:p>
          </table:table-cell>
          <table:table-cell table:style-name="Tableau1.C69" office:value-type="string">
            <text:p text:style-name="Standard"><text:span text:style-name="T6">67038</text:span></text:p>
          </table:table-cell>
        </table:table-row>
        <table:table-row table:style-name="Tableau1.2">
          <table:table-cell table:style-name="Tableau1.A70" office:value-type="string">
            <text:p text:style-name="Standard"><text:span text:style-name="T6">BRUMATH/HOERDT</text:span></text:p>
          </table:table-cell>
          <table:table-cell table:style-name="Tableau1.B70" office:value-type="string">
            <text:p text:style-name="Standard"><text:span text:style-name="T6">BRUMATH</text:span></text:p>
          </table:table-cell>
          <table:table-cell table:style-name="Tableau1.C70" office:value-type="string">
            <text:p text:style-name="Standard"><text:span text:style-name="T6">67067</text:span></text:p>
          </table:table-cell>
        </table:table-row>
        <table:table-row table:style-name="Tableau1.2">
          <table:table-cell table:style-name="Tableau1.A71" office:value-type="string">
            <text:p text:style-name="Standard"><text:span text:style-name="T6">BRUMATH/HOERDT</text:span></text:p>
          </table:table-cell>
          <table:table-cell table:style-name="Tableau1.B71" office:value-type="string">
            <text:p text:style-name="Standard"><text:span text:style-name="T6">GEUDERTHEIM</text:span></text:p>
          </table:table-cell>
          <table:table-cell table:style-name="Tableau1.C71" office:value-type="string">
            <text:p text:style-name="Standard"><text:span text:style-name="T6">67156</text:span></text:p>
          </table:table-cell>
        </table:table-row>
        <table:table-row table:style-name="Tableau1.2">
          <table:table-cell table:style-name="Tableau1.A72" office:value-type="string">
            <text:p text:style-name="Standard"><text:span text:style-name="T6">BRUMATH/HOERDT</text:span></text:p>
          </table:table-cell>
          <table:table-cell table:style-name="Tableau1.B72" office:value-type="string">
            <text:p text:style-name="Standard"><text:span text:style-name="T6">HOERDT</text:span></text:p>
          </table:table-cell>
          <table:table-cell table:style-name="Tableau1.C72" office:value-type="string">
            <text:p text:style-name="Standard"><text:span text:style-name="T6">67205</text:span></text:p>
          </table:table-cell>
        </table:table-row>
        <table:table-row table:style-name="Tableau1.2">
          <table:table-cell table:style-name="Tableau1.A73" office:value-type="string">
            <text:p text:style-name="Standard"><text:span text:style-name="T6">BRUMATH/HOERDT</text:span></text:p>
          </table:table-cell>
          <table:table-cell table:style-name="Tableau1.B73" office:value-type="string">
            <text:p text:style-name="Standard"><text:span text:style-name="T6">KRAUTWILLER</text:span></text:p>
          </table:table-cell>
          <table:table-cell table:style-name="Tableau1.C73" office:value-type="string">
            <text:p text:style-name="Standard"><text:span text:style-name="T6">67249</text:span></text:p>
          </table:table-cell>
        </table:table-row>
        <table:table-row table:style-name="Tableau1.2">
          <table:table-cell table:style-name="Tableau1.A74" office:value-type="string">
            <text:p text:style-name="Standard"><text:span text:style-name="T6">BRUMATH/HOERDT</text:span></text:p>
          </table:table-cell>
          <table:table-cell table:style-name="Tableau1.B74" office:value-type="string">
            <text:p text:style-name="Standard"><text:span text:style-name="T6">KRIEGSHEIM</text:span></text:p>
          </table:table-cell>
          <table:table-cell table:style-name="Tableau1.C74" office:value-type="string">
            <text:p text:style-name="Standard"><text:span text:style-name="T6">67250</text:span></text:p>
          </table:table-cell>
        </table:table-row>
        <table:table-row table:style-name="Tableau1.2">
          <table:table-cell table:style-name="Tableau1.A75" office:value-type="string">
            <text:p text:style-name="Standard"><text:span text:style-name="T6">BRUMATH/HOERDT</text:span></text:p>
          </table:table-cell>
          <table:table-cell table:style-name="Tableau1.B75" office:value-type="string">
            <text:p text:style-name="Standard"><text:span text:style-name="T6">KURTZENHOUSE</text:span></text:p>
          </table:table-cell>
          <table:table-cell table:style-name="Tableau1.C75" office:value-type="string">
            <text:p text:style-name="Standard"><text:span text:style-name="T6">67252</text:span></text:p>
          </table:table-cell>
        </table:table-row>
        <table:table-row table:style-name="Tableau1.2">
          <table:table-cell table:style-name="Tableau1.A76" office:value-type="string">
            <text:p text:style-name="Standard"><text:span text:style-name="T7">BRUMATH/HOERDT</text:span></text:p>
          </table:table-cell>
          <table:table-cell table:style-name="Tableau1.B76" office:value-type="string">
            <text:p text:style-name="Standard"><text:span text:style-name="T7">NIEDERSCHAEFFOLSHEIM</text:span></text:p>
          </table:table-cell>
          <table:table-cell table:style-name="Tableau1.C76" office:value-type="string">
            <text:p text:style-name="Standard"><text:span text:style-name="T7">67331</text:span></text:p>
          </table:table-cell>
        </table:table-row>
        <table:table-row table:style-name="Tableau1.2">
          <table:table-cell table:style-name="Tableau1.A77" office:value-type="string">
            <text:p text:style-name="Standard"><text:span text:style-name="T6">BRUMATH/HOERDT</text:span></text:p>
          </table:table-cell>
          <table:table-cell table:style-name="Tableau1.B77" office:value-type="string">
            <text:p text:style-name="Standard"><text:span text:style-name="T6">WEITBRUCH</text:span></text:p>
          </table:table-cell>
          <table:table-cell table:style-name="Tableau1.C77" office:value-type="string">
            <text:p text:style-name="Standard"><text:span text:style-name="T6">67523</text:span></text:p>
          </table:table-cell>
        </table:table-row>
        <table:table-row table:style-name="Tableau1.2">
          <table:table-cell table:style-name="Tableau1.A78" office:value-type="string">
            <text:p text:style-name="Standard"><text:span text:style-name="T6">BRUMATH/HOERDT</text:span></text:p>
          </table:table-cell>
          <table:table-cell table:style-name="Tableau1.B78" office:value-type="string">
            <text:p text:style-name="Standard"><text:span text:style-name="T6">WEYERSHEIM</text:span></text:p>
          </table:table-cell>
          <table:table-cell table:style-name="Tableau1.C78" office:value-type="string">
            <text:p text:style-name="Standard"><text:span text:style-name="T6">67529</text:span></text:p>
          </table:table-cell>
        </table:table-row>
        <table:table-row table:style-name="Tableau1.2">
          <table:table-cell table:style-name="Tableau1.A79" office:value-type="string">
            <text:p text:style-name="Standard"><text:span text:style-name="T6">DETTWILLER/MARMOUTIER/MONSWILLER</text:span></text:p>
          </table:table-cell>
          <table:table-cell table:style-name="Tableau1.B79" office:value-type="string">
            <text:p text:style-name="Standard"><text:span text:style-name="T6">ALLENWILLER</text:span></text:p>
          </table:table-cell>
          <table:table-cell table:style-name="Tableau1.C79" office:value-type="string">
            <text:p text:style-name="Standard"><text:span text:style-name="T6">67004</text:span></text:p>
          </table:table-cell>
        </table:table-row>
        <table:table-row table:style-name="Tableau1.2">
          <table:table-cell table:style-name="Tableau1.A80" office:value-type="string">
            <text:p text:style-name="Standard"><text:span text:style-name="T6">DETTWILLER/MARMOUTIER/MONSWILLER</text:span></text:p>
          </table:table-cell>
          <table:table-cell table:style-name="Tableau1.B80" office:value-type="string">
            <text:p text:style-name="Standard"><text:span text:style-name="T6">ALTENHEIM</text:span></text:p>
          </table:table-cell>
          <table:table-cell table:style-name="Tableau1.C80" office:value-type="string">
            <text:p text:style-name="Standard"><text:span text:style-name="T6">67006</text:span></text:p>
          </table:table-cell>
        </table:table-row>
        <table:table-row table:style-name="Tableau1.2">
          <table:table-cell table:style-name="Tableau1.A81" office:value-type="string">
            <text:p text:style-name="Standard"><text:span text:style-name="T6">DETTWILLER/MARMOUTIER/MONSWILLER</text:span></text:p>
          </table:table-cell>
          <table:table-cell table:style-name="Tableau1.B81" office:value-type="string">
            <text:p text:style-name="Standard"><text:span text:style-name="T6">BIRKENWALD</text:span></text:p>
          </table:table-cell>
          <table:table-cell table:style-name="Tableau1.C81" office:value-type="string">
            <text:p text:style-name="Standard"><text:span text:style-name="T6">67041</text:span></text:p>
          </table:table-cell>
        </table:table-row>
        <table:table-row table:style-name="Tableau1.2">
          <table:table-cell table:style-name="Tableau1.A82" office:value-type="string">
            <text:p text:style-name="Standard"><text:span text:style-name="T6">DETTWILLER/MARMOUTIER/MONSWILLER</text:span></text:p>
          </table:table-cell>
          <table:table-cell table:style-name="Tableau1.B82" office:value-type="string">
            <text:p text:style-name="Standard"><text:span text:style-name="T6">CRASTATT</text:span></text:p>
          </table:table-cell>
          <table:table-cell table:style-name="Tableau1.C82" office:value-type="string">
            <text:p text:style-name="Standard"><text:span text:style-name="T6">67078</text:span></text:p>
          </table:table-cell>
        </table:table-row>
        <table:table-row table:style-name="Tableau1.2">
          <table:table-cell table:style-name="Tableau1.A83" office:value-type="string">
            <text:p text:style-name="Standard"><text:span text:style-name="T6">DETTWILLER/MARMOUTIER/MONSWILLER</text:span></text:p>
          </table:table-cell>
          <table:table-cell table:style-name="Tableau1.B83" office:value-type="string">
            <text:p text:style-name="Standard"><text:span text:style-name="T6">DETTWILLER</text:span></text:p>
          </table:table-cell>
          <table:table-cell table:style-name="Tableau1.C83" office:value-type="string">
            <text:p text:style-name="Standard"><text:span text:style-name="T6">67089</text:span></text:p>
          </table:table-cell>
        </table:table-row>
        <table:table-row table:style-name="Tableau1.2">
          <table:table-cell table:style-name="Tableau1.A84" office:value-type="string">
            <text:p text:style-name="Standard"><text:span text:style-name="T6">DETTWILLER/MARMOUTIER/MONSWILLER</text:span></text:p>
          </table:table-cell>
          <table:table-cell table:style-name="Tableau1.B84" office:value-type="string">
            <text:p text:style-name="Standard"><text:span text:style-name="T6">DIMBSTHAL</text:span></text:p>
          </table:table-cell>
          <table:table-cell table:style-name="Tableau1.C84" office:value-type="string">
            <text:p text:style-name="Standard"><text:span text:style-name="T6">67096</text:span></text:p>
          </table:table-cell>
        </table:table-row>
        <table:table-row table:style-name="Tableau1.2">
          <table:table-cell table:style-name="Tableau1.A85" office:value-type="string">
            <text:p text:style-name="Standard"><text:span text:style-name="T6">DETTWILLER/MARMOUTIER/MONSWILLER</text:span></text:p>
          </table:table-cell>
          <table:table-cell table:style-name="Tableau1.B85" office:value-type="string">
            <text:p text:style-name="Standard"><text:span text:style-name="T6">DOSSENHEIM-SUR - ZINSEL</text:span></text:p>
          </table:table-cell>
          <table:table-cell table:style-name="Tableau1.C85" office:value-type="string">
            <text:p text:style-name="Standard"><text:span text:style-name="T6">67103</text:span></text:p>
          </table:table-cell>
        </table:table-row>
        <table:table-row table:style-name="Tableau1.2">
          <table:table-cell table:style-name="Tableau1.A86" office:value-type="string">
            <text:p text:style-name="Standard"><text:span text:style-name="T6">DETTWILLER/MARMOUTIER/MONSWILLER</text:span></text:p>
          </table:table-cell>
          <table:table-cell table:style-name="Tableau1.B86" office:value-type="string">
            <text:p text:style-name="Standard"><text:span text:style-name="T6">ERNOLSHEIM-LES-SAVERNE</text:span></text:p>
          </table:table-cell>
          <table:table-cell table:style-name="Tableau1.C86" office:value-type="string">
            <text:p text:style-name="Standard"><text:span text:style-name="T6">67129</text:span></text:p>
          </table:table-cell>
        </table:table-row>
        <table:table-row table:style-name="Tableau1.2">
          <table:table-cell table:style-name="Tableau1.A87" office:value-type="string">
            <text:p text:style-name="Standard"><text:span text:style-name="T6">DETTWILLER/MARMOUTIER/MONSWILLER</text:span></text:p>
          </table:table-cell>
          <table:table-cell table:style-name="Tableau1.B87" office:value-type="string">
            <text:p text:style-name="Standard"><text:span text:style-name="T6">FRIEDOLSHEIM</text:span></text:p>
          </table:table-cell>
          <table:table-cell table:style-name="Tableau1.C87" office:value-type="string">
            <text:p text:style-name="Standard"><text:span text:style-name="T6">67145</text:span></text:p>
          </table:table-cell>
        </table:table-row>
        <table:table-row table:style-name="Tableau1.2">
          <table:table-cell table:style-name="Tableau1.A88" office:value-type="string">
            <text:p text:style-name="Standard"><text:span text:style-name="T6">DETTWILLER/MARMOUTIER/MONSWILLER</text:span></text:p>
          </table:table-cell>
          <table:table-cell table:style-name="Tableau1.B88" office:value-type="string">
            <text:p text:style-name="Standard"><text:span text:style-name="T6">FURCHHAUSEN</text:span></text:p>
          </table:table-cell>
          <table:table-cell table:style-name="Tableau1.C88" office:value-type="string">
            <text:p text:style-name="Standard"><text:span text:style-name="T6">67149</text:span></text:p>
          </table:table-cell>
        </table:table-row>
        <table:table-row table:style-name="Tableau1.2">
          <table:table-cell table:style-name="Tableau1.A89" office:value-type="string">
            <text:p text:style-name="Standard"><text:span text:style-name="T6">DETTWILLER/MARMOUTIER/MONSWILLER</text:span></text:p>
          </table:table-cell>
          <table:table-cell table:style-name="Tableau1.B89" office:value-type="string">
            <text:p text:style-name="Standard"><text:span text:style-name="T6">GOTTESHEIM</text:span></text:p>
          </table:table-cell>
          <table:table-cell table:style-name="Tableau1.C89" office:value-type="string">
            <text:p text:style-name="Standard"><text:span text:style-name="T6">67162</text:span></text:p>
          </table:table-cell>
        </table:table-row>
        <table:table-row table:style-name="Tableau1.2">
          <table:table-cell table:style-name="Tableau1.A90" office:value-type="string">
            <text:p text:style-name="Standard"><text:span text:style-name="T6">DETTWILLER/MARMOUTIER/MONSWILLER</text:span></text:p>
          </table:table-cell>
          <table:table-cell table:style-name="Tableau1.B90" office:value-type="string">
            <text:p text:style-name="Standard"><text:span text:style-name="T6">HATTMATT</text:span></text:p>
          </table:table-cell>
          <table:table-cell table:style-name="Tableau1.C90" office:value-type="string">
            <text:p text:style-name="Standard"><text:span text:style-name="T6">67185</text:span></text:p>
          </table:table-cell>
        </table:table-row>
        <table:table-row table:style-name="Tableau1.2">
          <table:table-cell table:style-name="Tableau1.A91" office:value-type="string">
            <text:p text:style-name="Standard"><text:span text:style-name="T6">DETTWILLER/MARMOUTIER/MONSWILLER</text:span></text:p>
          </table:table-cell>
          <table:table-cell table:style-name="Tableau1.B91" office:value-type="string">
            <text:p text:style-name="Standard"><text:span text:style-name="T6">HENGWILLER</text:span></text:p>
          </table:table-cell>
          <table:table-cell table:style-name="Tableau1.C91" office:value-type="string">
            <text:p text:style-name="Standard"><text:span text:style-name="T6">67190</text:span></text:p>
          </table:table-cell>
        </table:table-row>
        <table:table-row table:style-name="Tableau1.2">
          <table:table-cell table:style-name="Tableau1.A92" office:value-type="string">
            <text:p text:style-name="Standard"><text:span text:style-name="T6">DETTWILLER/MARMOUTIER/MONSWILLER</text:span></text:p>
          </table:table-cell>
          <table:table-cell table:style-name="Tableau1.B92" office:value-type="string">
            <text:p text:style-name="Standard"><text:span text:style-name="T6">JETTERSWILLER</text:span></text:p>
          </table:table-cell>
          <table:table-cell table:style-name="Tableau1.C92" office:value-type="string">
            <text:p text:style-name="Standard"><text:span text:style-name="T6">67229</text:span></text:p>
          </table:table-cell>
        </table:table-row>
        <table:table-row table:style-name="Tableau1.2">
          <table:table-cell table:style-name="Tableau1.A93" office:value-type="string">
            <text:p text:style-name="Standard"><text:span text:style-name="T6">DETTWILLER/MARMOUTIER/MONSWILLER</text:span></text:p>
          </table:table-cell>
          <table:table-cell table:style-name="Tableau1.B93" office:value-type="string">
            <text:p text:style-name="Standard"><text:span text:style-name="T6">KLEINGOEFT</text:span></text:p>
          </table:table-cell>
          <table:table-cell table:style-name="Tableau1.C93" office:value-type="string">
            <text:p text:style-name="Standard"><text:span text:style-name="T6">67244</text:span></text:p>
          </table:table-cell>
        </table:table-row>
        <table:table-row table:style-name="Tableau1.2">
          <table:table-cell table:style-name="Tableau1.A94" office:value-type="string">
            <text:p text:style-name="Standard"><text:span text:style-name="T6">DETTWILLER/MARMOUTIER/MONSWILLER</text:span></text:p>
          </table:table-cell>
          <table:table-cell table:style-name="Tableau1.B94" office:value-type="string">
            <text:p text:style-name="Standard"><text:span text:style-name="T6">KNOERSHEIM</text:span></text:p>
          </table:table-cell>
          <table:table-cell table:style-name="Tableau1.C94" office:value-type="string">
            <text:p text:style-name="Standard"><text:span text:style-name="T6">67245</text:span></text:p>
          </table:table-cell>
        </table:table-row>
        <table:table-row table:style-name="Tableau1.2">
          <table:table-cell table:style-name="Tableau1.A95" office:value-type="string">
            <text:p text:style-name="Standard"><text:span text:style-name="T6">DETTWILLER/MARMOUTIER/MONSWILLER</text:span></text:p>
          </table:table-cell>
          <table:table-cell table:style-name="Tableau1.B95" office:value-type="string">
            <text:p text:style-name="Standard"><text:span text:style-name="T6">LANDERSHEIM</text:span></text:p>
          </table:table-cell>
          <table:table-cell table:style-name="Tableau1.C95" office:value-type="string">
            <text:p text:style-name="Standard"><text:span text:style-name="T6">67258</text:span></text:p>
          </table:table-cell>
        </table:table-row>
        <table:table-row table:style-name="Tableau1.2">
          <table:table-cell table:style-name="Tableau1.A96" office:value-type="string">
            <text:p text:style-name="Standard"><text:span text:style-name="T6">DETTWILLER/MARMOUTIER/MONSWILLER</text:span></text:p>
          </table:table-cell>
          <table:table-cell table:style-name="Tableau1.B96" office:value-type="string">
            <text:p text:style-name="Standard"><text:span text:style-name="T6">LITTENHEIM</text:span></text:p>
          </table:table-cell>
          <table:table-cell table:style-name="Tableau1.C96" office:value-type="string">
            <text:p text:style-name="Standard"><text:span text:style-name="T6">67269</text:span></text:p>
          </table:table-cell>
        </table:table-row>
        <table:table-row table:style-name="Tableau1.2">
          <table:table-cell table:style-name="Tableau1.A97" office:value-type="string">
            <text:p text:style-name="Standard"><text:span text:style-name="T6">DETTWILLER/MARMOUTIER/MONSWILLER</text:span></text:p>
          </table:table-cell>
          <table:table-cell table:style-name="Tableau1.B97" office:value-type="string">
            <text:p text:style-name="Standard"><text:span text:style-name="T6">LOCHWILLER</text:span></text:p>
          </table:table-cell>
          <table:table-cell table:style-name="Tableau1.C97" office:value-type="string">
            <text:p text:style-name="Standard"><text:span text:style-name="T6">67272</text:span></text:p>
          </table:table-cell>
        </table:table-row>
        <table:table-row table:style-name="Tableau1.2">
          <table:table-cell table:style-name="Tableau1.A98" office:value-type="string">
            <text:p text:style-name="Standard"><text:span text:style-name="T6">DETTWILLER/MARMOUTIER/MONSWILLER</text:span></text:p>
          </table:table-cell>
          <table:table-cell table:style-name="Tableau1.B98" office:value-type="string">
            <text:p text:style-name="Standard"><text:span text:style-name="T6">LUPSTEIN</text:span></text:p>
          </table:table-cell>
          <table:table-cell table:style-name="Tableau1.C98" office:value-type="string">
            <text:p text:style-name="Standard"><text:span text:style-name="T6">67275</text:span></text:p>
          </table:table-cell>
        </table:table-row>
      </table:table>
      <text:p text:style-name="P6"/>
      <text:p text:style-name="P10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Standard"><text:span text:style-name="T5">Territoire de PDS</text:span></text:p>
          </table:table-cell>
          <table:table-cell table:style-name="Tableau2.B1" office:value-type="string">
            <text:p text:style-name="Standard"><text:span text:style-name="T5">Libellé commune</text:span></text:p>
          </table:table-cell>
          <table:table-cell table:style-name="Tableau2.C1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2" office:value-type="string">
            <text:p text:style-name="Standard"><text:span text:style-name="T6">DETTWILLER/MARMOUTIER/MONSWILLER</text:span></text:p>
          </table:table-cell>
          <table:table-cell table:style-name="Tableau2.B2" office:value-type="string">
            <text:p text:style-name="Standard"><text:span text:style-name="T6">MAENNOLSHEIM</text:span></text:p>
          </table:table-cell>
          <table:table-cell table:style-name="Tableau2.C2" office:value-type="string">
            <text:p text:style-name="Standard"><text:span text:style-name="T6">67279</text:span></text:p>
          </table:table-cell>
        </table:table-row>
        <table:table-row table:style-name="Tableau2.2">
          <table:table-cell table:style-name="Tableau2.A3" office:value-type="string">
            <text:p text:style-name="Standard"><text:span text:style-name="T6">DETTWILLER/MARMOUTIER/MONSWILLER</text:span></text:p>
          </table:table-cell>
          <table:table-cell table:style-name="Tableau2.B3" office:value-type="string">
            <text:p text:style-name="Standard"><text:span text:style-name="T6">MARMOUTIER</text:span></text:p>
          </table:table-cell>
          <table:table-cell table:style-name="Tableau2.C3" office:value-type="string">
            <text:p text:style-name="Standard"><text:span text:style-name="T6">67283</text:span></text:p>
          </table:table-cell>
        </table:table-row>
        <table:table-row table:style-name="Tableau2.2">
          <table:table-cell table:style-name="Tableau2.A4" office:value-type="string">
            <text:p text:style-name="Standard"><text:span text:style-name="T6">DETTWILLER/MARMOUTIER/MONSWILLER</text:span></text:p>
          </table:table-cell>
          <table:table-cell table:style-name="Tableau2.B4" office:value-type="string">
            <text:p text:style-name="Standard"><text:span text:style-name="T6">MONSWILLER</text:span></text:p>
          </table:table-cell>
          <table:table-cell table:style-name="Tableau2.C4" office:value-type="string">
            <text:p text:style-name="Standard"><text:span text:style-name="T6">67302</text:span></text:p>
          </table:table-cell>
        </table:table-row>
        <table:table-row table:style-name="Tableau2.2">
          <table:table-cell table:style-name="Tableau2.A5" office:value-type="string">
            <text:p text:style-name="Standard"><text:span text:style-name="T6">DETTWILLER/MARMOUTIER/MONSWILLER</text:span></text:p>
          </table:table-cell>
          <table:table-cell table:style-name="Tableau2.B5" office:value-type="string">
            <text:p text:style-name="Standard"><text:span text:style-name="T6">REINHARDSMUNSTER</text:span></text:p>
          </table:table-cell>
          <table:table-cell table:style-name="Tableau2.C5" office:value-type="string">
            <text:p text:style-name="Standard"><text:span text:style-name="T6">67391</text:span></text:p>
          </table:table-cell>
        </table:table-row>
        <table:table-row table:style-name="Tableau2.2">
          <table:table-cell table:style-name="Tableau2.A6" office:value-type="string">
            <text:p text:style-name="Standard"><text:span text:style-name="T6">DETTWILLER/MARMOUTIER/MONSWILLER</text:span></text:p>
          </table:table-cell>
          <table:table-cell table:style-name="Tableau2.B6" office:value-type="string">
            <text:p text:style-name="Standard"><text:span text:style-name="T6">REUTENBOURG</text:span></text:p>
          </table:table-cell>
          <table:table-cell table:style-name="Tableau2.C6" office:value-type="string">
            <text:p text:style-name="Standard"><text:span text:style-name="T6">67395</text:span></text:p>
          </table:table-cell>
        </table:table-row>
        <table:table-row table:style-name="Tableau2.2">
          <table:table-cell table:style-name="Tableau2.A7" office:value-type="string">
            <text:p text:style-name="Standard"><text:span text:style-name="T6">DETTWILLER/MARMOUTIER/MONSWILLER</text:span></text:p>
          </table:table-cell>
          <table:table-cell table:style-name="Tableau2.B7" office:value-type="string">
            <text:p text:style-name="Standard"><text:span text:style-name="T6">SAINT - JEAN - SAVERNE</text:span></text:p>
          </table:table-cell>
          <table:table-cell table:style-name="Tableau2.C7" office:value-type="string">
            <text:p text:style-name="Standard"><text:span text:style-name="T6">67425</text:span></text:p>
          </table:table-cell>
        </table:table-row>
        <table:table-row table:style-name="Tableau2.2">
          <table:table-cell table:style-name="Tableau2.A8" office:value-type="string">
            <text:p text:style-name="Standard"><text:span text:style-name="T6">DETTWILLER/MARMOUTIER/MONSWILLER</text:span></text:p>
          </table:table-cell>
          <table:table-cell table:style-name="Tableau2.B8" office:value-type="string">
            <text:p text:style-name="Standard"><text:span text:style-name="T6">SALENTHAL</text:span></text:p>
          </table:table-cell>
          <table:table-cell table:style-name="Tableau2.C8" office:value-type="string">
            <text:p text:style-name="Standard"><text:span text:style-name="T6">67431</text:span></text:p>
          </table:table-cell>
        </table:table-row>
        <table:table-row table:style-name="Tableau2.2">
          <table:table-cell table:style-name="Tableau2.A9" office:value-type="string">
            <text:p text:style-name="Standard"><text:span text:style-name="T6">DETTWILLER/MARMOUTIER/MONSWILLER</text:span></text:p>
          </table:table-cell>
          <table:table-cell table:style-name="Tableau2.B9" office:value-type="string">
            <text:p text:style-name="Standard"><text:span text:style-name="T6">SINGRIST</text:span></text:p>
          </table:table-cell>
          <table:table-cell table:style-name="Tableau2.C9" office:value-type="string">
            <text:p text:style-name="Standard"><text:span text:style-name="T6">67469</text:span></text:p>
          </table:table-cell>
        </table:table-row>
        <table:table-row table:style-name="Tableau2.2">
          <table:table-cell table:style-name="Tableau2.A10" office:value-type="string">
            <text:p text:style-name="Standard"><text:span text:style-name="T6">DETTWILLER/MARMOUTIER/MONSWILLER</text:span></text:p>
          </table:table-cell>
          <table:table-cell table:style-name="Tableau2.B10" office:value-type="string">
            <text:p text:style-name="Standard"><text:span text:style-name="T6">STEINBOURG</text:span></text:p>
          </table:table-cell>
          <table:table-cell table:style-name="Tableau2.C10" office:value-type="string">
            <text:p text:style-name="Standard"><text:span text:style-name="T6">67478</text:span></text:p>
          </table:table-cell>
        </table:table-row>
        <table:table-row table:style-name="Tableau2.2">
          <table:table-cell table:style-name="Tableau2.A11" office:value-type="string">
            <text:p text:style-name="Standard"><text:span text:style-name="T6">DETTWILLER/MARMOUTIER/MONSWILLER</text:span></text:p>
          </table:table-cell>
          <table:table-cell table:style-name="Tableau2.B11" office:value-type="string">
            <text:p text:style-name="Standard"><text:span text:style-name="T6">THAL-MARMOUTIER</text:span></text:p>
          </table:table-cell>
          <table:table-cell table:style-name="Tableau2.C11" office:value-type="string">
            <text:p text:style-name="Standard"><text:span text:style-name="T6">67489</text:span></text:p>
          </table:table-cell>
        </table:table-row>
        <table:table-row table:style-name="Tableau2.2">
          <table:table-cell table:style-name="Tableau2.A12" office:value-type="string">
            <text:p text:style-name="Standard"><text:span text:style-name="T6">DETTWILLER/MARMOUTIER/MONSWILLER</text:span></text:p>
          </table:table-cell>
          <table:table-cell table:style-name="Tableau2.B12" office:value-type="string">
            <text:p text:style-name="Standard"><text:span text:style-name="T6">WALDOLWISHEIM</text:span></text:p>
          </table:table-cell>
          <table:table-cell table:style-name="Tableau2.C12" office:value-type="string">
            <text:p text:style-name="Standard"><text:span text:style-name="T6">67515</text:span></text:p>
          </table:table-cell>
        </table:table-row>
        <table:table-row table:style-name="Tableau2.2">
          <table:table-cell table:style-name="Tableau2.A13" office:value-type="string">
            <text:p text:style-name="Standard"><text:span text:style-name="T6">DETTWILLER/MARMOUTIER/MONSWILLER</text:span></text:p>
          </table:table-cell>
          <table:table-cell table:style-name="Tableau2.B13" office:value-type="string">
            <text:p text:style-name="Standard"><text:span text:style-name="T6">WESTHOUSE-MARMOUTIER</text:span></text:p>
          </table:table-cell>
          <table:table-cell table:style-name="Tableau2.C13" office:value-type="string">
            <text:p text:style-name="Standard"><text:span text:style-name="T6">67527</text:span></text:p>
          </table:table-cell>
        </table:table-row>
        <table:table-row table:style-name="Tableau2.2">
          <table:table-cell table:style-name="Tableau2.A14" office:value-type="string">
            <text:p text:style-name="Standard"><text:span text:style-name="T6">DETTWILLER/MARMOUTIER/MONSWILLER</text:span></text:p>
          </table:table-cell>
          <table:table-cell table:style-name="Tableau2.B14" office:value-type="string">
            <text:p text:style-name="Standard"><text:span text:style-name="T6">WILWISHEIM</text:span></text:p>
          </table:table-cell>
          <table:table-cell table:style-name="Tableau2.C14" office:value-type="string">
            <text:p text:style-name="Standard"><text:span text:style-name="T6">67534</text:span></text:p>
          </table:table-cell>
        </table:table-row>
        <table:table-row table:style-name="Tableau2.2">
          <table:table-cell table:style-name="Tableau2.A15" office:value-type="string">
            <text:p text:style-name="Standard"><text:span text:style-name="T6">DETTWILLER/MARMOUTIER/MONSWILLER</text:span></text:p>
          </table:table-cell>
          <table:table-cell table:style-name="Tableau2.B15" office:value-type="string">
            <text:p text:style-name="Standard"><text:span text:style-name="T6">WOLSCHHEIM</text:span></text:p>
          </table:table-cell>
          <table:table-cell table:style-name="Tableau2.C15" office:value-type="string">
            <text:p text:style-name="Standard"><text:span text:style-name="T6">67553</text:span></text:p>
          </table:table-cell>
        </table:table-row>
        <table:table-row table:style-name="Tableau2.2">
          <table:table-cell table:style-name="Tableau2.A16" office:value-type="string">
            <text:p text:style-name="Standard"><text:span text:style-name="T6">DETTWILLER/MARMOUTIER/MONSWILLER</text:span></text:p>
          </table:table-cell>
          <table:table-cell table:style-name="Tableau2.B16" office:value-type="string">
            <text:p text:style-name="Standard"><text:span text:style-name="T6">ZEHNACKER</text:span></text:p>
          </table:table-cell>
          <table:table-cell table:style-name="Tableau2.C16" office:value-type="string">
            <text:p text:style-name="Standard"><text:span text:style-name="T6">67555</text:span></text:p>
          </table:table-cell>
        </table:table-row>
        <table:table-row table:style-name="Tableau2.2">
          <table:table-cell table:style-name="Tableau2.A17" office:value-type="string">
            <text:p text:style-name="Standard"><text:span text:style-name="T6">DIEMERINGEN/SARRE UNION</text:span></text:p>
          </table:table-cell>
          <table:table-cell table:style-name="Tableau2.B17" office:value-type="string">
            <text:p text:style-name="Standard"><text:span text:style-name="T6">ALTWILLER</text:span></text:p>
          </table:table-cell>
          <table:table-cell table:style-name="Tableau2.C17" office:value-type="string">
            <text:p text:style-name="Standard"><text:span text:style-name="T6">67009</text:span></text:p>
          </table:table-cell>
        </table:table-row>
        <table:table-row table:style-name="Tableau2.2">
          <table:table-cell table:style-name="Tableau2.A18" office:value-type="string">
            <text:p text:style-name="Standard"><text:span text:style-name="T6">DIEMERINGEN/SARRE UNION</text:span></text:p>
          </table:table-cell>
          <table:table-cell table:style-name="Tableau2.B18" office:value-type="string">
            <text:p text:style-name="Standard"><text:span text:style-name="T6">BISSERT</text:span></text:p>
          </table:table-cell>
          <table:table-cell table:style-name="Tableau2.C18" office:value-type="string">
            <text:p text:style-name="Standard"><text:span text:style-name="T6">67047</text:span></text:p>
          </table:table-cell>
        </table:table-row>
        <table:table-row table:style-name="Tableau2.2">
          <table:table-cell table:style-name="Tableau2.A19" office:value-type="string">
            <text:p text:style-name="Standard"><text:span text:style-name="T6">DIEMERINGEN/SARRE UNION</text:span></text:p>
          </table:table-cell>
          <table:table-cell table:style-name="Tableau2.B19" office:value-type="string">
            <text:p text:style-name="Standard"><text:span text:style-name="T6">BURBACH</text:span></text:p>
          </table:table-cell>
          <table:table-cell table:style-name="Tableau2.C19" office:value-type="string">
            <text:p text:style-name="Standard"><text:span text:style-name="T6">67070</text:span></text:p>
          </table:table-cell>
        </table:table-row>
        <table:table-row table:style-name="Tableau2.2">
          <table:table-cell table:style-name="Tableau2.A20" office:value-type="string">
            <text:p text:style-name="Standard"><text:span text:style-name="T6">DIEMERINGEN/SARRE UNION</text:span></text:p>
          </table:table-cell>
          <table:table-cell table:style-name="Tableau2.B20" office:value-type="string">
            <text:p text:style-name="Standard"><text:span text:style-name="T6">BUTTEN</text:span></text:p>
          </table:table-cell>
          <table:table-cell table:style-name="Tableau2.C20" office:value-type="string">
            <text:p text:style-name="Standard"><text:span text:style-name="T6">67072</text:span></text:p>
          </table:table-cell>
        </table:table-row>
        <table:table-row table:style-name="Tableau2.2">
          <table:table-cell table:style-name="Tableau2.A21" office:value-type="string">
            <text:p text:style-name="Standard"><text:span text:style-name="T6">DIEMERINGEN/SARRE UNION</text:span></text:p>
          </table:table-cell>
          <table:table-cell table:style-name="Tableau2.B21" office:value-type="string">
            <text:p text:style-name="Standard"><text:span text:style-name="T6">DEHLINGEN</text:span></text:p>
          </table:table-cell>
          <table:table-cell table:style-name="Tableau2.C21" office:value-type="string">
            <text:p text:style-name="Standard"><text:span text:style-name="T6">67088</text:span></text:p>
          </table:table-cell>
        </table:table-row>
        <table:table-row table:style-name="Tableau2.2">
          <table:table-cell table:style-name="Tableau2.A22" office:value-type="string">
            <text:p text:style-name="Standard"><text:span text:style-name="T6">DIEMERINGEN/SARRE UNION</text:span></text:p>
          </table:table-cell>
          <table:table-cell table:style-name="Tableau2.B22" office:value-type="string">
            <text:p text:style-name="Standard"><text:span text:style-name="T6">DIEDENDORF</text:span></text:p>
          </table:table-cell>
          <table:table-cell table:style-name="Tableau2.C22" office:value-type="string">
            <text:p text:style-name="Standard"><text:span text:style-name="T6">67091</text:span></text:p>
          </table:table-cell>
        </table:table-row>
        <table:table-row table:style-name="Tableau2.2">
          <table:table-cell table:style-name="Tableau2.A23" office:value-type="string">
            <text:p text:style-name="Standard"><text:span text:style-name="T6">DIEMERINGEN/SARRE UNION</text:span></text:p>
          </table:table-cell>
          <table:table-cell table:style-name="Tableau2.B23" office:value-type="string">
            <text:p text:style-name="Standard"><text:span text:style-name="T6">DIEMERINGEN</text:span></text:p>
          </table:table-cell>
          <table:table-cell table:style-name="Tableau2.C23" office:value-type="string">
            <text:p text:style-name="Standard"><text:span text:style-name="T6">67095</text:span></text:p>
          </table:table-cell>
        </table:table-row>
        <table:table-row table:style-name="Tableau2.2">
          <table:table-cell table:style-name="Tableau2.A24" office:value-type="string">
            <text:p text:style-name="Standard"><text:span text:style-name="T6">DIEMERINGEN/SARRE UNION</text:span></text:p>
          </table:table-cell>
          <table:table-cell table:style-name="Tableau2.B24" office:value-type="string">
            <text:p text:style-name="Standard"><text:span text:style-name="T6">DOMFESSEL</text:span></text:p>
          </table:table-cell>
          <table:table-cell table:style-name="Tableau2.C24" office:value-type="string">
            <text:p text:style-name="Standard"><text:span text:style-name="T6">67099</text:span></text:p>
          </table:table-cell>
        </table:table-row>
        <table:table-row table:style-name="Tableau2.2">
          <table:table-cell table:style-name="Tableau2.A25" office:value-type="string">
            <text:p text:style-name="Standard"><text:span text:style-name="T6">DIEMERINGEN/SARRE UNION</text:span></text:p>
          </table:table-cell>
          <table:table-cell table:style-name="Tableau2.B25" office:value-type="string">
            <text:p text:style-name="Standard"><text:span text:style-name="T6">HARSKIRCHEN</text:span></text:p>
          </table:table-cell>
          <table:table-cell table:style-name="Tableau2.C25" office:value-type="string">
            <text:p text:style-name="Standard"><text:span text:style-name="T6">67183</text:span></text:p>
          </table:table-cell>
        </table:table-row>
        <table:table-row table:style-name="Tableau2.2">
          <table:table-cell table:style-name="Tableau2.A26" office:value-type="string">
            <text:p text:style-name="Standard"><text:span text:style-name="T6">DIEMERINGEN/SARRE UNION</text:span></text:p>
          </table:table-cell>
          <table:table-cell table:style-name="Tableau2.B26" office:value-type="string">
            <text:p text:style-name="Standard"><text:span text:style-name="T6">HINSINGEN</text:span></text:p>
          </table:table-cell>
          <table:table-cell table:style-name="Tableau2.C26" office:value-type="string">
            <text:p text:style-name="Standard"><text:span text:style-name="T6">67199</text:span></text:p>
          </table:table-cell>
        </table:table-row>
        <table:table-row table:style-name="Tableau2.2">
          <table:table-cell table:style-name="Tableau2.A27" office:value-type="string">
            <text:p text:style-name="Standard"><text:span text:style-name="T6">DIEMERINGEN/SARRE UNION</text:span></text:p>
          </table:table-cell>
          <table:table-cell table:style-name="Tableau2.B27" office:value-type="string">
            <text:p text:style-name="Standard"><text:span text:style-name="T6">KESKASTEL</text:span></text:p>
          </table:table-cell>
          <table:table-cell table:style-name="Tableau2.C27" office:value-type="string">
            <text:p text:style-name="Standard"><text:span text:style-name="T6">67234</text:span></text:p>
          </table:table-cell>
        </table:table-row>
        <table:table-row table:style-name="Tableau2.2">
          <table:table-cell table:style-name="Tableau2.A28" office:value-type="string">
            <text:p text:style-name="Standard"><text:span text:style-name="T6">DIEMERINGEN/SARRE UNION</text:span></text:p>
          </table:table-cell>
          <table:table-cell table:style-name="Tableau2.B28" office:value-type="string">
            <text:p text:style-name="Standard"><text:span text:style-name="T6">LORENTZEN</text:span></text:p>
          </table:table-cell>
          <table:table-cell table:style-name="Tableau2.C28" office:value-type="string">
            <text:p text:style-name="Standard"><text:span text:style-name="T6">67274</text:span></text:p>
          </table:table-cell>
        </table:table-row>
        <table:table-row table:style-name="Tableau2.2">
          <table:table-cell table:style-name="Tableau2.A29" office:value-type="string">
            <text:p text:style-name="Standard"><text:span text:style-name="T6">DIEMERINGEN/SARRE UNION</text:span></text:p>
          </table:table-cell>
          <table:table-cell table:style-name="Tableau2.B29" office:value-type="string">
            <text:p text:style-name="Standard"><text:span text:style-name="T6">MACKWILLER</text:span></text:p>
          </table:table-cell>
          <table:table-cell table:style-name="Tableau2.C29" office:value-type="string">
            <text:p text:style-name="Standard"><text:span text:style-name="T6">67278</text:span></text:p>
          </table:table-cell>
        </table:table-row>
        <table:table-row table:style-name="Tableau2.2">
          <table:table-cell table:style-name="Tableau2.A30" office:value-type="string">
            <text:p text:style-name="Standard"><text:span text:style-name="T6">DIEMERINGEN/SARRE UNION</text:span></text:p>
          </table:table-cell>
          <table:table-cell table:style-name="Tableau2.B30" office:value-type="string">
            <text:p text:style-name="Standard"><text:span text:style-name="T6">OERMINGEN</text:span></text:p>
          </table:table-cell>
          <table:table-cell table:style-name="Tableau2.C30" office:value-type="string">
            <text:p text:style-name="Standard"><text:span text:style-name="T6">67355</text:span></text:p>
          </table:table-cell>
        </table:table-row>
        <table:table-row table:style-name="Tableau2.2">
          <table:table-cell table:style-name="Tableau2.A31" office:value-type="string">
            <text:p text:style-name="Standard"><text:span text:style-name="T6">DIEMERINGEN/SARRE UNION</text:span></text:p>
          </table:table-cell>
          <table:table-cell table:style-name="Tableau2.B31" office:value-type="string">
            <text:p text:style-name="Standard"><text:span text:style-name="T6">RATZWILLER</text:span></text:p>
          </table:table-cell>
          <table:table-cell table:style-name="Tableau2.C31" office:value-type="string">
            <text:p text:style-name="Standard"><text:span text:style-name="T6">67385</text:span></text:p>
          </table:table-cell>
        </table:table-row>
        <table:table-row table:style-name="Tableau2.2">
          <table:table-cell table:style-name="Tableau2.A32" office:value-type="string">
            <text:p text:style-name="Standard"><text:span text:style-name="T6">DIEMERINGEN/SARRE UNION</text:span></text:p>
          </table:table-cell>
          <table:table-cell table:style-name="Tableau2.B32" office:value-type="string">
            <text:p text:style-name="Standard"><text:span text:style-name="T6">REXINGEN</text:span></text:p>
          </table:table-cell>
          <table:table-cell table:style-name="Tableau2.C32" office:value-type="string">
            <text:p text:style-name="Standard"><text:span text:style-name="T6">67396</text:span></text:p>
          </table:table-cell>
        </table:table-row>
        <table:table-row table:style-name="Tableau2.2">
          <table:table-cell table:style-name="Tableau2.A33" office:value-type="string">
            <text:p text:style-name="Standard"><text:span text:style-name="T6">DIEMERINGEN/SARRE UNION</text:span></text:p>
          </table:table-cell>
          <table:table-cell table:style-name="Tableau2.B33" office:value-type="string">
            <text:p text:style-name="Standard"><text:span text:style-name="T6">RIMSDORF</text:span></text:p>
          </table:table-cell>
          <table:table-cell table:style-name="Tableau2.C33" office:value-type="string">
            <text:p text:style-name="Standard"><text:span text:style-name="T6">67401</text:span></text:p>
          </table:table-cell>
        </table:table-row>
        <table:table-row table:style-name="Tableau2.2">
          <table:table-cell table:style-name="Tableau2.A34" office:value-type="string">
            <text:p text:style-name="Standard"><text:span text:style-name="T6">DIEMERINGEN/SARRE UNION</text:span></text:p>
          </table:table-cell>
          <table:table-cell table:style-name="Tableau2.B34" office:value-type="string">
            <text:p text:style-name="Standard"><text:span text:style-name="T6">SARRE UNION</text:span></text:p>
          </table:table-cell>
          <table:table-cell table:style-name="Tableau2.C34" office:value-type="string">
            <text:p text:style-name="Standard"><text:span text:style-name="T6">67434</text:span></text:p>
          </table:table-cell>
        </table:table-row>
        <table:table-row table:style-name="Tableau2.2">
          <table:table-cell table:style-name="Tableau2.A35" office:value-type="string">
            <text:p text:style-name="Standard"><text:span text:style-name="T6">DIEMERINGEN/SARRE UNION</text:span></text:p>
          </table:table-cell>
          <table:table-cell table:style-name="Tableau2.B35" office:value-type="string">
            <text:p text:style-name="Standard"><text:span text:style-name="T6">SARREWERDEN</text:span></text:p>
          </table:table-cell>
          <table:table-cell table:style-name="Tableau2.C35" office:value-type="string">
            <text:p text:style-name="Standard"><text:span text:style-name="T6">67435</text:span></text:p>
          </table:table-cell>
        </table:table-row>
        <table:table-row table:style-name="Tableau2.2">
          <table:table-cell table:style-name="Tableau2.A36" office:value-type="string">
            <text:p text:style-name="Standard"><text:span text:style-name="T6">DIEMERINGEN/SARRE UNION</text:span></text:p>
          </table:table-cell>
          <table:table-cell table:style-name="Tableau2.B36" office:value-type="string">
            <text:p text:style-name="Standard"><text:span text:style-name="T6">SCHOPPERTEN</text:span></text:p>
          </table:table-cell>
          <table:table-cell table:style-name="Tableau2.C36" office:value-type="string">
            <text:p text:style-name="Standard"><text:span text:style-name="T6">67456</text:span></text:p>
          </table:table-cell>
        </table:table-row>
        <table:table-row table:style-name="Tableau2.2">
          <table:table-cell table:style-name="Tableau2.A37" office:value-type="string">
            <text:p text:style-name="Standard"><text:span text:style-name="T6">DIEMERINGEN/SARRE UNION</text:span></text:p>
          </table:table-cell>
          <table:table-cell table:style-name="Tableau2.B37" office:value-type="string">
            <text:p text:style-name="Standard"><text:span text:style-name="T6">THAL-DRULINGEN</text:span></text:p>
          </table:table-cell>
          <table:table-cell table:style-name="Tableau2.C37" office:value-type="string">
            <text:p text:style-name="Standard"><text:span text:style-name="T6">67488</text:span></text:p>
          </table:table-cell>
        </table:table-row>
        <table:table-row table:style-name="Tableau2.2">
          <table:table-cell table:style-name="Tableau2.A38" office:value-type="string">
            <text:p text:style-name="Standard"><text:span text:style-name="T6">DIEMERINGEN/SARRE UNION</text:span></text:p>
          </table:table-cell>
          <table:table-cell table:style-name="Tableau2.B38" office:value-type="string">
            <text:p text:style-name="Standard"><text:span text:style-name="T6">VOELLERDINGEN</text:span></text:p>
          </table:table-cell>
          <table:table-cell table:style-name="Tableau2.C38" office:value-type="string">
            <text:p text:style-name="Standard"><text:span text:style-name="T6">67508</text:span></text:p>
          </table:table-cell>
        </table:table-row>
        <table:table-row table:style-name="Tableau2.2">
          <table:table-cell table:style-name="Tableau2.A39" office:value-type="string">
            <text:p text:style-name="Standard"><text:span text:style-name="T6">DIEMERINGEN/SARRE UNION</text:span></text:p>
          </table:table-cell>
          <table:table-cell table:style-name="Tableau2.B39" office:value-type="string">
            <text:p text:style-name="Standard"><text:span text:style-name="T6">WALDHAMBACH</text:span></text:p>
          </table:table-cell>
          <table:table-cell table:style-name="Tableau2.C39" office:value-type="string">
            <text:p text:style-name="Standard"><text:span text:style-name="T6">67514</text:span></text:p>
          </table:table-cell>
        </table:table-row>
        <table:table-row table:style-name="Tableau2.2">
          <table:table-cell table:style-name="Tableau2.A40" office:value-type="string">
            <text:p text:style-name="Standard"><text:span text:style-name="T6">DIEMERINGEN/SARRE UNION</text:span></text:p>
          </table:table-cell>
          <table:table-cell table:style-name="Tableau2.B40" office:value-type="string">
            <text:p text:style-name="Standard"><text:span text:style-name="T6">WEISLINGEN</text:span></text:p>
          </table:table-cell>
          <table:table-cell table:style-name="Tableau2.C40" office:value-type="string">
            <text:p text:style-name="Standard"><text:span text:style-name="T6">67522</text:span></text:p>
          </table:table-cell>
        </table:table-row>
        <table:table-row table:style-name="Tableau2.2">
          <table:table-cell table:style-name="Tableau2.A41" office:value-type="string">
            <text:p text:style-name="Standard"><text:span text:style-name="T6">DIEMERINGEN/SARRE UNION</text:span></text:p>
          </table:table-cell>
          <table:table-cell table:style-name="Tableau2.B41" office:value-type="string">
            <text:p text:style-name="Standard"><text:span text:style-name="T6">WOLFSKIRCHEN</text:span></text:p>
          </table:table-cell>
          <table:table-cell table:style-name="Tableau2.C41" office:value-type="string">
            <text:p text:style-name="Standard"><text:span text:style-name="T6">67552</text:span></text:p>
          </table:table-cell>
        </table:table-row>
        <table:table-row table:style-name="Tableau2.2">
          <table:table-cell table:style-name="Tableau2.A42" office:value-type="string">
            <text:p text:style-name="Standard"><text:span text:style-name="T6">DINGSHEIM</text:span></text:p>
          </table:table-cell>
          <table:table-cell table:style-name="Tableau2.B42" office:value-type="string">
            <text:p text:style-name="Standard"><text:span text:style-name="T6">DINGSHEIM</text:span></text:p>
          </table:table-cell>
          <table:table-cell table:style-name="Tableau2.C42" office:value-type="string">
            <text:p text:style-name="Standard"><text:span text:style-name="T6">67097</text:span></text:p>
          </table:table-cell>
        </table:table-row>
        <table:table-row table:style-name="Tableau2.2">
          <table:table-cell table:style-name="Tableau2.A43" office:value-type="string">
            <text:p text:style-name="Standard"><text:span text:style-name="T6">DINGSHEIM</text:span></text:p>
          </table:table-cell>
          <table:table-cell table:style-name="Tableau2.B43" office:value-type="string">
            <text:p text:style-name="Standard"><text:span text:style-name="T6">DOSSENHEIM-KOCHERSBERG</text:span></text:p>
          </table:table-cell>
          <table:table-cell table:style-name="Tableau2.C43" office:value-type="string">
            <text:p text:style-name="Standard"><text:span text:style-name="T6">67102</text:span></text:p>
          </table:table-cell>
        </table:table-row>
        <table:table-row table:style-name="Tableau2.2">
          <table:table-cell table:style-name="Tableau2.A44" office:value-type="string">
            <text:p text:style-name="Standard"><text:span text:style-name="T6">DINGSHEIM</text:span></text:p>
          </table:table-cell>
          <table:table-cell table:style-name="Tableau2.B44" office:value-type="string">
            <text:p text:style-name="Standard"><text:span text:style-name="T6">DURNINGEN</text:span></text:p>
          </table:table-cell>
          <table:table-cell table:style-name="Tableau2.C44" office:value-type="string">
            <text:p text:style-name="Standard"><text:span text:style-name="T6">67109</text:span></text:p>
          </table:table-cell>
        </table:table-row>
        <table:table-row table:style-name="Tableau2.2">
          <table:table-cell table:style-name="Tableau2.A45" office:value-type="string">
            <text:p text:style-name="Standard"><text:span text:style-name="T6">DINGSHEIM</text:span></text:p>
          </table:table-cell>
          <table:table-cell table:style-name="Tableau2.B45" office:value-type="string">
            <text:p text:style-name="Standard"><text:span text:style-name="T6">FURDENHEIM</text:span></text:p>
          </table:table-cell>
          <table:table-cell table:style-name="Tableau2.C45" office:value-type="string">
            <text:p text:style-name="Standard"><text:span text:style-name="T6">67150</text:span></text:p>
          </table:table-cell>
        </table:table-row>
        <table:table-row table:style-name="Tableau2.2">
          <table:table-cell table:style-name="Tableau2.A46" office:value-type="string">
            <text:p text:style-name="Standard"><text:span text:style-name="T6">DINGSHEIM</text:span></text:p>
          </table:table-cell>
          <table:table-cell table:style-name="Tableau2.B46" office:value-type="string">
            <text:p text:style-name="Standard"><text:span text:style-name="T6">GRIESHEIM-SUR-SOUFFEL</text:span></text:p>
          </table:table-cell>
          <table:table-cell table:style-name="Tableau2.C46" office:value-type="string">
            <text:p text:style-name="Standard"><text:span text:style-name="T6">67173</text:span></text:p>
          </table:table-cell>
        </table:table-row>
        <table:table-row table:style-name="Tableau2.2">
          <table:table-cell table:style-name="Tableau2.A47" office:value-type="string">
            <text:p text:style-name="Standard"><text:span text:style-name="T6">DINGSHEIM</text:span></text:p>
          </table:table-cell>
          <table:table-cell table:style-name="Tableau2.B47" office:value-type="string">
            <text:p text:style-name="Standard"><text:span text:style-name="T6">HANSCHUHEIM</text:span></text:p>
          </table:table-cell>
          <table:table-cell table:style-name="Tableau2.C47" office:value-type="string">
            <text:p text:style-name="Standard"><text:span text:style-name="T6">67181</text:span></text:p>
          </table:table-cell>
        </table:table-row>
        <table:table-row table:style-name="Tableau2.2">
          <table:table-cell table:style-name="Tableau2.A48" office:value-type="string">
            <text:p text:style-name="Standard"><text:span text:style-name="T6">DINGSHEIM</text:span></text:p>
          </table:table-cell>
          <table:table-cell table:style-name="Tableau2.B48" office:value-type="string">
            <text:p text:style-name="Standard"><text:span text:style-name="T6">HURTIGHEIM</text:span></text:p>
          </table:table-cell>
          <table:table-cell table:style-name="Tableau2.C48" office:value-type="string">
            <text:p text:style-name="Standard"><text:span text:style-name="T6">67214</text:span></text:p>
          </table:table-cell>
        </table:table-row>
        <table:table-row table:style-name="Tableau2.2">
          <table:table-cell table:style-name="Tableau2.A49" office:value-type="string">
            <text:p text:style-name="Standard"><text:span text:style-name="T6">DINGSHEIM</text:span></text:p>
          </table:table-cell>
          <table:table-cell table:style-name="Tableau2.B49" office:value-type="string">
            <text:p text:style-name="Standard"><text:span text:style-name="T6">ITTENHEIM</text:span></text:p>
          </table:table-cell>
          <table:table-cell table:style-name="Tableau2.C49" office:value-type="string">
            <text:p text:style-name="Standard"><text:span text:style-name="T6">67226</text:span></text:p>
          </table:table-cell>
        </table:table-row>
        <table:table-row table:style-name="Tableau2.2">
          <table:table-cell table:style-name="Tableau2.A50" office:value-type="string">
            <text:p text:style-name="Standard"><text:span text:style-name="T6">DINGSHEIM</text:span></text:p>
          </table:table-cell>
          <table:table-cell table:style-name="Tableau2.B50" office:value-type="string">
            <text:p text:style-name="Standard"><text:span text:style-name="T6">KIENHEIM</text:span></text:p>
          </table:table-cell>
          <table:table-cell table:style-name="Tableau2.C50" office:value-type="string">
            <text:p text:style-name="Standard"><text:span text:style-name="T6">67236</text:span></text:p>
          </table:table-cell>
        </table:table-row>
        <table:table-row table:style-name="Tableau2.2">
          <table:table-cell table:style-name="Tableau2.A51" office:value-type="string">
            <text:p text:style-name="Standard"><text:span text:style-name="T6">DINGSHEIM</text:span></text:p>
          </table:table-cell>
          <table:table-cell table:style-name="Tableau2.B51" office:value-type="string">
            <text:p text:style-name="P1"><text:span text:style-name="T6">NEUGARTHEIM - ITTLENHEIM</text:span></text:p>
          </table:table-cell>
          <table:table-cell table:style-name="Tableau2.C51" office:value-type="string">
            <text:p text:style-name="Standard"><text:span text:style-name="T6">67228</text:span></text:p>
          </table:table-cell>
        </table:table-row>
        <table:table-row table:style-name="Tableau2.2">
          <table:table-cell table:style-name="Tableau2.A52" office:value-type="string">
            <text:p text:style-name="Standard"><text:span text:style-name="T6">DINGSHEIM</text:span></text:p>
          </table:table-cell>
          <table:table-cell table:style-name="Tableau2.B52" office:value-type="string">
            <text:p text:style-name="Standard"><text:span text:style-name="T6">PFETTISHEIM</text:span></text:p>
          </table:table-cell>
          <table:table-cell table:style-name="Tableau2.C52" office:value-type="string">
            <text:p text:style-name="Standard"><text:span text:style-name="T6">67374</text:span></text:p>
          </table:table-cell>
        </table:table-row>
        <table:table-row table:style-name="Tableau2.2">
          <table:table-cell table:style-name="Tableau2.A53" office:value-type="string">
            <text:p text:style-name="Standard"><text:span text:style-name="T6">DINGSHEIM</text:span></text:p>
            <text:p text:style-name="P3"/>
          </table:table-cell>
          <table:table-cell table:style-name="Tableau2.B53" office:value-type="string">
            <text:p text:style-name="Standard"><text:span text:style-name="T6">PFULGRIESHEIM</text:span></text:p>
          </table:table-cell>
          <table:table-cell table:style-name="Tableau2.C53" office:value-type="string">
            <text:p text:style-name="Standard"><text:span text:style-name="T6">67375</text:span></text:p>
          </table:table-cell>
        </table:table-row>
        <text:soft-page-break/>
        <table:table-row table:style-name="Tableau2.54">
          <table:table-cell table:style-name="Tableau2.A54" office:value-type="string">
            <text:p text:style-name="Standard"><text:span text:style-name="T5">Territoire de PDS</text:span></text:p>
          </table:table-cell>
          <table:table-cell table:style-name="Tableau2.B54" office:value-type="string">
            <text:p text:style-name="Standard"><text:span text:style-name="T5">Libellé commune</text:span></text:p>
          </table:table-cell>
          <table:table-cell table:style-name="Tableau2.C54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55" office:value-type="string">
            <text:p text:style-name="Standard"><text:span text:style-name="T6">DINGSHEIM</text:span></text:p>
          </table:table-cell>
          <table:table-cell table:style-name="Tableau2.B55" office:value-type="string">
            <text:p text:style-name="Standard"><text:span text:style-name="T6">QUATZENHEIM</text:span></text:p>
          </table:table-cell>
          <table:table-cell table:style-name="Tableau2.C55" office:value-type="string">
            <text:p text:style-name="Standard"><text:span text:style-name="T6">67382</text:span></text:p>
          </table:table-cell>
        </table:table-row>
        <table:table-row table:style-name="Tableau2.2">
          <table:table-cell table:style-name="Tableau2.A56" office:value-type="string">
            <text:p text:style-name="Standard"><text:span text:style-name="T6">DINGSHEIM</text:span></text:p>
          </table:table-cell>
          <table:table-cell table:style-name="Tableau2.B56" office:value-type="string">
            <text:p text:style-name="Standard"><text:span text:style-name="T6">SCHNERSHEIM</text:span></text:p>
          </table:table-cell>
          <table:table-cell table:style-name="Tableau2.C56" office:value-type="string">
            <text:p text:style-name="Standard"><text:span text:style-name="T6">67452</text:span></text:p>
          </table:table-cell>
        </table:table-row>
        <table:table-row table:style-name="Tableau2.2">
          <table:table-cell table:style-name="Tableau2.A57" office:value-type="string">
            <text:p text:style-name="Standard"><text:span text:style-name="T6">DINGSHEIM</text:span></text:p>
          </table:table-cell>
          <table:table-cell table:style-name="Tableau2.B57" office:value-type="string">
            <text:p text:style-name="Standard"><text:span text:style-name="T6">STUTZHEIM-OFFENHEIM</text:span></text:p>
          </table:table-cell>
          <table:table-cell table:style-name="Tableau2.C57" office:value-type="string">
            <text:p text:style-name="Standard"><text:span text:style-name="T6">67485</text:span></text:p>
          </table:table-cell>
        </table:table-row>
        <table:table-row table:style-name="Tableau2.2">
          <table:table-cell table:style-name="Tableau2.A58" office:value-type="string">
            <text:p text:style-name="Standard"><text:span text:style-name="T6">DINGSHEIM</text:span></text:p>
          </table:table-cell>
          <table:table-cell table:style-name="Tableau2.B58" office:value-type="string">
            <text:p text:style-name="Standard"><text:span text:style-name="T6">TRUCHTERSHEIM</text:span></text:p>
          </table:table-cell>
          <table:table-cell table:style-name="Tableau2.C58" office:value-type="string">
            <text:p text:style-name="Standard"><text:span text:style-name="T6">67495</text:span></text:p>
          </table:table-cell>
        </table:table-row>
        <table:table-row table:style-name="Tableau2.2">
          <table:table-cell table:style-name="Tableau2.A59" office:value-type="string">
            <text:p text:style-name="Standard"><text:span text:style-name="T6">DINGSHEIM</text:span></text:p>
          </table:table-cell>
          <table:table-cell table:style-name="Tableau2.B59" office:value-type="string">
            <text:p text:style-name="Standard"><text:span text:style-name="T6">WINTZENHEIM-KOCHERSBERG</text:span></text:p>
          </table:table-cell>
          <table:table-cell table:style-name="Tableau2.C59" office:value-type="string">
            <text:p text:style-name="Standard"><text:span text:style-name="T6">67542</text:span></text:p>
          </table:table-cell>
        </table:table-row>
        <table:table-row table:style-name="Tableau2.2">
          <table:table-cell table:style-name="Tableau2.A60" office:value-type="string">
            <text:p text:style-name="Standard"><text:span text:style-name="T6">DINGSHEIM</text:span></text:p>
          </table:table-cell>
          <table:table-cell table:style-name="Tableau2.B60" office:value-type="string">
            <text:p text:style-name="Standard"><text:span text:style-name="T6">WIWERSHEIM</text:span></text:p>
          </table:table-cell>
          <table:table-cell table:style-name="Tableau2.C60" office:value-type="string">
            <text:p text:style-name="Standard"><text:span text:style-name="T6">67548</text:span></text:p>
          </table:table-cell>
        </table:table-row>
        <table:table-row table:style-name="Tableau2.2">
          <table:table-cell table:style-name="Tableau2.A61" office:value-type="string">
            <text:p text:style-name="Standard"><text:span text:style-name="T6">DRULINGEN</text:span></text:p>
          </table:table-cell>
          <table:table-cell table:style-name="Tableau2.B61" office:value-type="string">
            <text:p text:style-name="Standard"><text:span text:style-name="T6">ADAMSWILLER</text:span></text:p>
          </table:table-cell>
          <table:table-cell table:style-name="Tableau2.C61" office:value-type="string">
            <text:p text:style-name="Standard"><text:span text:style-name="T6">67002</text:span></text:p>
          </table:table-cell>
        </table:table-row>
        <table:table-row table:style-name="Tableau2.2">
          <table:table-cell table:style-name="Tableau2.A62" office:value-type="string">
            <text:p text:style-name="Standard"><text:span text:style-name="T6">DRULINGEN</text:span></text:p>
          </table:table-cell>
          <table:table-cell table:style-name="Tableau2.B62" office:value-type="string">
            <text:p text:style-name="Standard"><text:span text:style-name="T6">ASSWILLER</text:span></text:p>
          </table:table-cell>
          <table:table-cell table:style-name="Tableau2.C62" office:value-type="string">
            <text:p text:style-name="Standard"><text:span text:style-name="T6">67013</text:span></text:p>
          </table:table-cell>
        </table:table-row>
        <table:table-row table:style-name="Tableau2.2">
          <table:table-cell table:style-name="Tableau2.A63" office:value-type="string">
            <text:p text:style-name="Standard"><text:span text:style-name="T6">DRULINGEN</text:span></text:p>
          </table:table-cell>
          <table:table-cell table:style-name="Tableau2.B63" office:value-type="string">
            <text:p text:style-name="Standard"><text:span text:style-name="T6">BERG</text:span></text:p>
          </table:table-cell>
          <table:table-cell table:style-name="Tableau2.C63" office:value-type="string">
            <text:p text:style-name="Standard"><text:span text:style-name="T6">67029</text:span></text:p>
          </table:table-cell>
        </table:table-row>
        <table:table-row table:style-name="Tableau2.2">
          <table:table-cell table:style-name="Tableau2.A64" office:value-type="string">
            <text:p text:style-name="Standard"><text:span text:style-name="T6">DRULINGEN</text:span></text:p>
          </table:table-cell>
          <table:table-cell table:style-name="Tableau2.B64" office:value-type="string">
            <text:p text:style-name="Standard"><text:span text:style-name="T6">BETTWILLER</text:span></text:p>
          </table:table-cell>
          <table:table-cell table:style-name="Tableau2.C64" office:value-type="string">
            <text:p text:style-name="Standard"><text:span text:style-name="T6">67036</text:span></text:p>
          </table:table-cell>
        </table:table-row>
        <table:table-row table:style-name="Tableau2.2">
          <table:table-cell table:style-name="Tableau2.A65" office:value-type="string">
            <text:p text:style-name="Standard"><text:span text:style-name="T6">DRULINGEN</text:span></text:p>
          </table:table-cell>
          <table:table-cell table:style-name="Tableau2.B65" office:value-type="string">
            <text:p text:style-name="Standard"><text:span text:style-name="T6">BUST</text:span></text:p>
          </table:table-cell>
          <table:table-cell table:style-name="Tableau2.C65" office:value-type="string">
            <text:p text:style-name="Standard"><text:span text:style-name="T6">67071</text:span></text:p>
          </table:table-cell>
        </table:table-row>
        <table:table-row table:style-name="Tableau2.2">
          <table:table-cell table:style-name="Tableau2.A66" office:value-type="string">
            <text:p text:style-name="Standard"><text:span text:style-name="T6">DRULINGEN</text:span></text:p>
          </table:table-cell>
          <table:table-cell table:style-name="Tableau2.B66" office:value-type="string">
            <text:p text:style-name="Standard"><text:span text:style-name="T6">DRULINGEN</text:span></text:p>
          </table:table-cell>
          <table:table-cell table:style-name="Tableau2.C66" office:value-type="string">
            <text:p text:style-name="Standard"><text:span text:style-name="T6">67105</text:span></text:p>
          </table:table-cell>
        </table:table-row>
        <table:table-row table:style-name="Tableau2.2">
          <table:table-cell table:style-name="Tableau2.A67" office:value-type="string">
            <text:p text:style-name="Standard"><text:span text:style-name="T6">DRULINGEN</text:span></text:p>
          </table:table-cell>
          <table:table-cell table:style-name="Tableau2.B67" office:value-type="string">
            <text:p text:style-name="Standard"><text:span text:style-name="T6">DURSTEL</text:span></text:p>
          </table:table-cell>
          <table:table-cell table:style-name="Tableau2.C67" office:value-type="string">
            <text:p text:style-name="Standard"><text:span text:style-name="T6">67111</text:span></text:p>
          </table:table-cell>
        </table:table-row>
        <table:table-row table:style-name="Tableau2.2">
          <table:table-cell table:style-name="Tableau2.A68" office:value-type="string">
            <text:p text:style-name="Standard"><text:span text:style-name="T6">DRULINGEN</text:span></text:p>
          </table:table-cell>
          <table:table-cell table:style-name="Tableau2.B68" office:value-type="string">
            <text:p text:style-name="Standard"><text:span text:style-name="T6">ESCHWILLER</text:span></text:p>
          </table:table-cell>
          <table:table-cell table:style-name="Tableau2.C68" office:value-type="string">
            <text:p text:style-name="Standard"><text:span text:style-name="T6">67134</text:span></text:p>
          </table:table-cell>
        </table:table-row>
        <table:table-row table:style-name="Tableau2.2">
          <table:table-cell table:style-name="Tableau2.A69" office:value-type="string">
            <text:p text:style-name="Standard"><text:span text:style-name="T6">DRULINGEN</text:span></text:p>
          </table:table-cell>
          <table:table-cell table:style-name="Tableau2.B69" office:value-type="string">
            <text:p text:style-name="Standard"><text:span text:style-name="T6">EYWILLER</text:span></text:p>
          </table:table-cell>
          <table:table-cell table:style-name="Tableau2.C69" office:value-type="string">
            <text:p text:style-name="Standard"><text:span text:style-name="T6">67136</text:span></text:p>
          </table:table-cell>
        </table:table-row>
        <table:table-row table:style-name="Tableau2.2">
          <table:table-cell table:style-name="Tableau2.A70" office:value-type="string">
            <text:p text:style-name="Standard"><text:span text:style-name="T6">DRULINGEN</text:span></text:p>
          </table:table-cell>
          <table:table-cell table:style-name="Tableau2.B70" office:value-type="string">
            <text:p text:style-name="Standard"><text:span text:style-name="T6">GUNGWILLER</text:span></text:p>
          </table:table-cell>
          <table:table-cell table:style-name="Tableau2.C70" office:value-type="string">
            <text:p text:style-name="Standard"><text:span text:style-name="T6">67178</text:span></text:p>
          </table:table-cell>
        </table:table-row>
        <table:table-row table:style-name="Tableau2.2">
          <table:table-cell table:style-name="Tableau2.A71" office:value-type="string">
            <text:p text:style-name="Standard"><text:span text:style-name="T6">DRULINGEN</text:span></text:p>
          </table:table-cell>
          <table:table-cell table:style-name="Tableau2.B71" office:value-type="string">
            <text:p text:style-name="Standard"><text:span text:style-name="T6">HIRSCHLAND</text:span></text:p>
          </table:table-cell>
          <table:table-cell table:style-name="Tableau2.C71" office:value-type="string">
            <text:p text:style-name="Standard"><text:span text:style-name="T6">67201</text:span></text:p>
          </table:table-cell>
        </table:table-row>
        <table:table-row table:style-name="Tableau2.2">
          <table:table-cell table:style-name="Tableau2.A72" office:value-type="string">
            <text:p text:style-name="Standard"><text:span text:style-name="T6">DRULINGEN</text:span></text:p>
          </table:table-cell>
          <table:table-cell table:style-name="Tableau2.B72" office:value-type="string">
            <text:p text:style-name="Standard"><text:span text:style-name="T6">OTTWILLER</text:span></text:p>
          </table:table-cell>
          <table:table-cell table:style-name="Tableau2.C72" office:value-type="string">
            <text:p text:style-name="Standard"><text:span text:style-name="T6">67369</text:span></text:p>
          </table:table-cell>
        </table:table-row>
        <table:table-row table:style-name="Tableau2.2">
          <table:table-cell table:style-name="Tableau2.A73" office:value-type="string">
            <text:p text:style-name="Standard"><text:span text:style-name="T6">DRULINGEN</text:span></text:p>
          </table:table-cell>
          <table:table-cell table:style-name="Tableau2.B73" office:value-type="string">
            <text:p text:style-name="Standard"><text:span text:style-name="T6">PFALZWEYER</text:span></text:p>
          </table:table-cell>
          <table:table-cell table:style-name="Tableau2.C73" office:value-type="string">
            <text:p text:style-name="Standard"><text:span text:style-name="T6">67373</text:span></text:p>
          </table:table-cell>
        </table:table-row>
        <table:table-row table:style-name="Tableau2.2">
          <table:table-cell table:style-name="Tableau2.A74" office:value-type="string">
            <text:p text:style-name="Standard"><text:span text:style-name="T6">DRULINGEN</text:span></text:p>
          </table:table-cell>
          <table:table-cell table:style-name="Tableau2.B74" office:value-type="string">
            <text:p text:style-name="Standard"><text:span text:style-name="T6">SIEWILLER</text:span></text:p>
          </table:table-cell>
          <table:table-cell table:style-name="Tableau2.C74" office:value-type="string">
            <text:p text:style-name="Standard"><text:span text:style-name="T6">67467</text:span></text:p>
          </table:table-cell>
        </table:table-row>
        <table:table-row table:style-name="Tableau2.2">
          <table:table-cell table:style-name="Tableau2.A75" office:value-type="string">
            <text:p text:style-name="Standard"><text:span text:style-name="T6">DRULINGEN</text:span></text:p>
          </table:table-cell>
          <table:table-cell table:style-name="Tableau2.B75" office:value-type="string">
            <text:p text:style-name="Standard"><text:span text:style-name="T6">WEYER</text:span></text:p>
          </table:table-cell>
          <table:table-cell table:style-name="Tableau2.C75" office:value-type="string">
            <text:p text:style-name="Standard"><text:span text:style-name="T6">67528</text:span></text:p>
          </table:table-cell>
        </table:table-row>
        <table:table-row table:style-name="Tableau2.2">
          <table:table-cell table:style-name="Tableau2.A76" office:value-type="string">
            <text:p text:style-name="Standard"><text:span text:style-name="T6">DUTTLENHEIM</text:span></text:p>
          </table:table-cell>
          <table:table-cell table:style-name="Tableau2.B76" office:value-type="string">
            <text:p text:style-name="Standard"><text:span text:style-name="T6">ALTORF</text:span></text:p>
          </table:table-cell>
          <table:table-cell table:style-name="Tableau2.C76" office:value-type="string">
            <text:p text:style-name="Standard"><text:span text:style-name="T6">67008</text:span></text:p>
          </table:table-cell>
        </table:table-row>
        <table:table-row table:style-name="Tableau2.2">
          <table:table-cell table:style-name="Tableau2.A77" office:value-type="string">
            <text:p text:style-name="Standard"><text:span text:style-name="T6">DUTTLENHEIM</text:span></text:p>
          </table:table-cell>
          <table:table-cell table:style-name="Tableau2.B77" office:value-type="string">
            <text:p text:style-name="Standard"><text:span text:style-name="T6">DUPPIGHEIM</text:span></text:p>
          </table:table-cell>
          <table:table-cell table:style-name="Tableau2.C77" office:value-type="string">
            <text:p text:style-name="Standard"><text:span text:style-name="T6">67108</text:span></text:p>
          </table:table-cell>
        </table:table-row>
        <table:table-row table:style-name="Tableau2.2">
          <table:table-cell table:style-name="Tableau2.A78" office:value-type="string">
            <text:p text:style-name="Standard"><text:span text:style-name="T6">DUTTLENHEIM</text:span></text:p>
          </table:table-cell>
          <table:table-cell table:style-name="Tableau2.B78" office:value-type="string">
            <text:p text:style-name="Standard"><text:span text:style-name="T6">DUTTLENHEIM</text:span></text:p>
          </table:table-cell>
          <table:table-cell table:style-name="Tableau2.C78" office:value-type="string">
            <text:p text:style-name="Standard"><text:span text:style-name="T6">67112</text:span></text:p>
          </table:table-cell>
        </table:table-row>
        <table:table-row table:style-name="Tableau2.2">
          <table:table-cell table:style-name="Tableau2.A79" office:value-type="string">
            <text:p text:style-name="Standard"><text:span text:style-name="T6">DUTTLENHEIM</text:span></text:p>
          </table:table-cell>
          <table:table-cell table:style-name="Tableau2.B79" office:value-type="string">
            <text:p text:style-name="Standard"><text:span text:style-name="T6">ERNOLSHEIM-BRUCHE</text:span></text:p>
          </table:table-cell>
          <table:table-cell table:style-name="Tableau2.C79" office:value-type="string">
            <text:p text:style-name="Standard"><text:span text:style-name="T6">67128</text:span></text:p>
          </table:table-cell>
        </table:table-row>
        <table:table-row table:style-name="Tableau2.2">
          <table:table-cell table:style-name="Tableau2.A80" office:value-type="string">
            <text:p text:style-name="Standard"><text:span text:style-name="T6">DUTTLENHEIM</text:span></text:p>
          </table:table-cell>
          <table:table-cell table:style-name="Tableau2.B80" office:value-type="string">
            <text:p text:style-name="Standard"><text:span text:style-name="T6">GRIESHEIM-PRES-MOLSHEIM</text:span></text:p>
          </table:table-cell>
          <table:table-cell table:style-name="Tableau2.C80" office:value-type="string">
            <text:p text:style-name="Standard"><text:span text:style-name="T6">67172</text:span></text:p>
          </table:table-cell>
        </table:table-row>
        <table:table-row table:style-name="Tableau2.2">
          <table:table-cell table:style-name="Tableau2.A81" office:value-type="string">
            <text:p text:style-name="Standard"><text:span text:style-name="T6">DUTTLENHEIM</text:span></text:p>
          </table:table-cell>
          <table:table-cell table:style-name="Tableau2.B81" office:value-type="string">
            <text:p text:style-name="Standard"><text:span text:style-name="T6">HANGENBIETEN</text:span></text:p>
          </table:table-cell>
          <table:table-cell table:style-name="Tableau2.C81" office:value-type="string">
            <text:p text:style-name="Standard"><text:span text:style-name="T6">67182</text:span></text:p>
          </table:table-cell>
        </table:table-row>
        <table:table-row table:style-name="Tableau2.2">
          <table:table-cell table:style-name="Tableau2.A82" office:value-type="string">
            <text:p text:style-name="Standard"><text:span text:style-name="T6">DUTTLENHEIM</text:span></text:p>
          </table:table-cell>
          <table:table-cell table:style-name="Tableau2.B82" office:value-type="string">
            <text:p text:style-name="Standard"><text:span text:style-name="T6">KOLBSHEIM</text:span></text:p>
          </table:table-cell>
          <table:table-cell table:style-name="Tableau2.C82" office:value-type="string">
            <text:p text:style-name="Standard"><text:span text:style-name="T6">67247</text:span></text:p>
          </table:table-cell>
        </table:table-row>
        <table:table-row table:style-name="Tableau2.2">
          <table:table-cell table:style-name="Tableau2.A83" office:value-type="string">
            <text:p text:style-name="Standard"><text:span text:style-name="T6">ERGERSHEIM</text:span></text:p>
          </table:table-cell>
          <table:table-cell table:style-name="Tableau2.B83" office:value-type="string">
            <text:p text:style-name="Standard"><text:span text:style-name="T6">AVOLSHEIM</text:span></text:p>
          </table:table-cell>
          <table:table-cell table:style-name="Tableau2.C83" office:value-type="string">
            <text:p text:style-name="Standard"><text:span text:style-name="T6">67016</text:span></text:p>
          </table:table-cell>
        </table:table-row>
        <table:table-row table:style-name="Tableau2.2">
          <table:table-cell table:style-name="Tableau2.A84" office:value-type="string">
            <text:p text:style-name="Standard"><text:span text:style-name="T6">ERGERSHEIM</text:span></text:p>
          </table:table-cell>
          <table:table-cell table:style-name="Tableau2.B84" office:value-type="string">
            <text:p text:style-name="Standard"><text:span text:style-name="T6">DACHSTEIN</text:span></text:p>
          </table:table-cell>
          <table:table-cell table:style-name="Tableau2.C84" office:value-type="string">
            <text:p text:style-name="Standard"><text:span text:style-name="T6">67080</text:span></text:p>
          </table:table-cell>
        </table:table-row>
        <table:table-row table:style-name="Tableau2.2">
          <table:table-cell table:style-name="Tableau2.A85" office:value-type="string">
            <text:p text:style-name="Standard"><text:span text:style-name="T6">ERGERSHEIM</text:span></text:p>
          </table:table-cell>
          <table:table-cell table:style-name="Tableau2.B85" office:value-type="string">
            <text:p text:style-name="Standard"><text:span text:style-name="T6">DANGOLSHEIM</text:span></text:p>
          </table:table-cell>
          <table:table-cell table:style-name="Tableau2.C85" office:value-type="string">
            <text:p text:style-name="Standard"><text:span text:style-name="T6">67085</text:span></text:p>
          </table:table-cell>
        </table:table-row>
        <table:table-row table:style-name="Tableau2.2">
          <table:table-cell table:style-name="Tableau2.A86" office:value-type="string">
            <text:p text:style-name="Standard"><text:span text:style-name="T6">ERGERSHEIM</text:span></text:p>
          </table:table-cell>
          <table:table-cell table:style-name="Tableau2.B86" office:value-type="string">
            <text:p text:style-name="Standard"><text:span text:style-name="T6">ERGERSHEIM</text:span></text:p>
          </table:table-cell>
          <table:table-cell table:style-name="Tableau2.C86" office:value-type="string">
            <text:p text:style-name="Standard"><text:span text:style-name="T6">67127</text:span></text:p>
          </table:table-cell>
        </table:table-row>
        <table:table-row table:style-name="Tableau2.2">
          <table:table-cell table:style-name="Tableau2.A87" office:value-type="string">
            <text:p text:style-name="Standard"><text:span text:style-name="T6">ERGERSHEIM</text:span></text:p>
          </table:table-cell>
          <table:table-cell table:style-name="Tableau2.B87" office:value-type="string">
            <text:p text:style-name="Standard"><text:span text:style-name="T6">FLEXBOURG</text:span></text:p>
          </table:table-cell>
          <table:table-cell table:style-name="Tableau2.C87" office:value-type="string">
            <text:p text:style-name="Standard"><text:span text:style-name="T6">67139</text:span></text:p>
          </table:table-cell>
        </table:table-row>
        <table:table-row table:style-name="Tableau2.2">
          <table:table-cell table:style-name="Tableau2.A88" office:value-type="string">
            <text:p text:style-name="Standard"><text:span text:style-name="T6">ERGERSHEIM</text:span></text:p>
          </table:table-cell>
          <table:table-cell table:style-name="Tableau2.B88" office:value-type="string">
            <text:p text:style-name="Standard"><text:span text:style-name="T6">OSTHOFFEN</text:span></text:p>
          </table:table-cell>
          <table:table-cell table:style-name="Tableau2.C88" office:value-type="string">
            <text:p text:style-name="Standard"><text:span text:style-name="T6">67363</text:span></text:p>
          </table:table-cell>
        </table:table-row>
        <table:table-row table:style-name="Tableau2.2">
          <table:table-cell table:style-name="Tableau2.A89" office:value-type="string">
            <text:p text:style-name="Standard"><text:span text:style-name="T6">ERGERSHEIM</text:span></text:p>
          </table:table-cell>
          <table:table-cell table:style-name="Tableau2.B89" office:value-type="string">
            <text:p text:style-name="Standard"><text:span text:style-name="T6">SOULTZ-LES-BAINS</text:span></text:p>
          </table:table-cell>
          <table:table-cell table:style-name="Tableau2.C89" office:value-type="string">
            <text:p text:style-name="Standard"><text:span text:style-name="T6">67473</text:span></text:p>
          </table:table-cell>
        </table:table-row>
        <table:table-row table:style-name="Tableau2.2">
          <table:table-cell table:style-name="Tableau2.A90" office:value-type="string">
            <text:p text:style-name="Standard"><text:span text:style-name="T6">ERGERSHEIM</text:span></text:p>
          </table:table-cell>
          <table:table-cell table:style-name="Tableau2.B90" office:value-type="string">
            <text:p text:style-name="Standard"><text:span text:style-name="T6">WOLXHEIM</text:span></text:p>
          </table:table-cell>
          <table:table-cell table:style-name="Tableau2.C90" office:value-type="string">
            <text:p text:style-name="Standard"><text:span text:style-name="T6">67554</text:span></text:p>
          </table:table-cell>
        </table:table-row>
        <table:table-row table:style-name="Tableau2.2">
          <table:table-cell table:style-name="Tableau2.A91" office:value-type="string">
            <text:p text:style-name="Standard"><text:span text:style-name="T6">ERSTEIN</text:span></text:p>
          </table:table-cell>
          <table:table-cell table:style-name="Tableau2.B91" office:value-type="string">
            <text:p text:style-name="Standard"><text:span text:style-name="T6">BOLSENHEIM</text:span></text:p>
          </table:table-cell>
          <table:table-cell table:style-name="Tableau2.C91" office:value-type="string">
            <text:p text:style-name="Standard"><text:span text:style-name="T6">67054</text:span></text:p>
          </table:table-cell>
        </table:table-row>
        <table:table-row table:style-name="Tableau2.2">
          <table:table-cell table:style-name="Tableau2.A92" office:value-type="string">
            <text:p text:style-name="Standard"><text:span text:style-name="T6">ERSTEIN</text:span></text:p>
          </table:table-cell>
          <table:table-cell table:style-name="Tableau2.B92" office:value-type="string">
            <text:p text:style-name="Standard"><text:span text:style-name="T6">ERSTEIN</text:span></text:p>
          </table:table-cell>
          <table:table-cell table:style-name="Tableau2.C92" office:value-type="string">
            <text:p text:style-name="Standard"><text:span text:style-name="T6">67130</text:span></text:p>
          </table:table-cell>
        </table:table-row>
        <table:table-row table:style-name="Tableau2.2">
          <table:table-cell table:style-name="Tableau2.A93" office:value-type="string">
            <text:p text:style-name="Standard"><text:span text:style-name="T6">ERSTEIN</text:span></text:p>
          </table:table-cell>
          <table:table-cell table:style-name="Tableau2.B93" office:value-type="string">
            <text:p text:style-name="Standard"><text:span text:style-name="T6">HINDISHEIM</text:span></text:p>
          </table:table-cell>
          <table:table-cell table:style-name="Tableau2.C93" office:value-type="string">
            <text:p text:style-name="Standard"><text:span text:style-name="T6">67197</text:span></text:p>
          </table:table-cell>
        </table:table-row>
        <table:table-row table:style-name="Tableau2.2">
          <table:table-cell table:style-name="Tableau2.A94" office:value-type="string">
            <text:p text:style-name="Standard"><text:span text:style-name="T6">ERSTEIN</text:span></text:p>
          </table:table-cell>
          <table:table-cell table:style-name="Tableau2.B94" office:value-type="string">
            <text:p text:style-name="Standard"><text:span text:style-name="T6">HIPSHEIM</text:span></text:p>
          </table:table-cell>
          <table:table-cell table:style-name="Tableau2.C94" office:value-type="string">
            <text:p text:style-name="Standard"><text:span text:style-name="T6">67200</text:span></text:p>
          </table:table-cell>
        </table:table-row>
        <table:table-row table:style-name="Tableau2.2">
          <table:table-cell table:style-name="Tableau2.A95" office:value-type="string">
            <text:p text:style-name="Standard"><text:span text:style-name="T6">ERSTEIN</text:span></text:p>
          </table:table-cell>
          <table:table-cell table:style-name="Tableau2.B95" office:value-type="string">
            <text:p text:style-name="Standard"><text:span text:style-name="T6">LIMERSHEIM</text:span></text:p>
          </table:table-cell>
          <table:table-cell table:style-name="Tableau2.C95" office:value-type="string">
            <text:p text:style-name="Standard"><text:span text:style-name="T6">67266</text:span></text:p>
          </table:table-cell>
        </table:table-row>
        <table:table-row table:style-name="Tableau2.2">
          <table:table-cell table:style-name="Tableau2.A96" office:value-type="string">
            <text:p text:style-name="Standard"><text:span text:style-name="T6">ERSTEIN</text:span></text:p>
          </table:table-cell>
          <table:table-cell table:style-name="Tableau2.B96" office:value-type="string">
            <text:p text:style-name="Standard"><text:span text:style-name="T6">MATZENHEIM</text:span></text:p>
          </table:table-cell>
          <table:table-cell table:style-name="Tableau2.C96" office:value-type="string">
            <text:p text:style-name="Standard"><text:span text:style-name="T6">67285</text:span></text:p>
          </table:table-cell>
        </table:table-row>
        <table:table-row table:style-name="Tableau2.2">
          <table:table-cell table:style-name="Tableau2.A97" office:value-type="string">
            <text:p text:style-name="Standard"><text:span text:style-name="T6">ERSTEIN</text:span></text:p>
          </table:table-cell>
          <table:table-cell table:style-name="Tableau2.B97" office:value-type="string">
            <text:p text:style-name="Standard"><text:span text:style-name="T6">NORDHOUSE</text:span></text:p>
          </table:table-cell>
          <table:table-cell table:style-name="Tableau2.C97" office:value-type="string">
            <text:p text:style-name="Standard"><text:span text:style-name="T6">67336</text:span></text:p>
          </table:table-cell>
        </table:table-row>
        <table:table-row table:style-name="Tableau2.2">
          <table:table-cell table:style-name="Tableau2.A98" office:value-type="string">
            <text:p text:style-name="Standard"><text:span text:style-name="T6">ERSTEIN</text:span></text:p>
          </table:table-cell>
          <table:table-cell table:style-name="Tableau2.B98" office:value-type="string">
            <text:p text:style-name="Standard"><text:span text:style-name="T6">OSTHOUSE</text:span></text:p>
          </table:table-cell>
          <table:table-cell table:style-name="Tableau2.C98" office:value-type="string">
            <text:p text:style-name="Standard"><text:span text:style-name="T6">67364</text:span></text:p>
          </table:table-cell>
        </table:table-row>
        <table:table-row table:style-name="Tableau2.2">
          <table:table-cell table:style-name="Tableau2.A99" office:value-type="string">
            <text:p text:style-name="Standard"><text:span text:style-name="T6">ERSTEIN</text:span></text:p>
          </table:table-cell>
          <table:table-cell table:style-name="Tableau2.B99" office:value-type="string">
            <text:p text:style-name="Standard"><text:span text:style-name="T6">SCHAEFFERSHEIM</text:span></text:p>
          </table:table-cell>
          <table:table-cell table:style-name="Tableau2.C99" office:value-type="string">
            <text:p text:style-name="Standard"><text:span text:style-name="T6">67438</text:span></text:p>
          </table:table-cell>
        </table:table-row>
        <table:table-row table:style-name="Tableau2.2">
          <table:table-cell table:style-name="Tableau2.A100" office:value-type="string">
            <text:p text:style-name="Standard"><text:span text:style-name="T6">ERSTEIN</text:span></text:p>
          </table:table-cell>
          <table:table-cell table:style-name="Tableau2.B100" office:value-type="string">
            <text:p text:style-name="Standard"><text:span text:style-name="T6">UTTENHEIM</text:span></text:p>
          </table:table-cell>
          <table:table-cell table:style-name="Tableau2.C100" office:value-type="string">
            <text:p text:style-name="Standard"><text:span text:style-name="T6">67501</text:span></text:p>
          </table:table-cell>
        </table:table-row>
        <table:table-row table:style-name="Tableau2.2">
          <table:table-cell table:style-name="Tableau2.A101" office:value-type="string">
            <text:p text:style-name="Standard"><text:span text:style-name="T6">GERSTHEIM</text:span></text:p>
          </table:table-cell>
          <table:table-cell table:style-name="Tableau2.B101" office:value-type="string">
            <text:p text:style-name="Standard"><text:span text:style-name="T6">BOOFZHEIM</text:span></text:p>
          </table:table-cell>
          <table:table-cell table:style-name="Tableau2.C101" office:value-type="string">
            <text:p text:style-name="Standard"><text:span text:style-name="T6">67055</text:span></text:p>
          </table:table-cell>
        </table:table-row>
        <table:table-row table:style-name="Tableau2.2">
          <table:table-cell table:style-name="Tableau2.A102" office:value-type="string">
            <text:p text:style-name="Standard"><text:span text:style-name="T6">GERSTHEIM</text:span></text:p>
          </table:table-cell>
          <table:table-cell table:style-name="Tableau2.B102" office:value-type="string">
            <text:p text:style-name="Standard"><text:span text:style-name="T6">DAUBENSAND</text:span></text:p>
          </table:table-cell>
          <table:table-cell table:style-name="Tableau2.C102" office:value-type="string">
            <text:p text:style-name="Standard"><text:span text:style-name="T6">67086</text:span></text:p>
          </table:table-cell>
        </table:table-row>
        <table:table-row table:style-name="Tableau2.2">
          <table:table-cell table:style-name="Tableau2.A103" office:value-type="string">
            <text:p text:style-name="Standard"><text:span text:style-name="T6">GERSTHEIM</text:span></text:p>
          </table:table-cell>
          <table:table-cell table:style-name="Tableau2.B103" office:value-type="string">
            <text:p text:style-name="Standard"><text:span text:style-name="T6">DIEBOLSHEIM</text:span></text:p>
          </table:table-cell>
          <table:table-cell table:style-name="Tableau2.C103" office:value-type="string">
            <text:p text:style-name="Standard"><text:span text:style-name="T6">67090</text:span></text:p>
          </table:table-cell>
        </table:table-row>
        <table:table-row table:style-name="Tableau2.2">
          <table:table-cell table:style-name="Tableau2.A104" office:value-type="string">
            <text:p text:style-name="Standard"><text:span text:style-name="T6">GERSTHEIM</text:span></text:p>
          </table:table-cell>
          <table:table-cell table:style-name="Tableau2.B104" office:value-type="string">
            <text:p text:style-name="Standard"><text:span text:style-name="T6">FRIESENHEIM</text:span></text:p>
          </table:table-cell>
          <table:table-cell table:style-name="Tableau2.C104" office:value-type="string">
            <text:p text:style-name="Standard"><text:span text:style-name="T6">67146</text:span></text:p>
          </table:table-cell>
        </table:table-row>
        <table:table-row table:style-name="Tableau2.2">
          <table:table-cell table:style-name="Tableau2.A105" office:value-type="string">
            <text:p text:style-name="Standard"><text:span text:style-name="T6">GERSTHEIM</text:span></text:p>
          </table:table-cell>
          <table:table-cell table:style-name="Tableau2.B105" office:value-type="string">
            <text:p text:style-name="Standard"><text:span text:style-name="T6">GERSTHEIM</text:span></text:p>
          </table:table-cell>
          <table:table-cell table:style-name="Tableau2.C105" office:value-type="string">
            <text:p text:style-name="Standard"><text:span text:style-name="T6">67154</text:span></text:p>
          </table:table-cell>
        </table:table-row>
        <table:table-row table:style-name="Tableau2.2">
          <table:table-cell table:style-name="Tableau2.A106" office:value-type="string">
            <text:p text:style-name="Standard"><text:span text:style-name="T6">GERSTHEIM</text:span></text:p>
          </table:table-cell>
          <table:table-cell table:style-name="Tableau2.B106" office:value-type="string">
            <text:p text:style-name="Standard"><text:span text:style-name="T6">OBENHEIM</text:span></text:p>
          </table:table-cell>
          <table:table-cell table:style-name="Tableau2.C106" office:value-type="string">
            <text:p text:style-name="Standard"><text:span text:style-name="T6">67338</text:span></text:p>
          </table:table-cell>
        </table:table-row>
        <table:table-row table:style-name="Tableau2.2">
          <table:table-cell table:style-name="Tableau2.A107" office:value-type="string">
            <text:p text:style-name="Standard"><text:span text:style-name="T6">GERSTHEIM</text:span></text:p>
          </table:table-cell>
          <table:table-cell table:style-name="Tableau2.B107" office:value-type="string">
            <text:p text:style-name="Standard"><text:span text:style-name="T6">RHINAU</text:span></text:p>
          </table:table-cell>
          <table:table-cell table:style-name="Tableau2.C107" office:value-type="string">
            <text:p text:style-name="Standard"><text:span text:style-name="T6">67397</text:span></text:p>
          </table:table-cell>
        </table:table-row>
        <text:soft-page-break/>
        <table:table-row table:style-name="Tableau2.54">
          <table:table-cell table:style-name="Tableau2.A54" office:value-type="string">
            <text:p text:style-name="Standard"><text:span text:style-name="T5">Territoire de PDS</text:span></text:p>
          </table:table-cell>
          <table:table-cell table:style-name="Tableau2.B54" office:value-type="string">
            <text:p text:style-name="Standard"><text:span text:style-name="T5">Libellé commune</text:span></text:p>
          </table:table-cell>
          <table:table-cell table:style-name="Tableau2.C54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109" office:value-type="string">
            <text:p text:style-name="Standard"><text:span text:style-name="T6">HAGUENAU</text:span></text:p>
          </table:table-cell>
          <table:table-cell table:style-name="Tableau2.B109" office:value-type="string">
            <text:p text:style-name="Standard"><text:span text:style-name="T6">HAGUENAU</text:span></text:p>
          </table:table-cell>
          <table:table-cell table:style-name="Tableau2.C109" office:value-type="string">
            <text:p text:style-name="Standard"><text:span text:style-name="T6">67180</text:span></text:p>
          </table:table-cell>
        </table:table-row>
        <table:table-row table:style-name="Tableau2.2">
          <table:table-cell table:style-name="Tableau2.A110" office:value-type="string">
            <text:p text:style-name="Standard"><text:span text:style-name="T6">HATTEN/RIEDSELTZ/SOULTZ-SOUS-FORÊT</text:span></text:p>
          </table:table-cell>
          <table:table-cell table:style-name="Tableau2.B110" office:value-type="string">
            <text:p text:style-name="Standard"><text:span text:style-name="T6">ASCHBACH</text:span></text:p>
          </table:table-cell>
          <table:table-cell table:style-name="Tableau2.C110" office:value-type="string">
            <text:p text:style-name="Standard"><text:span text:style-name="T6">67012</text:span></text:p>
          </table:table-cell>
        </table:table-row>
        <table:table-row table:style-name="Tableau2.2">
          <table:table-cell table:style-name="Tableau2.A111" office:value-type="string">
            <text:p text:style-name="Standard"><text:span text:style-name="T6">HATTEN/RIEDSELTZ/SOULTZ-SOUS-FORÊT</text:span></text:p>
          </table:table-cell>
          <table:table-cell table:style-name="Tableau2.B111" office:value-type="string">
            <text:p text:style-name="Standard"><text:span text:style-name="T6">BETSCHDORF</text:span></text:p>
          </table:table-cell>
          <table:table-cell table:style-name="Tableau2.C111" office:value-type="string">
            <text:p text:style-name="Standard"><text:span text:style-name="T6">67339</text:span></text:p>
          </table:table-cell>
        </table:table-row>
        <table:table-row table:style-name="Tableau2.2">
          <table:table-cell table:style-name="Tableau2.A112" office:value-type="string">
            <text:p text:style-name="Standard"><text:span text:style-name="T6">HATTEN/RIEDSELTZ/SOULTZ-SOUS-FORÊT</text:span></text:p>
          </table:table-cell>
          <table:table-cell table:style-name="Tableau2.B112" office:value-type="string">
            <text:p text:style-name="Standard"><text:span text:style-name="T6">BUHL</text:span></text:p>
          </table:table-cell>
          <table:table-cell table:style-name="Tableau2.C112" office:value-type="string">
            <text:p text:style-name="Standard"><text:span text:style-name="T6">67069</text:span></text:p>
          </table:table-cell>
        </table:table-row>
        <table:table-row table:style-name="Tableau2.2">
          <table:table-cell table:style-name="Tableau2.A113" office:value-type="string">
            <text:p text:style-name="Standard"><text:span text:style-name="T6">HATTEN/RIEDSELTZ/SOULTZ-SOUS-FORÊT</text:span></text:p>
          </table:table-cell>
          <table:table-cell table:style-name="Tableau2.B113" office:value-type="string">
            <text:p text:style-name="P1"><text:span text:style-name="T6">DRACHENBRONN -BIRLENBACH</text:span></text:p>
          </table:table-cell>
          <table:table-cell table:style-name="Tableau2.C113" office:value-type="string">
            <text:p text:style-name="Standard"><text:span text:style-name="T6">67104</text:span></text:p>
          </table:table-cell>
        </table:table-row>
        <table:table-row table:style-name="Tableau2.2">
          <table:table-cell table:style-name="Tableau2.A114" office:value-type="string">
            <text:p text:style-name="Standard"><text:span text:style-name="T6">HATTEN/RIEDSELTZ/SOULTZ-SOUS-FORÊT</text:span></text:p>
          </table:table-cell>
          <table:table-cell table:style-name="Tableau2.B114" office:value-type="string">
            <text:p text:style-name="Standard"><text:span text:style-name="T6">HATTEN</text:span></text:p>
          </table:table-cell>
          <table:table-cell table:style-name="Tableau2.C114" office:value-type="string">
            <text:p text:style-name="Standard"><text:span text:style-name="T6">67184</text:span></text:p>
          </table:table-cell>
        </table:table-row>
        <table:table-row table:style-name="Tableau2.2">
          <table:table-cell table:style-name="Tableau2.A115" office:value-type="string">
            <text:p text:style-name="Standard"><text:span text:style-name="T6">HATTEN/RIEDSELTZ/SOULTZ-SOUS-FORÊT</text:span></text:p>
          </table:table-cell>
          <table:table-cell table:style-name="Tableau2.B115" office:value-type="string">
            <text:p text:style-name="Standard"><text:span text:style-name="T6">HOFFEN</text:span></text:p>
          </table:table-cell>
          <table:table-cell table:style-name="Tableau2.C115" office:value-type="string">
            <text:p text:style-name="Standard"><text:span text:style-name="T6">67206</text:span></text:p>
          </table:table-cell>
        </table:table-row>
        <table:table-row table:style-name="Tableau2.2">
          <table:table-cell table:style-name="Tableau2.A116" office:value-type="string">
            <text:p text:style-name="Standard"><text:span text:style-name="T6">HATTEN/RIEDSELTZ/SOULTZ-SOUS-FORÊT</text:span></text:p>
          </table:table-cell>
          <table:table-cell table:style-name="Tableau2.B116" office:value-type="string">
            <text:p text:style-name="Standard"><text:span text:style-name="T6">HUNSPACH</text:span></text:p>
          </table:table-cell>
          <table:table-cell table:style-name="Tableau2.C116" office:value-type="string">
            <text:p text:style-name="Standard"><text:span text:style-name="T6">67213</text:span></text:p>
          </table:table-cell>
        </table:table-row>
        <table:table-row table:style-name="Tableau2.2">
          <table:table-cell table:style-name="Tableau2.A117" office:value-type="string">
            <text:p text:style-name="Standard"><text:span text:style-name="T6">HATTEN/RIEDSELTZ/SOULTZ-SOUS-FORÊT</text:span></text:p>
          </table:table-cell>
          <table:table-cell table:style-name="Tableau2.B117" office:value-type="string">
            <text:p text:style-name="Standard"><text:span text:style-name="T6">INGOLSHEIM</text:span></text:p>
          </table:table-cell>
          <table:table-cell table:style-name="Tableau2.C117" office:value-type="string">
            <text:p text:style-name="Standard"><text:span text:style-name="T6">67221</text:span></text:p>
          </table:table-cell>
        </table:table-row>
        <table:table-row table:style-name="Tableau2.2">
          <table:table-cell table:style-name="Tableau2.A118" office:value-type="string">
            <text:p text:style-name="Standard"><text:span text:style-name="T6">HATTEN/RIEDSELTZ/SOULTZ-SOUS-FORÊT</text:span></text:p>
          </table:table-cell>
          <table:table-cell table:style-name="Tableau2.B118" office:value-type="string">
            <text:p text:style-name="Standard"><text:span text:style-name="T6">KEFFENACH</text:span></text:p>
          </table:table-cell>
          <table:table-cell table:style-name="Tableau2.C118" office:value-type="string">
            <text:p text:style-name="Standard"><text:span text:style-name="T6">67232</text:span></text:p>
          </table:table-cell>
        </table:table-row>
        <table:table-row table:style-name="Tableau2.2">
          <table:table-cell table:style-name="Tableau2.A119" office:value-type="string">
            <text:p text:style-name="Standard"><text:span text:style-name="T6">HATTEN/RIEDSELTZ/SOULTZ-SOUS-FORÊT</text:span></text:p>
          </table:table-cell>
          <table:table-cell table:style-name="Tableau2.B119" office:value-type="string">
            <text:p text:style-name="Standard"><text:span text:style-name="T6">MEMMELSHOFFEN</text:span></text:p>
          </table:table-cell>
          <table:table-cell table:style-name="Tableau2.C119" office:value-type="string">
            <text:p text:style-name="Standard"><text:span text:style-name="T6">67288</text:span></text:p>
          </table:table-cell>
        </table:table-row>
        <table:table-row table:style-name="Tableau2.2">
          <table:table-cell table:style-name="Tableau2.A120" office:value-type="string">
            <text:p text:style-name="Standard"><text:span text:style-name="T6">HATTEN/RIEDSELTZ/SOULTZ-SOUS-FORÊT</text:span></text:p>
          </table:table-cell>
          <table:table-cell table:style-name="Tableau2.B120" office:value-type="string">
            <text:p text:style-name="Standard"><text:span text:style-name="T6">OBERROEDERN</text:span></text:p>
          </table:table-cell>
          <table:table-cell table:style-name="Tableau2.C120" office:value-type="string">
            <text:p text:style-name="Standard"><text:span text:style-name="T6">67349</text:span></text:p>
          </table:table-cell>
        </table:table-row>
        <table:table-row table:style-name="Tableau2.2">
          <table:table-cell table:style-name="Tableau2.A121" office:value-type="string">
            <text:p text:style-name="Standard"><text:span text:style-name="T6">HATTEN/RIEDSELTZ/SOULTZ-SOUS-FORÊT</text:span></text:p>
          </table:table-cell>
          <table:table-cell table:style-name="Tableau2.B121" office:value-type="string">
            <text:p text:style-name="Standard"><text:span text:style-name="T6">RETSCHWILLER</text:span></text:p>
          </table:table-cell>
          <table:table-cell table:style-name="Tableau2.C121" office:value-type="string">
            <text:p text:style-name="Standard"><text:span text:style-name="T6">67394</text:span></text:p>
          </table:table-cell>
        </table:table-row>
        <table:table-row table:style-name="Tableau2.2">
          <table:table-cell table:style-name="Tableau2.A122" office:value-type="string">
            <text:p text:style-name="Standard"><text:span text:style-name="T6">HATTEN/RIEDSELTZ/SOULTZ-SOUS-FORÊT</text:span></text:p>
          </table:table-cell>
          <table:table-cell table:style-name="Tableau2.B122" office:value-type="string">
            <text:p text:style-name="Standard"><text:span text:style-name="T6">RIEDSELTZ</text:span></text:p>
          </table:table-cell>
          <table:table-cell table:style-name="Tableau2.C122" office:value-type="string">
            <text:p text:style-name="Standard"><text:span text:style-name="T6">67400</text:span></text:p>
          </table:table-cell>
        </table:table-row>
        <table:table-row table:style-name="Tableau2.2">
          <table:table-cell table:style-name="Tableau2.A123" office:value-type="string">
            <text:p text:style-name="Standard"><text:span text:style-name="T6">HATTEN/RIEDSELTZ/SOULTZ-SOUS-FORÊT</text:span></text:p>
          </table:table-cell>
          <table:table-cell table:style-name="Tableau2.B123" office:value-type="string">
            <text:p text:style-name="Standard"><text:span text:style-name="T6">RITTERSHOFFEN</text:span></text:p>
          </table:table-cell>
          <table:table-cell table:style-name="Tableau2.C123" office:value-type="string">
            <text:p text:style-name="Standard"><text:span text:style-name="T6">67404</text:span></text:p>
          </table:table-cell>
        </table:table-row>
        <table:table-row table:style-name="Tableau2.2">
          <table:table-cell table:style-name="Tableau2.A124" office:value-type="string">
            <text:p text:style-name="Standard"><text:span text:style-name="T6">HATTEN/RIEDSELTZ/SOULTZ-SOUS-FORÊT</text:span></text:p>
          </table:table-cell>
          <table:table-cell table:style-name="Tableau2.B124" office:value-type="string">
            <text:p text:style-name="Standard"><text:span text:style-name="T6">SALMBACH</text:span></text:p>
          </table:table-cell>
          <table:table-cell table:style-name="Tableau2.C124" office:value-type="string">
            <text:p text:style-name="Standard"><text:span text:style-name="T6">67432</text:span></text:p>
          </table:table-cell>
        </table:table-row>
        <table:table-row table:style-name="Tableau2.2">
          <table:table-cell table:style-name="Tableau2.A125" office:value-type="string">
            <text:p text:style-name="Standard"><text:span text:style-name="T6">HATTEN/RIEDSELTZ/SOULTZ-SOUS-FORÊT</text:span></text:p>
          </table:table-cell>
          <table:table-cell table:style-name="Tableau2.B125" office:value-type="string">
            <text:p text:style-name="Standard"><text:span text:style-name="T6">SCHLEITHAL</text:span></text:p>
          </table:table-cell>
          <table:table-cell table:style-name="Tableau2.C125" office:value-type="string">
            <text:p text:style-name="Standard"><text:span text:style-name="T6">67451</text:span></text:p>
          </table:table-cell>
        </table:table-row>
        <table:table-row table:style-name="Tableau2.2">
          <table:table-cell table:style-name="Tableau2.A126" office:value-type="string">
            <text:p text:style-name="Standard"><text:span text:style-name="T6">HATTEN/RIEDSELTZ/SOULTZ-SOUS-FORÊT</text:span></text:p>
          </table:table-cell>
          <table:table-cell table:style-name="Tableau2.B126" office:value-type="string">
            <text:p text:style-name="Standard"><text:span text:style-name="T6">SCHOENENBOURG</text:span></text:p>
          </table:table-cell>
          <table:table-cell table:style-name="Tableau2.C126" office:value-type="string">
            <text:p text:style-name="Standard"><text:span text:style-name="T6">67455</text:span></text:p>
          </table:table-cell>
        </table:table-row>
        <table:table-row table:style-name="Tableau2.2">
          <table:table-cell table:style-name="Tableau2.A127" office:value-type="string">
            <text:p text:style-name="Standard"><text:span text:style-name="T6">HATTEN/RIEDSELTZ/SOULTZ-SOUS-FORÊT</text:span></text:p>
          </table:table-cell>
          <table:table-cell table:style-name="Tableau2.B127" office:value-type="string">
            <text:p text:style-name="Standard"><text:span text:style-name="T6">SEEBACH</text:span></text:p>
          </table:table-cell>
          <table:table-cell table:style-name="Tableau2.C127" office:value-type="string">
            <text:p text:style-name="Standard"><text:span text:style-name="T6">67351</text:span></text:p>
          </table:table-cell>
        </table:table-row>
        <table:table-row table:style-name="Tableau2.2">
          <table:table-cell table:style-name="Tableau2.A128" office:value-type="string">
            <text:p text:style-name="Standard"><text:span text:style-name="T6">HATTEN/RIEDSELTZ/SOULTZ-SOUS-FORÊT</text:span></text:p>
          </table:table-cell>
          <table:table-cell table:style-name="Tableau2.B128" office:value-type="string">
            <text:p text:style-name="Standard"><text:span text:style-name="T6">SOULTZ - SOUS - FORETS</text:span></text:p>
          </table:table-cell>
          <table:table-cell table:style-name="Tableau2.C128" office:value-type="string">
            <text:p text:style-name="Standard"><text:span text:style-name="T6">67474</text:span></text:p>
          </table:table-cell>
        </table:table-row>
        <table:table-row table:style-name="Tableau2.2">
          <table:table-cell table:style-name="Tableau2.A129" office:value-type="string">
            <text:p text:style-name="Standard"><text:span text:style-name="T6">HATTEN/RIEDSELTZ/SOULTZ-SOUS-FORÊT</text:span></text:p>
          </table:table-cell>
          <table:table-cell table:style-name="Tableau2.B129" office:value-type="string">
            <text:p text:style-name="Standard"><text:span text:style-name="T6">STUNDWILLER</text:span></text:p>
          </table:table-cell>
          <table:table-cell table:style-name="Tableau2.C129" office:value-type="string">
            <text:p text:style-name="Standard"><text:span text:style-name="T6">67484</text:span></text:p>
          </table:table-cell>
        </table:table-row>
        <table:table-row table:style-name="Tableau2.2">
          <table:table-cell table:style-name="Tableau2.A130" office:value-type="string">
            <text:p text:style-name="Standard"><text:span text:style-name="T6">HATTEN/RIEDSELTZ/SOULTZ-SOUS-FORÊT</text:span></text:p>
          </table:table-cell>
          <table:table-cell table:style-name="Tableau2.B130" office:value-type="string">
            <text:p text:style-name="Standard"><text:span text:style-name="T6">SURBOURG</text:span></text:p>
          </table:table-cell>
          <table:table-cell table:style-name="Tableau2.C130" office:value-type="string">
            <text:p text:style-name="Standard"><text:span text:style-name="T6">67487</text:span></text:p>
          </table:table-cell>
        </table:table-row>
        <table:table-row table:style-name="Tableau2.2">
          <table:table-cell table:style-name="Tableau2.A131" office:value-type="string">
            <text:p text:style-name="Standard"><text:span text:style-name="T6">HATTEN/RIEDSELTZ/SOULTZ-SOUS-FORÊT</text:span></text:p>
          </table:table-cell>
          <table:table-cell table:style-name="Tableau2.B131" office:value-type="string">
            <text:p text:style-name="Standard"><text:span text:style-name="T6">TRIMBACH</text:span></text:p>
          </table:table-cell>
          <table:table-cell table:style-name="Tableau2.C131" office:value-type="string">
            <text:p text:style-name="Standard"><text:span text:style-name="T6">67494</text:span></text:p>
          </table:table-cell>
        </table:table-row>
        <table:table-row table:style-name="Tableau2.2">
          <table:table-cell table:style-name="Tableau2.A132" office:value-type="string">
            <text:p text:style-name="Standard"><text:span text:style-name="T6">HERRLISHEIM/ROPPENHEIM</text:span></text:p>
          </table:table-cell>
          <table:table-cell table:style-name="Tableau2.B132" office:value-type="string">
            <text:p text:style-name="Standard"><text:span text:style-name="T6">AUENHEIM</text:span></text:p>
          </table:table-cell>
          <table:table-cell table:style-name="Tableau2.C132" office:value-type="string">
            <text:p text:style-name="Standard"><text:span text:style-name="T6">67014</text:span></text:p>
          </table:table-cell>
        </table:table-row>
        <table:table-row table:style-name="Tableau2.2">
          <table:table-cell table:style-name="Tableau2.A133" office:value-type="string">
            <text:p text:style-name="Standard"><text:span text:style-name="T6">HERRLISHEIM/ROPPENHEIM</text:span></text:p>
          </table:table-cell>
          <table:table-cell table:style-name="Tableau2.B133" office:value-type="string">
            <text:p text:style-name="Standard"><text:span text:style-name="T6">DALHUNDEN</text:span></text:p>
          </table:table-cell>
          <table:table-cell table:style-name="Tableau2.C133" office:value-type="string">
            <text:p text:style-name="Standard"><text:span text:style-name="T6">67082</text:span></text:p>
          </table:table-cell>
        </table:table-row>
        <table:table-row table:style-name="Tableau2.2">
          <table:table-cell table:style-name="Tableau2.A134" office:value-type="string">
            <text:p text:style-name="Standard"><text:span text:style-name="T6">HERRLISHEIM/ROPPENHEIM</text:span></text:p>
          </table:table-cell>
          <table:table-cell table:style-name="Tableau2.B134" office:value-type="string">
            <text:p text:style-name="Standard"><text:span text:style-name="T6">DRUSENHEIM</text:span></text:p>
          </table:table-cell>
          <table:table-cell table:style-name="Tableau2.C134" office:value-type="string">
            <text:p text:style-name="Standard"><text:span text:style-name="T6">67106</text:span></text:p>
          </table:table-cell>
        </table:table-row>
        <table:table-row table:style-name="Tableau2.2">
          <table:table-cell table:style-name="Tableau2.A135" office:value-type="string">
            <text:p text:style-name="Standard"><text:span text:style-name="T6">HERRLISHEIM/ROPPENHEIM</text:span></text:p>
          </table:table-cell>
          <table:table-cell table:style-name="Tableau2.B135" office:value-type="string">
            <text:p text:style-name="Standard"><text:span text:style-name="T6">FORSTFELD</text:span></text:p>
          </table:table-cell>
          <table:table-cell table:style-name="Tableau2.C135" office:value-type="string">
            <text:p text:style-name="Standard"><text:span text:style-name="T6">67140</text:span></text:p>
          </table:table-cell>
        </table:table-row>
        <table:table-row table:style-name="Tableau2.2">
          <table:table-cell table:style-name="Tableau2.A136" office:value-type="string">
            <text:p text:style-name="Standard"><text:span text:style-name="T6">HERRLISHEIM/ROPPENHEIM</text:span></text:p>
          </table:table-cell>
          <table:table-cell table:style-name="Tableau2.B136" office:value-type="string">
            <text:p text:style-name="Standard"><text:span text:style-name="T6">FORT - LOUIS</text:span></text:p>
          </table:table-cell>
          <table:table-cell table:style-name="Tableau2.C136" office:value-type="string">
            <text:p text:style-name="Standard"><text:span text:style-name="T6">67142</text:span></text:p>
          </table:table-cell>
        </table:table-row>
        <table:table-row table:style-name="Tableau2.2">
          <table:table-cell table:style-name="Tableau2.A137" office:value-type="string">
            <text:p text:style-name="Standard"><text:span text:style-name="T6">HERRLISHEIM/ROPPENHEIM</text:span></text:p>
          </table:table-cell>
          <table:table-cell table:style-name="Tableau2.B137" office:value-type="string">
            <text:p text:style-name="Standard"><text:span text:style-name="T6">HERRLISHEIM</text:span></text:p>
          </table:table-cell>
          <table:table-cell table:style-name="Tableau2.C137" office:value-type="string">
            <text:p text:style-name="Standard"><text:span text:style-name="T6">67194</text:span></text:p>
          </table:table-cell>
        </table:table-row>
        <table:table-row table:style-name="Tableau2.2">
          <table:table-cell table:style-name="Tableau2.A138" office:value-type="string">
            <text:p text:style-name="Standard"><text:span text:style-name="T6">HERRLISHEIM/ROPPENHEIM</text:span></text:p>
          </table:table-cell>
          <table:table-cell table:style-name="Tableau2.B138" office:value-type="string">
            <text:p text:style-name="Standard"><text:span text:style-name="T6">KAUFFENHEIM</text:span></text:p>
          </table:table-cell>
          <table:table-cell table:style-name="Tableau2.C138" office:value-type="string">
            <text:p text:style-name="Standard"><text:span text:style-name="T6">67231</text:span></text:p>
          </table:table-cell>
        </table:table-row>
        <table:table-row table:style-name="Tableau2.2">
          <table:table-cell table:style-name="Tableau2.A139" office:value-type="string">
            <text:p text:style-name="Standard"><text:span text:style-name="T6">HERRLISHEIM/ROPPENHEIM</text:span></text:p>
          </table:table-cell>
          <table:table-cell table:style-name="Tableau2.B139" office:value-type="string">
            <text:p text:style-name="Standard"><text:span text:style-name="T6">LEUTENHEIM</text:span></text:p>
          </table:table-cell>
          <table:table-cell table:style-name="Tableau2.C139" office:value-type="string">
            <text:p text:style-name="Standard"><text:span text:style-name="T6">67264</text:span></text:p>
          </table:table-cell>
        </table:table-row>
        <table:table-row table:style-name="Tableau2.2">
          <table:table-cell table:style-name="Tableau2.A140" office:value-type="string">
            <text:p text:style-name="Standard"><text:span text:style-name="T6">HERRLISHEIM/ROPPENHEIM</text:span></text:p>
          </table:table-cell>
          <table:table-cell table:style-name="Tableau2.B140" office:value-type="string">
            <text:p text:style-name="Standard"><text:span text:style-name="T6">NEUHAEUSEL</text:span></text:p>
          </table:table-cell>
          <table:table-cell table:style-name="Tableau2.C140" office:value-type="string">
            <text:p text:style-name="Standard"><text:span text:style-name="T6">67319</text:span></text:p>
          </table:table-cell>
        </table:table-row>
        <table:table-row table:style-name="Tableau2.2">
          <table:table-cell table:style-name="Tableau2.A141" office:value-type="string">
            <text:p text:style-name="Standard"><text:span text:style-name="T6">HERRLISHEIM/ROPPENHEIM</text:span></text:p>
          </table:table-cell>
          <table:table-cell table:style-name="Tableau2.B141" office:value-type="string">
            <text:p text:style-name="Standard"><text:span text:style-name="T6">OFFENDORF</text:span></text:p>
          </table:table-cell>
          <table:table-cell table:style-name="Tableau2.C141" office:value-type="string">
            <text:p text:style-name="Standard"><text:span text:style-name="T6">67356</text:span></text:p>
          </table:table-cell>
        </table:table-row>
        <table:table-row table:style-name="Tableau2.2">
          <table:table-cell table:style-name="Tableau2.A142" office:value-type="string">
            <text:p text:style-name="Standard"><text:span text:style-name="T6">HERRLISHEIM/ROPPENHEIM</text:span></text:p>
          </table:table-cell>
          <table:table-cell table:style-name="Tableau2.B142" office:value-type="string">
            <text:p text:style-name="Standard"><text:span text:style-name="T6">ROESCHWOOG</text:span></text:p>
          </table:table-cell>
          <table:table-cell table:style-name="Tableau2.C142" office:value-type="string">
            <text:p text:style-name="Standard"><text:span text:style-name="T6">67405</text:span></text:p>
          </table:table-cell>
        </table:table-row>
        <table:table-row table:style-name="Tableau2.2">
          <table:table-cell table:style-name="Tableau2.A143" office:value-type="string">
            <text:p text:style-name="Standard"><text:span text:style-name="T6">HERRLISHEIM/ROPPENHEIM</text:span></text:p>
          </table:table-cell>
          <table:table-cell table:style-name="Tableau2.B143" office:value-type="string">
            <text:p text:style-name="Standard"><text:span text:style-name="T6">ROHRWILLER</text:span></text:p>
          </table:table-cell>
          <table:table-cell table:style-name="Tableau2.C143" office:value-type="string">
            <text:p text:style-name="Standard"><text:span text:style-name="T6">67407</text:span></text:p>
          </table:table-cell>
        </table:table-row>
        <table:table-row table:style-name="Tableau2.2">
          <table:table-cell table:style-name="Tableau2.A144" office:value-type="string">
            <text:p text:style-name="Standard"><text:span text:style-name="T6">HERRLISHEIM/ROPPENHEIM</text:span></text:p>
          </table:table-cell>
          <table:table-cell table:style-name="Tableau2.B144" office:value-type="string">
            <text:p text:style-name="Standard"><text:span text:style-name="T6">ROPPENHEIM</text:span></text:p>
          </table:table-cell>
          <table:table-cell table:style-name="Tableau2.C144" office:value-type="string">
            <text:p text:style-name="Standard"><text:span text:style-name="T6">67409</text:span></text:p>
          </table:table-cell>
        </table:table-row>
        <table:table-row table:style-name="Tableau2.2">
          <table:table-cell table:style-name="Tableau2.A145" office:value-type="string">
            <text:p text:style-name="Standard"><text:span text:style-name="T6">HERRLISHEIM/ROPPENHEIM</text:span></text:p>
          </table:table-cell>
          <table:table-cell table:style-name="Tableau2.B145" office:value-type="string">
            <text:p text:style-name="Standard"><text:span text:style-name="T6">ROUNTZENHEIM</text:span></text:p>
          </table:table-cell>
          <table:table-cell table:style-name="Tableau2.C145" office:value-type="string">
            <text:p text:style-name="Standard"><text:span text:style-name="T6">67418</text:span></text:p>
          </table:table-cell>
        </table:table-row>
        <table:table-row table:style-name="Tableau2.2">
          <table:table-cell table:style-name="Tableau2.A146" office:value-type="string">
            <text:p text:style-name="Standard"><text:span text:style-name="T6">HERRLISHEIM/ROPPENHEIM</text:span></text:p>
          </table:table-cell>
          <table:table-cell table:style-name="Tableau2.B146" office:value-type="string">
            <text:p text:style-name="Standard"><text:span text:style-name="T6">SESSENHEIM</text:span></text:p>
          </table:table-cell>
          <table:table-cell table:style-name="Tableau2.C146" office:value-type="string">
            <text:p text:style-name="Standard"><text:span text:style-name="T6">67465</text:span></text:p>
          </table:table-cell>
        </table:table-row>
        <table:table-row table:style-name="Tableau2.2">
          <table:table-cell table:style-name="Tableau2.A147" office:value-type="string">
            <text:p text:style-name="Standard"><text:span text:style-name="T6">HERRLISHEIM/ROPPENHEIM</text:span></text:p>
          </table:table-cell>
          <table:table-cell table:style-name="Tableau2.B147" office:value-type="string">
            <text:p text:style-name="Standard"><text:span text:style-name="T6">SOUFFLENHEIM</text:span></text:p>
          </table:table-cell>
          <table:table-cell table:style-name="Tableau2.C147" office:value-type="string">
            <text:p text:style-name="Standard"><text:span text:style-name="T6">67472</text:span></text:p>
          </table:table-cell>
        </table:table-row>
        <table:table-row table:style-name="Tableau2.2">
          <table:table-cell table:style-name="Tableau2.A148" office:value-type="string">
            <text:p text:style-name="Standard"><text:span text:style-name="T6">HERRLISHEIM/ROPPENHEIM</text:span></text:p>
          </table:table-cell>
          <table:table-cell table:style-name="Tableau2.B148" office:value-type="string">
            <text:p text:style-name="Standard"><text:span text:style-name="T6">STATTMATTEN</text:span></text:p>
          </table:table-cell>
          <table:table-cell table:style-name="Tableau2.C148" office:value-type="string">
            <text:p text:style-name="Standard"><text:span text:style-name="T6">67476</text:span></text:p>
          </table:table-cell>
        </table:table-row>
        <table:table-row table:style-name="Tableau2.2">
          <table:table-cell table:style-name="Tableau2.A149" office:value-type="string">
            <text:p text:style-name="Standard"><text:span text:style-name="T6">HOCHFELDEN</text:span></text:p>
          </table:table-cell>
          <table:table-cell table:style-name="Tableau2.B149" office:value-type="string">
            <text:p text:style-name="Standard"><text:span text:style-name="T6">ALTECKENDORF</text:span></text:p>
          </table:table-cell>
          <table:table-cell table:style-name="Tableau2.C149" office:value-type="string">
            <text:p text:style-name="Standard"><text:span text:style-name="T6">67005</text:span></text:p>
          </table:table-cell>
        </table:table-row>
        <table:table-row table:style-name="Tableau2.2">
          <table:table-cell table:style-name="Tableau2.A150" office:value-type="string">
            <text:p text:style-name="Standard"><text:span text:style-name="T6">HOCHFELDEN</text:span></text:p>
          </table:table-cell>
          <table:table-cell table:style-name="Tableau2.B150" office:value-type="string">
            <text:p text:style-name="Standard"><text:span text:style-name="T6">BOSSENDORF</text:span></text:p>
          </table:table-cell>
          <table:table-cell table:style-name="Tableau2.C150" office:value-type="string">
            <text:p text:style-name="Standard"><text:span text:style-name="T6">67058</text:span></text:p>
          </table:table-cell>
        </table:table-row>
        <table:table-row table:style-name="Tableau2.2">
          <table:table-cell table:style-name="Tableau2.A151" office:value-type="string">
            <text:p text:style-name="Standard"><text:span text:style-name="T6">HOCHFELDEN</text:span></text:p>
          </table:table-cell>
          <table:table-cell table:style-name="Tableau2.B151" office:value-type="string">
            <text:p text:style-name="Standard"><text:span text:style-name="T6">DUNTZENHEIM</text:span></text:p>
          </table:table-cell>
          <table:table-cell table:style-name="Tableau2.C151" office:value-type="string">
            <text:p text:style-name="Standard"><text:span text:style-name="T6">67107</text:span></text:p>
          </table:table-cell>
        </table:table-row>
        <table:table-row table:style-name="Tableau2.2">
          <table:table-cell table:style-name="Tableau2.A152" office:value-type="string">
            <text:p text:style-name="Standard"><text:span text:style-name="T6">HOCHFELDEN</text:span></text:p>
          </table:table-cell>
          <table:table-cell table:style-name="Tableau2.B152" office:value-type="string">
            <text:p text:style-name="Standard"><text:span text:style-name="T6">ETTENDORF</text:span></text:p>
          </table:table-cell>
          <table:table-cell table:style-name="Tableau2.C152" office:value-type="string">
            <text:p text:style-name="Standard"><text:span text:style-name="T6">67135</text:span></text:p>
          </table:table-cell>
        </table:table-row>
        <table:table-row table:style-name="Tableau2.2">
          <table:table-cell table:style-name="Tableau2.A153" office:value-type="string">
            <text:p text:style-name="Standard"><text:span text:style-name="T6">HOCHFELDEN</text:span></text:p>
          </table:table-cell>
          <table:table-cell table:style-name="Tableau2.B153" office:value-type="string">
            <text:p text:style-name="Standard"><text:span text:style-name="T6">GINGSHEIM</text:span></text:p>
          </table:table-cell>
          <table:table-cell table:style-name="Tableau2.C153" office:value-type="string">
            <text:p text:style-name="Standard"><text:span text:style-name="T6">67158</text:span></text:p>
          </table:table-cell>
        </table:table-row>
        <table:table-row table:style-name="Tableau2.2">
          <table:table-cell table:style-name="Tableau2.A154" office:value-type="string">
            <text:p text:style-name="Standard"><text:span text:style-name="T6">HOCHFELDEN</text:span></text:p>
          </table:table-cell>
          <table:table-cell table:style-name="Tableau2.B154" office:value-type="string">
            <text:p text:style-name="Standard"><text:span text:style-name="T6">GOUGENHEIM</text:span></text:p>
          </table:table-cell>
          <table:table-cell table:style-name="Tableau2.C154" office:value-type="string">
            <text:p text:style-name="Standard"><text:span text:style-name="T6">67163</text:span></text:p>
          </table:table-cell>
        </table:table-row>
        <table:table-row table:style-name="Tableau2.2">
          <table:table-cell table:style-name="Tableau2.A155" office:value-type="string">
            <text:p text:style-name="Standard"><text:span text:style-name="T6">HOCHFELDEN</text:span></text:p>
          </table:table-cell>
          <table:table-cell table:style-name="Tableau2.B155" office:value-type="string">
            <text:p text:style-name="Standard"><text:span text:style-name="T6">HOCHFELDEN</text:span></text:p>
          </table:table-cell>
          <table:table-cell table:style-name="Tableau2.C155" office:value-type="string">
            <text:p text:style-name="Standard"><text:span text:style-name="T6">67202</text:span></text:p>
          </table:table-cell>
        </table:table-row>
        <table:table-row table:style-name="Tableau2.2">
          <table:table-cell table:style-name="Tableau2.A156" office:value-type="string">
            <text:p text:style-name="Standard"><text:span text:style-name="T6">HOCHFELDEN</text:span></text:p>
          </table:table-cell>
          <table:table-cell table:style-name="Tableau2.B156" office:value-type="string">
            <text:p text:style-name="Standard"><text:span text:style-name="T6">HOHFRANKENHEIM</text:span></text:p>
          </table:table-cell>
          <table:table-cell table:style-name="Tableau2.C156" office:value-type="string">
            <text:p text:style-name="Standard"><text:span text:style-name="T6">67209</text:span></text:p>
          </table:table-cell>
        </table:table-row>
        <table:table-row table:style-name="Tableau2.2">
          <table:table-cell table:style-name="Tableau2.A157" office:value-type="string">
            <text:p text:style-name="Standard"><text:span text:style-name="T6">HOCHFELDEN</text:span></text:p>
          </table:table-cell>
          <table:table-cell table:style-name="Tableau2.B157" office:value-type="string">
            <text:p text:style-name="Standard"><text:span text:style-name="T6">INGENHEIM</text:span></text:p>
          </table:table-cell>
          <table:table-cell table:style-name="Tableau2.C157" office:value-type="string">
            <text:p text:style-name="Standard"><text:span text:style-name="T6">67220</text:span></text:p>
          </table:table-cell>
        </table:table-row>
        <table:table-row table:style-name="Tableau2.2">
          <table:table-cell table:style-name="Tableau2.A158" office:value-type="string">
            <text:p text:style-name="Standard"><text:span text:style-name="T6">HOCHFELDEN</text:span></text:p>
          </table:table-cell>
          <table:table-cell table:style-name="Tableau2.B158" office:value-type="string">
            <text:p text:style-name="Standard"><text:span text:style-name="T6">LIXHAUSEN</text:span></text:p>
          </table:table-cell>
          <table:table-cell table:style-name="Tableau2.C158" office:value-type="string">
            <text:p text:style-name="Standard"><text:span text:style-name="T6">67270</text:span></text:p>
          </table:table-cell>
        </table:table-row>
        <table:table-row table:style-name="Tableau2.2">
          <table:table-cell table:style-name="Tableau2.A159" office:value-type="string">
            <text:p text:style-name="Standard"><text:span text:style-name="T6">HOCHFELDEN</text:span></text:p>
          </table:table-cell>
          <table:table-cell table:style-name="Tableau2.B159" office:value-type="string">
            <text:p text:style-name="Standard"><text:span text:style-name="T6">MELSHEIM</text:span></text:p>
          </table:table-cell>
          <table:table-cell table:style-name="Tableau2.C159" office:value-type="string">
            <text:p text:style-name="Standard"><text:span text:style-name="T6">67287</text:span></text:p>
          </table:table-cell>
        </table:table-row>
        <table:table-row table:style-name="Tableau2.2">
          <table:table-cell table:style-name="Tableau2.A160" office:value-type="string">
            <text:p text:style-name="Standard"><text:span text:style-name="T6">HOCHFELDEN</text:span></text:p>
          </table:table-cell>
          <table:table-cell table:style-name="Tableau2.B160" office:value-type="string">
            <text:p text:style-name="Standard"><text:span text:style-name="T6">MINVERSHEIM</text:span></text:p>
          </table:table-cell>
          <table:table-cell table:style-name="Tableau2.C160" office:value-type="string">
            <text:p text:style-name="Standard"><text:span text:style-name="T6">67293</text:span></text:p>
          </table:table-cell>
        </table:table-row>
        <table:table-row table:style-name="Tableau2.2">
          <table:table-cell table:style-name="Tableau2.A161" office:value-type="string">
            <text:p text:style-name="Standard"><text:span text:style-name="T6">HOCHFELDEN</text:span></text:p>
          </table:table-cell>
          <table:table-cell table:style-name="Tableau2.B161" office:value-type="string">
            <text:p text:style-name="Standard"><text:span text:style-name="T6">MUTZENHOUSE</text:span></text:p>
          </table:table-cell>
          <table:table-cell table:style-name="Tableau2.C161" office:value-type="string">
            <text:p text:style-name="Standard"><text:span text:style-name="T6">67312</text:span></text:p>
          </table:table-cell>
        </table:table-row>
        <text:soft-page-break/>
        <table:table-row table:style-name="Tableau2.162">
          <table:table-cell table:style-name="Tableau2.A1" office:value-type="string">
            <text:p text:style-name="Standard"><text:span text:style-name="T5">Territoire de PDS</text:span></text:p>
          </table:table-cell>
          <table:table-cell table:style-name="Tableau2.B1" office:value-type="string">
            <text:p text:style-name="Standard"><text:span text:style-name="T5">Libellé commune</text:span></text:p>
          </table:table-cell>
          <table:table-cell table:style-name="Tableau2.C1" office:value-type="string">
            <text:p text:style-name="P1"><text:span text:style-name="T5">Code <text:s/>INSEE commune</text:span></text:p>
          </table:table-cell>
        </table:table-row>
        <table:table-row table:style-name="Tableau2.2">
          <table:table-cell table:style-name="Tableau2.A163" office:value-type="string">
            <text:p text:style-name="Standard"><text:span text:style-name="T6">HOCHFELDEN</text:span></text:p>
          </table:table-cell>
          <table:table-cell table:style-name="Tableau2.B163" office:value-type="string">
            <text:p text:style-name="Standard"><text:span text:style-name="T6">RINGENDORF</text:span></text:p>
          </table:table-cell>
          <table:table-cell table:style-name="Tableau2.C163" office:value-type="string">
            <text:p text:style-name="Standard"><text:span text:style-name="T6">67403</text:span></text:p>
          </table:table-cell>
        </table:table-row>
        <table:table-row table:style-name="Tableau2.2">
          <table:table-cell table:style-name="Tableau2.A164" office:value-type="string">
            <text:p text:style-name="Standard"><text:span text:style-name="T6">HOCHFELDEN</text:span></text:p>
          </table:table-cell>
          <table:table-cell table:style-name="Tableau2.B164" office:value-type="string">
            <text:p text:style-name="Standard"><text:span text:style-name="T6">ROHR</text:span></text:p>
          </table:table-cell>
          <table:table-cell table:style-name="Tableau2.C164" office:value-type="string">
            <text:p text:style-name="Standard"><text:span text:style-name="T6">67406</text:span></text:p>
          </table:table-cell>
        </table:table-row>
        <table:table-row table:style-name="Tableau2.2">
          <table:table-cell table:style-name="Tableau2.A165" office:value-type="string">
            <text:p text:style-name="Standard"><text:span text:style-name="T6">HOCHFELDEN</text:span></text:p>
          </table:table-cell>
          <table:table-cell table:style-name="Tableau2.B165" office:value-type="string">
            <text:p text:style-name="Standard"><text:span text:style-name="T6">SAESSOLSHEIM</text:span></text:p>
          </table:table-cell>
          <table:table-cell table:style-name="Tableau2.C165" office:value-type="string">
            <text:p text:style-name="Standard"><text:span text:style-name="T6">67423</text:span></text:p>
          </table:table-cell>
        </table:table-row>
        <table:table-row table:style-name="Tableau2.2">
          <table:table-cell table:style-name="Tableau2.A166" office:value-type="string">
            <text:p text:style-name="Standard"><text:span text:style-name="T6">HOCHFELDEN</text:span></text:p>
          </table:table-cell>
          <table:table-cell table:style-name="Tableau2.B166" office:value-type="string">
            <text:p text:style-name="Standard"><text:span text:style-name="T6">SCHAFFHOUSE-SUR-ZORN</text:span></text:p>
          </table:table-cell>
          <table:table-cell table:style-name="Tableau2.C166" office:value-type="string">
            <text:p text:style-name="Standard"><text:span text:style-name="T6">67439</text:span></text:p>
          </table:table-cell>
        </table:table-row>
        <table:table-row table:style-name="Tableau2.2">
          <table:table-cell table:style-name="Tableau2.A167" office:value-type="string">
            <text:p text:style-name="Standard"><text:span text:style-name="T6">HOCHFELDEN</text:span></text:p>
          </table:table-cell>
          <table:table-cell table:style-name="Tableau2.B167" office:value-type="string">
            <text:p text:style-name="Standard"><text:span text:style-name="T6">SCHERLENHEIM</text:span></text:p>
          </table:table-cell>
          <table:table-cell table:style-name="Tableau2.C167" office:value-type="string">
            <text:p text:style-name="Standard"><text:span text:style-name="T6">67444</text:span></text:p>
          </table:table-cell>
        </table:table-row>
        <table:table-row table:style-name="Tableau2.2">
          <table:table-cell table:style-name="Tableau2.A168" office:value-type="string">
            <text:p text:style-name="Standard"><text:span text:style-name="T6">HOCHFELDEN</text:span></text:p>
          </table:table-cell>
          <table:table-cell table:style-name="Tableau2.B168" office:value-type="string">
            <text:p text:style-name="Standard"><text:span text:style-name="T6">SCHWINDRATZHEIM</text:span></text:p>
          </table:table-cell>
          <table:table-cell table:style-name="Tableau2.C168" office:value-type="string">
            <text:p text:style-name="Standard"><text:span text:style-name="T6">67460</text:span></text:p>
          </table:table-cell>
        </table:table-row>
        <table:table-row table:style-name="Tableau2.2">
          <table:table-cell table:style-name="Tableau2.A169" office:value-type="string">
            <text:p text:style-name="Standard"><text:span text:style-name="T6">HOCHFELDEN</text:span></text:p>
          </table:table-cell>
          <table:table-cell table:style-name="Tableau2.B169" office:value-type="string">
            <text:p text:style-name="Standard"><text:span text:style-name="T6">WICKERSHEIM-WILSHAUSEN</text:span></text:p>
          </table:table-cell>
          <table:table-cell table:style-name="Tableau2.C169" office:value-type="string">
            <text:p text:style-name="Standard"><text:span text:style-name="T6">67530</text:span></text:p>
          </table:table-cell>
        </table:table-row>
        <table:table-row table:style-name="Tableau2.2">
          <table:table-cell table:style-name="Tableau2.A170" office:value-type="string">
            <text:p text:style-name="Standard"><text:span text:style-name="T6">INGWILLER</text:span></text:p>
          </table:table-cell>
          <table:table-cell table:style-name="Tableau2.B170" office:value-type="string">
            <text:p text:style-name="Standard"><text:span text:style-name="T6">BISCHHOLTZ</text:span></text:p>
          </table:table-cell>
          <table:table-cell table:style-name="Tableau2.C170" office:value-type="string">
            <text:p text:style-name="Standard"><text:span text:style-name="T6">67044</text:span></text:p>
          </table:table-cell>
        </table:table-row>
        <table:table-row table:style-name="Tableau2.2">
          <table:table-cell table:style-name="Tableau2.A171" office:value-type="string">
            <text:p text:style-name="Standard"><text:span text:style-name="T6">INGWILLER</text:span></text:p>
          </table:table-cell>
          <table:table-cell table:style-name="Tableau2.B171" office:value-type="string">
            <text:p text:style-name="Standard"><text:span text:style-name="T6">INGWILLER</text:span></text:p>
          </table:table-cell>
          <table:table-cell table:style-name="Tableau2.C171" office:value-type="string">
            <text:p text:style-name="Standard"><text:span text:style-name="T6">67222</text:span></text:p>
          </table:table-cell>
        </table:table-row>
        <table:table-row table:style-name="Tableau2.2">
          <table:table-cell table:style-name="Tableau2.A172" office:value-type="string">
            <text:p text:style-name="Standard"><text:span text:style-name="T6">INGWILLER</text:span></text:p>
          </table:table-cell>
          <table:table-cell table:style-name="Tableau2.B172" office:value-type="string">
            <text:p text:style-name="Standard"><text:span text:style-name="T6">MENCHHOFFEN</text:span></text:p>
          </table:table-cell>
          <table:table-cell table:style-name="Tableau2.C172" office:value-type="string">
            <text:p text:style-name="Standard"><text:span text:style-name="T6">67289</text:span></text:p>
          </table:table-cell>
        </table:table-row>
        <table:table-row table:style-name="Tableau2.2">
          <table:table-cell table:style-name="Tableau2.A173" office:value-type="string">
            <text:p text:style-name="Standard"><text:span text:style-name="T6">INGWILLER</text:span></text:p>
          </table:table-cell>
          <table:table-cell table:style-name="Tableau2.B173" office:value-type="string">
            <text:p text:style-name="Standard"><text:span text:style-name="T6">MULHAUSEN</text:span></text:p>
          </table:table-cell>
          <table:table-cell table:style-name="Tableau2.C173" office:value-type="string">
            <text:p text:style-name="Standard"><text:span text:style-name="T6">67307</text:span></text:p>
          </table:table-cell>
        </table:table-row>
        <table:table-row table:style-name="Tableau2.2">
          <table:table-cell table:style-name="Tableau2.A174" office:value-type="string">
            <text:p text:style-name="Standard"><text:span text:style-name="T6">INGWILLER</text:span></text:p>
          </table:table-cell>
          <table:table-cell table:style-name="Tableau2.B174" office:value-type="string">
            <text:p text:style-name="Standard"><text:span text:style-name="T6">OFFWILLER</text:span></text:p>
          </table:table-cell>
          <table:table-cell table:style-name="Tableau2.C174" office:value-type="string">
            <text:p text:style-name="Standard"><text:span text:style-name="T6">67358</text:span></text:p>
          </table:table-cell>
        </table:table-row>
        <table:table-row table:style-name="Tableau2.2">
          <table:table-cell table:style-name="Tableau2.A175" office:value-type="string">
            <text:p text:style-name="Standard"><text:span text:style-name="T6">INGWILLER</text:span></text:p>
          </table:table-cell>
          <table:table-cell table:style-name="Tableau2.B175" office:value-type="string">
            <text:p text:style-name="Standard"><text:span text:style-name="T6">ROTHBACH</text:span></text:p>
          </table:table-cell>
          <table:table-cell table:style-name="Tableau2.C175" office:value-type="string">
            <text:p text:style-name="Standard"><text:span text:style-name="T6">67415</text:span></text:p>
          </table:table-cell>
        </table:table-row>
        <table:table-row table:style-name="Tableau2.2">
          <table:table-cell table:style-name="Tableau2.A176" office:value-type="string">
            <text:p text:style-name="Standard"><text:span text:style-name="T6">INGWILLER</text:span></text:p>
          </table:table-cell>
          <table:table-cell table:style-name="Tableau2.B176" office:value-type="string">
            <text:p text:style-name="Standard"><text:span text:style-name="T6">SCHILLERSDORF</text:span></text:p>
          </table:table-cell>
          <table:table-cell table:style-name="Tableau2.C176" office:value-type="string">
            <text:p text:style-name="Standard"><text:span text:style-name="T6">67446</text:span></text:p>
          </table:table-cell>
        </table:table-row>
        <table:table-row table:style-name="Tableau2.2">
          <table:table-cell table:style-name="Tableau2.A177" office:value-type="string">
            <text:p text:style-name="Standard"><text:span text:style-name="T6">INGWILLER</text:span></text:p>
          </table:table-cell>
          <table:table-cell table:style-name="Tableau2.B177" office:value-type="string">
            <text:p text:style-name="Standard"><text:span text:style-name="T6">SPARSBACH</text:span></text:p>
          </table:table-cell>
          <table:table-cell table:style-name="Tableau2.C177" office:value-type="string">
            <text:p text:style-name="Standard"><text:span text:style-name="T6">67475</text:span></text:p>
          </table:table-cell>
        </table:table-row>
        <table:table-row table:style-name="Tableau2.2">
          <table:table-cell table:style-name="Tableau2.A178" office:value-type="string">
            <text:p text:style-name="Standard"><text:span text:style-name="T6">INGWILLER</text:span></text:p>
          </table:table-cell>
          <table:table-cell table:style-name="Tableau2.B178" office:value-type="string">
            <text:p text:style-name="Standard"><text:span text:style-name="T6">WEINBOURG</text:span></text:p>
          </table:table-cell>
          <table:table-cell table:style-name="Tableau2.C178" office:value-type="string">
            <text:p text:style-name="Standard"><text:span text:style-name="T6">67521</text:span></text:p>
          </table:table-cell>
        </table:table-row>
        <table:table-row table:style-name="Tableau2.2">
          <table:table-cell table:style-name="Tableau2.A179" office:value-type="string">
            <text:p text:style-name="Standard"><text:span text:style-name="T6">INGWILLER</text:span></text:p>
          </table:table-cell>
          <table:table-cell table:style-name="Tableau2.B179" office:value-type="string">
            <text:p text:style-name="Standard"><text:span text:style-name="T6">WIMMENAU</text:span></text:p>
          </table:table-cell>
          <table:table-cell table:style-name="Tableau2.C179" office:value-type="string">
            <text:p text:style-name="Standard"><text:span text:style-name="T6">67535</text:span></text:p>
          </table:table-cell>
        </table:table-row>
        <table:table-row table:style-name="Tableau2.2">
          <table:table-cell table:style-name="Tableau2.A180" office:value-type="string">
            <text:p text:style-name="Standard"><text:span text:style-name="T6">LA PETITE PIERRE</text:span></text:p>
          </table:table-cell>
          <table:table-cell table:style-name="Tableau2.B180" office:value-type="string">
            <text:p text:style-name="Standard"><text:span text:style-name="T6">ERCKARTSWILLER</text:span></text:p>
          </table:table-cell>
          <table:table-cell table:style-name="Tableau2.C180" office:value-type="string">
            <text:p text:style-name="Standard"><text:span text:style-name="T6">67126</text:span></text:p>
          </table:table-cell>
        </table:table-row>
        <table:table-row table:style-name="Tableau2.2">
          <table:table-cell table:style-name="Tableau2.A181" office:value-type="string">
            <text:p text:style-name="Standard"><text:span text:style-name="T6">LA PETITE PIERRE</text:span></text:p>
          </table:table-cell>
          <table:table-cell table:style-name="Tableau2.B181" office:value-type="string">
            <text:p text:style-name="Standard"><text:span text:style-name="T6">ESCHBOURG</text:span></text:p>
          </table:table-cell>
          <table:table-cell table:style-name="Tableau2.C181" office:value-type="string">
            <text:p text:style-name="Standard"><text:span text:style-name="T6">67133</text:span></text:p>
          </table:table-cell>
        </table:table-row>
        <table:table-row table:style-name="Tableau2.2">
          <table:table-cell table:style-name="Tableau2.A182" office:value-type="string">
            <text:p text:style-name="Standard"><text:span text:style-name="T6">LA PETITE PIERRE</text:span></text:p>
          </table:table-cell>
          <table:table-cell table:style-name="Tableau2.B182" office:value-type="string">
            <text:p text:style-name="Standard"><text:span text:style-name="T6">FROHMUHL</text:span></text:p>
          </table:table-cell>
          <table:table-cell table:style-name="Tableau2.C182" office:value-type="string">
            <text:p text:style-name="Standard"><text:span text:style-name="T6">67148</text:span></text:p>
          </table:table-cell>
        </table:table-row>
        <table:table-row table:style-name="Tableau2.2">
          <table:table-cell table:style-name="Tableau2.A183" office:value-type="string">
            <text:p text:style-name="Standard"><text:span text:style-name="T6">LA PETITE PIERRE</text:span></text:p>
          </table:table-cell>
          <table:table-cell table:style-name="Tableau2.B183" office:value-type="string">
            <text:p text:style-name="Standard"><text:span text:style-name="T6">HINSBOURG</text:span></text:p>
          </table:table-cell>
          <table:table-cell table:style-name="Tableau2.C183" office:value-type="string">
            <text:p text:style-name="Standard"><text:span text:style-name="T6">67198</text:span></text:p>
          </table:table-cell>
        </table:table-row>
        <table:table-row table:style-name="Tableau2.2">
          <table:table-cell table:style-name="Tableau2.A184" office:value-type="string">
            <text:p text:style-name="Standard"><text:span text:style-name="T6">LA PETITE PIERRE</text:span></text:p>
          </table:table-cell>
          <table:table-cell table:style-name="Tableau2.B184" office:value-type="string">
            <text:p text:style-name="Standard"><text:span text:style-name="T6">LICHTENBERG</text:span></text:p>
          </table:table-cell>
          <table:table-cell table:style-name="Tableau2.C184" office:value-type="string">
            <text:p text:style-name="Standard"><text:span text:style-name="T6">67265</text:span></text:p>
          </table:table-cell>
        </table:table-row>
        <table:table-row table:style-name="Tableau2.2">
          <table:table-cell table:style-name="Tableau2.A185" office:value-type="string">
            <text:p text:style-name="Standard"><text:span text:style-name="T6">LA PETITE PIERRE</text:span></text:p>
          </table:table-cell>
          <table:table-cell table:style-name="Tableau2.B185" office:value-type="string">
            <text:p text:style-name="Standard"><text:span text:style-name="T6">LOHR</text:span></text:p>
          </table:table-cell>
          <table:table-cell table:style-name="Tableau2.C185" office:value-type="string">
            <text:p text:style-name="Standard"><text:span text:style-name="T6">67273</text:span></text:p>
          </table:table-cell>
        </table:table-row>
        <table:table-row table:style-name="Tableau2.2">
          <table:table-cell table:style-name="Tableau2.A186" office:value-type="string">
            <text:p text:style-name="Standard"><text:span text:style-name="T6">LA PETITE PIERRE</text:span></text:p>
          </table:table-cell>
          <table:table-cell table:style-name="Tableau2.B186" office:value-type="string">
            <text:p text:style-name="Standard"><text:span text:style-name="T6">PETERSBACH</text:span></text:p>
          </table:table-cell>
          <table:table-cell table:style-name="Tableau2.C186" office:value-type="string">
            <text:p text:style-name="Standard"><text:span text:style-name="T6">67370</text:span></text:p>
          </table:table-cell>
        </table:table-row>
        <table:table-row table:style-name="Tableau2.2">
          <table:table-cell table:style-name="Tableau2.A187" office:value-type="string">
            <text:p text:style-name="Standard"><text:span text:style-name="T6">LA PETITE PIERRE</text:span></text:p>
          </table:table-cell>
          <table:table-cell table:style-name="Tableau2.B187" office:value-type="string">
            <text:p text:style-name="Standard"><text:span text:style-name="T6">PETITE-PIERRE (LA)</text:span></text:p>
          </table:table-cell>
          <table:table-cell table:style-name="Tableau2.C187" office:value-type="string">
            <text:p text:style-name="Standard"><text:span text:style-name="T6">67371</text:span></text:p>
          </table:table-cell>
        </table:table-row>
        <table:table-row table:style-name="Tableau2.2">
          <table:table-cell table:style-name="Tableau2.A188" office:value-type="string">
            <text:p text:style-name="Standard"><text:span text:style-name="T6">LA PETITE PIERRE</text:span></text:p>
          </table:table-cell>
          <table:table-cell table:style-name="Tableau2.B188" office:value-type="string">
            <text:p text:style-name="Standard"><text:span text:style-name="T6">PUBERG</text:span></text:p>
          </table:table-cell>
          <table:table-cell table:style-name="Tableau2.C188" office:value-type="string">
            <text:p text:style-name="Standard"><text:span text:style-name="T6">67381</text:span></text:p>
          </table:table-cell>
        </table:table-row>
        <table:table-row table:style-name="Tableau2.2">
          <table:table-cell table:style-name="Tableau2.A189" office:value-type="string">
            <text:p text:style-name="Standard"><text:span text:style-name="T6">LA PETITE PIERRE</text:span></text:p>
          </table:table-cell>
          <table:table-cell table:style-name="Tableau2.B189" office:value-type="string">
            <text:p text:style-name="Standard"><text:span text:style-name="T6">REIPERTSWILLER</text:span></text:p>
          </table:table-cell>
          <table:table-cell table:style-name="Tableau2.C189" office:value-type="string">
            <text:p text:style-name="Standard"><text:span text:style-name="T6">67392</text:span></text:p>
          </table:table-cell>
        </table:table-row>
        <table:table-row table:style-name="Tableau2.2">
          <table:table-cell table:style-name="Tableau2.A190" office:value-type="string">
            <text:p text:style-name="Standard"><text:span text:style-name="T6">LA PETITE PIERRE</text:span></text:p>
          </table:table-cell>
          <table:table-cell table:style-name="Tableau2.B190" office:value-type="string">
            <text:p text:style-name="Standard"><text:span text:style-name="T6">ROSTEIG</text:span></text:p>
          </table:table-cell>
          <table:table-cell table:style-name="Tableau2.C190" office:value-type="string">
            <text:p text:style-name="Standard"><text:span text:style-name="T6">67413</text:span></text:p>
          </table:table-cell>
        </table:table-row>
        <table:table-row table:style-name="Tableau2.2">
          <table:table-cell table:style-name="Tableau2.A191" office:value-type="string">
            <text:p text:style-name="Standard"><text:span text:style-name="T6">LA PETITE PIERRE</text:span></text:p>
          </table:table-cell>
          <table:table-cell table:style-name="Tableau2.B191" office:value-type="string">
            <text:p text:style-name="Standard"><text:span text:style-name="T6">SCHOENBOURG</text:span></text:p>
          </table:table-cell>
          <table:table-cell table:style-name="Tableau2.C191" office:value-type="string">
            <text:p text:style-name="Standard"><text:span text:style-name="T6">67454</text:span></text:p>
          </table:table-cell>
        </table:table-row>
        <table:table-row table:style-name="Tableau2.2">
          <table:table-cell table:style-name="Tableau2.A192" office:value-type="string">
            <text:p text:style-name="Standard"><text:span text:style-name="T6">LA PETITE PIERRE</text:span></text:p>
          </table:table-cell>
          <table:table-cell table:style-name="Tableau2.B192" office:value-type="string">
            <text:p text:style-name="Standard"><text:span text:style-name="T6">STRUTH</text:span></text:p>
          </table:table-cell>
          <table:table-cell table:style-name="Tableau2.C192" office:value-type="string">
            <text:p text:style-name="Standard"><text:span text:style-name="T6">67483</text:span></text:p>
          </table:table-cell>
        </table:table-row>
        <table:table-row table:style-name="Tableau2.2">
          <table:table-cell table:style-name="Tableau2.A193" office:value-type="string">
            <text:p text:style-name="Standard"><text:span text:style-name="T6">LA PETITE PIERRE</text:span></text:p>
          </table:table-cell>
          <table:table-cell table:style-name="Tableau2.B193" office:value-type="string">
            <text:p text:style-name="Standard"><text:span text:style-name="T6">TIEFFENBACH</text:span></text:p>
          </table:table-cell>
          <table:table-cell table:style-name="Tableau2.C193" office:value-type="string">
            <text:p text:style-name="Standard"><text:span text:style-name="T6">67491</text:span></text:p>
          </table:table-cell>
        </table:table-row>
        <table:table-row table:style-name="Tableau2.2">
          <table:table-cell table:style-name="Tableau2.A194" office:value-type="string">
            <text:p text:style-name="Standard"><text:span text:style-name="T6">LA PETITE PIERRE</text:span></text:p>
          </table:table-cell>
          <table:table-cell table:style-name="Tableau2.B194" office:value-type="string">
            <text:p text:style-name="Standard"><text:span text:style-name="T6">VOLKSBERG</text:span></text:p>
          </table:table-cell>
          <table:table-cell table:style-name="Tableau2.C194" office:value-type="string">
            <text:p text:style-name="Standard"><text:span text:style-name="T6">67509</text:span></text:p>
          </table:table-cell>
        </table:table-row>
        <table:table-row table:style-name="Tableau2.2">
          <table:table-cell table:style-name="Tableau2.A195" office:value-type="string">
            <text:p text:style-name="Standard"><text:span text:style-name="T6">LA PETITE PIERRE</text:span></text:p>
          </table:table-cell>
          <table:table-cell table:style-name="Tableau2.B195" office:value-type="string">
            <text:p text:style-name="Standard"><text:span text:style-name="T6">WINGEN-SUR-MODER</text:span></text:p>
          </table:table-cell>
          <table:table-cell table:style-name="Tableau2.C195" office:value-type="string">
            <text:p text:style-name="Standard"><text:span text:style-name="T6">67538</text:span></text:p>
          </table:table-cell>
        </table:table-row>
        <table:table-row table:style-name="Tableau2.2">
          <table:table-cell table:style-name="Tableau2.A196" office:value-type="string">
            <text:p text:style-name="Standard"><text:span text:style-name="T6">LA PETITE PIERRE</text:span></text:p>
          </table:table-cell>
          <table:table-cell table:style-name="Tableau2.B196" office:value-type="string">
            <text:p text:style-name="Standard"><text:span text:style-name="T6">ZITTERSHEIM</text:span></text:p>
          </table:table-cell>
          <table:table-cell table:style-name="Tableau2.C196" office:value-type="string">
            <text:p text:style-name="Standard"><text:span text:style-name="T6">67559</text:span></text:p>
          </table:table-cell>
        </table:table-row>
        <table:table-row table:style-name="Tableau2.2">
          <table:table-cell table:style-name="Tableau2.A197" office:value-type="string">
            <text:p text:style-name="Standard"><text:span text:style-name="T6">LA WALCK/SCHWEIGHOUSE-SUR-MODER</text:span></text:p>
          </table:table-cell>
          <table:table-cell table:style-name="Tableau2.B197" office:value-type="string">
            <text:p text:style-name="Standard"><text:span text:style-name="T6">BATZENDORF</text:span></text:p>
          </table:table-cell>
          <table:table-cell table:style-name="Tableau2.C197" office:value-type="string">
            <text:p text:style-name="Standard"><text:span text:style-name="T6">67023</text:span></text:p>
          </table:table-cell>
        </table:table-row>
        <table:table-row table:style-name="Tableau2.2">
          <table:table-cell table:style-name="Tableau2.A198" office:value-type="string">
            <text:p text:style-name="Standard"><text:span text:style-name="T6">LA WALCK/SCHWEIGHOUSE-SUR-MODER</text:span></text:p>
          </table:table-cell>
          <table:table-cell table:style-name="Tableau2.B198" office:value-type="string">
            <text:p text:style-name="Standard"><text:span text:style-name="T6">BERSTHEIM</text:span></text:p>
          </table:table-cell>
          <table:table-cell table:style-name="Tableau2.C198" office:value-type="string">
            <text:p text:style-name="Standard"><text:span text:style-name="T6">67035</text:span></text:p>
          </table:table-cell>
        </table:table-row>
        <table:table-row table:style-name="Tableau2.2">
          <table:table-cell table:style-name="Tableau2.A199" office:value-type="string">
            <text:p text:style-name="Standard"><text:span text:style-name="T6">LA WALCK/SCHWEIGHOUSE-SUR-MODER</text:span></text:p>
          </table:table-cell>
          <table:table-cell table:style-name="Tableau2.B199" office:value-type="string">
            <text:p text:style-name="Standard"><text:span text:style-name="T6">BITSCHHOFFEN</text:span></text:p>
          </table:table-cell>
          <table:table-cell table:style-name="Tableau2.C199" office:value-type="string">
            <text:p text:style-name="Standard"><text:span text:style-name="T6">67048</text:span></text:p>
          </table:table-cell>
        </table:table-row>
        <table:table-row table:style-name="Tableau2.2">
          <table:table-cell table:style-name="Tableau2.A200" office:value-type="string">
            <text:p text:style-name="Standard"><text:span text:style-name="T6">LA WALCK/SCHWEIGHOUSE-SUR-MODER</text:span></text:p>
          </table:table-cell>
          <table:table-cell table:style-name="Tableau2.B200" office:value-type="string">
            <text:p text:style-name="Standard"><text:span text:style-name="T6">BUSWILLER</text:span></text:p>
          </table:table-cell>
          <table:table-cell table:style-name="Tableau2.C200" office:value-type="string">
            <text:p text:style-name="Standard"><text:span text:style-name="T6">67068</text:span></text:p>
          </table:table-cell>
        </table:table-row>
        <table:table-row table:style-name="Tableau2.2">
          <table:table-cell table:style-name="Tableau2.A201" office:value-type="string">
            <text:p text:style-name="Standard"><text:span text:style-name="T6">LA WALCK/SCHWEIGHOUSE-SUR-MODER</text:span></text:p>
          </table:table-cell>
          <table:table-cell table:style-name="Tableau2.B201" office:value-type="string">
            <text:p text:style-name="Standard"><text:span text:style-name="T6">DAUENDORF</text:span></text:p>
          </table:table-cell>
          <table:table-cell table:style-name="Tableau2.C201" office:value-type="string">
            <text:p text:style-name="Standard"><text:span text:style-name="T6">67087</text:span></text:p>
          </table:table-cell>
        </table:table-row>
        <table:table-row table:style-name="Tableau2.2">
          <table:table-cell table:style-name="Tableau2.A202" office:value-type="string">
            <text:p text:style-name="Standard"><text:span text:style-name="T6">LA WALCK/SCHWEIGHOUSE-SUR-MODER</text:span></text:p>
          </table:table-cell>
          <table:table-cell table:style-name="Tableau2.B202" office:value-type="string">
            <text:p text:style-name="Standard"><text:span text:style-name="T6">ENGWILLER</text:span></text:p>
          </table:table-cell>
          <table:table-cell table:style-name="Tableau2.C202" office:value-type="string">
            <text:p text:style-name="Standard"><text:span text:style-name="T6">67123</text:span></text:p>
          </table:table-cell>
        </table:table-row>
        <table:table-row table:style-name="Tableau2.2">
          <table:table-cell table:style-name="Tableau2.A203" office:value-type="string">
            <text:p text:style-name="Standard"><text:span text:style-name="T6">LA WALCK/SCHWEIGHOUSE-SUR-MODER</text:span></text:p>
          </table:table-cell>
          <table:table-cell table:style-name="Tableau2.B203" office:value-type="string">
            <text:p text:style-name="Standard"><text:span text:style-name="T6">GRASSENDORF</text:span></text:p>
          </table:table-cell>
          <table:table-cell table:style-name="Tableau2.C203" office:value-type="string">
            <text:p text:style-name="Standard"><text:span text:style-name="T6">67166</text:span></text:p>
          </table:table-cell>
        </table:table-row>
        <table:table-row table:style-name="Tableau2.2">
          <table:table-cell table:style-name="Tableau2.A204" office:value-type="string">
            <text:p text:style-name="Standard"><text:span text:style-name="T6">LA WALCK/SCHWEIGHOUSE-SUR-MODER</text:span></text:p>
          </table:table-cell>
          <table:table-cell table:style-name="Tableau2.B204" office:value-type="string">
            <text:p text:style-name="Standard"><text:span text:style-name="T6">KINDWILLER</text:span></text:p>
          </table:table-cell>
          <table:table-cell table:style-name="Tableau2.C204" office:value-type="string">
            <text:p text:style-name="Standard"><text:span text:style-name="T6">67238</text:span></text:p>
          </table:table-cell>
        </table:table-row>
        <table:table-row table:style-name="Tableau2.2">
          <table:table-cell table:style-name="Tableau2.A205" office:value-type="string">
            <text:p text:style-name="Standard"><text:span text:style-name="T6">LA WALCK/SCHWEIGHOUSE-SUR-MODER</text:span></text:p>
          </table:table-cell>
          <table:table-cell table:style-name="Tableau2.B205" office:value-type="string">
            <text:p text:style-name="Standard"><text:span text:style-name="T6">MORSCHWILLER</text:span></text:p>
          </table:table-cell>
          <table:table-cell table:style-name="Tableau2.C205" office:value-type="string">
            <text:p text:style-name="Standard"><text:span text:style-name="T6">67304</text:span></text:p>
          </table:table-cell>
        </table:table-row>
        <table:table-row table:style-name="Tableau2.2">
          <table:table-cell table:style-name="Tableau2.A206" office:value-type="string">
            <text:p text:style-name="Standard"><text:span text:style-name="T6">LA WALCK/SCHWEIGHOUSE-SUR-MODER</text:span></text:p>
          </table:table-cell>
          <table:table-cell table:style-name="Tableau2.B206" office:value-type="string">
            <text:p text:style-name="Standard"><text:span text:style-name="T6">NIEDERMODERN</text:span></text:p>
          </table:table-cell>
          <table:table-cell table:style-name="Tableau2.C206" office:value-type="string">
            <text:p text:style-name="Standard"><text:span text:style-name="T6">67328</text:span></text:p>
          </table:table-cell>
        </table:table-row>
        <table:table-row table:style-name="Tableau2.2">
          <table:table-cell table:style-name="Tableau2.A207" office:value-type="string">
            <text:p text:style-name="Standard"><text:span text:style-name="T6">LA WALCK/SCHWEIGHOUSE-SUR-MODER</text:span></text:p>
          </table:table-cell>
          <table:table-cell table:style-name="Tableau2.B207" office:value-type="string">
            <text:p text:style-name="Standard"><text:span text:style-name="T6">OHLUNGEN</text:span></text:p>
          </table:table-cell>
          <table:table-cell table:style-name="Tableau2.C207" office:value-type="string">
            <text:p text:style-name="Standard"><text:span text:style-name="T6">67359</text:span></text:p>
          </table:table-cell>
        </table:table-row>
        <table:table-row table:style-name="Tableau2.2">
          <table:table-cell table:style-name="Tableau2.A208" office:value-type="string">
            <text:p text:style-name="Standard"><text:span text:style-name="T6">LA WALCK/SCHWEIGHOUSE-SUR-MODER</text:span></text:p>
          </table:table-cell>
          <table:table-cell table:style-name="Tableau2.B208" office:value-type="string">
            <text:p text:style-name="Standard"><text:span text:style-name="T6">PFAFFENHOFFEN</text:span></text:p>
          </table:table-cell>
          <table:table-cell table:style-name="Tableau2.C208" office:value-type="string">
            <text:p text:style-name="Standard"><text:span text:style-name="T6">67372</text:span></text:p>
          </table:table-cell>
        </table:table-row>
        <table:table-row table:style-name="Tableau2.2">
          <table:table-cell table:style-name="Tableau2.A209" office:value-type="string">
            <text:p text:style-name="Standard"><text:span text:style-name="T6">LA WALCK/SCHWEIGHOUSE-SUR-MODER</text:span></text:p>
          </table:table-cell>
          <table:table-cell table:style-name="Tableau2.B209" office:value-type="string">
            <text:p text:style-name="Standard"><text:span text:style-name="T6">RINGELDORF</text:span></text:p>
          </table:table-cell>
          <table:table-cell table:style-name="Tableau2.C209" office:value-type="string">
            <text:p text:style-name="Standard"><text:span text:style-name="T6">67402</text:span></text:p>
          </table:table-cell>
        </table:table-row>
        <table:table-row table:style-name="Tableau2.2">
          <table:table-cell table:style-name="Tableau2.A210" office:value-type="string">
            <text:p text:style-name="Standard"><text:span text:style-name="T6">LA WALCK/SCHWEIGHOUSE-SUR-MODER</text:span></text:p>
          </table:table-cell>
          <table:table-cell table:style-name="Tableau2.B210" office:value-type="string">
            <text:p text:style-name="Standard"><text:span text:style-name="T6">SCHALKENDORF</text:span></text:p>
          </table:table-cell>
          <table:table-cell table:style-name="Tableau2.C210" office:value-type="string">
            <text:p text:style-name="Standard"><text:span text:style-name="T6">67441</text:span></text:p>
          </table:table-cell>
        </table:table-row>
        <table:table-row table:style-name="Tableau2.2">
          <table:table-cell table:style-name="Tableau2.A211" office:value-type="string">
            <text:p text:style-name="Standard"><text:span text:style-name="T6">LA WALCK/SCHWEIGHOUSE-SUR-MODER</text:span></text:p>
          </table:table-cell>
          <table:table-cell table:style-name="Tableau2.B211" office:value-type="string">
            <text:p text:style-name="Standard"><text:span text:style-name="T6">SCHWEIGHOUSE-SUR-MODER</text:span></text:p>
          </table:table-cell>
          <table:table-cell table:style-name="Tableau2.C211" office:value-type="string">
            <text:p text:style-name="Standard"><text:span text:style-name="T6">67458</text:span></text:p>
          </table:table-cell>
        </table:table-row>
        <table:table-row table:style-name="Tableau2.2">
          <table:table-cell table:style-name="Tableau2.A212" office:value-type="string">
            <text:p text:style-name="Standard"><text:span text:style-name="T6">LA WALCK/SCHWEIGHOUSE-SUR-MODER</text:span></text:p>
          </table:table-cell>
          <table:table-cell table:style-name="Tableau2.B212" office:value-type="string">
            <text:p text:style-name="Standard"><text:span text:style-name="T6">UBERACH</text:span></text:p>
          </table:table-cell>
          <table:table-cell table:style-name="Tableau2.C212" office:value-type="string">
            <text:p text:style-name="Standard"><text:span text:style-name="T6">67496</text:span></text:p>
          </table:table-cell>
        </table:table-row>
        <table:table-row table:style-name="Tableau2.2">
          <table:table-cell table:style-name="Tableau2.A213" office:value-type="string">
            <text:p text:style-name="Standard"><text:span text:style-name="T6">LA WALCK/SCHWEIGHOUSE-SUR-MODER</text:span></text:p>
          </table:table-cell>
          <table:table-cell table:style-name="Tableau2.B213" office:value-type="string">
            <text:p text:style-name="Standard"><text:span text:style-name="T6">UHLWILLER</text:span></text:p>
          </table:table-cell>
          <table:table-cell table:style-name="Tableau2.C213" office:value-type="string">
            <text:p text:style-name="Standard"><text:span text:style-name="T6">67497</text:span></text:p>
          </table:table-cell>
        </table:table-row>
        <table:table-row table:style-name="Tableau2.2">
          <table:table-cell table:style-name="Tableau2.A214" office:value-type="string">
            <text:p text:style-name="Standard"><text:span text:style-name="T6">LA WALCK/SCHWEIGHOUSE-SUR-MODER</text:span></text:p>
          </table:table-cell>
          <table:table-cell table:style-name="Tableau2.B214" office:value-type="string">
            <text:p text:style-name="Standard"><text:span text:style-name="T6">UHRWILLER</text:span></text:p>
          </table:table-cell>
          <table:table-cell table:style-name="Tableau2.C214" office:value-type="string">
            <text:p text:style-name="Standard"><text:span text:style-name="T6">67498</text:span></text:p>
          </table:table-cell>
        </table:table-row>
        <table:table-row table:style-name="Tableau2.2">
          <table:table-cell table:style-name="Tableau2.A215" office:value-type="string">
            <text:p text:style-name="Standard"><text:span text:style-name="T6">LA WALCK/SCHWEIGHOUSE-SUR-MODER</text:span></text:p>
          </table:table-cell>
          <table:table-cell table:style-name="Tableau2.B215" office:value-type="string">
            <text:p text:style-name="Standard"><text:span text:style-name="T6">WALCK (la)</text:span></text:p>
          </table:table-cell>
          <table:table-cell table:style-name="Tableau2.C215" office:value-type="string">
            <text:p text:style-name="Standard"><text:span text:style-name="T6">67512</text:span></text:p>
          </table:table-cell>
        </table:table-row>
        <table:table-row table:style-name="Tableau2.2">
          <table:table-cell table:style-name="Tableau2.A216" office:value-type="string">
            <text:p text:style-name="Standard"><text:span text:style-name="T6">LA WALCK/SCHWEIGHOUSE-SUR-MODER</text:span></text:p>
          </table:table-cell>
          <table:table-cell table:style-name="Tableau2.B216" office:value-type="string">
            <text:p text:style-name="Standard"><text:span text:style-name="T6">WINTERSHOUSE</text:span></text:p>
          </table:table-cell>
          <table:table-cell table:style-name="Tableau2.C216" office:value-type="string">
            <text:p text:style-name="Standard"><text:span text:style-name="T6">67540</text:span></text:p>
          </table:table-cell>
        </table:table-row>
        <text:soft-page-break/>
        <table:table-row table:style-name="Tableau2.54">
          <table:table-cell table:style-name="Tableau2.A54" office:value-type="string">
            <text:p text:style-name="Standard"><text:span text:style-name="T5">Territoire de PDS</text:span></text:p>
          </table:table-cell>
          <table:table-cell table:style-name="Tableau2.B54" office:value-type="string">
            <text:p text:style-name="Standard"><text:span text:style-name="T5">Libellé commune</text:span></text:p>
          </table:table-cell>
          <table:table-cell table:style-name="Tableau2.C54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218" office:value-type="string">
            <text:p text:style-name="Standard"><text:span text:style-name="T6">LEMBACH</text:span></text:p>
          </table:table-cell>
          <table:table-cell table:style-name="Tableau2.B218" office:value-type="string">
            <text:p text:style-name="Standard"><text:span text:style-name="T6">BIBLISHEIM</text:span></text:p>
          </table:table-cell>
          <table:table-cell table:style-name="Tableau2.C218" office:value-type="string">
            <text:p text:style-name="Standard"><text:span text:style-name="T6">67037</text:span></text:p>
          </table:table-cell>
        </table:table-row>
        <table:table-row table:style-name="Tableau2.2">
          <table:table-cell table:style-name="Tableau2.A219" office:value-type="string">
            <text:p text:style-name="Standard"><text:span text:style-name="T6">LEMBACH</text:span></text:p>
          </table:table-cell>
          <table:table-cell table:style-name="Tableau2.B219" office:value-type="string">
            <text:p text:style-name="Standard"><text:span text:style-name="T6">CLIMBACH</text:span></text:p>
          </table:table-cell>
          <table:table-cell table:style-name="Tableau2.C219" office:value-type="string">
            <text:p text:style-name="Standard"><text:span text:style-name="T6">67075</text:span></text:p>
          </table:table-cell>
        </table:table-row>
        <table:table-row table:style-name="Tableau2.2">
          <table:table-cell table:style-name="Tableau2.A220" office:value-type="string">
            <text:p text:style-name="Standard"><text:span text:style-name="T6">LEMBACH</text:span></text:p>
          </table:table-cell>
          <table:table-cell table:style-name="Tableau2.B220" office:value-type="string">
            <text:p text:style-name="Standard"><text:span text:style-name="T6">DIEFFENBACH-LES-WOERTH</text:span></text:p>
          </table:table-cell>
          <table:table-cell table:style-name="Tableau2.C220" office:value-type="string">
            <text:p text:style-name="Standard"><text:span text:style-name="T6">67093</text:span></text:p>
          </table:table-cell>
        </table:table-row>
        <table:table-row table:style-name="Tableau2.2">
          <table:table-cell table:style-name="Tableau2.A221" office:value-type="string">
            <text:p text:style-name="Standard"><text:span text:style-name="T6">LEMBACH</text:span></text:p>
          </table:table-cell>
          <table:table-cell table:style-name="Tableau2.B221" office:value-type="string">
            <text:p text:style-name="Standard"><text:span text:style-name="T6">DURRENBACH</text:span></text:p>
          </table:table-cell>
          <table:table-cell table:style-name="Tableau2.C221" office:value-type="string">
            <text:p text:style-name="Standard"><text:span text:style-name="T6">67110</text:span></text:p>
          </table:table-cell>
        </table:table-row>
        <table:table-row table:style-name="Tableau2.2">
          <table:table-cell table:style-name="Tableau2.A222" office:value-type="string">
            <text:p text:style-name="Standard"><text:span text:style-name="T6">LEMBACH</text:span></text:p>
          </table:table-cell>
          <table:table-cell table:style-name="Tableau2.B222" office:value-type="string">
            <text:p text:style-name="Standard"><text:span text:style-name="T6">FROESCHWILLER</text:span></text:p>
          </table:table-cell>
          <table:table-cell table:style-name="Tableau2.C222" office:value-type="string">
            <text:p text:style-name="Standard"><text:span text:style-name="T6">67147</text:span></text:p>
          </table:table-cell>
        </table:table-row>
        <table:table-row table:style-name="Tableau2.2">
          <table:table-cell table:style-name="Tableau2.A223" office:value-type="string">
            <text:p text:style-name="Standard"><text:span text:style-name="T6">LEMBACH</text:span></text:p>
          </table:table-cell>
          <table:table-cell table:style-name="Tableau2.B223" office:value-type="string">
            <text:p text:style-name="Standard"><text:span text:style-name="T6">GOERSDORF</text:span></text:p>
          </table:table-cell>
          <table:table-cell table:style-name="Tableau2.C223" office:value-type="string">
            <text:p text:style-name="Standard"><text:span text:style-name="T6">67160</text:span></text:p>
          </table:table-cell>
        </table:table-row>
        <table:table-row table:style-name="Tableau2.2">
          <table:table-cell table:style-name="Tableau2.A224" office:value-type="string">
            <text:p text:style-name="Standard"><text:span text:style-name="T6">LEMBACH</text:span></text:p>
          </table:table-cell>
          <table:table-cell table:style-name="Tableau2.B224" office:value-type="string">
            <text:p text:style-name="Standard"><text:span text:style-name="T6">GUNSTETT</text:span></text:p>
          </table:table-cell>
          <table:table-cell table:style-name="Tableau2.C224" office:value-type="string">
            <text:p text:style-name="Standard"><text:span text:style-name="T6">67177</text:span></text:p>
          </table:table-cell>
        </table:table-row>
        <table:table-row table:style-name="Tableau2.2">
          <table:table-cell table:style-name="Tableau2.A225" office:value-type="string">
            <text:p text:style-name="Standard"><text:span text:style-name="T6">LEMBACH</text:span></text:p>
          </table:table-cell>
          <table:table-cell table:style-name="Tableau2.B225" office:value-type="string">
            <text:p text:style-name="Standard"><text:span text:style-name="T6">HEGENEY</text:span></text:p>
          </table:table-cell>
          <table:table-cell table:style-name="Tableau2.C225" office:value-type="string">
            <text:p text:style-name="Standard"><text:span text:style-name="T6">67186</text:span></text:p>
          </table:table-cell>
        </table:table-row>
        <table:table-row table:style-name="Tableau2.2">
          <table:table-cell table:style-name="Tableau2.A226" office:value-type="string">
            <text:p text:style-name="Standard"><text:span text:style-name="T6">LEMBACH</text:span></text:p>
          </table:table-cell>
          <table:table-cell table:style-name="Tableau2.B226" office:value-type="string">
            <text:p text:style-name="Standard"><text:span text:style-name="T6">KUTZENHAUSEN</text:span></text:p>
          </table:table-cell>
          <table:table-cell table:style-name="Tableau2.C226" office:value-type="string">
            <text:p text:style-name="Standard"><text:span text:style-name="T6">67254</text:span></text:p>
          </table:table-cell>
        </table:table-row>
        <table:table-row table:style-name="Tableau2.2">
          <table:table-cell table:style-name="Tableau2.A227" office:value-type="string">
            <text:p text:style-name="Standard"><text:span text:style-name="T6">LEMBACH</text:span></text:p>
          </table:table-cell>
          <table:table-cell table:style-name="Tableau2.B227" office:value-type="string">
            <text:p text:style-name="Standard"><text:span text:style-name="T6">LAMPERTSLOCH</text:span></text:p>
          </table:table-cell>
          <table:table-cell table:style-name="Tableau2.C227" office:value-type="string">
            <text:p text:style-name="Standard"><text:span text:style-name="T6">67257</text:span></text:p>
          </table:table-cell>
        </table:table-row>
        <table:table-row table:style-name="Tableau2.2">
          <table:table-cell table:style-name="Tableau2.A228" office:value-type="string">
            <text:p text:style-name="Standard"><text:span text:style-name="T6">LEMBACH</text:span></text:p>
          </table:table-cell>
          <table:table-cell table:style-name="Tableau2.B228" office:value-type="string">
            <text:p text:style-name="Standard"><text:span text:style-name="T6">LANGENSOULTZBACH</text:span></text:p>
          </table:table-cell>
          <table:table-cell table:style-name="Tableau2.C228" office:value-type="string">
            <text:p text:style-name="Standard"><text:span text:style-name="T6">67259</text:span></text:p>
          </table:table-cell>
        </table:table-row>
        <table:table-row table:style-name="Tableau2.2">
          <table:table-cell table:style-name="Tableau2.A229" office:value-type="string">
            <text:p text:style-name="Standard"><text:span text:style-name="T6">LEMBACH</text:span></text:p>
          </table:table-cell>
          <table:table-cell table:style-name="Tableau2.B229" office:value-type="string">
            <text:p text:style-name="Standard"><text:span text:style-name="T6">LEMBACH</text:span></text:p>
          </table:table-cell>
          <table:table-cell table:style-name="Tableau2.C229" office:value-type="string">
            <text:p text:style-name="Standard"><text:span text:style-name="T6">67263</text:span></text:p>
          </table:table-cell>
        </table:table-row>
        <table:table-row table:style-name="Tableau2.2">
          <table:table-cell table:style-name="Tableau2.A230" office:value-type="string">
            <text:p text:style-name="Standard"><text:span text:style-name="T6">LEMBACH</text:span></text:p>
          </table:table-cell>
          <table:table-cell table:style-name="Tableau2.B230" office:value-type="string">
            <text:p text:style-name="Standard"><text:span text:style-name="T6">LOBSANN</text:span></text:p>
          </table:table-cell>
          <table:table-cell table:style-name="Tableau2.C230" office:value-type="string">
            <text:p text:style-name="Standard"><text:span text:style-name="T6">67271</text:span></text:p>
          </table:table-cell>
        </table:table-row>
        <table:table-row table:style-name="Tableau2.2">
          <table:table-cell table:style-name="Tableau2.A231" office:value-type="string">
            <text:p text:style-name="Standard"><text:span text:style-name="T6">LEMBACH</text:span></text:p>
          </table:table-cell>
          <table:table-cell table:style-name="Tableau2.B231" office:value-type="string">
            <text:p text:style-name="Standard"><text:span text:style-name="T6">MERKWILLER-PECHELBRONN</text:span></text:p>
          </table:table-cell>
          <table:table-cell table:style-name="Tableau2.C231" office:value-type="string">
            <text:p text:style-name="Standard"><text:span text:style-name="T6">67290</text:span></text:p>
          </table:table-cell>
        </table:table-row>
        <table:table-row table:style-name="Tableau2.2">
          <table:table-cell table:style-name="Tableau2.A232" office:value-type="string">
            <text:p text:style-name="Standard"><text:span text:style-name="T6">LEMBACH</text:span></text:p>
          </table:table-cell>
          <table:table-cell table:style-name="Tableau2.B232" office:value-type="string">
            <text:p text:style-name="Standard"><text:span text:style-name="T6">MORSBRONN-LES-BAINS</text:span></text:p>
          </table:table-cell>
          <table:table-cell table:style-name="Tableau2.C232" office:value-type="string">
            <text:p text:style-name="Standard"><text:span text:style-name="T6">67303</text:span></text:p>
          </table:table-cell>
        </table:table-row>
        <table:table-row table:style-name="Tableau2.2">
          <table:table-cell table:style-name="Tableau2.A233" office:value-type="string">
            <text:p text:style-name="Standard"><text:span text:style-name="T6">LEMBACH</text:span></text:p>
          </table:table-cell>
          <table:table-cell table:style-name="Tableau2.B233" office:value-type="string">
            <text:p text:style-name="Standard"><text:span text:style-name="T6">NIEDERSTEINBACH</text:span></text:p>
          </table:table-cell>
          <table:table-cell table:style-name="Tableau2.C233" office:value-type="string">
            <text:p text:style-name="Standard"><text:span text:style-name="T6">67334</text:span></text:p>
          </table:table-cell>
        </table:table-row>
        <table:table-row table:style-name="Tableau2.2">
          <table:table-cell table:style-name="Tableau2.A234" office:value-type="string">
            <text:p text:style-name="Standard"><text:span text:style-name="T6">LEMBACH</text:span></text:p>
          </table:table-cell>
          <table:table-cell table:style-name="Tableau2.B234" office:value-type="string">
            <text:p text:style-name="Standard"><text:span text:style-name="T6">OBERDORF-SPACHBACH</text:span></text:p>
          </table:table-cell>
          <table:table-cell table:style-name="Tableau2.C234" office:value-type="string">
            <text:p text:style-name="Standard"><text:span text:style-name="T6">67341</text:span></text:p>
          </table:table-cell>
        </table:table-row>
        <table:table-row table:style-name="Tableau2.2">
          <table:table-cell table:style-name="Tableau2.A235" office:value-type="string">
            <text:p text:style-name="Standard"><text:span text:style-name="T6">LEMBACH</text:span></text:p>
          </table:table-cell>
          <table:table-cell table:style-name="Tableau2.B235" office:value-type="string">
            <text:p text:style-name="Standard"><text:span text:style-name="T6">OBERSTEINBACH</text:span></text:p>
          </table:table-cell>
          <table:table-cell table:style-name="Tableau2.C235" office:value-type="string">
            <text:p text:style-name="Standard"><text:span text:style-name="T6">67353</text:span></text:p>
          </table:table-cell>
        </table:table-row>
        <table:table-row table:style-name="Tableau2.2">
          <table:table-cell table:style-name="Tableau2.A236" office:value-type="string">
            <text:p text:style-name="Standard"><text:span text:style-name="T6">LEMBACH</text:span></text:p>
          </table:table-cell>
          <table:table-cell table:style-name="Tableau2.B236" office:value-type="string">
            <text:p text:style-name="Standard"><text:span text:style-name="T6">PREUSCHDORF</text:span></text:p>
          </table:table-cell>
          <table:table-cell table:style-name="Tableau2.C236" office:value-type="string">
            <text:p text:style-name="Standard"><text:span text:style-name="T6">67379</text:span></text:p>
          </table:table-cell>
        </table:table-row>
        <table:table-row table:style-name="Tableau2.2">
          <table:table-cell table:style-name="Tableau2.A237" office:value-type="string">
            <text:p text:style-name="Standard"><text:span text:style-name="T6">LEMBACH</text:span></text:p>
          </table:table-cell>
          <table:table-cell table:style-name="Tableau2.B237" office:value-type="string">
            <text:p text:style-name="Standard"><text:span text:style-name="T6">WALBOURG</text:span></text:p>
          </table:table-cell>
          <table:table-cell table:style-name="Tableau2.C237" office:value-type="string">
            <text:p text:style-name="Standard"><text:span text:style-name="T6">67511</text:span></text:p>
          </table:table-cell>
        </table:table-row>
        <table:table-row table:style-name="Tableau2.2">
          <table:table-cell table:style-name="Tableau2.A238" office:value-type="string">
            <text:p text:style-name="Standard"><text:span text:style-name="T6">LEMBACH</text:span></text:p>
          </table:table-cell>
          <table:table-cell table:style-name="Tableau2.B238" office:value-type="string">
            <text:p text:style-name="Standard"><text:span text:style-name="T6">WINGEN</text:span></text:p>
          </table:table-cell>
          <table:table-cell table:style-name="Tableau2.C238" office:value-type="string">
            <text:p text:style-name="Standard"><text:span text:style-name="T6">67537</text:span></text:p>
          </table:table-cell>
        </table:table-row>
        <table:table-row table:style-name="Tableau2.2">
          <table:table-cell table:style-name="Tableau2.A239" office:value-type="string">
            <text:p text:style-name="Standard"><text:span text:style-name="T6">LEMBACH</text:span></text:p>
          </table:table-cell>
          <table:table-cell table:style-name="Tableau2.B239" office:value-type="string">
            <text:p text:style-name="Standard"><text:span text:style-name="T6">WOERTH</text:span></text:p>
          </table:table-cell>
          <table:table-cell table:style-name="Tableau2.C239" office:value-type="string">
            <text:p text:style-name="Standard"><text:span text:style-name="T6">67550</text:span></text:p>
          </table:table-cell>
        </table:table-row>
        <table:table-row table:style-name="Tableau2.2">
          <table:table-cell table:style-name="Tableau2.A240" office:value-type="string">
            <text:p text:style-name="Standard"><text:span text:style-name="T6">MARCKOLSHEIM/SUNHOUSE</text:span></text:p>
          </table:table-cell>
          <table:table-cell table:style-name="Tableau2.B240" office:value-type="string">
            <text:p text:style-name="Standard"><text:span text:style-name="T6">ARTOLSHEIM</text:span></text:p>
          </table:table-cell>
          <table:table-cell table:style-name="Tableau2.C240" office:value-type="string">
            <text:p text:style-name="Standard"><text:span text:style-name="T6">67011</text:span></text:p>
          </table:table-cell>
        </table:table-row>
        <table:table-row table:style-name="Tableau2.2">
          <table:table-cell table:style-name="Tableau2.A241" office:value-type="string">
            <text:p text:style-name="Standard"><text:span text:style-name="T6">MARCKOLSHEIM/SUNHOUSE</text:span></text:p>
          </table:table-cell>
          <table:table-cell table:style-name="Tableau2.B241" office:value-type="string">
            <text:p text:style-name="Standard"><text:span text:style-name="T6">BALDENHEIM</text:span></text:p>
          </table:table-cell>
          <table:table-cell table:style-name="Tableau2.C241" office:value-type="string">
            <text:p text:style-name="Standard"><text:span text:style-name="T6">67019</text:span></text:p>
          </table:table-cell>
        </table:table-row>
        <table:table-row table:style-name="Tableau2.2">
          <table:table-cell table:style-name="Tableau2.A242" office:value-type="string">
            <text:p text:style-name="Standard"><text:span text:style-name="T6">MARCKOLSHEIM/SUNHOUSE</text:span></text:p>
          </table:table-cell>
          <table:table-cell table:style-name="Tableau2.B242" office:value-type="string">
            <text:p text:style-name="Standard"><text:span text:style-name="T6">BINDERNHEIM</text:span></text:p>
          </table:table-cell>
          <table:table-cell table:style-name="Tableau2.C242" office:value-type="string">
            <text:p text:style-name="Standard"><text:span text:style-name="T6">67040</text:span></text:p>
          </table:table-cell>
        </table:table-row>
        <table:table-row table:style-name="Tableau2.2">
          <table:table-cell table:style-name="Tableau2.A243" office:value-type="string">
            <text:p text:style-name="Standard"><text:span text:style-name="T6">MARCKOLSHEIM/SUNHOUSE</text:span></text:p>
          </table:table-cell>
          <table:table-cell table:style-name="Tableau2.B243" office:value-type="string">
            <text:p text:style-name="Standard"><text:span text:style-name="T6">BOESENBIESEN</text:span></text:p>
          </table:table-cell>
          <table:table-cell table:style-name="Tableau2.C243" office:value-type="string">
            <text:p text:style-name="Standard"><text:span text:style-name="T6">67053</text:span></text:p>
          </table:table-cell>
        </table:table-row>
        <table:table-row table:style-name="Tableau2.2">
          <table:table-cell table:style-name="Tableau2.A244" office:value-type="string">
            <text:p text:style-name="Standard"><text:span text:style-name="T6">MARCKOLSHEIM/SUNHOUSE</text:span></text:p>
          </table:table-cell>
          <table:table-cell table:style-name="Tableau2.B244" office:value-type="string">
            <text:p text:style-name="Standard"><text:span text:style-name="T6">BOOTZHEIM</text:span></text:p>
          </table:table-cell>
          <table:table-cell table:style-name="Tableau2.C244" office:value-type="string">
            <text:p text:style-name="Standard"><text:span text:style-name="T6">67056</text:span></text:p>
          </table:table-cell>
        </table:table-row>
        <table:table-row table:style-name="Tableau2.2">
          <table:table-cell table:style-name="Tableau2.A245" office:value-type="string">
            <text:p text:style-name="Standard"><text:span text:style-name="T6">MARCKOLSHEIM/SUNHOUSE</text:span></text:p>
          </table:table-cell>
          <table:table-cell table:style-name="Tableau2.B245" office:value-type="string">
            <text:p text:style-name="Standard"><text:span text:style-name="T6">ELSENHEIM</text:span></text:p>
          </table:table-cell>
          <table:table-cell table:style-name="Tableau2.C245" office:value-type="string">
            <text:p text:style-name="Standard"><text:span text:style-name="T6">67121</text:span></text:p>
          </table:table-cell>
        </table:table-row>
        <table:table-row table:style-name="Tableau2.2">
          <table:table-cell table:style-name="Tableau2.A246" office:value-type="string">
            <text:p text:style-name="Standard"><text:span text:style-name="T6">MARCKOLSHEIM/SUNHOUSE</text:span></text:p>
          </table:table-cell>
          <table:table-cell table:style-name="Tableau2.B246" office:value-type="string">
            <text:p text:style-name="Standard"><text:span text:style-name="T6">HEIDOLSHEIM</text:span></text:p>
          </table:table-cell>
          <table:table-cell table:style-name="Tableau2.C246" office:value-type="string">
            <text:p text:style-name="Standard"><text:span text:style-name="T6">67187</text:span></text:p>
          </table:table-cell>
        </table:table-row>
        <table:table-row table:style-name="Tableau2.2">
          <table:table-cell table:style-name="Tableau2.A247" office:value-type="string">
            <text:p text:style-name="Standard"><text:span text:style-name="T6">MARCKOLSHEIM/SUNHOUSE</text:span></text:p>
          </table:table-cell>
          <table:table-cell table:style-name="Tableau2.B247" office:value-type="string">
            <text:p text:style-name="Standard"><text:span text:style-name="T6">HESSENHEIM</text:span></text:p>
          </table:table-cell>
          <table:table-cell table:style-name="Tableau2.C247" office:value-type="string">
            <text:p text:style-name="Standard"><text:span text:style-name="T6">67195</text:span></text:p>
          </table:table-cell>
        </table:table-row>
        <table:table-row table:style-name="Tableau2.2">
          <table:table-cell table:style-name="Tableau2.A248" office:value-type="string">
            <text:p text:style-name="Standard"><text:span text:style-name="T6">MARCKOLSHEIM/SUNHOUSE</text:span></text:p>
          </table:table-cell>
          <table:table-cell table:style-name="Tableau2.B248" office:value-type="string">
            <text:p text:style-name="Standard"><text:span text:style-name="T6">HILSENHEIM</text:span></text:p>
          </table:table-cell>
          <table:table-cell table:style-name="Tableau2.C248" office:value-type="string">
            <text:p text:style-name="Standard"><text:span text:style-name="T6">67196</text:span></text:p>
          </table:table-cell>
        </table:table-row>
        <table:table-row table:style-name="Tableau2.2">
          <table:table-cell table:style-name="Tableau2.A249" office:value-type="string">
            <text:p text:style-name="Standard"><text:span text:style-name="T6">MARCKOLSHEIM/SUNHOUSE</text:span></text:p>
          </table:table-cell>
          <table:table-cell table:style-name="Tableau2.B249" office:value-type="string">
            <text:p text:style-name="Standard"><text:span text:style-name="T6">MACKENHEIM</text:span></text:p>
          </table:table-cell>
          <table:table-cell table:style-name="Tableau2.C249" office:value-type="string">
            <text:p text:style-name="Standard"><text:span text:style-name="T6">67277</text:span></text:p>
          </table:table-cell>
        </table:table-row>
        <table:table-row table:style-name="Tableau2.2">
          <table:table-cell table:style-name="Tableau2.A250" office:value-type="string">
            <text:p text:style-name="Standard"><text:span text:style-name="T6">MARCKOLSHEIM/SUNHOUSE</text:span></text:p>
          </table:table-cell>
          <table:table-cell table:style-name="Tableau2.B250" office:value-type="string">
            <text:p text:style-name="Standard"><text:span text:style-name="T6">MARCKOLSHEIM</text:span></text:p>
          </table:table-cell>
          <table:table-cell table:style-name="Tableau2.C250" office:value-type="string">
            <text:p text:style-name="Standard"><text:span text:style-name="T6">67281</text:span></text:p>
          </table:table-cell>
        </table:table-row>
        <table:table-row table:style-name="Tableau2.2">
          <table:table-cell table:style-name="Tableau2.A251" office:value-type="string">
            <text:p text:style-name="Standard"><text:span text:style-name="T6">MARCKOLSHEIM/SUNHOUSE</text:span></text:p>
          </table:table-cell>
          <table:table-cell table:style-name="Tableau2.B251" office:value-type="string">
            <text:p text:style-name="Standard"><text:span text:style-name="T6">MUSSIG</text:span></text:p>
          </table:table-cell>
          <table:table-cell table:style-name="Tableau2.C251" office:value-type="string">
            <text:p text:style-name="Standard"><text:span text:style-name="T6">67310</text:span></text:p>
          </table:table-cell>
        </table:table-row>
        <table:table-row table:style-name="Tableau2.2">
          <table:table-cell table:style-name="Tableau2.A252" office:value-type="string">
            <text:p text:style-name="Standard"><text:span text:style-name="T6">MARCKOLSHEIM/SUNHOUSE</text:span></text:p>
          </table:table-cell>
          <table:table-cell table:style-name="Tableau2.B252" office:value-type="string">
            <text:p text:style-name="Standard"><text:span text:style-name="T6">MUTTERSHOLTZ</text:span></text:p>
          </table:table-cell>
          <table:table-cell table:style-name="Tableau2.C252" office:value-type="string">
            <text:p text:style-name="Standard"><text:span text:style-name="T6">67311</text:span></text:p>
          </table:table-cell>
        </table:table-row>
        <table:table-row table:style-name="Tableau2.2">
          <table:table-cell table:style-name="Tableau2.A253" office:value-type="string">
            <text:p text:style-name="Standard"><text:span text:style-name="T6">MARCKOLSHEIM/SUNHOUSE</text:span></text:p>
          </table:table-cell>
          <table:table-cell table:style-name="Tableau2.B253" office:value-type="string">
            <text:p text:style-name="Standard"><text:span text:style-name="T6">OHNENHEIM</text:span></text:p>
          </table:table-cell>
          <table:table-cell table:style-name="Tableau2.C253" office:value-type="string">
            <text:p text:style-name="Standard"><text:span text:style-name="T6">67360</text:span></text:p>
          </table:table-cell>
        </table:table-row>
        <table:table-row table:style-name="Tableau2.2">
          <table:table-cell table:style-name="Tableau2.A254" office:value-type="string">
            <text:p text:style-name="Standard"><text:span text:style-name="T6">MARCKOLSHEIM/SUNHOUSE</text:span></text:p>
          </table:table-cell>
          <table:table-cell table:style-name="Tableau2.B254" office:value-type="string">
            <text:p text:style-name="Standard"><text:span text:style-name="T6">RICHTOLSHEIM</text:span></text:p>
          </table:table-cell>
          <table:table-cell table:style-name="Tableau2.C254" office:value-type="string">
            <text:p text:style-name="Standard"><text:span text:style-name="T6">67398</text:span></text:p>
          </table:table-cell>
        </table:table-row>
        <table:table-row table:style-name="Tableau2.2">
          <table:table-cell table:style-name="Tableau2.A255" office:value-type="string">
            <text:p text:style-name="Standard"><text:span text:style-name="T6">MARCKOLSHEIM/SUNHOUSE</text:span></text:p>
          </table:table-cell>
          <table:table-cell table:style-name="Tableau2.B255" office:value-type="string">
            <text:p text:style-name="Standard"><text:span text:style-name="T6">SAASENHEIM</text:span></text:p>
          </table:table-cell>
          <table:table-cell table:style-name="Tableau2.C255" office:value-type="string">
            <text:p text:style-name="Standard"><text:span text:style-name="T6">67422</text:span></text:p>
          </table:table-cell>
        </table:table-row>
        <table:table-row table:style-name="Tableau2.2">
          <table:table-cell table:style-name="Tableau2.A256" office:value-type="string">
            <text:p text:style-name="Standard"><text:span text:style-name="T6">MARCKOLSHEIM/SUNHOUSE</text:span></text:p>
          </table:table-cell>
          <table:table-cell table:style-name="Tableau2.B256" office:value-type="string">
            <text:p text:style-name="Standard"><text:span text:style-name="T6">SCHOENAU</text:span></text:p>
          </table:table-cell>
          <table:table-cell table:style-name="Tableau2.C256" office:value-type="string">
            <text:p text:style-name="Standard"><text:span text:style-name="T6">67453</text:span></text:p>
          </table:table-cell>
        </table:table-row>
        <table:table-row table:style-name="Tableau2.2">
          <table:table-cell table:style-name="Tableau2.A257" office:value-type="string">
            <text:p text:style-name="Standard"><text:span text:style-name="T6">MARCKOLSHEIM/SUNHOUSE</text:span></text:p>
          </table:table-cell>
          <table:table-cell table:style-name="Tableau2.B257" office:value-type="string">
            <text:p text:style-name="Standard"><text:span text:style-name="T6">SCHWOBSHEIM</text:span></text:p>
          </table:table-cell>
          <table:table-cell table:style-name="Tableau2.C257" office:value-type="string">
            <text:p text:style-name="Standard"><text:span text:style-name="T6">67461</text:span></text:p>
          </table:table-cell>
        </table:table-row>
        <table:table-row table:style-name="Tableau2.2">
          <table:table-cell table:style-name="Tableau2.A258" office:value-type="string">
            <text:p text:style-name="Standard"><text:span text:style-name="T6">MARCKOLSHEIM/SUNHOUSE</text:span></text:p>
          </table:table-cell>
          <table:table-cell table:style-name="Tableau2.B258" office:value-type="string">
            <text:p text:style-name="Standard"><text:span text:style-name="T6">SUNDHOUSE</text:span></text:p>
          </table:table-cell>
          <table:table-cell table:style-name="Tableau2.C258" office:value-type="string">
            <text:p text:style-name="Standard"><text:span text:style-name="T6">67486</text:span></text:p>
          </table:table-cell>
        </table:table-row>
        <table:table-row table:style-name="Tableau2.2">
          <table:table-cell table:style-name="Tableau2.A259" office:value-type="string">
            <text:p text:style-name="Standard"><text:span text:style-name="T6">MARCKOLSHEIM/SUNHOUSE</text:span></text:p>
          </table:table-cell>
          <table:table-cell table:style-name="Tableau2.B259" office:value-type="string">
            <text:p text:style-name="Standard"><text:span text:style-name="T6">WITTISHEIM</text:span></text:p>
          </table:table-cell>
          <table:table-cell table:style-name="Tableau2.C259" office:value-type="string">
            <text:p text:style-name="Standard"><text:span text:style-name="T6">67547</text:span></text:p>
          </table:table-cell>
        </table:table-row>
        <table:table-row table:style-name="Tableau2.2">
          <table:table-cell table:style-name="Tableau2.A260" office:value-type="string">
            <text:p text:style-name="Standard"><text:span text:style-name="T6">MERTZWILLER/REICHSHOFFEN</text:span></text:p>
          </table:table-cell>
          <table:table-cell table:style-name="Tableau2.B260" office:value-type="string">
            <text:p text:style-name="Standard"><text:span text:style-name="T6">DAMBACH</text:span></text:p>
          </table:table-cell>
          <table:table-cell table:style-name="Tableau2.C260" office:value-type="string">
            <text:p text:style-name="Standard"><text:span text:style-name="T6">67083</text:span></text:p>
          </table:table-cell>
        </table:table-row>
        <table:table-row table:style-name="Tableau2.2">
          <table:table-cell table:style-name="Tableau2.A261" office:value-type="string">
            <text:p text:style-name="Standard"><text:span text:style-name="T6">MERTZWILLER/REICHSHOFFEN</text:span></text:p>
          </table:table-cell>
          <table:table-cell table:style-name="Tableau2.B261" office:value-type="string">
            <text:p text:style-name="Standard"><text:span text:style-name="T6">ESCHBACH</text:span></text:p>
          </table:table-cell>
          <table:table-cell table:style-name="Tableau2.C261" office:value-type="string">
            <text:p text:style-name="Standard"><text:span text:style-name="T6">67132</text:span></text:p>
          </table:table-cell>
        </table:table-row>
        <table:table-row table:style-name="Tableau2.2">
          <table:table-cell table:style-name="Tableau2.A262" office:value-type="string">
            <text:p text:style-name="Standard"><text:span text:style-name="T6">MERTZWILLER/REICHSHOFFEN</text:span></text:p>
          </table:table-cell>
          <table:table-cell table:style-name="Tableau2.B262" office:value-type="string">
            <text:p text:style-name="Standard"><text:span text:style-name="T6">FORSTHEIM</text:span></text:p>
          </table:table-cell>
          <table:table-cell table:style-name="Tableau2.C262" office:value-type="string">
            <text:p text:style-name="Standard"><text:span text:style-name="T6">67141</text:span></text:p>
          </table:table-cell>
        </table:table-row>
        <table:table-row table:style-name="Tableau2.2">
          <table:table-cell table:style-name="Tableau2.A263" office:value-type="string">
            <text:p text:style-name="Standard"><text:span text:style-name="T6">MERTZWILLER/REICHSHOFFEN</text:span></text:p>
          </table:table-cell>
          <table:table-cell table:style-name="Tableau2.B263" office:value-type="string">
            <text:p text:style-name="Standard"><text:span text:style-name="T6">GUMBRECHTSHOFFEN</text:span></text:p>
          </table:table-cell>
          <table:table-cell table:style-name="Tableau2.C263" office:value-type="string">
            <text:p text:style-name="Standard"><text:span text:style-name="T6">67174</text:span></text:p>
          </table:table-cell>
        </table:table-row>
        <table:table-row table:style-name="Tableau2.2">
          <table:table-cell table:style-name="Tableau2.A264" office:value-type="string">
            <text:p text:style-name="Standard"><text:span text:style-name="T6">MERTZWILLER/REICHSHOFFEN</text:span></text:p>
          </table:table-cell>
          <table:table-cell table:style-name="Tableau2.B264" office:value-type="string">
            <text:p text:style-name="Standard"><text:span text:style-name="T6">GUNDERSHOFFEN</text:span></text:p>
          </table:table-cell>
          <table:table-cell table:style-name="Tableau2.C264" office:value-type="string">
            <text:p text:style-name="Standard"><text:span text:style-name="T6">67176</text:span></text:p>
          </table:table-cell>
        </table:table-row>
        <table:table-row table:style-name="Tableau2.2">
          <table:table-cell table:style-name="Tableau2.A265" office:value-type="string">
            <text:p text:style-name="Standard"><text:span text:style-name="T6">MERTZWILLER/REICHSHOFFEN</text:span></text:p>
          </table:table-cell>
          <table:table-cell table:style-name="Tableau2.B265" office:value-type="string">
            <text:p text:style-name="Standard"><text:span text:style-name="T6">LAUBACH</text:span></text:p>
          </table:table-cell>
          <table:table-cell table:style-name="Tableau2.C265" office:value-type="string">
            <text:p text:style-name="Standard"><text:span text:style-name="T6">67260</text:span></text:p>
          </table:table-cell>
        </table:table-row>
        <table:table-row table:style-name="Tableau2.2">
          <table:table-cell table:style-name="Tableau2.A266" office:value-type="string">
            <text:p text:style-name="Standard"><text:span text:style-name="T6">MERTZWILLER/REICHSHOFFEN</text:span></text:p>
          </table:table-cell>
          <table:table-cell table:style-name="Tableau2.B266" office:value-type="string">
            <text:p text:style-name="Standard"><text:span text:style-name="T6">MERTZWILLER</text:span></text:p>
          </table:table-cell>
          <table:table-cell table:style-name="Tableau2.C266" office:value-type="string">
            <text:p text:style-name="Standard"><text:span text:style-name="T6">67291</text:span></text:p>
          </table:table-cell>
        </table:table-row>
        <table:table-row table:style-name="Tableau2.2">
          <table:table-cell table:style-name="Tableau2.A267" office:value-type="string">
            <text:p text:style-name="Standard"><text:span text:style-name="T6">MERTZWILLER/REICHSHOFFEN</text:span></text:p>
          </table:table-cell>
          <table:table-cell table:style-name="Tableau2.B267" office:value-type="string">
            <text:p text:style-name="Standard"><text:span text:style-name="T6">MIETESHEIM</text:span></text:p>
          </table:table-cell>
          <table:table-cell table:style-name="Tableau2.C267" office:value-type="string">
            <text:p text:style-name="Standard"><text:span text:style-name="T6">67292</text:span></text:p>
          </table:table-cell>
        </table:table-row>
        <table:table-row table:style-name="Tableau2.2">
          <table:table-cell table:style-name="Tableau2.A268" office:value-type="string">
            <text:p text:style-name="Standard"><text:span text:style-name="T6">MERTZWILLER/REICHSHOFFEN</text:span></text:p>
          </table:table-cell>
          <table:table-cell table:style-name="Tableau2.B268" office:value-type="string">
            <text:p text:style-name="Standard"><text:span text:style-name="T6">NIEDERBRONN - LES - BAINS</text:span></text:p>
          </table:table-cell>
          <table:table-cell table:style-name="Tableau2.C268" office:value-type="string">
            <text:p text:style-name="Standard"><text:span text:style-name="T6">67324</text:span></text:p>
          </table:table-cell>
        </table:table-row>
        <table:table-row table:style-name="Tableau2.2">
          <table:table-cell table:style-name="Tableau2.A269" office:value-type="string">
            <text:p text:style-name="Standard"><text:span text:style-name="T6">MERTZWILLER/REICHSHOFFEN</text:span></text:p>
          </table:table-cell>
          <table:table-cell table:style-name="Tableau2.B269" office:value-type="string">
            <text:p text:style-name="Standard"><text:span text:style-name="T6">REICHSHOFFEN</text:span></text:p>
          </table:table-cell>
          <table:table-cell table:style-name="Tableau2.C269" office:value-type="string">
            <text:p text:style-name="Standard"><text:span text:style-name="T6">67388</text:span></text:p>
          </table:table-cell>
        </table:table-row>
        <table:table-row table:style-name="Tableau2.2">
          <table:table-cell table:style-name="Tableau2.A270" office:value-type="string">
            <text:p text:style-name="Standard"><text:span text:style-name="T6">MERTZWILLER/REICHSHOFFEN</text:span></text:p>
          </table:table-cell>
          <table:table-cell table:style-name="Tableau2.B270" office:value-type="string">
            <text:p text:style-name="Standard"><text:span text:style-name="T6">UTTENHOFFEN</text:span></text:p>
          </table:table-cell>
          <table:table-cell table:style-name="Tableau2.C270" office:value-type="string">
            <text:p text:style-name="Standard"><text:span text:style-name="T6">67502</text:span></text:p>
          </table:table-cell>
        </table:table-row>
        <table:table-row table:style-name="Tableau2.2">
          <table:table-cell table:style-name="Tableau2.A271" office:value-type="string">
            <text:p text:style-name="Standard"><text:span text:style-name="T6">MERTZWILLER/REICHSHOFFEN</text:span></text:p>
          </table:table-cell>
          <table:table-cell table:style-name="Tableau2.B271" office:value-type="string">
            <text:p text:style-name="Standard"><text:span text:style-name="T6">WINDSTEIN</text:span></text:p>
          </table:table-cell>
          <table:table-cell table:style-name="Tableau2.C271" office:value-type="string">
            <text:p text:style-name="Standard"><text:span text:style-name="T6">67536</text:span></text:p>
          </table:table-cell>
        </table:table-row>
        <text:soft-page-break/>
        <table:table-row table:style-name="Tableau2.54">
          <table:table-cell table:style-name="Tableau2.A1" office:value-type="string">
            <text:p text:style-name="Standard"><text:span text:style-name="T5">Territoire de PDS</text:span></text:p>
          </table:table-cell>
          <table:table-cell table:style-name="Tableau2.B1" office:value-type="string">
            <text:p text:style-name="Standard"><text:span text:style-name="T5">Libellé commune</text:span></text:p>
          </table:table-cell>
          <table:table-cell table:style-name="Tableau2.C1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273" office:value-type="string">
            <text:p text:style-name="Standard"><text:span text:style-name="T6">MERTZWILLER/REICHSHOFFEN</text:span></text:p>
          </table:table-cell>
          <table:table-cell table:style-name="Tableau2.B273" office:value-type="string">
            <text:p text:style-name="Standard"><text:span text:style-name="T6">ZINSWILLER</text:span></text:p>
          </table:table-cell>
          <table:table-cell table:style-name="Tableau2.C273" office:value-type="string">
            <text:p text:style-name="Standard"><text:span text:style-name="T6">67558</text:span></text:p>
          </table:table-cell>
        </table:table-row>
        <table:table-row table:style-name="Tableau2.2">
          <table:table-cell table:style-name="Tableau2.A274" office:value-type="string">
            <text:p text:style-name="Standard"><text:span text:style-name="T6">MOLSHEIM</text:span></text:p>
          </table:table-cell>
          <table:table-cell table:style-name="Tableau2.B274" office:value-type="string">
            <text:p text:style-name="Standard"><text:span text:style-name="T6">DINSHEIM</text:span></text:p>
          </table:table-cell>
          <table:table-cell table:style-name="Tableau2.C274" office:value-type="string">
            <text:p text:style-name="Standard"><text:span text:style-name="T6">67098</text:span></text:p>
          </table:table-cell>
        </table:table-row>
        <table:table-row table:style-name="Tableau2.2">
          <table:table-cell table:style-name="Tableau2.A275" office:value-type="string">
            <text:p text:style-name="Standard"><text:span text:style-name="T6">MOLSHEIM</text:span></text:p>
          </table:table-cell>
          <table:table-cell table:style-name="Tableau2.B275" office:value-type="string">
            <text:p text:style-name="Standard"><text:span text:style-name="T6">DORLISHEIM</text:span></text:p>
          </table:table-cell>
          <table:table-cell table:style-name="Tableau2.C275" office:value-type="string">
            <text:p text:style-name="Standard"><text:span text:style-name="T6">67101</text:span></text:p>
          </table:table-cell>
        </table:table-row>
        <table:table-row table:style-name="Tableau2.2">
          <table:table-cell table:style-name="Tableau2.A276" office:value-type="string">
            <text:p text:style-name="Standard"><text:span text:style-name="T6">MOLSHEIM</text:span></text:p>
          </table:table-cell>
          <table:table-cell table:style-name="Tableau2.B276" office:value-type="string">
            <text:p text:style-name="Standard"><text:span text:style-name="T6">GRESSWILLER</text:span></text:p>
          </table:table-cell>
          <table:table-cell table:style-name="Tableau2.C276" office:value-type="string">
            <text:p text:style-name="Standard"><text:span text:style-name="T6">67168</text:span></text:p>
          </table:table-cell>
        </table:table-row>
        <table:table-row table:style-name="Tableau2.2">
          <table:table-cell table:style-name="Tableau2.A277" office:value-type="string">
            <text:p text:style-name="Standard"><text:span text:style-name="T6">MOLSHEIM</text:span></text:p>
          </table:table-cell>
          <table:table-cell table:style-name="Tableau2.B277" office:value-type="string">
            <text:p text:style-name="Standard"><text:span text:style-name="T6">HEILIGENBERG</text:span></text:p>
          </table:table-cell>
          <table:table-cell table:style-name="Tableau2.C277" office:value-type="string">
            <text:p text:style-name="Standard"><text:span text:style-name="T6">67188</text:span></text:p>
          </table:table-cell>
        </table:table-row>
        <table:table-row table:style-name="Tableau2.2">
          <table:table-cell table:style-name="Tableau2.A278" office:value-type="string">
            <text:p text:style-name="Standard"><text:span text:style-name="T6">MOLSHEIM</text:span></text:p>
          </table:table-cell>
          <table:table-cell table:style-name="Tableau2.B278" office:value-type="string">
            <text:p text:style-name="Standard"><text:span text:style-name="T6">MOLSHEIM</text:span></text:p>
          </table:table-cell>
          <table:table-cell table:style-name="Tableau2.C278" office:value-type="string">
            <text:p text:style-name="Standard"><text:span text:style-name="T6">67300</text:span></text:p>
          </table:table-cell>
        </table:table-row>
        <table:table-row table:style-name="Tableau2.2">
          <table:table-cell table:style-name="Tableau2.A279" office:value-type="string">
            <text:p text:style-name="Standard"><text:span text:style-name="T6">MOLSHEIM</text:span></text:p>
          </table:table-cell>
          <table:table-cell table:style-name="Tableau2.B279" office:value-type="string">
            <text:p text:style-name="Standard"><text:span text:style-name="T6">MUTZIG</text:span></text:p>
          </table:table-cell>
          <table:table-cell table:style-name="Tableau2.C279" office:value-type="string">
            <text:p text:style-name="Standard"><text:span text:style-name="T6">67313</text:span></text:p>
          </table:table-cell>
        </table:table-row>
        <table:table-row table:style-name="Tableau2.2">
          <table:table-cell table:style-name="Tableau2.A280" office:value-type="string">
            <text:p text:style-name="Standard"><text:span text:style-name="T6">MOLSHEIM</text:span></text:p>
          </table:table-cell>
          <table:table-cell table:style-name="Tableau2.B280" office:value-type="string">
            <text:p text:style-name="Standard"><text:span text:style-name="T6">STILL</text:span></text:p>
          </table:table-cell>
          <table:table-cell table:style-name="Tableau2.C280" office:value-type="string">
            <text:p text:style-name="Standard"><text:span text:style-name="T6">67480</text:span></text:p>
          </table:table-cell>
        </table:table-row>
        <table:table-row table:style-name="Tableau2.2">
          <table:table-cell table:style-name="Tableau2.A281" office:value-type="string">
            <text:p text:style-name="Standard"><text:span text:style-name="T6">OBERNAI</text:span></text:p>
          </table:table-cell>
          <table:table-cell table:style-name="Tableau2.B281" office:value-type="string">
            <text:p text:style-name="Standard"><text:span text:style-name="T6">BERNARDSWILLER</text:span></text:p>
          </table:table-cell>
          <table:table-cell table:style-name="Tableau2.C281" office:value-type="string">
            <text:p text:style-name="Standard"><text:span text:style-name="T6">67031</text:span></text:p>
          </table:table-cell>
        </table:table-row>
        <table:table-row table:style-name="Tableau2.2">
          <table:table-cell table:style-name="Tableau2.A282" office:value-type="string">
            <text:p text:style-name="Standard"><text:span text:style-name="T6">OBERNAI</text:span></text:p>
          </table:table-cell>
          <table:table-cell table:style-name="Tableau2.B282" office:value-type="string">
            <text:p text:style-name="Standard"><text:span text:style-name="T6">MEISTRATZHEIM</text:span></text:p>
          </table:table-cell>
          <table:table-cell table:style-name="Tableau2.C282" office:value-type="string">
            <text:p text:style-name="Standard"><text:span text:style-name="T6">67286</text:span></text:p>
          </table:table-cell>
        </table:table-row>
        <table:table-row table:style-name="Tableau2.2">
          <table:table-cell table:style-name="Tableau2.A283" office:value-type="string">
            <text:p text:style-name="Standard"><text:span text:style-name="T6">OBERNAI</text:span></text:p>
          </table:table-cell>
          <table:table-cell table:style-name="Tableau2.B283" office:value-type="string">
            <text:p text:style-name="Standard"><text:span text:style-name="T6">NIEDERNAI</text:span></text:p>
          </table:table-cell>
          <table:table-cell table:style-name="Tableau2.C283" office:value-type="string">
            <text:p text:style-name="Standard"><text:span text:style-name="T6">67329</text:span></text:p>
          </table:table-cell>
        </table:table-row>
        <table:table-row table:style-name="Tableau2.2">
          <table:table-cell table:style-name="Tableau2.A284" office:value-type="string">
            <text:p text:style-name="Standard"><text:span text:style-name="T6">OBERNAI</text:span></text:p>
          </table:table-cell>
          <table:table-cell table:style-name="Tableau2.B284" office:value-type="string">
            <text:p text:style-name="Standard"><text:span text:style-name="T6">OBERNAI</text:span></text:p>
          </table:table-cell>
          <table:table-cell table:style-name="Tableau2.C284" office:value-type="string">
            <text:p text:style-name="Standard"><text:span text:style-name="T6">67348</text:span></text:p>
          </table:table-cell>
        </table:table-row>
        <table:table-row table:style-name="Tableau2.2">
          <table:table-cell table:style-name="Tableau2.A285" office:value-type="string">
            <text:p text:style-name="Standard"><text:span text:style-name="T6">OBERNAI</text:span></text:p>
          </table:table-cell>
          <table:table-cell table:style-name="Tableau2.B285" office:value-type="string">
            <text:p text:style-name="Standard"><text:span text:style-name="T6">SAINT - NABOR</text:span></text:p>
          </table:table-cell>
          <table:table-cell table:style-name="Tableau2.C285" office:value-type="string">
            <text:p text:style-name="Standard"><text:span text:style-name="T6">67428</text:span></text:p>
          </table:table-cell>
        </table:table-row>
        <table:table-row table:style-name="Tableau2.2">
          <table:table-cell table:style-name="Tableau2.A286" office:value-type="string">
            <text:p text:style-name="Standard"><text:span text:style-name="T6">ROSHEIM</text:span></text:p>
          </table:table-cell>
          <table:table-cell table:style-name="Tableau2.B286" office:value-type="string">
            <text:p text:style-name="Standard"><text:span text:style-name="T6">BISCHOFFSHEIM</text:span></text:p>
          </table:table-cell>
          <table:table-cell table:style-name="Tableau2.C286" office:value-type="string">
            <text:p text:style-name="Standard"><text:span text:style-name="T6">67045</text:span></text:p>
          </table:table-cell>
        </table:table-row>
        <table:table-row table:style-name="Tableau2.2">
          <table:table-cell table:style-name="Tableau2.A287" office:value-type="string">
            <text:p text:style-name="Standard"><text:span text:style-name="T6">ROSHEIM</text:span></text:p>
          </table:table-cell>
          <table:table-cell table:style-name="Tableau2.B287" office:value-type="string">
            <text:p text:style-name="Standard"><text:span text:style-name="T6">BOERSCH</text:span></text:p>
          </table:table-cell>
          <table:table-cell table:style-name="Tableau2.C287" office:value-type="string">
            <text:p text:style-name="Standard"><text:span text:style-name="T6">67052</text:span></text:p>
          </table:table-cell>
        </table:table-row>
        <table:table-row table:style-name="Tableau2.2">
          <table:table-cell table:style-name="Tableau2.A288" office:value-type="string">
            <text:p text:style-name="Standard"><text:span text:style-name="T6">ROSHEIM</text:span></text:p>
          </table:table-cell>
          <table:table-cell table:style-name="Tableau2.B288" office:value-type="string">
            <text:p text:style-name="Standard"><text:span text:style-name="T6">OTTROTT</text:span></text:p>
          </table:table-cell>
          <table:table-cell table:style-name="Tableau2.C288" office:value-type="string">
            <text:p text:style-name="Standard"><text:span text:style-name="T6">67368</text:span></text:p>
          </table:table-cell>
        </table:table-row>
        <table:table-row table:style-name="Tableau2.2">
          <table:table-cell table:style-name="Tableau2.A289" office:value-type="string">
            <text:p text:style-name="Standard"><text:span text:style-name="T6">ROSHEIM</text:span></text:p>
          </table:table-cell>
          <table:table-cell table:style-name="Tableau2.B289" office:value-type="string">
            <text:p text:style-name="Standard"><text:span text:style-name="T6">ROSENWILLER</text:span></text:p>
          </table:table-cell>
          <table:table-cell table:style-name="Tableau2.C289" office:value-type="string">
            <text:p text:style-name="Standard"><text:span text:style-name="T6">67410</text:span></text:p>
          </table:table-cell>
        </table:table-row>
        <table:table-row table:style-name="Tableau2.2">
          <table:table-cell table:style-name="Tableau2.A290" office:value-type="string">
            <text:p text:style-name="Standard"><text:span text:style-name="T6">ROSHEIM</text:span></text:p>
          </table:table-cell>
          <table:table-cell table:style-name="Tableau2.B290" office:value-type="string">
            <text:p text:style-name="Standard"><text:span text:style-name="T6">ROSHEIM</text:span></text:p>
          </table:table-cell>
          <table:table-cell table:style-name="Tableau2.C290" office:value-type="string">
            <text:p text:style-name="Standard"><text:span text:style-name="T6">67411</text:span></text:p>
          </table:table-cell>
        </table:table-row>
        <table:table-row table:style-name="Tableau2.2">
          <table:table-cell table:style-name="Tableau2.A291" office:value-type="string">
            <text:p text:style-name="Standard"><text:span text:style-name="T6">SAVERNE</text:span></text:p>
          </table:table-cell>
          <table:table-cell table:style-name="Tableau2.B291" office:value-type="string">
            <text:p text:style-name="Standard"><text:span text:style-name="T6">ECKARTSWILLER</text:span></text:p>
          </table:table-cell>
          <table:table-cell table:style-name="Tableau2.C291" office:value-type="string">
            <text:p text:style-name="Standard"><text:span text:style-name="T6">67117</text:span></text:p>
          </table:table-cell>
        </table:table-row>
        <table:table-row table:style-name="Tableau2.2">
          <table:table-cell table:style-name="Tableau2.A292" office:value-type="string">
            <text:p text:style-name="Standard"><text:span text:style-name="T6">SAVERNE</text:span></text:p>
          </table:table-cell>
          <table:table-cell table:style-name="Tableau2.B292" office:value-type="string">
            <text:p text:style-name="Standard"><text:span text:style-name="T6">GOTTENHOUSE</text:span></text:p>
          </table:table-cell>
          <table:table-cell table:style-name="Tableau2.C292" office:value-type="string">
            <text:p text:style-name="Standard"><text:span text:style-name="T6">67161</text:span></text:p>
          </table:table-cell>
        </table:table-row>
        <table:table-row table:style-name="Tableau2.2">
          <table:table-cell table:style-name="Tableau2.A293" office:value-type="string">
            <text:p text:style-name="Standard"><text:span text:style-name="T6">SAVERNE</text:span></text:p>
          </table:table-cell>
          <table:table-cell table:style-name="Tableau2.B293" office:value-type="string">
            <text:p text:style-name="Standard"><text:span text:style-name="T6">HAEGEN</text:span></text:p>
          </table:table-cell>
          <table:table-cell table:style-name="Tableau2.C293" office:value-type="string">
            <text:p text:style-name="Standard"><text:span text:style-name="T6">67179</text:span></text:p>
          </table:table-cell>
        </table:table-row>
        <table:table-row table:style-name="Tableau2.2">
          <table:table-cell table:style-name="Tableau2.A294" office:value-type="string">
            <text:p text:style-name="Standard"><text:span text:style-name="T6">SAVERNE</text:span></text:p>
          </table:table-cell>
          <table:table-cell table:style-name="Tableau2.B294" office:value-type="string">
            <text:p text:style-name="Standard"><text:span text:style-name="T6">OTTERSTHAL</text:span></text:p>
          </table:table-cell>
          <table:table-cell table:style-name="Tableau2.C294" office:value-type="string">
            <text:p text:style-name="Standard"><text:span text:style-name="T6">67366</text:span></text:p>
          </table:table-cell>
        </table:table-row>
        <table:table-row table:style-name="Tableau2.2">
          <table:table-cell table:style-name="Tableau2.A295" office:value-type="string">
            <text:p text:style-name="Standard"><text:span text:style-name="T6">SAVERNE</text:span></text:p>
          </table:table-cell>
          <table:table-cell table:style-name="Tableau2.B295" office:value-type="string">
            <text:p text:style-name="Standard"><text:span text:style-name="T6">OTTERSWILLER</text:span></text:p>
          </table:table-cell>
          <table:table-cell table:style-name="Tableau2.C295" office:value-type="string">
            <text:p text:style-name="Standard"><text:span text:style-name="T6">67367</text:span></text:p>
          </table:table-cell>
        </table:table-row>
        <table:table-row table:style-name="Tableau2.2">
          <table:table-cell table:style-name="Tableau2.A296" office:value-type="string">
            <text:p text:style-name="Standard"><text:span text:style-name="T6">SAVERNE</text:span></text:p>
          </table:table-cell>
          <table:table-cell table:style-name="Tableau2.B296" office:value-type="string">
            <text:p text:style-name="Standard"><text:span text:style-name="T6">SAVERNE</text:span></text:p>
          </table:table-cell>
          <table:table-cell table:style-name="Tableau2.C296" office:value-type="string">
            <text:p text:style-name="Standard"><text:span text:style-name="T6">67437</text:span></text:p>
          </table:table-cell>
        </table:table-row>
        <table:table-row table:style-name="Tableau2.2">
          <table:table-cell table:style-name="Tableau2.A297" office:value-type="string">
            <text:p text:style-name="Standard"><text:span text:style-name="T6">SAVERNE</text:span></text:p>
          </table:table-cell>
          <table:table-cell table:style-name="Tableau2.B297" office:value-type="string">
            <text:p text:style-name="Standard"><text:span text:style-name="T6">SCHWENHEIM</text:span></text:p>
          </table:table-cell>
          <table:table-cell table:style-name="Tableau2.C297" office:value-type="string">
            <text:p text:style-name="Standard"><text:span text:style-name="T6">67459</text:span></text:p>
          </table:table-cell>
        </table:table-row>
        <table:table-row table:style-name="Tableau2.2">
          <table:table-cell table:style-name="Tableau2.A298" office:value-type="string">
            <text:p text:style-name="Standard"><text:span text:style-name="T6">SCHIRMECK</text:span></text:p>
          </table:table-cell>
          <table:table-cell table:style-name="Tableau2.B298" office:value-type="string">
            <text:p text:style-name="Standard"><text:span text:style-name="T6">BAREMBACH</text:span></text:p>
          </table:table-cell>
          <table:table-cell table:style-name="Tableau2.C298" office:value-type="string">
            <text:p text:style-name="Standard"><text:span text:style-name="T6">67020</text:span></text:p>
          </table:table-cell>
        </table:table-row>
        <table:table-row table:style-name="Tableau2.2">
          <table:table-cell table:style-name="Tableau2.A299" office:value-type="string">
            <text:p text:style-name="Standard"><text:span text:style-name="T6">SCHIRMECK</text:span></text:p>
          </table:table-cell>
          <table:table-cell table:style-name="Tableau2.B299" office:value-type="string">
            <text:p text:style-name="Standard"><text:span text:style-name="T6">BELLEFOSSE</text:span></text:p>
          </table:table-cell>
          <table:table-cell table:style-name="Tableau2.C299" office:value-type="string">
            <text:p text:style-name="Standard"><text:span text:style-name="T6">67026</text:span></text:p>
          </table:table-cell>
        </table:table-row>
        <table:table-row table:style-name="Tableau2.2">
          <table:table-cell table:style-name="Tableau2.A300" office:value-type="string">
            <text:p text:style-name="Standard"><text:span text:style-name="T6">SCHIRMECK</text:span></text:p>
          </table:table-cell>
          <table:table-cell table:style-name="Tableau2.B300" office:value-type="string">
            <text:p text:style-name="Standard"><text:span text:style-name="T6">BELMONT</text:span></text:p>
          </table:table-cell>
          <table:table-cell table:style-name="Tableau2.C300" office:value-type="string">
            <text:p text:style-name="Standard"><text:span text:style-name="T6">67027</text:span></text:p>
          </table:table-cell>
        </table:table-row>
        <table:table-row table:style-name="Tableau2.2">
          <table:table-cell table:style-name="Tableau2.A301" office:value-type="string">
            <text:p text:style-name="Standard"><text:span text:style-name="T6">SCHIRMECK</text:span></text:p>
          </table:table-cell>
          <table:table-cell table:style-name="Tableau2.B301" office:value-type="string">
            <text:p text:style-name="Standard"><text:span text:style-name="T6">BLANCHERUPT</text:span></text:p>
          </table:table-cell>
          <table:table-cell table:style-name="Tableau2.C301" office:value-type="string">
            <text:p text:style-name="Standard"><text:span text:style-name="T6">67050</text:span></text:p>
          </table:table-cell>
        </table:table-row>
        <table:table-row table:style-name="Tableau2.2">
          <table:table-cell table:style-name="Tableau2.A302" office:value-type="string">
            <text:p text:style-name="Standard"><text:span text:style-name="T6">SCHIRMECK</text:span></text:p>
          </table:table-cell>
          <table:table-cell table:style-name="Tableau2.B302" office:value-type="string">
            <text:p text:style-name="Standard"><text:span text:style-name="T6">BROQUE (LA)</text:span></text:p>
          </table:table-cell>
          <table:table-cell table:style-name="Tableau2.C302" office:value-type="string">
            <text:p text:style-name="Standard"><text:span text:style-name="T6">67066</text:span></text:p>
          </table:table-cell>
        </table:table-row>
        <table:table-row table:style-name="Tableau2.2">
          <table:table-cell table:style-name="Tableau2.A303" office:value-type="string">
            <text:p text:style-name="Standard"><text:span text:style-name="T6">SCHIRMECK</text:span></text:p>
          </table:table-cell>
          <table:table-cell table:style-name="Tableau2.B303" office:value-type="string">
            <text:p text:style-name="Standard"><text:span text:style-name="T6">COLROY - LA - ROCHE</text:span></text:p>
          </table:table-cell>
          <table:table-cell table:style-name="Tableau2.C303" office:value-type="string">
            <text:p text:style-name="Standard"><text:span text:style-name="T6">67076</text:span></text:p>
          </table:table-cell>
        </table:table-row>
        <table:table-row table:style-name="Tableau2.2">
          <table:table-cell table:style-name="Tableau2.A304" office:value-type="string">
            <text:p text:style-name="Standard"><text:span text:style-name="T6">SCHIRMECK</text:span></text:p>
          </table:table-cell>
          <table:table-cell table:style-name="Tableau2.B304" office:value-type="string">
            <text:p text:style-name="Standard"><text:span text:style-name="T6">FOUDAY</text:span></text:p>
          </table:table-cell>
          <table:table-cell table:style-name="Tableau2.C304" office:value-type="string">
            <text:p text:style-name="Standard"><text:span text:style-name="T6">67144</text:span></text:p>
          </table:table-cell>
        </table:table-row>
        <table:table-row table:style-name="Tableau2.2">
          <table:table-cell table:style-name="Tableau2.A305" office:value-type="string">
            <text:p text:style-name="Standard"><text:span text:style-name="T6">SCHIRMECK</text:span></text:p>
          </table:table-cell>
          <table:table-cell table:style-name="Tableau2.B305" office:value-type="string">
            <text:p text:style-name="Standard"><text:span text:style-name="T6">GRANDFONTAINE</text:span></text:p>
          </table:table-cell>
          <table:table-cell table:style-name="Tableau2.C305" office:value-type="string">
            <text:p text:style-name="Standard"><text:span text:style-name="T6">67165</text:span></text:p>
          </table:table-cell>
        </table:table-row>
        <table:table-row table:style-name="Tableau2.2">
          <table:table-cell table:style-name="Tableau2.A306" office:value-type="string">
            <text:p text:style-name="Standard"><text:span text:style-name="T6">SCHIRMECK</text:span></text:p>
          </table:table-cell>
          <table:table-cell table:style-name="Tableau2.B306" office:value-type="string">
            <text:p text:style-name="Standard"><text:span text:style-name="T6">NATZWILLER</text:span></text:p>
          </table:table-cell>
          <table:table-cell table:style-name="Tableau2.C306" office:value-type="string">
            <text:p text:style-name="Standard"><text:span text:style-name="T6">67314</text:span></text:p>
          </table:table-cell>
        </table:table-row>
        <table:table-row table:style-name="Tableau2.2">
          <table:table-cell table:style-name="Tableau2.A307" office:value-type="string">
            <text:p text:style-name="Standard"><text:span text:style-name="T6">SCHIRMECK</text:span></text:p>
          </table:table-cell>
          <table:table-cell table:style-name="Tableau2.B307" office:value-type="string">
            <text:p text:style-name="Standard"><text:span text:style-name="T6">NEUWILLER-LA- ROCHE</text:span></text:p>
          </table:table-cell>
          <table:table-cell table:style-name="Tableau2.C307" office:value-type="string">
            <text:p text:style-name="Standard"><text:span text:style-name="T6">67321</text:span></text:p>
          </table:table-cell>
        </table:table-row>
        <table:table-row table:style-name="Tableau2.2">
          <table:table-cell table:style-name="Tableau2.A308" office:value-type="string">
            <text:p text:style-name="Standard"><text:span text:style-name="T6">SCHIRMECK</text:span></text:p>
          </table:table-cell>
          <table:table-cell table:style-name="Tableau2.B308" office:value-type="string">
            <text:p text:style-name="Standard"><text:span text:style-name="T6">PLAINE</text:span></text:p>
          </table:table-cell>
          <table:table-cell table:style-name="Tableau2.C308" office:value-type="string">
            <text:p text:style-name="Standard"><text:span text:style-name="T6">67377</text:span></text:p>
          </table:table-cell>
        </table:table-row>
        <table:table-row table:style-name="Tableau2.2">
          <table:table-cell table:style-name="Tableau2.A309" office:value-type="string">
            <text:p text:style-name="Standard"><text:span text:style-name="T6">SCHIRMECK</text:span></text:p>
          </table:table-cell>
          <table:table-cell table:style-name="Tableau2.B309" office:value-type="string">
            <text:p text:style-name="Standard"><text:span text:style-name="T6">RANRUPT</text:span></text:p>
          </table:table-cell>
          <table:table-cell table:style-name="Tableau2.C309" office:value-type="string">
            <text:p text:style-name="Standard"><text:span text:style-name="T6">67384</text:span></text:p>
          </table:table-cell>
        </table:table-row>
        <table:table-row table:style-name="Tableau2.2">
          <table:table-cell table:style-name="Tableau2.A310" office:value-type="string">
            <text:p text:style-name="Standard"><text:span text:style-name="T6">SCHIRMECK</text:span></text:p>
          </table:table-cell>
          <table:table-cell table:style-name="Tableau2.B310" office:value-type="string">
            <text:p text:style-name="Standard"><text:span text:style-name="T6">ROTHAU</text:span></text:p>
          </table:table-cell>
          <table:table-cell table:style-name="Tableau2.C310" office:value-type="string">
            <text:p text:style-name="Standard"><text:span text:style-name="T6">67414</text:span></text:p>
          </table:table-cell>
        </table:table-row>
        <table:table-row table:style-name="Tableau2.2">
          <table:table-cell table:style-name="Tableau2.A311" office:value-type="string">
            <text:p text:style-name="Standard"><text:span text:style-name="T6">SCHIRMECK</text:span></text:p>
          </table:table-cell>
          <table:table-cell table:style-name="Tableau2.B311" office:value-type="string">
            <text:p text:style-name="Standard"><text:span text:style-name="T6">RUSS</text:span></text:p>
          </table:table-cell>
          <table:table-cell table:style-name="Tableau2.C311" office:value-type="string">
            <text:p text:style-name="Standard"><text:span text:style-name="T6">67420</text:span></text:p>
          </table:table-cell>
        </table:table-row>
        <table:table-row table:style-name="Tableau2.2">
          <table:table-cell table:style-name="Tableau2.A312" office:value-type="string">
            <text:p text:style-name="Standard"><text:span text:style-name="T6">SCHIRMECK</text:span></text:p>
          </table:table-cell>
          <table:table-cell table:style-name="Tableau2.B312" office:value-type="string">
            <text:p text:style-name="Standard"><text:span text:style-name="T6">SAINT - BLAISE - LA - ROCHE</text:span></text:p>
          </table:table-cell>
          <table:table-cell table:style-name="Tableau2.C312" office:value-type="string">
            <text:p text:style-name="Standard"><text:span text:style-name="T6">67424</text:span></text:p>
          </table:table-cell>
        </table:table-row>
        <table:table-row table:style-name="Tableau2.2">
          <table:table-cell table:style-name="Tableau2.A313" office:value-type="string">
            <text:p text:style-name="Standard"><text:span text:style-name="T6">SCHIRMECK</text:span></text:p>
          </table:table-cell>
          <table:table-cell table:style-name="Tableau2.B313" office:value-type="string">
            <text:p text:style-name="Standard"><text:span text:style-name="T6">SAULXURES</text:span></text:p>
          </table:table-cell>
          <table:table-cell table:style-name="Tableau2.C313" office:value-type="string">
            <text:p text:style-name="Standard"><text:span text:style-name="T6">67436</text:span></text:p>
          </table:table-cell>
        </table:table-row>
        <table:table-row table:style-name="Tableau2.2">
          <table:table-cell table:style-name="Tableau2.A314" office:value-type="string">
            <text:p text:style-name="Standard"><text:span text:style-name="T6">SCHIRMECK</text:span></text:p>
          </table:table-cell>
          <table:table-cell table:style-name="Tableau2.B314" office:value-type="string">
            <text:p text:style-name="Standard"><text:span text:style-name="T6">SCHIRMECK</text:span></text:p>
          </table:table-cell>
          <table:table-cell table:style-name="Tableau2.C314" office:value-type="string">
            <text:p text:style-name="Standard"><text:span text:style-name="T6">67448</text:span></text:p>
          </table:table-cell>
        </table:table-row>
        <table:table-row table:style-name="Tableau2.2">
          <table:table-cell table:style-name="Tableau2.A315" office:value-type="string">
            <text:p text:style-name="Standard"><text:span text:style-name="T6">SCHIRMECK</text:span></text:p>
          </table:table-cell>
          <table:table-cell table:style-name="Tableau2.B315" office:value-type="string">
            <text:p text:style-name="Standard"><text:span text:style-name="T6">SOLBACH</text:span></text:p>
          </table:table-cell>
          <table:table-cell table:style-name="Tableau2.C315" office:value-type="string">
            <text:p text:style-name="Standard"><text:span text:style-name="T6">67470</text:span></text:p>
          </table:table-cell>
        </table:table-row>
        <table:table-row table:style-name="Tableau2.2">
          <table:table-cell table:style-name="Tableau2.A316" office:value-type="string">
            <text:p text:style-name="Standard"><text:span text:style-name="T6">SCHIRMECK</text:span></text:p>
          </table:table-cell>
          <table:table-cell table:style-name="Tableau2.B316" office:value-type="string">
            <text:p text:style-name="Standard"><text:span text:style-name="T6">WALDERSBACH</text:span></text:p>
          </table:table-cell>
          <table:table-cell table:style-name="Tableau2.C316" office:value-type="string">
            <text:p text:style-name="Standard"><text:span text:style-name="T6">67513</text:span></text:p>
          </table:table-cell>
        </table:table-row>
        <table:table-row table:style-name="Tableau2.2">
          <table:table-cell table:style-name="Tableau2.A317" office:value-type="string">
            <text:p text:style-name="Standard"><text:span text:style-name="T6">SCHIRMECK</text:span></text:p>
          </table:table-cell>
          <table:table-cell table:style-name="Tableau2.B317" office:value-type="string">
            <text:p text:style-name="Standard"><text:span text:style-name="T6">WILDERSBACH</text:span></text:p>
          </table:table-cell>
          <table:table-cell table:style-name="Tableau2.C317" office:value-type="string">
            <text:p text:style-name="Standard"><text:span text:style-name="T6">67531</text:span></text:p>
          </table:table-cell>
        </table:table-row>
        <table:table-row table:style-name="Tableau2.2">
          <table:table-cell table:style-name="Tableau2.A318" office:value-type="string">
            <text:p text:style-name="Standard"><text:span text:style-name="T6">SELESTAT</text:span></text:p>
          </table:table-cell>
          <table:table-cell table:style-name="Tableau2.B318" office:value-type="string">
            <text:p text:style-name="Standard"><text:span text:style-name="T6">CHATENOIS</text:span></text:p>
          </table:table-cell>
          <table:table-cell table:style-name="Tableau2.C318" office:value-type="string">
            <text:p text:style-name="Standard"><text:span text:style-name="T6">67073</text:span></text:p>
          </table:table-cell>
        </table:table-row>
        <table:table-row table:style-name="Tableau2.2">
          <table:table-cell table:style-name="Tableau2.A319" office:value-type="string">
            <text:p text:style-name="Standard"><text:span text:style-name="T6">SELESTAT</text:span></text:p>
          </table:table-cell>
          <table:table-cell table:style-name="Tableau2.B319" office:value-type="string">
            <text:p text:style-name="Standard"><text:span text:style-name="T6">EBERSHEIM</text:span></text:p>
          </table:table-cell>
          <table:table-cell table:style-name="Tableau2.C319" office:value-type="string">
            <text:p text:style-name="Standard"><text:span text:style-name="T6">67115</text:span></text:p>
          </table:table-cell>
        </table:table-row>
        <table:table-row table:style-name="Tableau2.2">
          <table:table-cell table:style-name="Tableau2.A320" office:value-type="string">
            <text:p text:style-name="Standard"><text:span text:style-name="T6">SELESTAT</text:span></text:p>
          </table:table-cell>
          <table:table-cell table:style-name="Tableau2.B320" office:value-type="string">
            <text:p text:style-name="Standard"><text:span text:style-name="T6">EBERSMUNSTER</text:span></text:p>
          </table:table-cell>
          <table:table-cell table:style-name="Tableau2.C320" office:value-type="string">
            <text:p text:style-name="Standard"><text:span text:style-name="T6">67116</text:span></text:p>
          </table:table-cell>
        </table:table-row>
        <table:table-row table:style-name="Tableau2.2">
          <table:table-cell table:style-name="Tableau2.A321" office:value-type="string">
            <text:p text:style-name="Standard"><text:span text:style-name="T6">SELESTAT</text:span></text:p>
          </table:table-cell>
          <table:table-cell table:style-name="Tableau2.B321" office:value-type="string">
            <text:p text:style-name="Standard"><text:span text:style-name="T6">KINTZHEIM</text:span></text:p>
          </table:table-cell>
          <table:table-cell table:style-name="Tableau2.C321" office:value-type="string">
            <text:p text:style-name="Standard"><text:span text:style-name="T6">67239</text:span></text:p>
          </table:table-cell>
        </table:table-row>
        <table:table-row table:style-name="Tableau2.2">
          <table:table-cell table:style-name="Tableau2.A322" office:value-type="string">
            <text:p text:style-name="Standard"><text:span text:style-name="T6">SELESTAT</text:span></text:p>
          </table:table-cell>
          <table:table-cell table:style-name="Tableau2.B322" office:value-type="string">
            <text:p text:style-name="Standard"><text:span text:style-name="T6">ORSCHWILLER</text:span></text:p>
          </table:table-cell>
          <table:table-cell table:style-name="Tableau2.C322" office:value-type="string">
            <text:p text:style-name="Standard"><text:span text:style-name="T6">67362</text:span></text:p>
          </table:table-cell>
        </table:table-row>
        <table:table-row table:style-name="Tableau2.2">
          <table:table-cell table:style-name="Tableau2.A323" office:value-type="string">
            <text:p text:style-name="Standard"><text:span text:style-name="T6">SELESTAT</text:span></text:p>
          </table:table-cell>
          <table:table-cell table:style-name="Tableau2.B323" office:value-type="string">
            <text:p text:style-name="Standard"><text:span text:style-name="T6">SCHERWILLER</text:span></text:p>
          </table:table-cell>
          <table:table-cell table:style-name="Tableau2.C323" office:value-type="string">
            <text:p text:style-name="Standard"><text:span text:style-name="T6">67445</text:span></text:p>
          </table:table-cell>
        </table:table-row>
        <table:table-row table:style-name="Tableau2.2">
          <table:table-cell table:style-name="Tableau2.A324" office:value-type="string">
            <text:p text:style-name="Standard"><text:span text:style-name="T6">SELESTAT</text:span></text:p>
          </table:table-cell>
          <table:table-cell table:style-name="Tableau2.B324" office:value-type="string">
            <text:p text:style-name="Standard"><text:span text:style-name="T6">SELESTAT</text:span></text:p>
          </table:table-cell>
          <table:table-cell table:style-name="Tableau2.C324" office:value-type="string">
            <text:p text:style-name="Standard"><text:span text:style-name="T6">67462</text:span></text:p>
          </table:table-cell>
        </table:table-row>
        <table:table-row table:style-name="Tableau2.2">
          <table:table-cell table:style-name="Tableau2.A325" office:value-type="string">
            <text:p text:style-name="Standard"><text:span text:style-name="T6">SELTZ - MOTHERN</text:span></text:p>
          </table:table-cell>
          <table:table-cell table:style-name="Tableau2.B325" office:value-type="string">
            <text:p text:style-name="Standard"><text:span text:style-name="T6">BEINHEIM</text:span></text:p>
          </table:table-cell>
          <table:table-cell table:style-name="Tableau2.C325" office:value-type="string">
            <text:p text:style-name="Standard"><text:span text:style-name="T6">67025</text:span></text:p>
          </table:table-cell>
        </table:table-row>
        <table:table-row table:style-name="Tableau2.2">
          <table:table-cell table:style-name="Tableau2.A326" office:value-type="string">
            <text:p text:style-name="Standard"><text:span text:style-name="T6">SELTZ - MOTHERN</text:span></text:p>
          </table:table-cell>
          <table:table-cell table:style-name="Tableau2.B326" office:value-type="string">
            <text:p text:style-name="Standard"><text:span text:style-name="T6">CROETTWILLER</text:span></text:p>
          </table:table-cell>
          <table:table-cell table:style-name="Tableau2.C326" office:value-type="string">
            <text:p text:style-name="Standard"><text:span text:style-name="T6">67079</text:span></text:p>
          </table:table-cell>
        </table:table-row>
        <text:soft-page-break/>
        <table:table-row table:style-name="Tableau2.54">
          <table:table-cell table:style-name="Tableau2.A1" office:value-type="string">
            <text:p text:style-name="Standard"><text:span text:style-name="T5">Territoire de PDS</text:span></text:p>
          </table:table-cell>
          <table:table-cell table:style-name="Tableau2.B1" office:value-type="string">
            <text:p text:style-name="Standard"><text:span text:style-name="T5">Libellé commune</text:span></text:p>
          </table:table-cell>
          <table:table-cell table:style-name="Tableau2.C1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328" office:value-type="string">
            <text:p text:style-name="Standard"><text:span text:style-name="T6">SELTZ - MOTHERN</text:span></text:p>
          </table:table-cell>
          <table:table-cell table:style-name="Tableau2.B328" office:value-type="string">
            <text:p text:style-name="Standard"><text:span text:style-name="T6">EBERBACH-SELTZ</text:span></text:p>
          </table:table-cell>
          <table:table-cell table:style-name="Tableau2.C328" office:value-type="string">
            <text:p text:style-name="Standard"><text:span text:style-name="T6">67113</text:span></text:p>
          </table:table-cell>
        </table:table-row>
        <table:table-row table:style-name="Tableau2.2">
          <table:table-cell table:style-name="Tableau2.A329" office:value-type="string">
            <text:p text:style-name="Standard"><text:span text:style-name="T6">SELTZ - MOTHERN</text:span></text:p>
          </table:table-cell>
          <table:table-cell table:style-name="Tableau2.B329" office:value-type="string">
            <text:p text:style-name="Standard"><text:span text:style-name="T6">KESSELDORF</text:span></text:p>
          </table:table-cell>
          <table:table-cell table:style-name="Tableau2.C329" office:value-type="string">
            <text:p text:style-name="Standard"><text:span text:style-name="T6">67235</text:span></text:p>
          </table:table-cell>
        </table:table-row>
        <table:table-row table:style-name="Tableau2.2">
          <table:table-cell table:style-name="Tableau2.A330" office:value-type="string">
            <text:p text:style-name="Standard"><text:span text:style-name="T6">SELTZ - MOTHERN</text:span></text:p>
          </table:table-cell>
          <table:table-cell table:style-name="Tableau2.B330" office:value-type="string">
            <text:p text:style-name="Standard"><text:span text:style-name="T6">LAUTERBOURG</text:span></text:p>
          </table:table-cell>
          <table:table-cell table:style-name="Tableau2.C330" office:value-type="string">
            <text:p text:style-name="Standard"><text:span text:style-name="T6">67261</text:span></text:p>
          </table:table-cell>
        </table:table-row>
        <table:table-row table:style-name="Tableau2.2">
          <table:table-cell table:style-name="Tableau2.A331" office:value-type="string">
            <text:p text:style-name="Standard"><text:span text:style-name="T6">SELTZ - MOTHERN</text:span></text:p>
          </table:table-cell>
          <table:table-cell table:style-name="Tableau2.B331" office:value-type="string">
            <text:p text:style-name="Standard"><text:span text:style-name="T6">MOTHERN</text:span></text:p>
          </table:table-cell>
          <table:table-cell table:style-name="Tableau2.C331" office:value-type="string">
            <text:p text:style-name="Standard"><text:span text:style-name="T6">67305</text:span></text:p>
          </table:table-cell>
        </table:table-row>
        <table:table-row table:style-name="Tableau2.2">
          <table:table-cell table:style-name="Tableau2.A332" office:value-type="string">
            <text:p text:style-name="Standard"><text:span text:style-name="T6">SELTZ - MOTHERN</text:span></text:p>
          </table:table-cell>
          <table:table-cell table:style-name="Tableau2.B332" office:value-type="string">
            <text:p text:style-name="Standard"><text:span text:style-name="T6">MUNCHHAUSEN</text:span></text:p>
          </table:table-cell>
          <table:table-cell table:style-name="Tableau2.C332" office:value-type="string">
            <text:p text:style-name="Standard"><text:span text:style-name="T6">67308</text:span></text:p>
          </table:table-cell>
        </table:table-row>
        <table:table-row table:style-name="Tableau2.333">
          <table:table-cell table:style-name="Tableau2.A333" office:value-type="string">
            <text:p text:style-name="Standard"><text:span text:style-name="T6">SELTZ - MOTHERN</text:span></text:p>
          </table:table-cell>
          <table:table-cell table:style-name="Tableau2.B333" office:value-type="string">
            <text:p text:style-name="P1"><text:span text:style-name="T6">NEEWILLER - PRES - LAUTERBOURG</text:span></text:p>
          </table:table-cell>
          <table:table-cell table:style-name="Tableau2.C333" office:value-type="string">
            <text:p text:style-name="Standard"><text:span text:style-name="T6">67315</text:span></text:p>
          </table:table-cell>
        </table:table-row>
        <table:table-row table:style-name="Tableau2.2">
          <table:table-cell table:style-name="Tableau2.A334" office:value-type="string">
            <text:p text:style-name="Standard"><text:span text:style-name="T6">SELTZ - MOTHERN</text:span></text:p>
          </table:table-cell>
          <table:table-cell table:style-name="Tableau2.B334" office:value-type="string">
            <text:p text:style-name="Standard"><text:span text:style-name="T6">NIEDERLAUTERBACH</text:span></text:p>
          </table:table-cell>
          <table:table-cell table:style-name="Tableau2.C334" office:value-type="string">
            <text:p text:style-name="Standard"><text:span text:style-name="T6">67327</text:span></text:p>
          </table:table-cell>
        </table:table-row>
        <table:table-row table:style-name="Tableau2.2">
          <table:table-cell table:style-name="Tableau2.A335" office:value-type="string">
            <text:p text:style-name="Standard"><text:span text:style-name="T6">SELTZ - MOTHERN</text:span></text:p>
          </table:table-cell>
          <table:table-cell table:style-name="Tableau2.B335" office:value-type="string">
            <text:p text:style-name="Standard"><text:span text:style-name="T6">NIEDERROEDERN</text:span></text:p>
          </table:table-cell>
          <table:table-cell table:style-name="Tableau2.C335" office:value-type="string">
            <text:p text:style-name="Standard"><text:span text:style-name="T6">67330</text:span></text:p>
          </table:table-cell>
        </table:table-row>
        <table:table-row table:style-name="Tableau2.2">
          <table:table-cell table:style-name="Tableau2.A336" office:value-type="string">
            <text:p text:style-name="Standard"><text:span text:style-name="T6">SELTZ - MOTHERN</text:span></text:p>
          </table:table-cell>
          <table:table-cell table:style-name="Tableau2.B336" office:value-type="string">
            <text:p text:style-name="Standard"><text:span text:style-name="T6">OBERLAUTERBACH</text:span></text:p>
          </table:table-cell>
          <table:table-cell table:style-name="Tableau2.C336" office:value-type="string">
            <text:p text:style-name="Standard"><text:span text:style-name="T6">67346</text:span></text:p>
          </table:table-cell>
        </table:table-row>
        <table:table-row table:style-name="Tableau2.2">
          <table:table-cell table:style-name="Tableau2.A337" office:value-type="string">
            <text:p text:style-name="Standard"><text:span text:style-name="T6">SELTZ - MOTHERN</text:span></text:p>
          </table:table-cell>
          <table:table-cell table:style-name="Tableau2.B337" office:value-type="string">
            <text:p text:style-name="P1"><text:span text:style-name="T6">SCHAFFHOUSE - PRES - SELTZ</text:span></text:p>
          </table:table-cell>
          <table:table-cell table:style-name="Tableau2.C337" office:value-type="string">
            <text:p text:style-name="Standard"><text:span text:style-name="T6">67440</text:span></text:p>
          </table:table-cell>
        </table:table-row>
        <table:table-row table:style-name="Tableau2.2">
          <table:table-cell table:style-name="Tableau2.A338" office:value-type="string">
            <text:p text:style-name="Standard"><text:span text:style-name="T6">SELTZ - MOTHERN</text:span></text:p>
          </table:table-cell>
          <table:table-cell table:style-name="Tableau2.B338" office:value-type="string">
            <text:p text:style-name="Standard"><text:span text:style-name="T6">SCHEIBENHARD</text:span></text:p>
          </table:table-cell>
          <table:table-cell table:style-name="Tableau2.C338" office:value-type="string">
            <text:p text:style-name="Standard"><text:span text:style-name="T6">67443</text:span></text:p>
          </table:table-cell>
        </table:table-row>
        <table:table-row table:style-name="Tableau2.2">
          <table:table-cell table:style-name="Tableau2.A339" office:value-type="string">
            <text:p text:style-name="Standard"><text:span text:style-name="T6">SELTZ - MOTHERN</text:span></text:p>
          </table:table-cell>
          <table:table-cell table:style-name="Tableau2.B339" office:value-type="string">
            <text:p text:style-name="Standard"><text:span text:style-name="T6">SELTZ</text:span></text:p>
          </table:table-cell>
          <table:table-cell table:style-name="Tableau2.C339" office:value-type="string">
            <text:p text:style-name="Standard"><text:span text:style-name="T6">67463</text:span></text:p>
          </table:table-cell>
        </table:table-row>
        <table:table-row table:style-name="Tableau2.2">
          <table:table-cell table:style-name="Tableau2.A340" office:value-type="string">
            <text:p text:style-name="Standard"><text:span text:style-name="T6">SELTZ - MOTHERN</text:span></text:p>
          </table:table-cell>
          <table:table-cell table:style-name="Tableau2.B340" office:value-type="string">
            <text:p text:style-name="Standard"><text:span text:style-name="T6">SIEGEN</text:span></text:p>
          </table:table-cell>
          <table:table-cell table:style-name="Tableau2.C340" office:value-type="string">
            <text:p text:style-name="Standard"><text:span text:style-name="T6">67466</text:span></text:p>
          </table:table-cell>
        </table:table-row>
        <table:table-row table:style-name="Tableau2.2">
          <table:table-cell table:style-name="Tableau2.A341" office:value-type="string">
            <text:p text:style-name="Standard"><text:span text:style-name="T6">SELTZ - MOTHERN</text:span></text:p>
          </table:table-cell>
          <table:table-cell table:style-name="Tableau2.B341" office:value-type="string">
            <text:p text:style-name="Standard"><text:span text:style-name="T6">WINTZENBACH</text:span></text:p>
          </table:table-cell>
          <table:table-cell table:style-name="Tableau2.C341" office:value-type="string">
            <text:p text:style-name="Standard"><text:span text:style-name="T6">67541</text:span></text:p>
          </table:table-cell>
        </table:table-row>
        <table:table-row table:style-name="Tableau2.2">
          <table:table-cell table:style-name="Tableau2.A342" office:value-type="string">
            <text:p text:style-name="Standard"><text:span text:style-name="T6">URMATT</text:span></text:p>
          </table:table-cell>
          <table:table-cell table:style-name="Tableau2.B342" office:value-type="string">
            <text:p text:style-name="Standard"><text:span text:style-name="T6">GRENDELBRUCH</text:span></text:p>
          </table:table-cell>
          <table:table-cell table:style-name="Tableau2.C342" office:value-type="string">
            <text:p text:style-name="Standard"><text:span text:style-name="T6">67167</text:span></text:p>
          </table:table-cell>
        </table:table-row>
        <table:table-row table:style-name="Tableau2.2">
          <table:table-cell table:style-name="Tableau2.A343" office:value-type="string">
            <text:p text:style-name="Standard"><text:span text:style-name="T6">URMATT</text:span></text:p>
          </table:table-cell>
          <table:table-cell table:style-name="Tableau2.B343" office:value-type="string">
            <text:p text:style-name="Standard"><text:span text:style-name="T6">LUTZELHOUSE</text:span></text:p>
          </table:table-cell>
          <table:table-cell table:style-name="Tableau2.C343" office:value-type="string">
            <text:p text:style-name="Standard"><text:span text:style-name="T6">67276</text:span></text:p>
          </table:table-cell>
        </table:table-row>
        <table:table-row table:style-name="Tableau2.2">
          <table:table-cell table:style-name="Tableau2.A344" office:value-type="string">
            <text:p text:style-name="Standard"><text:span text:style-name="T6">URMATT</text:span></text:p>
          </table:table-cell>
          <table:table-cell table:style-name="Tableau2.B344" office:value-type="string">
            <text:p text:style-name="Standard"><text:span text:style-name="T6">MOLLKIRCH</text:span></text:p>
          </table:table-cell>
          <table:table-cell table:style-name="Tableau2.C344" office:value-type="string">
            <text:p text:style-name="Standard"><text:span text:style-name="T6">67299</text:span></text:p>
          </table:table-cell>
        </table:table-row>
        <table:table-row table:style-name="Tableau2.2">
          <table:table-cell table:style-name="Tableau2.A345" office:value-type="string">
            <text:p text:style-name="Standard"><text:span text:style-name="T6">URMATT</text:span></text:p>
          </table:table-cell>
          <table:table-cell table:style-name="Tableau2.B345" office:value-type="string">
            <text:p text:style-name="Standard"><text:span text:style-name="T6">MUHLBACH - SUR - BRUCHE</text:span></text:p>
          </table:table-cell>
          <table:table-cell table:style-name="Tableau2.C345" office:value-type="string">
            <text:p text:style-name="Standard"><text:span text:style-name="T6">67306</text:span></text:p>
          </table:table-cell>
        </table:table-row>
        <table:table-row table:style-name="Tableau2.2">
          <table:table-cell table:style-name="Tableau2.A346" office:value-type="string">
            <text:p text:style-name="Standard"><text:span text:style-name="T6">URMATT</text:span></text:p>
          </table:table-cell>
          <table:table-cell table:style-name="Tableau2.B346" office:value-type="string">
            <text:p text:style-name="Standard"><text:span text:style-name="T6">NIEDERHASLACH</text:span></text:p>
          </table:table-cell>
          <table:table-cell table:style-name="Tableau2.C346" office:value-type="string">
            <text:p text:style-name="Standard"><text:span text:style-name="T6">67325</text:span></text:p>
          </table:table-cell>
        </table:table-row>
        <table:table-row table:style-name="Tableau2.2">
          <table:table-cell table:style-name="Tableau2.A347" office:value-type="string">
            <text:p text:style-name="Standard"><text:span text:style-name="T6">URMATT</text:span></text:p>
          </table:table-cell>
          <table:table-cell table:style-name="Tableau2.B347" office:value-type="string">
            <text:p text:style-name="Standard"><text:span text:style-name="T6">OBERHASLACH</text:span></text:p>
          </table:table-cell>
          <table:table-cell table:style-name="Tableau2.C347" office:value-type="string">
            <text:p text:style-name="Standard"><text:span text:style-name="T6">67342</text:span></text:p>
          </table:table-cell>
        </table:table-row>
        <table:table-row table:style-name="Tableau2.2">
          <table:table-cell table:style-name="Tableau2.A348" office:value-type="string">
            <text:p text:style-name="Standard"><text:span text:style-name="T6">URMATT</text:span></text:p>
          </table:table-cell>
          <table:table-cell table:style-name="Tableau2.B348" office:value-type="string">
            <text:p text:style-name="Standard"><text:span text:style-name="T6">URMATT</text:span></text:p>
          </table:table-cell>
          <table:table-cell table:style-name="Tableau2.C348" office:value-type="string">
            <text:p text:style-name="Standard"><text:span text:style-name="T6">67500</text:span></text:p>
          </table:table-cell>
        </table:table-row>
        <table:table-row table:style-name="Tableau2.2">
          <table:table-cell table:style-name="Tableau2.A349" office:value-type="string">
            <text:p text:style-name="Standard"><text:span text:style-name="T6">URMATT</text:span></text:p>
          </table:table-cell>
          <table:table-cell table:style-name="Tableau2.B349" office:value-type="string">
            <text:p text:style-name="Standard"><text:span text:style-name="T6">WISCHES</text:span></text:p>
          </table:table-cell>
          <table:table-cell table:style-name="Tableau2.C349" office:value-type="string">
            <text:p text:style-name="Standard"><text:span text:style-name="T6">67543</text:span></text:p>
          </table:table-cell>
        </table:table-row>
        <table:table-row table:style-name="Tableau2.2">
          <table:table-cell table:style-name="Tableau2.A350" office:value-type="string">
            <text:p text:style-name="Standard"><text:span text:style-name="T6">VILLE</text:span></text:p>
          </table:table-cell>
          <table:table-cell table:style-name="Tableau2.B350" office:value-type="string">
            <text:p text:style-name="Standard"><text:span text:style-name="T6">ALBE</text:span></text:p>
          </table:table-cell>
          <table:table-cell table:style-name="Tableau2.C350" office:value-type="string">
            <text:p text:style-name="Standard"><text:span text:style-name="T6">67003</text:span></text:p>
          </table:table-cell>
        </table:table-row>
        <table:table-row table:style-name="Tableau2.2">
          <table:table-cell table:style-name="Tableau2.A351" office:value-type="string">
            <text:p text:style-name="Standard"><text:span text:style-name="T6">VILLE</text:span></text:p>
          </table:table-cell>
          <table:table-cell table:style-name="Tableau2.B351" office:value-type="string">
            <text:p text:style-name="Standard"><text:span text:style-name="T6">BASSEMBERG</text:span></text:p>
          </table:table-cell>
          <table:table-cell table:style-name="Tableau2.C351" office:value-type="string">
            <text:p text:style-name="Standard"><text:span text:style-name="T6">67022</text:span></text:p>
          </table:table-cell>
        </table:table-row>
        <table:table-row table:style-name="Tableau2.2">
          <table:table-cell table:style-name="Tableau2.A352" office:value-type="string">
            <text:p text:style-name="Standard"><text:span text:style-name="T6">VILLE</text:span></text:p>
          </table:table-cell>
          <table:table-cell table:style-name="Tableau2.B352" office:value-type="string">
            <text:p text:style-name="Standard"><text:span text:style-name="T6">BREITENAU</text:span></text:p>
          </table:table-cell>
          <table:table-cell table:style-name="Tableau2.C352" office:value-type="string">
            <text:p text:style-name="Standard"><text:span text:style-name="T6">67062</text:span></text:p>
          </table:table-cell>
        </table:table-row>
        <table:table-row table:style-name="Tableau2.2">
          <table:table-cell table:style-name="Tableau2.A353" office:value-type="string">
            <text:p text:style-name="Standard"><text:span text:style-name="T6">VILLE</text:span></text:p>
          </table:table-cell>
          <table:table-cell table:style-name="Tableau2.B353" office:value-type="string">
            <text:p text:style-name="Standard"><text:span text:style-name="T6">BREITENBACH</text:span></text:p>
          </table:table-cell>
          <table:table-cell table:style-name="Tableau2.C353" office:value-type="string">
            <text:p text:style-name="Standard"><text:span text:style-name="T6">67063</text:span></text:p>
          </table:table-cell>
        </table:table-row>
        <table:table-row table:style-name="Tableau2.2">
          <table:table-cell table:style-name="Tableau2.A354" office:value-type="string">
            <text:p text:style-name="Standard"><text:span text:style-name="T6">VILLE</text:span></text:p>
          </table:table-cell>
          <table:table-cell table:style-name="Tableau2.B354" office:value-type="string">
            <text:p text:style-name="Standard"><text:span text:style-name="T6">DIEFFENBACH - AU - VAL</text:span></text:p>
          </table:table-cell>
          <table:table-cell table:style-name="Tableau2.C354" office:value-type="string">
            <text:p text:style-name="Standard"><text:span text:style-name="T6">67092</text:span></text:p>
          </table:table-cell>
        </table:table-row>
        <table:table-row table:style-name="Tableau2.2">
          <table:table-cell table:style-name="Tableau2.A355" office:value-type="string">
            <text:p text:style-name="Standard"><text:span text:style-name="T6">VILLE</text:span></text:p>
          </table:table-cell>
          <table:table-cell table:style-name="Tableau2.B355" office:value-type="string">
            <text:p text:style-name="Standard"><text:span text:style-name="T6">FOUCHY</text:span></text:p>
          </table:table-cell>
          <table:table-cell table:style-name="Tableau2.C355" office:value-type="string">
            <text:p text:style-name="Standard"><text:span text:style-name="T6">67143</text:span></text:p>
          </table:table-cell>
        </table:table-row>
        <table:table-row table:style-name="Tableau2.2">
          <table:table-cell table:style-name="Tableau2.A356" office:value-type="string">
            <text:p text:style-name="Standard"><text:span text:style-name="T6">VILLE</text:span></text:p>
          </table:table-cell>
          <table:table-cell table:style-name="Tableau2.B356" office:value-type="string">
            <text:p text:style-name="Standard"><text:span text:style-name="T6">LALAYE</text:span></text:p>
          </table:table-cell>
          <table:table-cell table:style-name="Tableau2.C356" office:value-type="string">
            <text:p text:style-name="Standard"><text:span text:style-name="T6">67255</text:span></text:p>
          </table:table-cell>
        </table:table-row>
        <table:table-row table:style-name="Tableau2.2">
          <table:table-cell table:style-name="Tableau2.A357" office:value-type="string">
            <text:p text:style-name="Standard"><text:span text:style-name="T6">VILLE</text:span></text:p>
          </table:table-cell>
          <table:table-cell table:style-name="Tableau2.B357" office:value-type="string">
            <text:p text:style-name="Standard"><text:span text:style-name="T6">MAISONSGOUTTE</text:span></text:p>
          </table:table-cell>
          <table:table-cell table:style-name="Tableau2.C357" office:value-type="string">
            <text:p text:style-name="Standard"><text:span text:style-name="T6">67280</text:span></text:p>
          </table:table-cell>
        </table:table-row>
        <table:table-row table:style-name="Tableau2.2">
          <table:table-cell table:style-name="Tableau2.A358" office:value-type="string">
            <text:p text:style-name="Standard"><text:span text:style-name="T6">VILLE</text:span></text:p>
          </table:table-cell>
          <table:table-cell table:style-name="Tableau2.B358" office:value-type="string">
            <text:p text:style-name="Standard"><text:span text:style-name="T6">NEUBOIS</text:span></text:p>
          </table:table-cell>
          <table:table-cell table:style-name="Tableau2.C358" office:value-type="string">
            <text:p text:style-name="Standard"><text:span text:style-name="T6">67317</text:span></text:p>
          </table:table-cell>
        </table:table-row>
        <table:table-row table:style-name="Tableau2.2">
          <table:table-cell table:style-name="Tableau2.A359" office:value-type="string">
            <text:p text:style-name="Standard"><text:span text:style-name="T6">VILLE</text:span></text:p>
          </table:table-cell>
          <table:table-cell table:style-name="Tableau2.B359" office:value-type="string">
            <text:p text:style-name="Standard"><text:span text:style-name="T6">NEUVE - <text:s/>EGLISE</text:span></text:p>
          </table:table-cell>
          <table:table-cell table:style-name="Tableau2.C359" office:value-type="string">
            <text:p text:style-name="Standard"><text:span text:style-name="T6">67320</text:span></text:p>
          </table:table-cell>
        </table:table-row>
        <table:table-row table:style-name="Tableau2.2">
          <table:table-cell table:style-name="Tableau2.A360" office:value-type="string">
            <text:p text:style-name="Standard"><text:span text:style-name="T6">VILLE</text:span></text:p>
          </table:table-cell>
          <table:table-cell table:style-name="Tableau2.B360" office:value-type="string">
            <text:p text:style-name="Standard"><text:span text:style-name="T6">SAINT - MARTIN</text:span></text:p>
          </table:table-cell>
          <table:table-cell table:style-name="Tableau2.C360" office:value-type="string">
            <text:p text:style-name="Standard"><text:span text:style-name="T6">67426</text:span></text:p>
          </table:table-cell>
        </table:table-row>
        <table:table-row table:style-name="Tableau2.2">
          <table:table-cell table:style-name="Tableau2.A361" office:value-type="string">
            <text:p text:style-name="Standard"><text:span text:style-name="T6">VILLE</text:span></text:p>
          </table:table-cell>
          <table:table-cell table:style-name="Tableau2.B361" office:value-type="string">
            <text:p text:style-name="Standard"><text:span text:style-name="T6">SAINT - PIERRE - BOIS</text:span></text:p>
          </table:table-cell>
          <table:table-cell table:style-name="Tableau2.C361" office:value-type="string">
            <text:p text:style-name="Standard"><text:span text:style-name="T6">67430</text:span></text:p>
          </table:table-cell>
        </table:table-row>
        <table:table-row table:style-name="Tableau2.2">
          <table:table-cell table:style-name="Tableau2.A362" office:value-type="string">
            <text:p text:style-name="Standard"><text:span text:style-name="T6">VILLE</text:span></text:p>
          </table:table-cell>
          <table:table-cell table:style-name="Tableau2.B362" office:value-type="string">
            <text:p text:style-name="Standard"><text:span text:style-name="T6">SAINT-MAURICE</text:span></text:p>
          </table:table-cell>
          <table:table-cell table:style-name="Tableau2.C362" office:value-type="string">
            <text:p text:style-name="Standard"><text:span text:style-name="T6">67427</text:span></text:p>
          </table:table-cell>
        </table:table-row>
        <table:table-row table:style-name="Tableau2.2">
          <table:table-cell table:style-name="Tableau2.A363" office:value-type="string">
            <text:p text:style-name="Standard"><text:span text:style-name="T6">VILLE</text:span></text:p>
          </table:table-cell>
          <table:table-cell table:style-name="Tableau2.B363" office:value-type="string">
            <text:p text:style-name="Standard"><text:span text:style-name="T6">STEIGE</text:span></text:p>
          </table:table-cell>
          <table:table-cell table:style-name="Tableau2.C363" office:value-type="string">
            <text:p text:style-name="Standard"><text:span text:style-name="T6">67477</text:span></text:p>
          </table:table-cell>
        </table:table-row>
        <table:table-row table:style-name="Tableau2.2">
          <table:table-cell table:style-name="Tableau2.A364" office:value-type="string">
            <text:p text:style-name="Standard"><text:span text:style-name="T6">VILLE</text:span></text:p>
          </table:table-cell>
          <table:table-cell table:style-name="Tableau2.B364" office:value-type="string">
            <text:p text:style-name="Standard"><text:span text:style-name="T6">THANVILLE</text:span></text:p>
          </table:table-cell>
          <table:table-cell table:style-name="Tableau2.C364" office:value-type="string">
            <text:p text:style-name="Standard"><text:span text:style-name="T6">67490</text:span></text:p>
          </table:table-cell>
        </table:table-row>
        <table:table-row table:style-name="Tableau2.2">
          <table:table-cell table:style-name="Tableau2.A365" office:value-type="string">
            <text:p text:style-name="Standard"><text:span text:style-name="T6">VILLE</text:span></text:p>
          </table:table-cell>
          <table:table-cell table:style-name="Tableau2.B365" office:value-type="string">
            <text:p text:style-name="Standard"><text:span text:style-name="T6">TRIEMBACH - AU - VAL</text:span></text:p>
          </table:table-cell>
          <table:table-cell table:style-name="Tableau2.C365" office:value-type="string">
            <text:p text:style-name="Standard"><text:span text:style-name="T6">67493</text:span></text:p>
          </table:table-cell>
        </table:table-row>
        <table:table-row table:style-name="Tableau2.2">
          <table:table-cell table:style-name="Tableau2.A366" office:value-type="string">
            <text:p text:style-name="Standard"><text:span text:style-name="T6">VILLE</text:span></text:p>
          </table:table-cell>
          <table:table-cell table:style-name="Tableau2.B366" office:value-type="string">
            <text:p text:style-name="Standard"><text:span text:style-name="T6">URBEIS</text:span></text:p>
          </table:table-cell>
          <table:table-cell table:style-name="Tableau2.C366" office:value-type="string">
            <text:p text:style-name="Standard"><text:span text:style-name="T6">67499</text:span></text:p>
          </table:table-cell>
        </table:table-row>
        <table:table-row table:style-name="Tableau2.2">
          <table:table-cell table:style-name="Tableau2.A367" office:value-type="string">
            <text:p text:style-name="Standard"><text:span text:style-name="T6">VILLE</text:span></text:p>
          </table:table-cell>
          <table:table-cell table:style-name="Tableau2.B367" office:value-type="string">
            <text:p text:style-name="Standard"><text:span text:style-name="T6">VILLE</text:span></text:p>
          </table:table-cell>
          <table:table-cell table:style-name="Tableau2.C367" office:value-type="string">
            <text:p text:style-name="Standard"><text:span text:style-name="T6">67507</text:span></text:p>
          </table:table-cell>
        </table:table-row>
        <table:table-row table:style-name="Tableau2.2">
          <table:table-cell table:style-name="Tableau2.A368" office:value-type="string">
            <text:p text:style-name="Standard"><text:span text:style-name="T6">WASSELONNE</text:span></text:p>
          </table:table-cell>
          <table:table-cell table:style-name="Tableau2.B368" office:value-type="string">
            <text:p text:style-name="Standard"><text:span text:style-name="T6">BALBRONN</text:span></text:p>
          </table:table-cell>
          <table:table-cell table:style-name="Tableau2.C368" office:value-type="string">
            <text:p text:style-name="Standard"><text:span text:style-name="T6">67018</text:span></text:p>
          </table:table-cell>
        </table:table-row>
        <table:table-row table:style-name="Tableau2.2">
          <table:table-cell table:style-name="Tableau2.A369" office:value-type="string">
            <text:p text:style-name="Standard"><text:span text:style-name="T6">WASSELONNE</text:span></text:p>
          </table:table-cell>
          <table:table-cell table:style-name="Tableau2.B369" office:value-type="string">
            <text:p text:style-name="Standard"><text:span text:style-name="T6">BERGBIETEN</text:span></text:p>
          </table:table-cell>
          <table:table-cell table:style-name="Tableau2.C369" office:value-type="string">
            <text:p text:style-name="Standard"><text:span text:style-name="T6">67030</text:span></text:p>
          </table:table-cell>
        </table:table-row>
        <table:table-row table:style-name="Tableau2.2">
          <table:table-cell table:style-name="Tableau2.A370" office:value-type="string">
            <text:p text:style-name="Standard"><text:span text:style-name="T6">WASSELONNE</text:span></text:p>
          </table:table-cell>
          <table:table-cell table:style-name="Tableau2.B370" office:value-type="string">
            <text:p text:style-name="Standard"><text:span text:style-name="T6">COSSWILLER</text:span></text:p>
          </table:table-cell>
          <table:table-cell table:style-name="Tableau2.C370" office:value-type="string">
            <text:p text:style-name="Standard"><text:span text:style-name="T6">67077</text:span></text:p>
          </table:table-cell>
        </table:table-row>
        <table:table-row table:style-name="Tableau2.2">
          <table:table-cell table:style-name="Tableau2.A371" office:value-type="string">
            <text:p text:style-name="Standard"><text:span text:style-name="T6">WASSELONNE</text:span></text:p>
          </table:table-cell>
          <table:table-cell table:style-name="Tableau2.B371" office:value-type="string">
            <text:p text:style-name="Standard"><text:span text:style-name="T6">DAHLENHEIM</text:span></text:p>
          </table:table-cell>
          <table:table-cell table:style-name="Tableau2.C371" office:value-type="string">
            <text:p text:style-name="Standard"><text:span text:style-name="T6">67081</text:span></text:p>
          </table:table-cell>
        </table:table-row>
        <table:table-row table:style-name="Tableau2.2">
          <table:table-cell table:style-name="Tableau2.A372" office:value-type="string">
            <text:p text:style-name="Standard"><text:span text:style-name="T6">WASSELONNE</text:span></text:p>
          </table:table-cell>
          <table:table-cell table:style-name="Tableau2.B372" office:value-type="string">
            <text:p text:style-name="Standard"><text:span text:style-name="T6">FESSENHEIM-LE-BAS</text:span></text:p>
          </table:table-cell>
          <table:table-cell table:style-name="Tableau2.C372" office:value-type="string">
            <text:p text:style-name="Standard"><text:span text:style-name="T6">67138</text:span></text:p>
          </table:table-cell>
        </table:table-row>
        <table:table-row table:style-name="Tableau2.2">
          <table:table-cell table:style-name="Tableau2.A373" office:value-type="string">
            <text:p text:style-name="Standard"><text:span text:style-name="T6">WASSELONNE</text:span></text:p>
          </table:table-cell>
          <table:table-cell table:style-name="Tableau2.B373" office:value-type="string">
            <text:p text:style-name="Standard"><text:span text:style-name="T6">HOHENGOEFT</text:span></text:p>
          </table:table-cell>
          <table:table-cell table:style-name="Tableau2.C373" office:value-type="string">
            <text:p text:style-name="Standard"><text:span text:style-name="T6">67208</text:span></text:p>
          </table:table-cell>
        </table:table-row>
        <table:table-row table:style-name="Tableau2.2">
          <table:table-cell table:style-name="Tableau2.A374" office:value-type="string">
            <text:p text:style-name="Standard"><text:span text:style-name="T6">WASSELONNE</text:span></text:p>
          </table:table-cell>
          <table:table-cell table:style-name="Tableau2.B374" office:value-type="string">
            <text:p text:style-name="Standard"><text:span text:style-name="T6">KIRCHHEIM</text:span></text:p>
          </table:table-cell>
          <table:table-cell table:style-name="Tableau2.C374" office:value-type="string">
            <text:p text:style-name="Standard"><text:span text:style-name="T6">67240</text:span></text:p>
          </table:table-cell>
        </table:table-row>
        <table:table-row table:style-name="Tableau2.2">
          <table:table-cell table:style-name="Tableau2.A375" office:value-type="string">
            <text:p text:style-name="Standard"><text:span text:style-name="T6">WASSELONNE</text:span></text:p>
          </table:table-cell>
          <table:table-cell table:style-name="Tableau2.B375" office:value-type="string">
            <text:p text:style-name="Standard"><text:span text:style-name="T6">MARLENHEIM</text:span></text:p>
          </table:table-cell>
          <table:table-cell table:style-name="Tableau2.C375" office:value-type="string">
            <text:p text:style-name="Standard"><text:span text:style-name="T6">67282</text:span></text:p>
          </table:table-cell>
        </table:table-row>
        <table:table-row table:style-name="Tableau2.2">
          <table:table-cell table:style-name="Tableau2.A376" office:value-type="string">
            <text:p text:style-name="Standard"><text:span text:style-name="T6">WASSELONNE</text:span></text:p>
          </table:table-cell>
          <table:table-cell table:style-name="Tableau2.B376" office:value-type="string">
            <text:p text:style-name="Standard"><text:span text:style-name="T6">NORDHEIM</text:span></text:p>
          </table:table-cell>
          <table:table-cell table:style-name="Tableau2.C376" office:value-type="string">
            <text:p text:style-name="Standard"><text:span text:style-name="T6">67335</text:span></text:p>
          </table:table-cell>
        </table:table-row>
        <table:table-row table:style-name="Tableau2.2">
          <table:table-cell table:style-name="Tableau2.A377" office:value-type="string">
            <text:p text:style-name="Standard"><text:span text:style-name="T6">WASSELONNE</text:span></text:p>
          </table:table-cell>
          <table:table-cell table:style-name="Tableau2.B377" office:value-type="string">
            <text:p text:style-name="Standard"><text:span text:style-name="T6">ODRATZHEIM</text:span></text:p>
          </table:table-cell>
          <table:table-cell table:style-name="Tableau2.C377" office:value-type="string">
            <text:p text:style-name="Standard"><text:span text:style-name="T6">67354</text:span></text:p>
          </table:table-cell>
        </table:table-row>
        <table:table-row table:style-name="Tableau2.2">
          <table:table-cell table:style-name="Tableau2.A378" office:value-type="string">
            <text:p text:style-name="Standard"><text:span text:style-name="T6">WASSELONNE</text:span></text:p>
          </table:table-cell>
          <table:table-cell table:style-name="Tableau2.B378" office:value-type="string">
            <text:p text:style-name="Standard"><text:span text:style-name="T6">RANGEN</text:span></text:p>
          </table:table-cell>
          <table:table-cell table:style-name="Tableau2.C378" office:value-type="string">
            <text:p text:style-name="Standard"><text:span text:style-name="T6">67383</text:span></text:p>
          </table:table-cell>
        </table:table-row>
        <table:table-row table:style-name="Tableau2.2">
          <table:table-cell table:style-name="Tableau2.A379" office:value-type="string">
            <text:p text:style-name="Standard"><text:span text:style-name="T6">WASSELONNE</text:span></text:p>
          </table:table-cell>
          <table:table-cell table:style-name="Tableau2.B379" office:value-type="string">
            <text:p text:style-name="Standard"><text:span text:style-name="T6">ROMANSWILLER</text:span></text:p>
          </table:table-cell>
          <table:table-cell table:style-name="Tableau2.C379" office:value-type="string">
            <text:p text:style-name="Standard"><text:span text:style-name="T6">67408</text:span></text:p>
          </table:table-cell>
        </table:table-row>
        <text:soft-page-break/>
        <table:table-row table:style-name="Tableau2.54">
          <table:table-cell table:style-name="Tableau2.A1" office:value-type="string">
            <text:p text:style-name="Standard"><text:span text:style-name="T5">Territoire de PDS</text:span></text:p>
          </table:table-cell>
          <table:table-cell table:style-name="Tableau2.B1" office:value-type="string">
            <text:p text:style-name="Standard"><text:span text:style-name="T5">Libellé commune</text:span></text:p>
          </table:table-cell>
          <table:table-cell table:style-name="Tableau2.C1" office:value-type="string">
            <text:p text:style-name="P1"><text:span text:style-name="T5">Code INSEE commune</text:span></text:p>
          </table:table-cell>
        </table:table-row>
        <table:table-row table:style-name="Tableau2.2">
          <table:table-cell table:style-name="Tableau2.A381" office:value-type="string">
            <text:p text:style-name="Standard"><text:span text:style-name="T6">WASSELONNE</text:span></text:p>
          </table:table-cell>
          <table:table-cell table:style-name="Tableau2.B381" office:value-type="string">
            <text:p text:style-name="Standard"><text:span text:style-name="T6">SCHARRACHBERGHEIM-IRMSTET</text:span></text:p>
          </table:table-cell>
          <table:table-cell table:style-name="Tableau2.C381" office:value-type="string">
            <text:p text:style-name="Standard"><text:span text:style-name="T6">67442</text:span></text:p>
          </table:table-cell>
        </table:table-row>
        <table:table-row table:style-name="Tableau2.2">
          <table:table-cell table:style-name="Tableau2.A382" office:value-type="string">
            <text:p text:style-name="Standard"><text:span text:style-name="T6">WASSELONNE</text:span></text:p>
          </table:table-cell>
          <table:table-cell table:style-name="Tableau2.B382" office:value-type="string">
            <text:p text:style-name="Standard"><text:span text:style-name="T6">TRAENHEIM</text:span></text:p>
          </table:table-cell>
          <table:table-cell table:style-name="Tableau2.C382" office:value-type="string">
            <text:p text:style-name="Standard"><text:span text:style-name="T6">67492</text:span></text:p>
          </table:table-cell>
        </table:table-row>
        <table:table-row table:style-name="Tableau2.2">
          <table:table-cell table:style-name="Tableau2.A383" office:value-type="string">
            <text:p text:style-name="Standard"><text:span text:style-name="T6">WASSELONNE</text:span></text:p>
          </table:table-cell>
          <table:table-cell table:style-name="Tableau2.B383" office:value-type="string">
            <text:p text:style-name="Standard"><text:span text:style-name="T6">WANGEN</text:span></text:p>
          </table:table-cell>
          <table:table-cell table:style-name="Tableau2.C383" office:value-type="string">
            <text:p text:style-name="Standard"><text:span text:style-name="T6">67517</text:span></text:p>
          </table:table-cell>
        </table:table-row>
        <table:table-row table:style-name="Tableau2.2">
          <table:table-cell table:style-name="Tableau2.A384" office:value-type="string">
            <text:p text:style-name="Standard"><text:span text:style-name="T6">WASSELONNE</text:span></text:p>
          </table:table-cell>
          <table:table-cell table:style-name="Tableau2.B384" office:value-type="string">
            <text:p text:style-name="Standard"><text:span text:style-name="T6">WANGENBOURG-ENGENTHAL</text:span></text:p>
          </table:table-cell>
          <table:table-cell table:style-name="Tableau2.C384" office:value-type="string">
            <text:p text:style-name="Standard"><text:span text:style-name="T6">67122</text:span></text:p>
          </table:table-cell>
        </table:table-row>
        <table:table-row table:style-name="Tableau2.2">
          <table:table-cell table:style-name="Tableau2.A385" office:value-type="string">
            <text:p text:style-name="Standard"><text:span text:style-name="T6">WASSELONNE</text:span></text:p>
          </table:table-cell>
          <table:table-cell table:style-name="Tableau2.B385" office:value-type="string">
            <text:p text:style-name="Standard"><text:span text:style-name="T6">WASSELONNE</text:span></text:p>
          </table:table-cell>
          <table:table-cell table:style-name="Tableau2.C385" office:value-type="string">
            <text:p text:style-name="Standard"><text:span text:style-name="T6">67520</text:span></text:p>
          </table:table-cell>
        </table:table-row>
        <table:table-row table:style-name="Tableau2.2">
          <table:table-cell table:style-name="Tableau2.A386" office:value-type="string">
            <text:p text:style-name="Standard"><text:span text:style-name="T6">WASSELONNE</text:span></text:p>
          </table:table-cell>
          <table:table-cell table:style-name="Tableau2.B386" office:value-type="string">
            <text:p text:style-name="Standard"><text:span text:style-name="T6">WESTHOFFEN</text:span></text:p>
          </table:table-cell>
          <table:table-cell table:style-name="Tableau2.C386" office:value-type="string">
            <text:p text:style-name="Standard"><text:span text:style-name="T6">67525</text:span></text:p>
          </table:table-cell>
        </table:table-row>
        <table:table-row table:style-name="Tableau2.2">
          <table:table-cell table:style-name="Tableau2.A387" office:value-type="string">
            <text:p text:style-name="Standard"><text:span text:style-name="T6">WASSELONNE</text:span></text:p>
          </table:table-cell>
          <table:table-cell table:style-name="Tableau2.B387" office:value-type="string">
            <text:p text:style-name="Standard"><text:span text:style-name="T6">WILLGOTTHEIM</text:span></text:p>
          </table:table-cell>
          <table:table-cell table:style-name="Tableau2.C387" office:value-type="string">
            <text:p text:style-name="Standard"><text:span text:style-name="T6">67532</text:span></text:p>
          </table:table-cell>
        </table:table-row>
        <table:table-row table:style-name="Tableau2.2">
          <table:table-cell table:style-name="Tableau2.A388" office:value-type="string">
            <text:p text:style-name="Standard"><text:span text:style-name="T6">WASSELONNE</text:span></text:p>
          </table:table-cell>
          <table:table-cell table:style-name="Tableau2.B388" office:value-type="string">
            <text:p text:style-name="Standard"><text:span text:style-name="T6">ZEINHEIM</text:span></text:p>
          </table:table-cell>
          <table:table-cell table:style-name="Tableau2.C388" office:value-type="string">
            <text:p text:style-name="Standard"><text:span text:style-name="T6">67556</text:span></text:p>
          </table:table-cell>
        </table:table-row>
        <table:table-row table:style-name="Tableau2.2">
          <table:table-cell table:style-name="Tableau2.A389" office:value-type="string">
            <text:p text:style-name="Standard"><text:span text:style-name="T6">WISSEMBOURG</text:span></text:p>
          </table:table-cell>
          <table:table-cell table:style-name="Tableau2.B389" office:value-type="string">
            <text:p text:style-name="Standard"><text:span text:style-name="T6">CLEEBOURG</text:span></text:p>
          </table:table-cell>
          <table:table-cell table:style-name="Tableau2.C389" office:value-type="string">
            <text:p text:style-name="Standard"><text:span text:style-name="T6">67074</text:span></text:p>
          </table:table-cell>
        </table:table-row>
        <table:table-row table:style-name="Tableau2.333">
          <table:table-cell table:style-name="Tableau2.A390" office:value-type="string">
            <text:p text:style-name="Standard"><text:span text:style-name="T6">WISSEMBOURG</text:span></text:p>
          </table:table-cell>
          <table:table-cell table:style-name="Tableau2.B390" office:value-type="string">
            <text:p text:style-name="P1"><text:span text:style-name="T6">OBERHOFFEN -LES -WISSEMBOURG</text:span></text:p>
          </table:table-cell>
          <table:table-cell table:style-name="Tableau2.C390" office:value-type="string">
            <text:p text:style-name="Standard"><text:span text:style-name="T6">67344</text:span></text:p>
          </table:table-cell>
        </table:table-row>
        <table:table-row table:style-name="Tableau2.2">
          <table:table-cell table:style-name="Tableau2.A391" office:value-type="string">
            <text:p text:style-name="Standard"><text:span text:style-name="T6">WISSEMBOURG</text:span></text:p>
          </table:table-cell>
          <table:table-cell table:style-name="Tableau2.B391" office:value-type="string">
            <text:p text:style-name="Standard"><text:span text:style-name="T6">ROTT</text:span></text:p>
          </table:table-cell>
          <table:table-cell table:style-name="Tableau2.C391" office:value-type="string">
            <text:p text:style-name="Standard"><text:span text:style-name="T6">67416</text:span></text:p>
          </table:table-cell>
        </table:table-row>
        <table:table-row table:style-name="Tableau2.2">
          <table:table-cell table:style-name="Tableau2.A392" office:value-type="string">
            <text:p text:style-name="Standard"><text:span text:style-name="T6">WISSEMBOURG</text:span></text:p>
          </table:table-cell>
          <table:table-cell table:style-name="Tableau2.B392" office:value-type="string">
            <text:p text:style-name="Standard"><text:span text:style-name="T6">STEINSELTZ</text:span></text:p>
          </table:table-cell>
          <table:table-cell table:style-name="Tableau2.C392" office:value-type="string">
            <text:p text:style-name="Standard"><text:span text:style-name="T6">67479</text:span></text:p>
          </table:table-cell>
        </table:table-row>
        <table:table-row table:style-name="Tableau2.2">
          <table:table-cell table:style-name="Tableau2.A393" office:value-type="string">
            <text:p text:style-name="Standard"><text:span text:style-name="T6">WISSEMBOURG</text:span></text:p>
          </table:table-cell>
          <table:table-cell table:style-name="Tableau2.B393" office:value-type="string">
            <text:p text:style-name="Standard"><text:span text:style-name="T6">WISSEMBOURG</text:span></text:p>
          </table:table-cell>
          <table:table-cell table:style-name="Tableau2.C393" office:value-type="string">
            <text:p text:style-name="Standard"><text:span text:style-name="T6">67544</text:span></text:p>
          </table:table-cell>
        </table:table-row>
      </table:table>
      <text:p text:style-name="P6"/>
      <text:p text:style-name="P7"/>
      <text:p text:style-name="P13"/>
      <text:p text:style-name="P4"><text:span text:style-name="T8">1ère partie de nuit (20h-24h) en semaine (hors samedi)</text:span></text:p>
      <text:p text:style-name="P8"/>
      <text:p text:style-name="P4"><text:span text:style-name="T8">Haut Rhin</text:span>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<text:span text:style-name="T5">Territoires de PDS</text:span></text:p>
          </table:table-cell>
          <table:table-cell table:style-name="Tableau3.A1" office:value-type="string">
            <text:p text:style-name="P1"><text:span text:style-name="T5">Libellé commune</text:span></text:p>
          </table:table-cell>
          <table:table-cell table:style-name="Tableau3.A1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2" office:value-type="string">
            <text:p text:style-name="Standard"><text:span text:style-name="T6">BOLLWILLER / ENSISHEIM</text:span></text:p>
          </table:table-cell>
          <table:table-cell table:style-name="Tableau3.B2" office:value-type="string">
            <text:p text:style-name="Standard"><text:span text:style-name="T6">BOLLWILLER</text:span></text:p>
          </table:table-cell>
          <table:table-cell table:style-name="Tableau3.C2" office:value-type="string">
            <text:p text:style-name="Standard"><text:span text:style-name="T6">68043</text:span></text:p>
          </table:table-cell>
        </table:table-row>
        <table:table-row table:style-name="Tableau3.2">
          <table:table-cell table:style-name="Tableau3.A3" office:value-type="string">
            <text:p text:style-name="Standard"><text:span text:style-name="T6">BOLLWILLER / ENSISHEIM</text:span></text:p>
          </table:table-cell>
          <table:table-cell table:style-name="Tableau3.B3" office:value-type="string">
            <text:p text:style-name="Standard"><text:span text:style-name="T6">ENSISHEIM</text:span></text:p>
          </table:table-cell>
          <table:table-cell table:style-name="Tableau3.C3" office:value-type="string">
            <text:p text:style-name="Standard"><text:span text:style-name="T6">68082</text:span></text:p>
          </table:table-cell>
        </table:table-row>
        <table:table-row table:style-name="Tableau3.2">
          <table:table-cell table:style-name="Tableau3.A4" office:value-type="string">
            <text:p text:style-name="Standard"><text:span text:style-name="T6">BOLLWILLER / ENSISHEIM</text:span></text:p>
          </table:table-cell>
          <table:table-cell table:style-name="Tableau3.B4" office:value-type="string">
            <text:p text:style-name="Standard"><text:span text:style-name="T6">FELDKIRCH</text:span></text:p>
          </table:table-cell>
          <table:table-cell table:style-name="Tableau3.C4" office:value-type="string">
            <text:p text:style-name="Standard"><text:span text:style-name="T6">68088</text:span></text:p>
          </table:table-cell>
        </table:table-row>
        <table:table-row table:style-name="Tableau3.2">
          <table:table-cell table:style-name="Tableau3.A5" office:value-type="string">
            <text:p text:style-name="Standard"><text:span text:style-name="T6">BOLLWILLER / ENSISHEIM</text:span></text:p>
          </table:table-cell>
          <table:table-cell table:style-name="Tableau3.B5" office:value-type="string">
            <text:p text:style-name="Standard"><text:span text:style-name="T6">MERXHEIM</text:span></text:p>
          </table:table-cell>
          <table:table-cell table:style-name="Tableau3.C5" office:value-type="string">
            <text:p text:style-name="Standard"><text:span text:style-name="T6">68203</text:span></text:p>
          </table:table-cell>
        </table:table-row>
        <table:table-row table:style-name="Tableau3.2">
          <table:table-cell table:style-name="Tableau3.A6" office:value-type="string">
            <text:p text:style-name="Standard"><text:span text:style-name="T6">BOLLWILLER / ENSISHEIM</text:span></text:p>
          </table:table-cell>
          <table:table-cell table:style-name="Tableau3.B6" office:value-type="string">
            <text:p text:style-name="Standard"><text:span text:style-name="T6">MEYENHEIM</text:span></text:p>
          </table:table-cell>
          <table:table-cell table:style-name="Tableau3.C6" office:value-type="string">
            <text:p text:style-name="Standard"><text:span text:style-name="T6">68205</text:span></text:p>
          </table:table-cell>
        </table:table-row>
        <table:table-row table:style-name="Tableau3.2">
          <table:table-cell table:style-name="Tableau3.A7" office:value-type="string">
            <text:p text:style-name="Standard"><text:span text:style-name="T6">BOLLWILLER / ENSISHEIM</text:span></text:p>
          </table:table-cell>
          <table:table-cell table:style-name="Tableau3.B7" office:value-type="string">
            <text:p text:style-name="Standard"><text:span text:style-name="T6">PULVERSHEIM</text:span></text:p>
          </table:table-cell>
          <table:table-cell table:style-name="Tableau3.C7" office:value-type="string">
            <text:p text:style-name="Standard"><text:span text:style-name="T6">68258</text:span></text:p>
          </table:table-cell>
        </table:table-row>
        <table:table-row table:style-name="Tableau3.2">
          <table:table-cell table:style-name="Tableau3.A8" office:value-type="string">
            <text:p text:style-name="Standard"><text:span text:style-name="T6">BOLLWILLER / ENSISHEIM</text:span></text:p>
          </table:table-cell>
          <table:table-cell table:style-name="Tableau3.B8" office:value-type="string">
            <text:p text:style-name="Standard"><text:span text:style-name="T6">REGUISHEIM</text:span></text:p>
          </table:table-cell>
          <table:table-cell table:style-name="Tableau3.C8" office:value-type="string">
            <text:p text:style-name="Standard"><text:span text:style-name="T6">68266</text:span></text:p>
          </table:table-cell>
        </table:table-row>
        <table:table-row table:style-name="Tableau3.2">
          <table:table-cell table:style-name="Tableau3.A9" office:value-type="string">
            <text:p text:style-name="Standard"><text:span text:style-name="T6">BOLLWILLER / ENSISHEIM</text:span></text:p>
          </table:table-cell>
          <table:table-cell table:style-name="Tableau3.B9" office:value-type="string">
            <text:p text:style-name="Standard"><text:span text:style-name="T6">UNGERSHEIM</text:span></text:p>
          </table:table-cell>
          <table:table-cell table:style-name="Tableau3.C9" office:value-type="string">
            <text:p text:style-name="Standard"><text:span text:style-name="T6">68343</text:span></text:p>
          </table:table-cell>
        </table:table-row>
        <table:table-row table:style-name="Tableau3.2">
          <table:table-cell table:style-name="Tableau3.A10" office:value-type="string">
            <text:p text:style-name="Standard"><text:span text:style-name="T6">CERNAY</text:span></text:p>
          </table:table-cell>
          <table:table-cell table:style-name="Tableau3.B10" office:value-type="string">
            <text:p text:style-name="Standard"><text:span text:style-name="T6">ASPACH-LE-BAS</text:span></text:p>
          </table:table-cell>
          <table:table-cell table:style-name="Tableau3.C10" office:value-type="string">
            <text:p text:style-name="Standard"><text:span text:style-name="T6">68011</text:span></text:p>
          </table:table-cell>
        </table:table-row>
        <table:table-row table:style-name="Tableau3.2">
          <table:table-cell table:style-name="Tableau3.A11" office:value-type="string">
            <text:p text:style-name="Standard"><text:span text:style-name="T6">CERNAY</text:span></text:p>
          </table:table-cell>
          <table:table-cell table:style-name="Tableau3.B11" office:value-type="string">
            <text:p text:style-name="Standard"><text:span text:style-name="T6">ASPACH-LE-HAUT</text:span></text:p>
          </table:table-cell>
          <table:table-cell table:style-name="Tableau3.C11" office:value-type="string">
            <text:p text:style-name="Standard"><text:span text:style-name="T6">68012</text:span></text:p>
          </table:table-cell>
        </table:table-row>
        <table:table-row table:style-name="Tableau3.2">
          <table:table-cell table:style-name="Tableau3.A12" office:value-type="string">
            <text:p text:style-name="Standard"><text:span text:style-name="T6">CERNAY</text:span></text:p>
          </table:table-cell>
          <table:table-cell table:style-name="Tableau3.B12" office:value-type="string">
            <text:p text:style-name="Standard"><text:span text:style-name="T6">CERNAY</text:span></text:p>
          </table:table-cell>
          <table:table-cell table:style-name="Tableau3.C12" office:value-type="string">
            <text:p text:style-name="Standard"><text:span text:style-name="T6">68063</text:span></text:p>
          </table:table-cell>
        </table:table-row>
        <table:table-row table:style-name="Tableau3.2">
          <table:table-cell table:style-name="Tableau3.A13" office:value-type="string">
            <text:p text:style-name="Standard"><text:span text:style-name="T6">CERNAY</text:span></text:p>
          </table:table-cell>
          <table:table-cell table:style-name="Tableau3.B13" office:value-type="string">
            <text:p text:style-name="Standard"><text:span text:style-name="T6">SCHWEIGHOUSE-THANN</text:span></text:p>
          </table:table-cell>
          <table:table-cell table:style-name="Tableau3.C13" office:value-type="string">
            <text:p text:style-name="Standard"><text:span text:style-name="T6">68302</text:span></text:p>
          </table:table-cell>
        </table:table-row>
        <table:table-row table:style-name="Tableau3.2">
          <table:table-cell table:style-name="Tableau3.A14" office:value-type="string">
            <text:p text:style-name="Standard"><text:span text:style-name="T6">CERNAY</text:span></text:p>
          </table:table-cell>
          <table:table-cell table:style-name="Tableau3.B14" office:value-type="string">
            <text:p text:style-name="Standard"><text:span text:style-name="T6">STAFFELFELDEN</text:span></text:p>
          </table:table-cell>
          <table:table-cell table:style-name="Tableau3.C14" office:value-type="string">
            <text:p text:style-name="Standard"><text:span text:style-name="T6">68321</text:span></text:p>
          </table:table-cell>
        </table:table-row>
        <table:table-row table:style-name="Tableau3.2">
          <table:table-cell table:style-name="Tableau3.A15" office:value-type="string">
            <text:p text:style-name="Standard"><text:span text:style-name="T6">CERNAY</text:span></text:p>
          </table:table-cell>
          <table:table-cell table:style-name="Tableau3.B15" office:value-type="string">
            <text:p text:style-name="Standard"><text:span text:style-name="T6">STEINBACH</text:span></text:p>
          </table:table-cell>
          <table:table-cell table:style-name="Tableau3.C15" office:value-type="string">
            <text:p text:style-name="Standard"><text:span text:style-name="T6">68322</text:span></text:p>
          </table:table-cell>
        </table:table-row>
        <table:table-row table:style-name="Tableau3.2">
          <table:table-cell table:style-name="Tableau3.A16" office:value-type="string">
            <text:p text:style-name="Standard"><text:span text:style-name="T6">CERNAY</text:span></text:p>
          </table:table-cell>
          <table:table-cell table:style-name="Tableau3.B16" office:value-type="string">
            <text:p text:style-name="Standard"><text:span text:style-name="T6">UFFHOLTZ</text:span></text:p>
          </table:table-cell>
          <table:table-cell table:style-name="Tableau3.C16" office:value-type="string">
            <text:p text:style-name="Standard"><text:span text:style-name="T6">68342</text:span></text:p>
          </table:table-cell>
        </table:table-row>
        <table:table-row table:style-name="Tableau3.2">
          <table:table-cell table:style-name="Tableau3.A17" office:value-type="string">
            <text:p text:style-name="Standard"><text:span text:style-name="T6">CERNAY</text:span></text:p>
          </table:table-cell>
          <table:table-cell table:style-name="Tableau3.B17" office:value-type="string">
            <text:p text:style-name="Standard"><text:span text:style-name="T6">WATTWILLER</text:span></text:p>
          </table:table-cell>
          <table:table-cell table:style-name="Tableau3.C17" office:value-type="string">
            <text:p text:style-name="Standard"><text:span text:style-name="T6">68359</text:span></text:p>
          </table:table-cell>
        </table:table-row>
        <table:table-row table:style-name="Tableau3.2">
          <table:table-cell table:style-name="Tableau3.A18" office:value-type="string">
            <text:p text:style-name="Standard"><text:span text:style-name="T6">CERNAY</text:span></text:p>
          </table:table-cell>
          <table:table-cell table:style-name="Tableau3.B18" office:value-type="string">
            <text:p text:style-name="Standard"><text:span text:style-name="T6">WITTELSHEIM</text:span></text:p>
          </table:table-cell>
          <table:table-cell table:style-name="Tableau3.C18" office:value-type="string">
            <text:p text:style-name="Standard"><text:span text:style-name="T6">68375</text:span></text:p>
          </table:table-cell>
        </table:table-row>
        <table:table-row table:style-name="Tableau3.2">
          <table:table-cell table:style-name="Tableau3.A19" office:value-type="string">
            <text:p text:style-name="Standard"><text:span text:style-name="T6">MASEVAUX</text:span></text:p>
          </table:table-cell>
          <table:table-cell table:style-name="Tableau3.B19" office:value-type="string">
            <text:p text:style-name="Standard"><text:span text:style-name="T6">BOURBACH-LE-BAS</text:span></text:p>
          </table:table-cell>
          <table:table-cell table:style-name="Tableau3.C19" office:value-type="string">
            <text:p text:style-name="Standard"><text:span text:style-name="T6">68045</text:span></text:p>
          </table:table-cell>
        </table:table-row>
        <table:table-row table:style-name="Tableau3.2">
          <table:table-cell table:style-name="Tableau3.A20" office:value-type="string">
            <text:p text:style-name="Standard"><text:span text:style-name="T6">MASEVAUX</text:span></text:p>
          </table:table-cell>
          <table:table-cell table:style-name="Tableau3.B20" office:value-type="string">
            <text:p text:style-name="Standard"><text:span text:style-name="T6">BOURBACH-LE-HAUT</text:span></text:p>
          </table:table-cell>
          <table:table-cell table:style-name="Tableau3.C20" office:value-type="string">
            <text:p text:style-name="Standard"><text:span text:style-name="T6">68046</text:span></text:p>
          </table:table-cell>
        </table:table-row>
        <text:soft-page-break/>
        <table:table-row table:style-name="Tableau3.2">
          <table:table-cell table:style-name="Tableau3.A21" office:value-type="string">
            <text:p text:style-name="Standard"><text:span text:style-name="T6">MASEVAUX</text:span></text:p>
          </table:table-cell>
          <table:table-cell table:style-name="Tableau3.B21" office:value-type="string">
            <text:p text:style-name="Standard"><text:span text:style-name="T6">BURNHAUPT-LE-BAS</text:span></text:p>
          </table:table-cell>
          <table:table-cell table:style-name="Tableau3.C21" office:value-type="string">
            <text:p text:style-name="Standard"><text:span text:style-name="T6">68059</text:span></text:p>
          </table:table-cell>
        </table:table-row>
        <table:table-row table:style-name="Tableau3.2">
          <table:table-cell table:style-name="Tableau3.A22" office:value-type="string">
            <text:p text:style-name="Standard"><text:span text:style-name="T6">MASEVAUX</text:span></text:p>
          </table:table-cell>
          <table:table-cell table:style-name="Tableau3.B22" office:value-type="string">
            <text:p text:style-name="Standard"><text:span text:style-name="T6">BURNHAUPT-LE-HAUT</text:span></text:p>
          </table:table-cell>
          <table:table-cell table:style-name="Tableau3.C22" office:value-type="string">
            <text:p text:style-name="Standard"><text:span text:style-name="T6">68060</text:span></text:p>
          </table:table-cell>
        </table:table-row>
        <table:table-row table:style-name="Tableau3.2">
          <table:table-cell table:style-name="Tableau3.A23" office:value-type="string">
            <text:p text:style-name="Standard"><text:span text:style-name="T6">MASEVAUX</text:span></text:p>
          </table:table-cell>
          <table:table-cell table:style-name="Tableau3.B23" office:value-type="string">
            <text:p text:style-name="Standard"><text:span text:style-name="T6">DOLLEREN</text:span></text:p>
          </table:table-cell>
          <table:table-cell table:style-name="Tableau3.C23" office:value-type="string">
            <text:p text:style-name="Standard"><text:span text:style-name="T6">68073</text:span></text:p>
          </table:table-cell>
        </table:table-row>
        <table:table-row table:style-name="Tableau3.2">
          <table:table-cell table:style-name="Tableau3.A24" office:value-type="string">
            <text:p text:style-name="Standard"><text:span text:style-name="T6">MASEVAUX</text:span></text:p>
          </table:table-cell>
          <table:table-cell table:style-name="Tableau3.B24" office:value-type="string">
            <text:p text:style-name="Standard"><text:span text:style-name="T6">GUEWENHEIM</text:span></text:p>
          </table:table-cell>
          <table:table-cell table:style-name="Tableau3.C24" office:value-type="string">
            <text:p text:style-name="Standard"><text:span text:style-name="T6">68115</text:span></text:p>
          </table:table-cell>
        </table:table-row>
        <table:table-row table:style-name="Tableau3.2">
          <table:table-cell table:style-name="Tableau3.A25" office:value-type="string">
            <text:p text:style-name="Standard"><text:span text:style-name="T6">MASEVAUX</text:span></text:p>
          </table:table-cell>
          <table:table-cell table:style-name="Tableau3.B25" office:value-type="string">
            <text:p text:style-name="Standard"><text:span text:style-name="T6">KIRCHBERG</text:span></text:p>
          </table:table-cell>
          <table:table-cell table:style-name="Tableau3.C25" office:value-type="string">
            <text:p text:style-name="Standard"><text:span text:style-name="T6">68167</text:span></text:p>
          </table:table-cell>
        </table:table-row>
        <table:table-row table:style-name="Tableau3.2">
          <table:table-cell table:style-name="Tableau3.A26" office:value-type="string">
            <text:p text:style-name="Standard"><text:span text:style-name="T6">MASEVAUX</text:span></text:p>
          </table:table-cell>
          <table:table-cell table:style-name="Tableau3.B26" office:value-type="string">
            <text:p text:style-name="Standard"><text:span text:style-name="T6">LAUW</text:span></text:p>
          </table:table-cell>
          <table:table-cell table:style-name="Tableau3.C26" office:value-type="string">
            <text:p text:style-name="Standard"><text:span text:style-name="T6">68179</text:span></text:p>
          </table:table-cell>
        </table:table-row>
        <table:table-row table:style-name="Tableau3.2">
          <table:table-cell table:style-name="Tableau3.A27" office:value-type="string">
            <text:p text:style-name="Standard"><text:span text:style-name="T6">MASEVAUX</text:span></text:p>
          </table:table-cell>
          <table:table-cell table:style-name="Tableau3.B27" office:value-type="string">
            <text:p text:style-name="Standard"><text:span text:style-name="T6">MASEVAUX</text:span></text:p>
          </table:table-cell>
          <table:table-cell table:style-name="Tableau3.C27" office:value-type="string">
            <text:p text:style-name="Standard"><text:span text:style-name="T6">68201</text:span></text:p>
          </table:table-cell>
        </table:table-row>
        <table:table-row table:style-name="Tableau3.2">
          <table:table-cell table:style-name="Tableau3.A28" office:value-type="string">
            <text:p text:style-name="Standard"><text:span text:style-name="T6">MASEVAUX</text:span></text:p>
          </table:table-cell>
          <table:table-cell table:style-name="Tableau3.B28" office:value-type="string">
            <text:p text:style-name="Standard"><text:span text:style-name="T6">MICHELBACH</text:span></text:p>
          </table:table-cell>
          <table:table-cell table:style-name="Tableau3.C28" office:value-type="string">
            <text:p text:style-name="Standard"><text:span text:style-name="T6">68206</text:span></text:p>
          </table:table-cell>
        </table:table-row>
        <table:table-row table:style-name="Tableau3.2">
          <table:table-cell table:style-name="Tableau3.A29" office:value-type="string">
            <text:p text:style-name="Standard"><text:span text:style-name="T6">MASEVAUX</text:span></text:p>
          </table:table-cell>
          <table:table-cell table:style-name="Tableau3.B29" office:value-type="string">
            <text:p text:style-name="Standard"><text:span text:style-name="T6">NIEDERBRUCK</text:span></text:p>
          </table:table-cell>
          <table:table-cell table:style-name="Tableau3.C29" office:value-type="string">
            <text:p text:style-name="Standard"><text:span text:style-name="T6">68233</text:span></text:p>
          </table:table-cell>
        </table:table-row>
        <table:table-row table:style-name="Tableau3.2">
          <table:table-cell table:style-name="Tableau3.A30" office:value-type="string">
            <text:p text:style-name="Standard"><text:span text:style-name="T6">MASEVAUX</text:span></text:p>
          </table:table-cell>
          <table:table-cell table:style-name="Tableau3.B30" office:value-type="string">
            <text:p text:style-name="Standard"><text:span text:style-name="T6">OBERBRUCK</text:span></text:p>
          </table:table-cell>
          <table:table-cell table:style-name="Tableau3.C30" office:value-type="string">
            <text:p text:style-name="Standard"><text:span text:style-name="T6">68239</text:span></text:p>
          </table:table-cell>
        </table:table-row>
        <table:table-row table:style-name="Tableau3.2">
          <table:table-cell table:style-name="Tableau3.A31" office:value-type="string">
            <text:p text:style-name="Standard"><text:span text:style-name="T6">MASEVAUX</text:span></text:p>
          </table:table-cell>
          <table:table-cell table:style-name="Tableau3.B31" office:value-type="string">
            <text:p text:style-name="Standard"><text:span text:style-name="T6">RIMBACH-PRES-MASEVAUX</text:span></text:p>
          </table:table-cell>
          <table:table-cell table:style-name="Tableau3.C31" office:value-type="string">
            <text:p text:style-name="Standard"><text:span text:style-name="T6">68275</text:span></text:p>
          </table:table-cell>
        </table:table-row>
        <table:table-row table:style-name="Tableau3.2">
          <table:table-cell table:style-name="Tableau3.A32" office:value-type="string">
            <text:p text:style-name="Standard"><text:span text:style-name="T6">MASEVAUX</text:span></text:p>
          </table:table-cell>
          <table:table-cell table:style-name="Tableau3.B32" office:value-type="string">
            <text:p text:style-name="Standard"><text:span text:style-name="T6">SENTHEIM</text:span></text:p>
          </table:table-cell>
          <table:table-cell table:style-name="Tableau3.C32" office:value-type="string">
            <text:p text:style-name="Standard"><text:span text:style-name="T6">68304</text:span></text:p>
          </table:table-cell>
        </table:table-row>
        <table:table-row table:style-name="Tableau3.2">
          <table:table-cell table:style-name="Tableau3.A33" office:value-type="string">
            <text:p text:style-name="Standard"><text:span text:style-name="T6">MASEVAUX</text:span></text:p>
          </table:table-cell>
          <table:table-cell table:style-name="Tableau3.B33" office:value-type="string">
            <text:p text:style-name="Standard"><text:span text:style-name="T6">SEWEN</text:span></text:p>
          </table:table-cell>
          <table:table-cell table:style-name="Tableau3.C33" office:value-type="string">
            <text:p text:style-name="Standard"><text:span text:style-name="T6">68307</text:span></text:p>
          </table:table-cell>
        </table:table-row>
        <table:table-row table:style-name="Tableau3.2">
          <table:table-cell table:style-name="Tableau3.A34" office:value-type="string">
            <text:p text:style-name="Standard"><text:span text:style-name="T6">MASEVAUX</text:span></text:p>
          </table:table-cell>
          <table:table-cell table:style-name="Tableau3.B34" office:value-type="string">
            <text:p text:style-name="Standard"><text:span text:style-name="T6">SICKERT</text:span></text:p>
          </table:table-cell>
          <table:table-cell table:style-name="Tableau3.C34" office:value-type="string">
            <text:p text:style-name="Standard"><text:span text:style-name="T6">68308</text:span></text:p>
          </table:table-cell>
        </table:table-row>
        <table:table-row table:style-name="Tableau3.2">
          <table:table-cell table:style-name="Tableau3.A35" office:value-type="string">
            <text:p text:style-name="Standard"><text:span text:style-name="T6">MASEVAUX</text:span></text:p>
          </table:table-cell>
          <table:table-cell table:style-name="Tableau3.B35" office:value-type="string">
            <text:p text:style-name="Standard"><text:span text:style-name="T6">SOPPE-LE-BAS</text:span></text:p>
          </table:table-cell>
          <table:table-cell table:style-name="Tableau3.C35" office:value-type="string">
            <text:p text:style-name="Standard"><text:span text:style-name="T6">68313</text:span></text:p>
          </table:table-cell>
        </table:table-row>
        <table:table-row table:style-name="Tableau3.2">
          <table:table-cell table:style-name="Tableau3.A36" office:value-type="string">
            <text:p text:style-name="Standard"><text:span text:style-name="T6">MASEVAUX</text:span></text:p>
          </table:table-cell>
          <table:table-cell table:style-name="Tableau3.B36" office:value-type="string">
            <text:p text:style-name="Standard"><text:span text:style-name="T6">SOPPE-LE-HAUT</text:span></text:p>
          </table:table-cell>
          <table:table-cell table:style-name="Tableau3.C36" office:value-type="string">
            <text:p text:style-name="Standard"><text:span text:style-name="T6">68314</text:span></text:p>
          </table:table-cell>
        </table:table-row>
        <table:table-row table:style-name="Tableau3.2">
          <table:table-cell table:style-name="Tableau3.A37" office:value-type="string">
            <text:p text:style-name="Standard"><text:span text:style-name="T6">MASEVAUX</text:span></text:p>
          </table:table-cell>
          <table:table-cell table:style-name="Tableau3.B37" office:value-type="string">
            <text:p text:style-name="Standard"><text:span text:style-name="T6">WEGSCHEID</text:span></text:p>
          </table:table-cell>
          <table:table-cell table:style-name="Tableau3.C37" office:value-type="string">
            <text:p text:style-name="Standard"><text:span text:style-name="T6">68361</text:span></text:p>
          </table:table-cell>
        </table:table-row>
        <table:table-row table:style-name="Tableau3.2">
          <table:table-cell table:style-name="Tableau3.A38" office:value-type="string">
            <text:p text:style-name="Standard"><text:span text:style-name="T6">ST AMARIN</text:span></text:p>
          </table:table-cell>
          <table:table-cell table:style-name="Tableau3.B38" office:value-type="string">
            <text:p text:style-name="Standard"><text:span text:style-name="T6">FELLERING</text:span></text:p>
          </table:table-cell>
          <table:table-cell table:style-name="Tableau3.C38" office:value-type="string">
            <text:p text:style-name="Standard"><text:span text:style-name="T6">68089</text:span></text:p>
          </table:table-cell>
        </table:table-row>
        <table:table-row table:style-name="Tableau3.2">
          <table:table-cell table:style-name="Tableau3.A39" office:value-type="string">
            <text:p text:style-name="Standard"><text:span text:style-name="T6">ST AMARIN</text:span></text:p>
          </table:table-cell>
          <table:table-cell table:style-name="Tableau3.B39" office:value-type="string">
            <text:p text:style-name="Standard"><text:span text:style-name="T6">GEISHOUSE</text:span></text:p>
          </table:table-cell>
          <table:table-cell table:style-name="Tableau3.C39" office:value-type="string">
            <text:p text:style-name="Standard"><text:span text:style-name="T6">68102</text:span></text:p>
          </table:table-cell>
        </table:table-row>
        <table:table-row table:style-name="Tableau3.2">
          <table:table-cell table:style-name="Tableau3.A40" office:value-type="string">
            <text:p text:style-name="Standard"><text:span text:style-name="T6">ST AMARIN</text:span></text:p>
          </table:table-cell>
          <table:table-cell table:style-name="Tableau3.B40" office:value-type="string">
            <text:p text:style-name="Standard"><text:span text:style-name="T6">GOLDBACH-ALTENBACH</text:span></text:p>
          </table:table-cell>
          <table:table-cell table:style-name="Tableau3.C40" office:value-type="string">
            <text:p text:style-name="Standard"><text:span text:style-name="T6">68106</text:span></text:p>
          </table:table-cell>
        </table:table-row>
        <table:table-row table:style-name="Tableau3.2">
          <table:table-cell table:style-name="Tableau3.A41" office:value-type="string">
            <text:p text:style-name="Standard"><text:span text:style-name="T6">ST AMARIN</text:span></text:p>
          </table:table-cell>
          <table:table-cell table:style-name="Tableau3.B41" office:value-type="string">
            <text:p text:style-name="Standard"><text:span text:style-name="T6">HUSSEREN-WESSERLING</text:span></text:p>
          </table:table-cell>
          <table:table-cell table:style-name="Tableau3.C41" office:value-type="string">
            <text:p text:style-name="Standard"><text:span text:style-name="T6">68151</text:span></text:p>
          </table:table-cell>
        </table:table-row>
        <table:table-row table:style-name="Tableau3.2">
          <table:table-cell table:style-name="Tableau3.A42" office:value-type="string">
            <text:p text:style-name="Standard"><text:span text:style-name="T6">ST AMARIN</text:span></text:p>
          </table:table-cell>
          <table:table-cell table:style-name="Tableau3.B42" office:value-type="string">
            <text:p text:style-name="Standard"><text:span text:style-name="T6">KRUTH</text:span></text:p>
          </table:table-cell>
          <table:table-cell table:style-name="Tableau3.C42" office:value-type="string">
            <text:p text:style-name="Standard"><text:span text:style-name="T6">68171</text:span></text:p>
          </table:table-cell>
        </table:table-row>
        <table:table-row table:style-name="Tableau3.2">
          <table:table-cell table:style-name="Tableau3.A43" office:value-type="string">
            <text:p text:style-name="Standard"><text:span text:style-name="T6">ST AMARIN</text:span></text:p>
          </table:table-cell>
          <table:table-cell table:style-name="Tableau3.B43" office:value-type="string">
            <text:p text:style-name="Standard"><text:span text:style-name="T6">MALMERSPACH</text:span></text:p>
          </table:table-cell>
          <table:table-cell table:style-name="Tableau3.C43" office:value-type="string">
            <text:p text:style-name="Standard"><text:span text:style-name="T6">68199</text:span></text:p>
          </table:table-cell>
        </table:table-row>
        <table:table-row table:style-name="Tableau3.2">
          <table:table-cell table:style-name="Tableau3.A44" office:value-type="string">
            <text:p text:style-name="Standard"><text:span text:style-name="T6">ST AMARIN</text:span></text:p>
          </table:table-cell>
          <table:table-cell table:style-name="Tableau3.B44" office:value-type="string">
            <text:p text:style-name="Standard"><text:span text:style-name="T6">MITZACH</text:span></text:p>
          </table:table-cell>
          <table:table-cell table:style-name="Tableau3.C44" office:value-type="string">
            <text:p text:style-name="Standard"><text:span text:style-name="T6">68211</text:span></text:p>
          </table:table-cell>
        </table:table-row>
        <table:table-row table:style-name="Tableau3.2">
          <table:table-cell table:style-name="Tableau3.A45" office:value-type="string">
            <text:p text:style-name="Standard"><text:span text:style-name="T6">ST AMARIN</text:span></text:p>
          </table:table-cell>
          <table:table-cell table:style-name="Tableau3.B45" office:value-type="string">
            <text:p text:style-name="Standard"><text:span text:style-name="T6">MOLLAU</text:span></text:p>
          </table:table-cell>
          <table:table-cell table:style-name="Tableau3.C45" office:value-type="string">
            <text:p text:style-name="Standard"><text:span text:style-name="T6">68213</text:span></text:p>
          </table:table-cell>
        </table:table-row>
        <table:table-row table:style-name="Tableau3.2">
          <table:table-cell table:style-name="Tableau3.A46" office:value-type="string">
            <text:p text:style-name="Standard"><text:span text:style-name="T6">ST AMARIN</text:span></text:p>
          </table:table-cell>
          <table:table-cell table:style-name="Tableau3.B46" office:value-type="string">
            <text:p text:style-name="Standard"><text:span text:style-name="T6">MOOSCH</text:span></text:p>
          </table:table-cell>
          <table:table-cell table:style-name="Tableau3.C46" office:value-type="string">
            <text:p text:style-name="Standard"><text:span text:style-name="T6">68217</text:span></text:p>
          </table:table-cell>
        </table:table-row>
        <table:table-row table:style-name="Tableau3.2">
          <table:table-cell table:style-name="Tableau3.A47" office:value-type="string">
            <text:p text:style-name="Standard"><text:span text:style-name="T6">ST AMARI</text:span><text:soft-page-break/><text:span text:style-name="T6">N</text:span></text:p>
          </table:table-cell>
          <table:table-cell table:style-name="Tableau3.B47" office:value-type="string">
            <text:p text:style-name="Standard"><text:span text:style-name="T6">ODEREN</text:span></text:p>
          </table:table-cell>
          <table:table-cell table:style-name="Tableau3.C47" office:value-type="string">
            <text:p text:style-name="Standard"><text:span text:style-name="T6">68247</text:span></text:p>
          </table:table-cell>
        </table:table-row>
        <table:table-row table:style-name="Tableau3.2">
          <table:table-cell table:style-name="Tableau3.A48" office:value-type="string">
            <text:p text:style-name="Standard"><text:span text:style-name="T6">ST AMARIN</text:span></text:p>
          </table:table-cell>
          <table:table-cell table:style-name="Tableau3.B48" office:value-type="string">
            <text:p text:style-name="Standard"><text:span text:style-name="T6">RANSPACH</text:span></text:p>
          </table:table-cell>
          <table:table-cell table:style-name="Tableau3.C48" office:value-type="string">
            <text:p text:style-name="Standard"><text:span text:style-name="T6">68262</text:span></text:p>
          </table:table-cell>
        </table:table-row>
        <table:table-row table:style-name="Tableau3.2">
          <table:table-cell table:style-name="Tableau3.A49" office:value-type="string">
            <text:p text:style-name="Standard"><text:span text:style-name="T6">ST AMARIN</text:span></text:p>
          </table:table-cell>
          <table:table-cell table:style-name="Tableau3.B49" office:value-type="string">
            <text:p text:style-name="Standard"><text:span text:style-name="T6">SAINT-AMARIN</text:span></text:p>
          </table:table-cell>
          <table:table-cell table:style-name="Tableau3.C49" office:value-type="string">
            <text:p text:style-name="Standard"><text:span text:style-name="T6">68292</text:span></text:p>
          </table:table-cell>
        </table:table-row>
        <table:table-row table:style-name="Tableau3.2">
          <table:table-cell table:style-name="Tableau3.A50" office:value-type="string">
            <text:p text:style-name="Standard"><text:span text:style-name="T6">ST AMARIN</text:span></text:p>
          </table:table-cell>
          <table:table-cell table:style-name="Tableau3.B50" office:value-type="string">
            <text:p text:style-name="Standard"><text:span text:style-name="T6">STORCKENSOHN</text:span></text:p>
          </table:table-cell>
          <table:table-cell table:style-name="Tableau3.C50" office:value-type="string">
            <text:p text:style-name="Standard"><text:span text:style-name="T6">68328</text:span></text:p>
          </table:table-cell>
        </table:table-row>
        <table:table-row table:style-name="Tableau3.2">
          <table:table-cell table:style-name="Tableau3.A51" office:value-type="string">
            <text:p text:style-name="Standard"><text:span text:style-name="T6">ST AMARIN</text:span></text:p>
          </table:table-cell>
          <table:table-cell table:style-name="Tableau3.B51" office:value-type="string">
            <text:p text:style-name="Standard"><text:span text:style-name="T6">URBES</text:span></text:p>
          </table:table-cell>
          <table:table-cell table:style-name="Tableau3.C51" office:value-type="string">
            <text:p text:style-name="Standard"><text:span text:style-name="T6">68344</text:span></text:p>
          </table:table-cell>
        </table:table-row>
        <table:table-row table:style-name="Tableau3.2">
          <table:table-cell table:style-name="Tableau3.A52" office:value-type="string">
            <text:p text:style-name="Standard"><text:span text:style-name="T6">ST AMARIN</text:span></text:p>
          </table:table-cell>
          <table:table-cell table:style-name="Tableau3.B52" office:value-type="string">
            <text:p text:style-name="Standard"><text:span text:style-name="T6">WILDENSTEIN</text:span></text:p>
          </table:table-cell>
          <table:table-cell table:style-name="Tableau3.C52" office:value-type="string">
            <text:p text:style-name="Standard"><text:span text:style-name="T6">68370</text:span></text:p>
          </table:table-cell>
        </table:table-row>
        <table:table-row table:style-name="Tableau3.53">
          <table:table-cell table:style-name="Tableau3.A53" office:value-type="string">
            <text:p text:style-name="Standard"><text:span text:style-name="T6">ST AMARIN</text:span></text:p>
          </table:table-cell>
          <table:table-cell table:style-name="Tableau3.B53" office:value-type="string">
            <text:p text:style-name="Standard"><text:span text:style-name="T6">WILLER-SUR-THUR</text:span></text:p>
          </table:table-cell>
          <table:table-cell table:style-name="Tableau3.C53" office:value-type="string">
            <text:p text:style-name="Standard"><text:span text:style-name="T6">68372</text:span></text:p>
          </table:table-cell>
        </table:table-row>
        <table:table-row table:style-name="Tableau3.54">
          <table:table-cell table:style-name="Tableau3.A1" office:value-type="string">
            <text:p text:style-name="P1"><text:span text:style-name="T5">Territoires de PDS</text:span></text:p>
          </table:table-cell>
          <table:table-cell table:style-name="Tableau3.A1" office:value-type="string">
            <text:p text:style-name="P1"><text:span text:style-name="T5">Libellé commune</text:span></text:p>
          </table:table-cell>
          <table:table-cell table:style-name="Tableau3.A1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55" office:value-type="string">
            <text:p text:style-name="Standard"><text:span text:style-name="T6">THANN</text:span></text:p>
          </table:table-cell>
          <table:table-cell table:style-name="Tableau3.B55" office:value-type="string">
            <text:p text:style-name="Standard"><text:span text:style-name="T6">BITSCHWILLER-LES-THANN</text:span></text:p>
          </table:table-cell>
          <table:table-cell table:style-name="Tableau3.C55" office:value-type="string">
            <text:p text:style-name="Standard"><text:span text:style-name="T6">68040</text:span></text:p>
          </table:table-cell>
        </table:table-row>
        <table:table-row table:style-name="Tableau3.2">
          <table:table-cell table:style-name="Tableau3.A56" office:value-type="string">
            <text:p text:style-name="Standard"><text:span text:style-name="T6">THANN</text:span></text:p>
          </table:table-cell>
          <table:table-cell table:style-name="Tableau3.B56" office:value-type="string">
            <text:p text:style-name="Standard"><text:span text:style-name="T6">LEIMBACH</text:span></text:p>
          </table:table-cell>
          <table:table-cell table:style-name="Tableau3.C56" office:value-type="string">
            <text:p text:style-name="Standard"><text:span text:style-name="T6">68180</text:span></text:p>
          </table:table-cell>
        </table:table-row>
        <table:table-row table:style-name="Tableau3.2">
          <table:table-cell table:style-name="Tableau3.A57" office:value-type="string">
            <text:p text:style-name="Standard"><text:span text:style-name="T6">THANN</text:span></text:p>
          </table:table-cell>
          <table:table-cell table:style-name="Tableau3.B57" office:value-type="string">
            <text:p text:style-name="Standard"><text:span text:style-name="T6">RAMMERSMATT</text:span></text:p>
          </table:table-cell>
          <table:table-cell table:style-name="Tableau3.C57" office:value-type="string">
            <text:p text:style-name="Standard"><text:span text:style-name="T6">68261</text:span></text:p>
          </table:table-cell>
        </table:table-row>
        <table:table-row table:style-name="Tableau3.2">
          <table:table-cell table:style-name="Tableau3.A58" office:value-type="string">
            <text:p text:style-name="Standard"><text:span text:style-name="T6">THANN</text:span></text:p>
          </table:table-cell>
          <table:table-cell table:style-name="Tableau3.B58" office:value-type="string">
            <text:p text:style-name="Standard"><text:span text:style-name="T6">RODEREN</text:span></text:p>
          </table:table-cell>
          <table:table-cell table:style-name="Tableau3.C58" office:value-type="string">
            <text:p text:style-name="Standard"><text:span text:style-name="T6">68279</text:span></text:p>
          </table:table-cell>
        </table:table-row>
        <table:table-row table:style-name="Tableau3.2">
          <table:table-cell table:style-name="Tableau3.A59" office:value-type="string">
            <text:p text:style-name="Standard"><text:span text:style-name="T6">THANN</text:span></text:p>
          </table:table-cell>
          <table:table-cell table:style-name="Tableau3.B59" office:value-type="string">
            <text:p text:style-name="Standard"><text:span text:style-name="T6">THANN</text:span></text:p>
          </table:table-cell>
          <table:table-cell table:style-name="Tableau3.C59" office:value-type="string">
            <text:p text:style-name="Standard"><text:span text:style-name="T6">68334</text:span></text:p>
          </table:table-cell>
        </table:table-row>
        <table:table-row table:style-name="Tableau3.2">
          <table:table-cell table:style-name="Tableau3.A60" office:value-type="string">
            <text:p text:style-name="Standard"><text:span text:style-name="T6">THANN</text:span></text:p>
          </table:table-cell>
          <table:table-cell table:style-name="Tableau3.B60" office:value-type="string">
            <text:p text:style-name="Standard"><text:span text:style-name="T6">VIEUX-THANN</text:span></text:p>
          </table:table-cell>
          <table:table-cell table:style-name="Tableau3.C60" office:value-type="string">
            <text:p text:style-name="Standard"><text:span text:style-name="T6">68348</text:span></text:p>
          </table:table-cell>
        </table:table-row>
        <table:table-row table:style-name="Tableau3.2">
          <table:table-cell table:style-name="Tableau3.A61" office:value-type="string">
            <text:p text:style-name="Standard"><text:span text:style-name="T6">COLMAR</text:span></text:p>
          </table:table-cell>
          <table:table-cell table:style-name="Tableau3.B61" office:value-type="string">
            <text:p text:style-name="Standard"><text:span text:style-name="T6">ANDOLSHEIM</text:span></text:p>
          </table:table-cell>
          <table:table-cell table:style-name="Tableau3.C61" office:value-type="string">
            <text:p text:style-name="Standard"><text:span text:style-name="T6">68007</text:span></text:p>
          </table:table-cell>
        </table:table-row>
        <table:table-row table:style-name="Tableau3.2">
          <table:table-cell table:style-name="Tableau3.A62" office:value-type="string">
            <text:p text:style-name="Standard"><text:span text:style-name="T6">COLMAR</text:span></text:p>
          </table:table-cell>
          <table:table-cell table:style-name="Tableau3.B62" office:value-type="string">
            <text:p text:style-name="Standard"><text:span text:style-name="T6">COLMAR</text:span></text:p>
          </table:table-cell>
          <table:table-cell table:style-name="Tableau3.C62" office:value-type="string">
            <text:p text:style-name="Standard"><text:span text:style-name="T6">68066</text:span></text:p>
          </table:table-cell>
        </table:table-row>
        <table:table-row table:style-name="Tableau3.2">
          <table:table-cell table:style-name="Tableau3.A63" office:value-type="string">
            <text:p text:style-name="Standard"><text:span text:style-name="T6">COLMAR</text:span></text:p>
          </table:table-cell>
          <table:table-cell table:style-name="Tableau3.B63" office:value-type="string">
            <text:p text:style-name="Standard"><text:span text:style-name="T6">HORBOURG-WIHR</text:span></text:p>
          </table:table-cell>
          <table:table-cell table:style-name="Tableau3.C63" office:value-type="string">
            <text:p text:style-name="Standard"><text:span text:style-name="T6">68145</text:span></text:p>
          </table:table-cell>
        </table:table-row>
        <table:table-row table:style-name="Tableau3.2">
          <table:table-cell table:style-name="Tableau3.A64" office:value-type="string">
            <text:p text:style-name="Standard"><text:span text:style-name="T6">COLMAR</text:span></text:p>
          </table:table-cell>
          <table:table-cell table:style-name="Tableau3.B64" office:value-type="string">
            <text:p text:style-name="Standard"><text:span text:style-name="T6">HOUSSEN</text:span></text:p>
          </table:table-cell>
          <table:table-cell table:style-name="Tableau3.C64" office:value-type="string">
            <text:p text:style-name="Standard"><text:span text:style-name="T6">68146</text:span></text:p>
          </table:table-cell>
        </table:table-row>
        <table:table-row table:style-name="Tableau3.2">
          <table:table-cell table:style-name="Tableau3.A65" office:value-type="string">
            <text:p text:style-name="Standard"><text:span text:style-name="T6">COLMAR</text:span></text:p>
          </table:table-cell>
          <table:table-cell table:style-name="Tableau3.B65" office:value-type="string">
            <text:p text:style-name="Standard"><text:span text:style-name="T6">INGERSHEIM</text:span></text:p>
          </table:table-cell>
          <table:table-cell table:style-name="Tableau3.C65" office:value-type="string">
            <text:p text:style-name="Standard"><text:span text:style-name="T6">68155</text:span></text:p>
          </table:table-cell>
        </table:table-row>
        <table:table-row table:style-name="Tableau3.2">
          <table:table-cell table:style-name="Tableau3.A66" office:value-type="string">
            <text:p text:style-name="Standard"><text:span text:style-name="T6">COLMAR</text:span></text:p>
          </table:table-cell>
          <table:table-cell table:style-name="Tableau3.B66" office:value-type="string">
            <text:p text:style-name="Standard"><text:span text:style-name="T6">SUNDHOFFEN</text:span></text:p>
          </table:table-cell>
          <table:table-cell table:style-name="Tableau3.C66" office:value-type="string">
            <text:p text:style-name="Standard"><text:span text:style-name="T6">68331</text:span></text:p>
          </table:table-cell>
        </table:table-row>
        <table:table-row table:style-name="Tableau3.2">
          <table:table-cell table:style-name="Tableau3.A67" office:value-type="string">
            <text:p text:style-name="Standard"><text:span text:style-name="T6">DIDENHEIM</text:span></text:p>
          </table:table-cell>
          <table:table-cell table:style-name="Tableau3.B67" office:value-type="string">
            <text:p text:style-name="Standard"><text:span text:style-name="T6">BERNWILLER</text:span></text:p>
          </table:table-cell>
          <table:table-cell table:style-name="Tableau3.C67" office:value-type="string">
            <text:p text:style-name="Standard"><text:span text:style-name="T6">68031</text:span></text:p>
          </table:table-cell>
        </table:table-row>
        <table:table-row table:style-name="Tableau3.2">
          <table:table-cell table:style-name="Tableau3.A68" office:value-type="string">
            <text:p text:style-name="Standard"><text:span text:style-name="T6">DIDENHEIM</text:span></text:p>
          </table:table-cell>
          <table:table-cell table:style-name="Tableau3.B68" office:value-type="string">
            <text:p text:style-name="Standard"><text:span text:style-name="T6">BRUNSTATT</text:span></text:p>
          </table:table-cell>
          <table:table-cell table:style-name="Tableau3.C68" office:value-type="string">
            <text:p text:style-name="Standard"><text:span text:style-name="T6">68056</text:span></text:p>
          </table:table-cell>
        </table:table-row>
        <table:table-row table:style-name="Tableau3.2">
          <table:table-cell table:style-name="Tableau3.A69" office:value-type="string">
            <text:p text:style-name="Standard"><text:span text:style-name="T6">DIDENHEIM</text:span></text:p>
          </table:table-cell>
          <table:table-cell table:style-name="Tableau3.B69" office:value-type="string">
            <text:p text:style-name="Standard"><text:span text:style-name="T6">DIDENHEIM</text:span></text:p>
          </table:table-cell>
          <table:table-cell table:style-name="Tableau3.C69" office:value-type="string">
            <text:p text:style-name="Standard"><text:span text:style-name="T6">68070</text:span></text:p>
          </table:table-cell>
        </table:table-row>
        <table:table-row table:style-name="Tableau3.2">
          <table:table-cell table:style-name="Tableau3.A70" office:value-type="string">
            <text:p text:style-name="Standard"><text:span text:style-name="T6">DIDENHEIM</text:span></text:p>
          </table:table-cell>
          <table:table-cell table:style-name="Tableau3.B70" office:value-type="string">
            <text:p text:style-name="Standard"><text:span text:style-name="T6">FLAXLANDEN</text:span></text:p>
          </table:table-cell>
          <table:table-cell table:style-name="Tableau3.C70" office:value-type="string">
            <text:p text:style-name="Standard"><text:span text:style-name="T6">68093</text:span></text:p>
          </table:table-cell>
        </table:table-row>
        <table:table-row table:style-name="Tableau3.2">
          <table:table-cell table:style-name="Tableau3.A71" office:value-type="string">
            <text:p text:style-name="Standard"><text:span text:style-name="T6">DIDENHEIM</text:span></text:p>
          </table:table-cell>
          <table:table-cell table:style-name="Tableau3.B71" office:value-type="string">
            <text:p text:style-name="Standard"><text:span text:style-name="T6">FROENINGEN</text:span></text:p>
          </table:table-cell>
          <table:table-cell table:style-name="Tableau3.C71" office:value-type="string">
            <text:p text:style-name="Standard"><text:span text:style-name="T6">68099</text:span></text:p>
          </table:table-cell>
        </table:table-row>
        <table:table-row table:style-name="Tableau3.2">
          <table:table-cell table:style-name="Tableau3.A72" office:value-type="string">
            <text:p text:style-name="Standard"><text:span text:style-name="T6">DIDENHEIM</text:span></text:p>
          </table:table-cell>
          <table:table-cell table:style-name="Tableau3.B72" office:value-type="string">
            <text:p text:style-name="Standard"><text:span text:style-name="T6">HEIDWILLER</text:span></text:p>
          </table:table-cell>
          <table:table-cell table:style-name="Tableau3.C72" office:value-type="string">
            <text:p text:style-name="Standard"><text:span text:style-name="T6">68127</text:span></text:p>
          </table:table-cell>
        </table:table-row>
        <table:table-row table:style-name="Tableau3.2">
          <table:table-cell table:style-name="Tableau3.A73" office:value-type="string">
            <text:p text:style-name="Standard"><text:span text:style-name="T6">DIDENHEIM</text:span></text:p>
          </table:table-cell>
          <table:table-cell table:style-name="Tableau3.B73" office:value-type="string">
            <text:p text:style-name="Standard"><text:span text:style-name="T6">HOCHSTATT</text:span></text:p>
          </table:table-cell>
          <table:table-cell table:style-name="Tableau3.C73" office:value-type="string">
            <text:p text:style-name="Standard"><text:span text:style-name="T6">68141</text:span></text:p>
          </table:table-cell>
        </table:table-row>
        <table:table-row table:style-name="Tableau3.2">
          <table:table-cell table:style-name="Tableau3.A74" office:value-type="string">
            <text:p text:style-name="Standard"><text:span text:style-name="T6">DIDENHEIM</text:span></text:p>
          </table:table-cell>
          <table:table-cell table:style-name="Tableau3.B74" office:value-type="string">
            <text:p text:style-name="Standard"><text:span text:style-name="T6">ILLFURTH</text:span></text:p>
          </table:table-cell>
          <table:table-cell table:style-name="Tableau3.C74" office:value-type="string">
            <text:p text:style-name="Standard"><text:span text:style-name="T6">68152</text:span></text:p>
          </table:table-cell>
        </table:table-row>
        <table:table-row table:style-name="Tableau3.2">
          <table:table-cell table:style-name="Tableau3.A75" office:value-type="string">
            <text:p text:style-name="Standard"><text:span text:style-name="T6">DIDENHEIM</text:span></text:p>
          </table:table-cell>
          <table:table-cell table:style-name="Tableau3.B75" office:value-type="string">
            <text:p text:style-name="Standard"><text:span text:style-name="T6">LUEMSCHWILLER</text:span></text:p>
          </table:table-cell>
          <table:table-cell table:style-name="Tableau3.C75" office:value-type="string">
            <text:p text:style-name="Standard"><text:span text:style-name="T6">68191</text:span></text:p>
          </table:table-cell>
        </table:table-row>
        <text:soft-page-break/>
        <table:table-row table:style-name="Tableau3.2">
          <table:table-cell table:style-name="Tableau3.A76" office:value-type="string">
            <text:p text:style-name="Standard"><text:span text:style-name="T6">DIDENHEIM</text:span></text:p>
          </table:table-cell>
          <table:table-cell table:style-name="Tableau3.B76" office:value-type="string">
            <text:p text:style-name="Standard"><text:span text:style-name="T6">SPECHBACH-LE-BAS</text:span></text:p>
          </table:table-cell>
          <table:table-cell table:style-name="Tableau3.C76" office:value-type="string">
            <text:p text:style-name="Standard"><text:span text:style-name="T6">68319</text:span></text:p>
          </table:table-cell>
        </table:table-row>
        <table:table-row table:style-name="Tableau3.2">
          <table:table-cell table:style-name="Tableau3.A77" office:value-type="string">
            <text:p text:style-name="Standard"><text:span text:style-name="T6">DIDENHEIM</text:span></text:p>
          </table:table-cell>
          <table:table-cell table:style-name="Tableau3.B77" office:value-type="string">
            <text:p text:style-name="Standard"><text:span text:style-name="T6">SPECHBACH-LE-HAUT</text:span></text:p>
          </table:table-cell>
          <table:table-cell table:style-name="Tableau3.C77" office:value-type="string">
            <text:p text:style-name="Standard"><text:span text:style-name="T6">68320</text:span></text:p>
          </table:table-cell>
        </table:table-row>
        <table:table-row table:style-name="Tableau3.2">
          <table:table-cell table:style-name="Tableau3.A78" office:value-type="string">
            <text:p text:style-name="Standard"><text:span text:style-name="T6">DIDENHEIM</text:span></text:p>
          </table:table-cell>
          <table:table-cell table:style-name="Tableau3.B78" office:value-type="string">
            <text:p text:style-name="Standard"><text:span text:style-name="T6">TAGOLSHEIM</text:span></text:p>
          </table:table-cell>
          <table:table-cell table:style-name="Tableau3.C78" office:value-type="string">
            <text:p text:style-name="Standard"><text:span text:style-name="T6">68332</text:span></text:p>
          </table:table-cell>
        </table:table-row>
        <table:table-row table:style-name="Tableau3.2">
          <table:table-cell table:style-name="Tableau3.A79" office:value-type="string">
            <text:p text:style-name="Standard"><text:span text:style-name="T6">DIDENHEIM</text:span></text:p>
          </table:table-cell>
          <table:table-cell table:style-name="Tableau3.B79" office:value-type="string">
            <text:p text:style-name="Standard"><text:span text:style-name="T6">ZILLISHEIM</text:span></text:p>
          </table:table-cell>
          <table:table-cell table:style-name="Tableau3.C79" office:value-type="string">
            <text:p text:style-name="Standard"><text:span text:style-name="T6">68384</text:span></text:p>
          </table:table-cell>
        </table:table-row>
        <table:table-row table:style-name="Tableau3.2">
          <table:table-cell table:style-name="Tableau3.A80" office:value-type="string">
            <text:p text:style-name="Standard"><text:span text:style-name="T6">FESSENHEIM</text:span></text:p>
          </table:table-cell>
          <table:table-cell table:style-name="Tableau3.B80" office:value-type="string">
            <text:p text:style-name="Standard"><text:span text:style-name="T6">BALGAU</text:span></text:p>
          </table:table-cell>
          <table:table-cell table:style-name="Tableau3.C80" office:value-type="string">
            <text:p text:style-name="Standard"><text:span text:style-name="T6">68016</text:span></text:p>
          </table:table-cell>
        </table:table-row>
        <table:table-row table:style-name="Tableau3.2">
          <table:table-cell table:style-name="Tableau3.A81" office:value-type="string">
            <text:p text:style-name="Standard"><text:span text:style-name="T6">FESSENHEIM</text:span></text:p>
          </table:table-cell>
          <table:table-cell table:style-name="Tableau3.B81" office:value-type="string">
            <text:p text:style-name="Standard"><text:span text:style-name="T6">BLODELSHEIM</text:span></text:p>
          </table:table-cell>
          <table:table-cell table:style-name="Tableau3.C81" office:value-type="string">
            <text:p text:style-name="Standard"><text:span text:style-name="T6">68041</text:span></text:p>
          </table:table-cell>
        </table:table-row>
        <table:table-row table:style-name="Tableau3.2">
          <table:table-cell table:style-name="Tableau3.A82" office:value-type="string">
            <text:p text:style-name="Standard"><text:span text:style-name="T6">FESSENHEIM</text:span></text:p>
          </table:table-cell>
          <table:table-cell table:style-name="Tableau3.B82" office:value-type="string">
            <text:p text:style-name="Standard"><text:span text:style-name="T6">FESSENHEIM</text:span></text:p>
          </table:table-cell>
          <table:table-cell table:style-name="Tableau3.C82" office:value-type="string">
            <text:p text:style-name="Standard"><text:span text:style-name="T6">68091</text:span></text:p>
          </table:table-cell>
        </table:table-row>
        <table:table-row table:style-name="Tableau3.2">
          <table:table-cell table:style-name="Tableau3.A83" office:value-type="string">
            <text:p text:style-name="Standard"><text:span text:style-name="T6">FESSENHEIM</text:span></text:p>
          </table:table-cell>
          <table:table-cell table:style-name="Tableau3.B83" office:value-type="string">
            <text:p text:style-name="Standard"><text:span text:style-name="T6">HIRTZFELDEN</text:span></text:p>
          </table:table-cell>
          <table:table-cell table:style-name="Tableau3.C83" office:value-type="string">
            <text:p text:style-name="Standard"><text:span text:style-name="T6">68140</text:span></text:p>
          </table:table-cell>
        </table:table-row>
        <table:table-row table:style-name="Tableau3.2">
          <table:table-cell table:style-name="Tableau3.A84" office:value-type="string">
            <text:p text:style-name="Standard"><text:span text:style-name="T6">FESSENHEIM</text:span></text:p>
          </table:table-cell>
          <table:table-cell table:style-name="Tableau3.B84" office:value-type="string">
            <text:p text:style-name="Standard"><text:span text:style-name="T6">MUNCHHOUSE</text:span></text:p>
          </table:table-cell>
          <table:table-cell table:style-name="Tableau3.C84" office:value-type="string">
            <text:p text:style-name="Standard"><text:span text:style-name="T6">68225</text:span></text:p>
          </table:table-cell>
        </table:table-row>
        <table:table-row table:style-name="Tableau3.2">
          <table:table-cell table:style-name="Tableau3.A85" office:value-type="string">
            <text:p text:style-name="Standard"><text:span text:style-name="T6">FESSENHEIM</text:span></text:p>
          </table:table-cell>
          <table:table-cell table:style-name="Tableau3.B85" office:value-type="string">
            <text:p text:style-name="Standard"><text:span text:style-name="T6">NAMBSHEIM</text:span></text:p>
          </table:table-cell>
          <table:table-cell table:style-name="Tableau3.C85" office:value-type="string">
            <text:p text:style-name="Standard"><text:span text:style-name="T6">68230</text:span></text:p>
          </table:table-cell>
        </table:table-row>
        <table:table-row table:style-name="Tableau3.2">
          <table:table-cell table:style-name="Tableau3.A86" office:value-type="string">
            <text:p text:style-name="Standard"><text:span text:style-name="T6">FESSENHEIM</text:span></text:p>
          </table:table-cell>
          <table:table-cell table:style-name="Tableau3.B86" office:value-type="string">
            <text:p text:style-name="Standard"><text:span text:style-name="T6">ROGGENHOUSE</text:span></text:p>
          </table:table-cell>
          <table:table-cell table:style-name="Tableau3.C86" office:value-type="string">
            <text:p text:style-name="Standard"><text:span text:style-name="T6">68281</text:span></text:p>
          </table:table-cell>
        </table:table-row>
        <table:table-row table:style-name="Tableau3.2">
          <table:table-cell table:style-name="Tableau3.A87" office:value-type="string">
            <text:p text:style-name="Standard"><text:span text:style-name="T6">FESSENHEIM</text:span></text:p>
          </table:table-cell>
          <table:table-cell table:style-name="Tableau3.B87" office:value-type="string">
            <text:p text:style-name="Standard"><text:span text:style-name="T6">RUSTENHART</text:span></text:p>
          </table:table-cell>
          <table:table-cell table:style-name="Tableau3.C87" office:value-type="string">
            <text:p text:style-name="Standard"><text:span text:style-name="T6">68290</text:span></text:p>
          </table:table-cell>
        </table:table-row>
        <table:table-row table:style-name="Tableau3.2">
          <table:table-cell table:style-name="Tableau3.A88" office:value-type="string">
            <text:p text:style-name="Standard"><text:span text:style-name="T6">FESSENHEIM</text:span></text:p>
          </table:table-cell>
          <table:table-cell table:style-name="Tableau3.B88" office:value-type="string">
            <text:p text:style-name="Standard"><text:span text:style-name="T6">RUMERSHEIM-LE-HAUT</text:span></text:p>
          </table:table-cell>
          <table:table-cell table:style-name="Tableau3.C88" office:value-type="string">
            <text:p text:style-name="Standard"><text:span text:style-name="T6">68291</text:span></text:p>
          </table:table-cell>
        </table:table-row>
        <table:table-row table:style-name="Tableau3.2">
          <table:table-cell table:style-name="Tableau3.A89" office:value-type="string">
            <text:p text:style-name="Standard"><text:span text:style-name="T6">GUEBWILLER</text:span></text:p>
          </table:table-cell>
          <table:table-cell table:style-name="Tableau3.B89" office:value-type="string">
            <text:p text:style-name="Standard"><text:span text:style-name="T6">BERGHOLTZ</text:span></text:p>
          </table:table-cell>
          <table:table-cell table:style-name="Tableau3.C89" office:value-type="string">
            <text:p text:style-name="Standard"><text:span text:style-name="T6">68029</text:span></text:p>
          </table:table-cell>
        </table:table-row>
        <table:table-row table:style-name="Tableau3.2">
          <table:table-cell table:style-name="Tableau3.A90" office:value-type="string">
            <text:p text:style-name="Standard"><text:span text:style-name="T6">GUEBWILLER</text:span></text:p>
          </table:table-cell>
          <table:table-cell table:style-name="Tableau3.B90" office:value-type="string">
            <text:p text:style-name="Standard"><text:span text:style-name="T6">BERGHOLTZZELL</text:span></text:p>
          </table:table-cell>
          <table:table-cell table:style-name="Tableau3.C90" office:value-type="string">
            <text:p text:style-name="Standard"><text:span text:style-name="T6">68030</text:span></text:p>
          </table:table-cell>
        </table:table-row>
        <table:table-row table:style-name="Tableau3.2">
          <table:table-cell table:style-name="Tableau3.A91" office:value-type="string">
            <text:p text:style-name="Standard"><text:span text:style-name="T6">GUEBWILLER</text:span></text:p>
          </table:table-cell>
          <table:table-cell table:style-name="Tableau3.B91" office:value-type="string">
            <text:p text:style-name="Standard"><text:span text:style-name="T6">BUHL</text:span></text:p>
          </table:table-cell>
          <table:table-cell table:style-name="Tableau3.C91" office:value-type="string">
            <text:p text:style-name="Standard"><text:span text:style-name="T6">68058</text:span></text:p>
          </table:table-cell>
        </table:table-row>
        <table:table-row table:style-name="Tableau3.2">
          <table:table-cell table:style-name="Tableau3.A92" office:value-type="string">
            <text:p text:style-name="Standard"><text:span text:style-name="T6">GUEBWILLER</text:span></text:p>
          </table:table-cell>
          <table:table-cell table:style-name="Tableau3.B92" office:value-type="string">
            <text:p text:style-name="Standard"><text:span text:style-name="T6">GUEBWILLER</text:span></text:p>
          </table:table-cell>
          <table:table-cell table:style-name="Tableau3.C92" office:value-type="string">
            <text:p text:style-name="Standard"><text:span text:style-name="T6">68112</text:span></text:p>
          </table:table-cell>
        </table:table-row>
        <table:table-row table:style-name="Tableau3.2">
          <table:table-cell table:style-name="Tableau3.A93" office:value-type="string">
            <text:p text:style-name="Standard"><text:span text:style-name="T6">GUEBWILLER</text:span></text:p>
          </table:table-cell>
          <table:table-cell table:style-name="Tableau3.B93" office:value-type="string">
            <text:p text:style-name="Standard"><text:span text:style-name="T6">LAUTENBACH</text:span></text:p>
          </table:table-cell>
          <table:table-cell table:style-name="Tableau3.C93" office:value-type="string">
            <text:p text:style-name="Standard"><text:span text:style-name="T6">68177</text:span></text:p>
          </table:table-cell>
        </table:table-row>
        <table:table-row table:style-name="Tableau3.2">
          <table:table-cell table:style-name="Tableau3.A94" office:value-type="string">
            <text:p text:style-name="Standard"><text:span text:style-name="T6">GUEBWILLER</text:span></text:p>
          </table:table-cell>
          <table:table-cell table:style-name="Tableau3.B94" office:value-type="string">
            <text:p text:style-name="Standard"><text:span text:style-name="T6">LAUTENBACHZELL</text:span></text:p>
          </table:table-cell>
          <table:table-cell table:style-name="Tableau3.C94" office:value-type="string">
            <text:p text:style-name="Standard"><text:span text:style-name="T6">68178</text:span></text:p>
          </table:table-cell>
        </table:table-row>
        <table:table-row table:style-name="Tableau3.2">
          <table:table-cell table:style-name="Tableau3.A95" office:value-type="string">
            <text:p text:style-name="Standard"><text:span text:style-name="T6">GUEBWILLER</text:span></text:p>
          </table:table-cell>
          <table:table-cell table:style-name="Tableau3.B95" office:value-type="string">
            <text:p text:style-name="Standard"><text:span text:style-name="T6">LINTHAL</text:span></text:p>
          </table:table-cell>
          <table:table-cell table:style-name="Tableau3.C95" office:value-type="string">
            <text:p text:style-name="Standard"><text:span text:style-name="T6">68188</text:span></text:p>
          </table:table-cell>
        </table:table-row>
        <table:table-row table:style-name="Tableau3.2">
          <table:table-cell table:style-name="Tableau3.A96" office:value-type="string">
            <text:p text:style-name="Standard"><text:span text:style-name="T6">GUEBWILLER</text:span></text:p>
          </table:table-cell>
          <table:table-cell table:style-name="Tableau3.B96" office:value-type="string">
            <text:p text:style-name="Standard"><text:span text:style-name="T6">MURBACH</text:span></text:p>
          </table:table-cell>
          <table:table-cell table:style-name="Tableau3.C96" office:value-type="string">
            <text:p text:style-name="Standard"><text:span text:style-name="T6">68229</text:span></text:p>
          </table:table-cell>
        </table:table-row>
        <table:table-row table:style-name="Tableau3.2">
          <table:table-cell table:style-name="Tableau3.A97" office:value-type="string">
            <text:p text:style-name="Standard"><text:span text:style-name="T6">ILLZACH MODENHEIM</text:span></text:p>
          </table:table-cell>
          <table:table-cell table:style-name="Tableau3.B97" office:value-type="string">
            <text:p text:style-name="Standard"><text:span text:style-name="T6">BALDERSHEIM</text:span></text:p>
          </table:table-cell>
          <table:table-cell table:style-name="Tableau3.C97" office:value-type="string">
            <text:p text:style-name="Standard"><text:span text:style-name="T6">68015</text:span></text:p>
          </table:table-cell>
        </table:table-row>
        <table:table-row table:style-name="Tableau3.2">
          <table:table-cell table:style-name="Tableau3.A98" office:value-type="string">
            <text:p text:style-name="Standard"><text:span text:style-name="T6">ILLZACH MODENHEIM</text:span></text:p>
          </table:table-cell>
          <table:table-cell table:style-name="Tableau3.B98" office:value-type="string">
            <text:p text:style-name="Standard"><text:span text:style-name="T6">BATTENHEIM</text:span></text:p>
          </table:table-cell>
          <table:table-cell table:style-name="Tableau3.C98" office:value-type="string">
            <text:p text:style-name="Standard"><text:span text:style-name="T6">68022</text:span></text:p>
          </table:table-cell>
        </table:table-row>
        <table:table-row table:style-name="Tableau3.2">
          <table:table-cell table:style-name="Tableau3.A99" office:value-type="string">
            <text:p text:style-name="Standard"><text:span text:style-name="T6">ILLZACH MODENHEIM</text:span></text:p>
          </table:table-cell>
          <table:table-cell table:style-name="Tableau3.B99" office:value-type="string">
            <text:p text:style-name="Standard"><text:span text:style-name="T6">ILLZACH</text:span></text:p>
          </table:table-cell>
          <table:table-cell table:style-name="Tableau3.C99" office:value-type="string">
            <text:p text:style-name="Standard"><text:span text:style-name="T6">68154</text:span></text:p>
          </table:table-cell>
        </table:table-row>
        <table:table-row table:style-name="Tableau3.2">
          <table:table-cell table:style-name="Tableau3.A100" office:value-type="string">
            <text:p text:style-name="Standard"><text:span text:style-name="T6">ILLZACH MODENHEIM</text:span></text:p>
          </table:table-cell>
          <table:table-cell table:style-name="Tableau3.B100" office:value-type="string">
            <text:p text:style-name="Standard"><text:span text:style-name="T6">SAUSHEIM</text:span></text:p>
          </table:table-cell>
          <table:table-cell table:style-name="Tableau3.C100" office:value-type="string">
            <text:p text:style-name="Standard"><text:span text:style-name="T6">68300</text:span></text:p>
          </table:table-cell>
        </table:table-row>
        <table:table-row table:style-name="Tableau3.2">
          <table:table-cell table:style-name="Tableau3.A101" office:value-type="string">
            <text:p text:style-name="Standard"><text:span text:style-name="T6">KAYSERSBERG</text:span></text:p>
          </table:table-cell>
          <table:table-cell table:style-name="Tableau3.B101" office:value-type="string">
            <text:p text:style-name="Standard"><text:span text:style-name="T6">AMMERSCHWIHR</text:span></text:p>
          </table:table-cell>
          <table:table-cell table:style-name="Tableau3.C101" office:value-type="string">
            <text:p text:style-name="Standard"><text:span text:style-name="T6">68005</text:span></text:p>
          </table:table-cell>
        </table:table-row>
        <table:table-row table:style-name="Tableau3.2">
          <table:table-cell table:style-name="Tableau3.A102" office:value-type="string">
            <text:p text:style-name="Standard"><text:span text:style-name="T6">KAYSERSBER</text:span><text:soft-page-break/><text:span text:style-name="T6">G</text:span></text:p>
          </table:table-cell>
          <table:table-cell table:style-name="Tableau3.B102" office:value-type="string">
            <text:p text:style-name="Standard"><text:span text:style-name="T6">KATZENTHAL</text:span></text:p>
          </table:table-cell>
          <table:table-cell table:style-name="Tableau3.C102" office:value-type="string">
            <text:p text:style-name="Standard"><text:span text:style-name="T6">68161</text:span></text:p>
          </table:table-cell>
        </table:table-row>
        <table:table-row table:style-name="Tableau3.2">
          <table:table-cell table:style-name="Tableau3.A103" office:value-type="string">
            <text:p text:style-name="Standard"><text:span text:style-name="T6">KAYSERSBERG</text:span></text:p>
          </table:table-cell>
          <table:table-cell table:style-name="Tableau3.B103" office:value-type="string">
            <text:p text:style-name="Standard"><text:span text:style-name="T6">KAYSERSBERG</text:span></text:p>
          </table:table-cell>
          <table:table-cell table:style-name="Tableau3.C103" office:value-type="string">
            <text:p text:style-name="Standard"><text:span text:style-name="T6">68162</text:span></text:p>
          </table:table-cell>
        </table:table-row>
        <table:table-row table:style-name="Tableau3.2">
          <table:table-cell table:style-name="Tableau3.A104" office:value-type="string">
            <text:p text:style-name="Standard"><text:span text:style-name="T6">KAYSERSBERG</text:span></text:p>
          </table:table-cell>
          <table:table-cell table:style-name="Tableau3.B104" office:value-type="string">
            <text:p text:style-name="Standard"><text:span text:style-name="T6">KIENTZHEIM</text:span></text:p>
          </table:table-cell>
          <table:table-cell table:style-name="Tableau3.C104" office:value-type="string">
            <text:p text:style-name="Standard"><text:span text:style-name="T6">68164</text:span></text:p>
          </table:table-cell>
        </table:table-row>
        <table:table-row table:style-name="Tableau3.2">
          <table:table-cell table:style-name="Tableau3.A105" office:value-type="string">
            <text:p text:style-name="Standard"><text:span text:style-name="T6">KAYSERSBERG</text:span></text:p>
          </table:table-cell>
          <table:table-cell table:style-name="Tableau3.B105" office:value-type="string">
            <text:p text:style-name="Standard"><text:span text:style-name="T6">NIEDERMORSCHWIHR</text:span></text:p>
          </table:table-cell>
          <table:table-cell table:style-name="Tableau3.C105" office:value-type="string">
            <text:p text:style-name="Standard"><text:span text:style-name="T6">68237</text:span></text:p>
          </table:table-cell>
        </table:table-row>
        <table:table-row table:style-name="Tableau3.2">
          <table:table-cell table:style-name="Tableau3.A106" office:value-type="string">
            <text:p text:style-name="Standard"><text:span text:style-name="T6">KAYSERSBERG</text:span></text:p>
          </table:table-cell>
          <table:table-cell table:style-name="Tableau3.B106" office:value-type="string">
            <text:p text:style-name="Standard"><text:span text:style-name="T6">SIGOLSHEIM</text:span></text:p>
          </table:table-cell>
          <table:table-cell table:style-name="Tableau3.C106" office:value-type="string">
            <text:p text:style-name="Standard"><text:span text:style-name="T6">68310</text:span></text:p>
          </table:table-cell>
        </table:table-row>
        <table:table-row table:style-name="Tableau3.2">
          <table:table-cell table:style-name="Tableau3.A107" office:value-type="string">
            <text:p text:style-name="Standard"><text:span text:style-name="T6">LAPOUTROIE ORBEY</text:span></text:p>
          </table:table-cell>
          <table:table-cell table:style-name="Tableau3.B107" office:value-type="string">
            <text:p text:style-name="Standard"><text:span text:style-name="T6">BONHOMME (LE )</text:span></text:p>
          </table:table-cell>
          <table:table-cell table:style-name="Tableau3.C107" office:value-type="string">
            <text:p text:style-name="Standard"><text:span text:style-name="T6">68044</text:span></text:p>
          </table:table-cell>
        </table:table-row>
        <table:table-row table:style-name="Tableau3.2">
          <table:table-cell table:style-name="Tableau3.A108" office:value-type="string">
            <text:p text:style-name="Standard"><text:span text:style-name="T6">LAPOUTROIE ORBEY</text:span></text:p>
          </table:table-cell>
          <table:table-cell table:style-name="Tableau3.B108" office:value-type="string">
            <text:p text:style-name="Standard"><text:span text:style-name="T6">FRELAND</text:span></text:p>
          </table:table-cell>
          <table:table-cell table:style-name="Tableau3.C108" office:value-type="string">
            <text:p text:style-name="Standard"><text:span text:style-name="T6">68097</text:span></text:p>
          </table:table-cell>
        </table:table-row>
        <table:table-row table:style-name="Tableau3.2">
          <table:table-cell table:style-name="Tableau3.A109" office:value-type="string">
            <text:p text:style-name="Standard"><text:span text:style-name="T6">LAPOUTROIE ORBEY</text:span></text:p>
            <text:p text:style-name="P3"/>
          </table:table-cell>
          <table:table-cell table:style-name="Tableau3.B109" office:value-type="string">
            <text:p text:style-name="Standard"><text:span text:style-name="T6">LABAROCHE</text:span></text:p>
          </table:table-cell>
          <table:table-cell table:style-name="Tableau3.C109" office:value-type="string">
            <text:p text:style-name="Standard"><text:span text:style-name="T6">68173</text:span></text:p>
          </table:table-cell>
        </table:table-row>
        <table:table-row table:style-name="Tableau3.54">
          <table:table-cell table:style-name="Tableau3.A110" office:value-type="string">
            <text:p text:style-name="P1"><text:span text:style-name="T5">Territoires de PDS</text:span></text:p>
          </table:table-cell>
          <table:table-cell table:style-name="Tableau3.A110" office:value-type="string">
            <text:p text:style-name="P1"><text:span text:style-name="T5">Libellé commune</text:span></text:p>
          </table:table-cell>
          <table:table-cell table:style-name="Tableau3.A110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111" office:value-type="string">
            <text:p text:style-name="Standard"><text:span text:style-name="T6">LAPOUTROIE ORBEY</text:span></text:p>
          </table:table-cell>
          <table:table-cell table:style-name="Tableau3.B111" office:value-type="string">
            <text:p text:style-name="Standard"><text:span text:style-name="T6">LAPOUTROIE</text:span></text:p>
          </table:table-cell>
          <table:table-cell table:style-name="Tableau3.C111" office:value-type="string">
            <text:p text:style-name="Standard"><text:span text:style-name="T6">68175</text:span></text:p>
          </table:table-cell>
        </table:table-row>
        <table:table-row table:style-name="Tableau3.2">
          <table:table-cell table:style-name="Tableau3.A112" office:value-type="string">
            <text:p text:style-name="Standard"><text:span text:style-name="T6">LAPOUTROIE ORBEY</text:span></text:p>
          </table:table-cell>
          <table:table-cell table:style-name="Tableau3.B112" office:value-type="string">
            <text:p text:style-name="Standard"><text:span text:style-name="T6">ORBEY</text:span></text:p>
          </table:table-cell>
          <table:table-cell table:style-name="Tableau3.C112" office:value-type="string">
            <text:p text:style-name="Standard"><text:span text:style-name="T6">68249</text:span></text:p>
          </table:table-cell>
        </table:table-row>
        <table:table-row table:style-name="Tableau3.2">
          <table:table-cell table:style-name="Tableau3.A113" office:value-type="string">
            <text:p text:style-name="Standard"><text:span text:style-name="T6">LUTTERBACH</text:span></text:p>
          </table:table-cell>
          <table:table-cell table:style-name="Tableau3.B113" office:value-type="string">
            <text:p text:style-name="Standard"><text:span text:style-name="T6">GALFINGUE</text:span></text:p>
          </table:table-cell>
          <table:table-cell table:style-name="Tableau3.C113" office:value-type="string">
            <text:p text:style-name="Standard"><text:span text:style-name="T6">68101</text:span></text:p>
          </table:table-cell>
        </table:table-row>
        <table:table-row table:style-name="Tableau3.2">
          <table:table-cell table:style-name="Tableau3.A114" office:value-type="string">
            <text:p text:style-name="Standard"><text:span text:style-name="T6">LUTTERBACH</text:span></text:p>
          </table:table-cell>
          <table:table-cell table:style-name="Tableau3.B114" office:value-type="string">
            <text:p text:style-name="Standard"><text:span text:style-name="T6">HEIMSBRUNN</text:span></text:p>
          </table:table-cell>
          <table:table-cell table:style-name="Tableau3.C114" office:value-type="string">
            <text:p text:style-name="Standard"><text:span text:style-name="T6">68129</text:span></text:p>
          </table:table-cell>
        </table:table-row>
        <table:table-row table:style-name="Tableau3.2">
          <table:table-cell table:style-name="Tableau3.A115" office:value-type="string">
            <text:p text:style-name="Standard"><text:span text:style-name="T6">LUTTERBACH</text:span></text:p>
          </table:table-cell>
          <table:table-cell table:style-name="Tableau3.B115" office:value-type="string">
            <text:p text:style-name="Standard"><text:span text:style-name="T6">LUTTERBACH</text:span></text:p>
          </table:table-cell>
          <table:table-cell table:style-name="Tableau3.C115" office:value-type="string">
            <text:p text:style-name="Standard"><text:span text:style-name="T6">68195</text:span></text:p>
          </table:table-cell>
        </table:table-row>
        <table:table-row table:style-name="Tableau3.2">
          <table:table-cell table:style-name="Tableau3.A116" office:value-type="string">
            <text:p text:style-name="Standard"><text:span text:style-name="T6">LUTTERBACH</text:span></text:p>
          </table:table-cell>
          <table:table-cell table:style-name="Tableau3.B116" office:value-type="string">
            <text:p text:style-name="Standard"><text:span text:style-name="T6">MORSCHWILLER-LE-BAS</text:span></text:p>
          </table:table-cell>
          <table:table-cell table:style-name="Tableau3.C116" office:value-type="string">
            <text:p text:style-name="Standard"><text:span text:style-name="T6">68218</text:span></text:p>
          </table:table-cell>
        </table:table-row>
        <table:table-row table:style-name="Tableau3.2">
          <table:table-cell table:style-name="Tableau3.A117" office:value-type="string">
            <text:p text:style-name="Standard"><text:span text:style-name="T6">LUTTERBACH</text:span></text:p>
          </table:table-cell>
          <table:table-cell table:style-name="Tableau3.B117" office:value-type="string">
            <text:p text:style-name="Standard"><text:span text:style-name="T6">PFASTATT</text:span></text:p>
          </table:table-cell>
          <table:table-cell table:style-name="Tableau3.C117" office:value-type="string">
            <text:p text:style-name="Standard"><text:span text:style-name="T6">68256</text:span></text:p>
          </table:table-cell>
        </table:table-row>
        <table:table-row table:style-name="Tableau3.2">
          <table:table-cell table:style-name="Tableau3.A118" office:value-type="string">
            <text:p text:style-name="Standard"><text:span text:style-name="T6">LUTTERBACH</text:span></text:p>
          </table:table-cell>
          <table:table-cell table:style-name="Tableau3.B118" office:value-type="string">
            <text:p text:style-name="Standard"><text:span text:style-name="T6">REININGUE</text:span></text:p>
          </table:table-cell>
          <table:table-cell table:style-name="Tableau3.C118" office:value-type="string">
            <text:p text:style-name="Standard"><text:span text:style-name="T6">68267</text:span></text:p>
          </table:table-cell>
        </table:table-row>
        <table:table-row table:style-name="Tableau3.2">
          <table:table-cell table:style-name="Tableau3.A119" office:value-type="string">
            <text:p text:style-name="Standard"><text:span text:style-name="T6">LUTTERBACH</text:span></text:p>
          </table:table-cell>
          <table:table-cell table:style-name="Tableau3.B119" office:value-type="string">
            <text:p text:style-name="Standard"><text:span text:style-name="T6">RICHWILLER</text:span></text:p>
          </table:table-cell>
          <table:table-cell table:style-name="Tableau3.C119" office:value-type="string">
            <text:p text:style-name="Standard"><text:span text:style-name="T6">68270</text:span></text:p>
          </table:table-cell>
        </table:table-row>
        <table:table-row table:style-name="Tableau3.2">
          <table:table-cell table:style-name="Tableau3.A120" office:value-type="string">
            <text:p text:style-name="Standard"><text:span text:style-name="T6">MULHOUSE</text:span></text:p>
          </table:table-cell>
          <table:table-cell table:style-name="Tableau3.B120" office:value-type="string">
            <text:p text:style-name="Standard"><text:span text:style-name="T6">MULHOUSE</text:span></text:p>
          </table:table-cell>
          <table:table-cell table:style-name="Tableau3.C120" office:value-type="string">
            <text:p text:style-name="Standard"><text:span text:style-name="T6">68224</text:span></text:p>
          </table:table-cell>
        </table:table-row>
        <table:table-row table:style-name="Tableau3.2">
          <table:table-cell table:style-name="Tableau3.A121" office:value-type="string">
            <text:p text:style-name="Standard"><text:span text:style-name="T6">MULHOUSE</text:span></text:p>
          </table:table-cell>
          <table:table-cell table:style-name="Tableau3.B121" office:value-type="string">
            <text:p text:style-name="Standard"><text:span text:style-name="T6">RIEDISHEIM</text:span></text:p>
          </table:table-cell>
          <table:table-cell table:style-name="Tableau3.C121" office:value-type="string">
            <text:p text:style-name="Standard"><text:span text:style-name="T6">68271</text:span></text:p>
          </table:table-cell>
        </table:table-row>
        <table:table-row table:style-name="Tableau3.2">
          <table:table-cell table:style-name="Tableau3.A122" office:value-type="string">
            <text:p text:style-name="Standard"><text:span text:style-name="T6">MUNSTER</text:span></text:p>
          </table:table-cell>
          <table:table-cell table:style-name="Tableau3.B122" office:value-type="string">
            <text:p text:style-name="Standard"><text:span text:style-name="T6">BREITENBACH-HAUT-RHIN</text:span></text:p>
          </table:table-cell>
          <table:table-cell table:style-name="Tableau3.C122" office:value-type="string">
            <text:p text:style-name="Standard"><text:span text:style-name="T6">68051</text:span></text:p>
          </table:table-cell>
        </table:table-row>
        <table:table-row table:style-name="Tableau3.2">
          <table:table-cell table:style-name="Tableau3.A123" office:value-type="string">
            <text:p text:style-name="Standard"><text:span text:style-name="T6">MUNSTER</text:span></text:p>
          </table:table-cell>
          <table:table-cell table:style-name="Tableau3.B123" office:value-type="string">
            <text:p text:style-name="Standard"><text:span text:style-name="T6">ESCHBACH-AU-VAL</text:span></text:p>
          </table:table-cell>
          <table:table-cell table:style-name="Tableau3.C123" office:value-type="string">
            <text:p text:style-name="Standard"><text:span text:style-name="T6">68083</text:span></text:p>
          </table:table-cell>
        </table:table-row>
        <table:table-row table:style-name="Tableau3.2">
          <table:table-cell table:style-name="Tableau3.A124" office:value-type="string">
            <text:p text:style-name="Standard"><text:span text:style-name="T6">MUNSTER</text:span></text:p>
          </table:table-cell>
          <table:table-cell table:style-name="Tableau3.B124" office:value-type="string">
            <text:p text:style-name="Standard"><text:span text:style-name="T6">GRIESBACH-AU-VAL</text:span></text:p>
          </table:table-cell>
          <table:table-cell table:style-name="Tableau3.C124" office:value-type="string">
            <text:p text:style-name="Standard"><text:span text:style-name="T6">68109</text:span></text:p>
          </table:table-cell>
        </table:table-row>
        <table:table-row table:style-name="Tableau3.2">
          <table:table-cell table:style-name="Tableau3.A125" office:value-type="string">
            <text:p text:style-name="Standard"><text:span text:style-name="T6">MUNSTER</text:span></text:p>
          </table:table-cell>
          <table:table-cell table:style-name="Tableau3.B125" office:value-type="string">
            <text:p text:style-name="Standard"><text:span text:style-name="T6">GUNSBACH</text:span></text:p>
          </table:table-cell>
          <table:table-cell table:style-name="Tableau3.C125" office:value-type="string">
            <text:p text:style-name="Standard"><text:span text:style-name="T6">68117</text:span></text:p>
          </table:table-cell>
        </table:table-row>
        <table:table-row table:style-name="Tableau3.2">
          <table:table-cell table:style-name="Tableau3.A126" office:value-type="string">
            <text:p text:style-name="Standard"><text:span text:style-name="T6">MUNSTER</text:span></text:p>
          </table:table-cell>
          <table:table-cell table:style-name="Tableau3.B126" office:value-type="string">
            <text:p text:style-name="Standard"><text:span text:style-name="T6">HOHROD</text:span></text:p>
          </table:table-cell>
          <table:table-cell table:style-name="Tableau3.C126" office:value-type="string">
            <text:p text:style-name="Standard"><text:span text:style-name="T6">68142</text:span></text:p>
          </table:table-cell>
        </table:table-row>
        <table:table-row table:style-name="Tableau3.2">
          <table:table-cell table:style-name="Tableau3.A127" office:value-type="string">
            <text:p text:style-name="Standard"><text:span text:style-name="T6">MUNST</text:span><text:soft-page-break/><text:span text:style-name="T6">ER</text:span></text:p>
          </table:table-cell>
          <table:table-cell table:style-name="Tableau3.B127" office:value-type="string">
            <text:p text:style-name="Standard"><text:span text:style-name="T6">LUTTENB</text:span><text:soft-page-break/><text:span text:style-name="T6">ACH-PRES-MUNSTER</text:span></text:p>
          </table:table-cell>
          <table:table-cell table:style-name="Tableau3.C127" office:value-type="string">
            <text:p text:style-name="Standard"><text:span text:style-name="T6">68193</text:span></text:p>
          </table:table-cell>
        </table:table-row>
        <table:table-row table:style-name="Tableau3.2">
          <table:table-cell table:style-name="Tableau3.A128" office:value-type="string">
            <text:p text:style-name="Standard"><text:span text:style-name="T6">MUNSTER</text:span></text:p>
          </table:table-cell>
          <table:table-cell table:style-name="Tableau3.B128" office:value-type="string">
            <text:p text:style-name="Standard"><text:span text:style-name="T6">METZERAL</text:span></text:p>
          </table:table-cell>
          <table:table-cell table:style-name="Tableau3.C128" office:value-type="string">
            <text:p text:style-name="Standard"><text:span text:style-name="T6">68204</text:span></text:p>
          </table:table-cell>
        </table:table-row>
        <table:table-row table:style-name="Tableau3.2">
          <table:table-cell table:style-name="Tableau3.A129" office:value-type="string">
            <text:p text:style-name="Standard"><text:span text:style-name="T6">MUNSTER</text:span></text:p>
          </table:table-cell>
          <table:table-cell table:style-name="Tableau3.B129" office:value-type="string">
            <text:p text:style-name="Standard"><text:span text:style-name="T6">MITTLACH</text:span></text:p>
          </table:table-cell>
          <table:table-cell table:style-name="Tableau3.C129" office:value-type="string">
            <text:p text:style-name="Standard"><text:span text:style-name="T6">68210</text:span></text:p>
          </table:table-cell>
        </table:table-row>
        <table:table-row table:style-name="Tableau3.2">
          <table:table-cell table:style-name="Tableau3.A130" office:value-type="string">
            <text:p text:style-name="Standard"><text:span text:style-name="T6">MUNSTER</text:span></text:p>
          </table:table-cell>
          <table:table-cell table:style-name="Tableau3.B130" office:value-type="string">
            <text:p text:style-name="Standard"><text:span text:style-name="T6">MUHLBACH-SUR-MUNSTER</text:span></text:p>
          </table:table-cell>
          <table:table-cell table:style-name="Tableau3.C130" office:value-type="string">
            <text:p text:style-name="Standard"><text:span text:style-name="T6">68223</text:span></text:p>
          </table:table-cell>
        </table:table-row>
        <table:table-row table:style-name="Tableau3.2">
          <table:table-cell table:style-name="Tableau3.A131" office:value-type="string">
            <text:p text:style-name="Standard"><text:span text:style-name="T6">MUNSTER</text:span></text:p>
          </table:table-cell>
          <table:table-cell table:style-name="Tableau3.B131" office:value-type="string">
            <text:p text:style-name="Standard"><text:span text:style-name="T6">MUNSTER</text:span></text:p>
          </table:table-cell>
          <table:table-cell table:style-name="Tableau3.C131" office:value-type="string">
            <text:p text:style-name="Standard"><text:span text:style-name="T6">68226</text:span></text:p>
          </table:table-cell>
        </table:table-row>
        <table:table-row table:style-name="Tableau3.2">
          <table:table-cell table:style-name="Tableau3.A132" office:value-type="string">
            <text:p text:style-name="Standard"><text:span text:style-name="T6">MUNSTER</text:span></text:p>
          </table:table-cell>
          <table:table-cell table:style-name="Tableau3.B132" office:value-type="string">
            <text:p text:style-name="Standard"><text:span text:style-name="T6">SONDERNACH</text:span></text:p>
          </table:table-cell>
          <table:table-cell table:style-name="Tableau3.C132" office:value-type="string">
            <text:p text:style-name="Standard"><text:span text:style-name="T6">68311</text:span></text:p>
          </table:table-cell>
        </table:table-row>
        <table:table-row table:style-name="Tableau3.2">
          <table:table-cell table:style-name="Tableau3.A133" office:value-type="string">
            <text:p text:style-name="Standard"><text:span text:style-name="T6">MUNSTER</text:span></text:p>
          </table:table-cell>
          <table:table-cell table:style-name="Tableau3.B133" office:value-type="string">
            <text:p text:style-name="Standard"><text:span text:style-name="T6">SOULTZBACH-LES-BAINS</text:span></text:p>
          </table:table-cell>
          <table:table-cell table:style-name="Tableau3.C133" office:value-type="string">
            <text:p text:style-name="Standard"><text:span text:style-name="T6">68316</text:span></text:p>
          </table:table-cell>
        </table:table-row>
        <table:table-row table:style-name="Tableau3.2">
          <table:table-cell table:style-name="Tableau3.A134" office:value-type="string">
            <text:p text:style-name="Standard"><text:span text:style-name="T6">MUNSTER</text:span></text:p>
          </table:table-cell>
          <table:table-cell table:style-name="Tableau3.B134" office:value-type="string">
            <text:p text:style-name="Standard"><text:span text:style-name="T6">SOULTZEREN</text:span></text:p>
          </table:table-cell>
          <table:table-cell table:style-name="Tableau3.C134" office:value-type="string">
            <text:p text:style-name="Standard"><text:span text:style-name="T6">68317</text:span></text:p>
          </table:table-cell>
        </table:table-row>
        <table:table-row table:style-name="Tableau3.2">
          <table:table-cell table:style-name="Tableau3.A135" office:value-type="string">
            <text:p text:style-name="Standard"><text:span text:style-name="T6">MUNSTER</text:span></text:p>
          </table:table-cell>
          <table:table-cell table:style-name="Tableau3.B135" office:value-type="string">
            <text:p text:style-name="Standard"><text:span text:style-name="T6">STOSSWIHR</text:span></text:p>
          </table:table-cell>
          <table:table-cell table:style-name="Tableau3.C135" office:value-type="string">
            <text:p text:style-name="Standard"><text:span text:style-name="T6">68329</text:span></text:p>
          </table:table-cell>
        </table:table-row>
        <table:table-row table:style-name="Tableau3.2">
          <table:table-cell table:style-name="Tableau3.A136" office:value-type="string">
            <text:p text:style-name="Standard"><text:span text:style-name="T6">MUNSTER</text:span></text:p>
          </table:table-cell>
          <table:table-cell table:style-name="Tableau3.B136" office:value-type="string">
            <text:p text:style-name="Standard"><text:span text:style-name="T6">WALBACH</text:span></text:p>
          </table:table-cell>
          <table:table-cell table:style-name="Tableau3.C136" office:value-type="string">
            <text:p text:style-name="Standard"><text:span text:style-name="T6">68354</text:span></text:p>
          </table:table-cell>
        </table:table-row>
        <table:table-row table:style-name="Tableau3.2">
          <table:table-cell table:style-name="Tableau3.A137" office:value-type="string">
            <text:p text:style-name="Standard"><text:span text:style-name="T6">MUNSTER</text:span></text:p>
          </table:table-cell>
          <table:table-cell table:style-name="Tableau3.B137" office:value-type="string">
            <text:p text:style-name="Standard"><text:span text:style-name="T6">WASSERBOURG</text:span></text:p>
          </table:table-cell>
          <table:table-cell table:style-name="Tableau3.C137" office:value-type="string">
            <text:p text:style-name="Standard"><text:span text:style-name="T6">68358</text:span></text:p>
          </table:table-cell>
        </table:table-row>
        <table:table-row table:style-name="Tableau3.2">
          <table:table-cell table:style-name="Tableau3.A138" office:value-type="string">
            <text:p text:style-name="Standard"><text:span text:style-name="T6">MUNSTER</text:span></text:p>
          </table:table-cell>
          <table:table-cell table:style-name="Tableau3.B138" office:value-type="string">
            <text:p text:style-name="Standard"><text:span text:style-name="T6">WIHR-AU-VAL</text:span></text:p>
          </table:table-cell>
          <table:table-cell table:style-name="Tableau3.C138" office:value-type="string">
            <text:p text:style-name="Standard"><text:span text:style-name="T6">68368</text:span></text:p>
          </table:table-cell>
        </table:table-row>
        <table:table-row table:style-name="Tableau3.2">
          <table:table-cell table:style-name="Tableau3.A139" office:value-type="string">
            <text:p text:style-name="Standard"><text:span text:style-name="T6">MUNTZENHEIM</text:span></text:p>
          </table:table-cell>
          <table:table-cell table:style-name="Tableau3.B139" office:value-type="string">
            <text:p text:style-name="Standard"><text:span text:style-name="T6">ARTZENHEIM</text:span></text:p>
          </table:table-cell>
          <table:table-cell table:style-name="Tableau3.C139" office:value-type="string">
            <text:p text:style-name="Standard"><text:span text:style-name="T6">68009</text:span></text:p>
          </table:table-cell>
        </table:table-row>
        <table:table-row table:style-name="Tableau3.2">
          <table:table-cell table:style-name="Tableau3.A140" office:value-type="string">
            <text:p text:style-name="Standard"><text:span text:style-name="T6">MUNTZENHEIM</text:span></text:p>
          </table:table-cell>
          <table:table-cell table:style-name="Tableau3.B140" office:value-type="string">
            <text:p text:style-name="Standard"><text:span text:style-name="T6">BALTZENHEIM</text:span></text:p>
          </table:table-cell>
          <table:table-cell table:style-name="Tableau3.C140" office:value-type="string">
            <text:p text:style-name="Standard"><text:span text:style-name="T6">68019</text:span></text:p>
          </table:table-cell>
        </table:table-row>
        <table:table-row table:style-name="Tableau3.2">
          <table:table-cell table:style-name="Tableau3.A141" office:value-type="string">
            <text:p text:style-name="Standard"><text:span text:style-name="T6">MUNTZENHEIM</text:span></text:p>
          </table:table-cell>
          <table:table-cell table:style-name="Tableau3.B141" office:value-type="string">
            <text:p text:style-name="Standard"><text:span text:style-name="T6">BISCHWIHR</text:span></text:p>
          </table:table-cell>
          <table:table-cell table:style-name="Tableau3.C141" office:value-type="string">
            <text:p text:style-name="Standard"><text:span text:style-name="T6">68038</text:span></text:p>
          </table:table-cell>
        </table:table-row>
        <table:table-row table:style-name="Tableau3.2">
          <table:table-cell table:style-name="Tableau3.A142" office:value-type="string">
            <text:p text:style-name="Standard"><text:span text:style-name="T6">MUNTZENHEIM</text:span></text:p>
          </table:table-cell>
          <table:table-cell table:style-name="Tableau3.B142" office:value-type="string">
            <text:p text:style-name="Standard"><text:span text:style-name="T6">DURRENENTZEN</text:span></text:p>
          </table:table-cell>
          <table:table-cell table:style-name="Tableau3.C142" office:value-type="string">
            <text:p text:style-name="Standard"><text:span text:style-name="T6">68076</text:span></text:p>
          </table:table-cell>
        </table:table-row>
        <table:table-row table:style-name="Tableau3.2">
          <table:table-cell table:style-name="Tableau3.A143" office:value-type="string">
            <text:p text:style-name="Standard"><text:span text:style-name="T6">MUNTZENHEIM</text:span></text:p>
          </table:table-cell>
          <table:table-cell table:style-name="Tableau3.B143" office:value-type="string">
            <text:p text:style-name="Standard"><text:span text:style-name="T6">FORTSCHWIHR</text:span></text:p>
          </table:table-cell>
          <table:table-cell table:style-name="Tableau3.C143" office:value-type="string">
            <text:p text:style-name="Standard"><text:span text:style-name="T6">68095</text:span></text:p>
          </table:table-cell>
        </table:table-row>
        <table:table-row table:style-name="Tableau3.2">
          <table:table-cell table:style-name="Tableau3.A144" office:value-type="string">
            <text:p text:style-name="Standard"><text:span text:style-name="T6">MUNTZENHEIM</text:span></text:p>
          </table:table-cell>
          <table:table-cell table:style-name="Tableau3.B144" office:value-type="string">
            <text:p text:style-name="Standard"><text:span text:style-name="T6">GRUSSENHEIM</text:span></text:p>
          </table:table-cell>
          <table:table-cell table:style-name="Tableau3.C144" office:value-type="string">
            <text:p text:style-name="Standard"><text:span text:style-name="T6">68110</text:span></text:p>
          </table:table-cell>
        </table:table-row>
        <table:table-row table:style-name="Tableau3.2">
          <table:table-cell table:style-name="Tableau3.A145" office:value-type="string">
            <text:p text:style-name="Standard"><text:span text:style-name="T6">MUNTZENHEIM</text:span></text:p>
          </table:table-cell>
          <table:table-cell table:style-name="Tableau3.B145" office:value-type="string">
            <text:p text:style-name="Standard"><text:span text:style-name="T6">HOLTZWIHR</text:span></text:p>
          </table:table-cell>
          <table:table-cell table:style-name="Tableau3.C145" office:value-type="string">
            <text:p text:style-name="Standard"><text:span text:style-name="T6">68143</text:span></text:p>
          </table:table-cell>
        </table:table-row>
        <table:table-row table:style-name="Tableau3.2">
          <table:table-cell table:style-name="Tableau3.A146" office:value-type="string">
            <text:p text:style-name="Standard"><text:span text:style-name="T6">MUNTZENHEIM</text:span></text:p>
          </table:table-cell>
          <table:table-cell table:style-name="Tableau3.B146" office:value-type="string">
            <text:p text:style-name="Standard"><text:span text:style-name="T6">JEBSHEIM</text:span></text:p>
          </table:table-cell>
          <table:table-cell table:style-name="Tableau3.C146" office:value-type="string">
            <text:p text:style-name="Standard"><text:span text:style-name="T6">68157</text:span></text:p>
          </table:table-cell>
        </table:table-row>
        <table:table-row table:style-name="Tableau3.2">
          <table:table-cell table:style-name="Tableau3.A147" office:value-type="string">
            <text:p text:style-name="Standard"><text:span text:style-name="T6">MUNTZENHEIM</text:span></text:p>
          </table:table-cell>
          <table:table-cell table:style-name="Tableau3.B147" office:value-type="string">
            <text:p text:style-name="Standard"><text:span text:style-name="T6">KUNHEIM</text:span></text:p>
          </table:table-cell>
          <table:table-cell table:style-name="Tableau3.C147" office:value-type="string">
            <text:p text:style-name="Standard"><text:span text:style-name="T6">68172</text:span></text:p>
          </table:table-cell>
        </table:table-row>
        <table:table-row table:style-name="Tableau3.2">
          <table:table-cell table:style-name="Tableau3.A148" office:value-type="string">
            <text:p text:style-name="Standard"><text:span text:style-name="T6">MUNTZENHEIM</text:span></text:p>
          </table:table-cell>
          <table:table-cell table:style-name="Tableau3.B148" office:value-type="string">
            <text:p text:style-name="Standard"><text:span text:style-name="T6">MUNTZENHEIM</text:span></text:p>
          </table:table-cell>
          <table:table-cell table:style-name="Tableau3.C148" office:value-type="string">
            <text:p text:style-name="Standard"><text:span text:style-name="T6">68227</text:span></text:p>
          </table:table-cell>
        </table:table-row>
        <table:table-row table:style-name="Tableau3.2">
          <table:table-cell table:style-name="Tableau3.A149" office:value-type="string">
            <text:p text:style-name="Standard"><text:span text:style-name="T6">MUNTZENHEIM</text:span></text:p>
          </table:table-cell>
          <table:table-cell table:style-name="Tableau3.B149" office:value-type="string">
            <text:p text:style-name="Standard"><text:span text:style-name="T6">RIEDWIHR</text:span></text:p>
          </table:table-cell>
          <table:table-cell table:style-name="Tableau3.C149" office:value-type="string">
            <text:p text:style-name="Standard"><text:span text:style-name="T6">68272</text:span></text:p>
          </table:table-cell>
        </table:table-row>
        <table:table-row table:style-name="Tableau3.2">
          <table:table-cell table:style-name="Tableau3.A150" office:value-type="string">
            <text:p text:style-name="Standard"><text:span text:style-name="T6">MUNTZENHEIM</text:span></text:p>
          </table:table-cell>
          <table:table-cell table:style-name="Tableau3.B150" office:value-type="string">
            <text:p text:style-name="Standard"><text:span text:style-name="T6">URSCHENHEIM</text:span></text:p>
          </table:table-cell>
          <table:table-cell table:style-name="Tableau3.C150" office:value-type="string">
            <text:p text:style-name="Standard"><text:span text:style-name="T6">68345</text:span></text:p>
          </table:table-cell>
        </table:table-row>
        <table:table-row table:style-name="Tableau3.2">
          <table:table-cell table:style-name="Tableau3.A151" office:value-type="string">
            <text:p text:style-name="Standard"><text:span text:style-name="T6">MUNTZENHEI</text:span><text:soft-page-break/><text:span text:style-name="T6">M</text:span></text:p>
          </table:table-cell>
          <table:table-cell table:style-name="Tableau3.B151" office:value-type="string">
            <text:p text:style-name="Standard"><text:span text:style-name="T6">WICKERSCHWIHR</text:span></text:p>
          </table:table-cell>
          <table:table-cell table:style-name="Tableau3.C151" office:value-type="string">
            <text:p text:style-name="Standard"><text:span text:style-name="T6">68366</text:span></text:p>
          </table:table-cell>
        </table:table-row>
        <table:table-row table:style-name="Tableau3.2">
          <table:table-cell table:style-name="Tableau3.A152" office:value-type="string">
            <text:p text:style-name="Standard"><text:span text:style-name="T6">MUNTZENHEIM</text:span></text:p>
          </table:table-cell>
          <table:table-cell table:style-name="Tableau3.B152" office:value-type="string">
            <text:p text:style-name="Standard"><text:span text:style-name="T6">WIDENSOLEN</text:span></text:p>
          </table:table-cell>
          <table:table-cell table:style-name="Tableau3.C152" office:value-type="string">
            <text:p text:style-name="Standard"><text:span text:style-name="T6">68367</text:span></text:p>
          </table:table-cell>
        </table:table-row>
        <table:table-row table:style-name="Tableau3.2">
          <table:table-cell table:style-name="Tableau3.A153" office:value-type="string">
            <text:p text:style-name="Standard"><text:span text:style-name="T6">NEUF-BRISACH</text:span></text:p>
          </table:table-cell>
          <table:table-cell table:style-name="Tableau3.B153" office:value-type="string">
            <text:p text:style-name="Standard"><text:span text:style-name="T6">ALGOLSHEIM</text:span></text:p>
          </table:table-cell>
          <table:table-cell table:style-name="Tableau3.C153" office:value-type="string">
            <text:p text:style-name="Standard"><text:span text:style-name="T6">68001</text:span></text:p>
          </table:table-cell>
        </table:table-row>
        <table:table-row table:style-name="Tableau3.2">
          <table:table-cell table:style-name="Tableau3.A154" office:value-type="string">
            <text:p text:style-name="Standard"><text:span text:style-name="T6">NEUF-BRISACH</text:span></text:p>
          </table:table-cell>
          <table:table-cell table:style-name="Tableau3.B154" office:value-type="string">
            <text:p text:style-name="Standard"><text:span text:style-name="T6">APPENWIHR</text:span></text:p>
          </table:table-cell>
          <table:table-cell table:style-name="Tableau3.C154" office:value-type="string">
            <text:p text:style-name="Standard"><text:span text:style-name="T6">68008</text:span></text:p>
          </table:table-cell>
        </table:table-row>
        <table:table-row table:style-name="Tableau3.2">
          <table:table-cell table:style-name="Tableau3.A155" office:value-type="string">
            <text:p text:style-name="Standard"><text:span text:style-name="T6">NEUF-BRISACH</text:span></text:p>
          </table:table-cell>
          <table:table-cell table:style-name="Tableau3.B155" office:value-type="string">
            <text:p text:style-name="Standard"><text:span text:style-name="T6">BIESHEIM</text:span></text:p>
          </table:table-cell>
          <table:table-cell table:style-name="Tableau3.C155" office:value-type="string">
            <text:p text:style-name="Standard"><text:span text:style-name="T6">68036</text:span></text:p>
          </table:table-cell>
        </table:table-row>
        <table:table-row table:style-name="Tableau3.2">
          <table:table-cell table:style-name="Tableau3.A156" office:value-type="string">
            <text:p text:style-name="Standard"><text:span text:style-name="T6">NEUF-BRISACH</text:span></text:p>
          </table:table-cell>
          <table:table-cell table:style-name="Tableau3.B156" office:value-type="string">
            <text:p text:style-name="Standard"><text:span text:style-name="T6">DESSENHEIM</text:span></text:p>
          </table:table-cell>
          <table:table-cell table:style-name="Tableau3.C156" office:value-type="string">
            <text:p text:style-name="Standard"><text:span text:style-name="T6">68069</text:span></text:p>
          </table:table-cell>
        </table:table-row>
        <table:table-row table:style-name="Tableau3.2">
          <table:table-cell table:style-name="Tableau3.A157" office:value-type="string">
            <text:p text:style-name="Standard"><text:span text:style-name="T6">NEUF-BRISACH</text:span></text:p>
          </table:table-cell>
          <table:table-cell table:style-name="Tableau3.B157" office:value-type="string">
            <text:p text:style-name="Standard"><text:span text:style-name="T6">GEISWASSER</text:span></text:p>
          </table:table-cell>
          <table:table-cell table:style-name="Tableau3.C157" office:value-type="string">
            <text:p text:style-name="Standard"><text:span text:style-name="T6">68104</text:span></text:p>
          </table:table-cell>
        </table:table-row>
        <table:table-row table:style-name="Tableau3.2">
          <table:table-cell table:style-name="Tableau3.A158" office:value-type="string">
            <text:p text:style-name="Standard"><text:span text:style-name="T6">NEUF-BRISACH</text:span></text:p>
          </table:table-cell>
          <table:table-cell table:style-name="Tableau3.B158" office:value-type="string">
            <text:p text:style-name="Standard"><text:span text:style-name="T6">HEITEREN</text:span></text:p>
          </table:table-cell>
          <table:table-cell table:style-name="Tableau3.C158" office:value-type="string">
            <text:p text:style-name="Standard"><text:span text:style-name="T6">68130</text:span></text:p>
          </table:table-cell>
        </table:table-row>
        <table:table-row table:style-name="Tableau3.2">
          <table:table-cell table:style-name="Tableau3.A159" office:value-type="string">
            <text:p text:style-name="Standard"><text:span text:style-name="T6">NEUF-BRISACH</text:span></text:p>
          </table:table-cell>
          <table:table-cell table:style-name="Tableau3.B159" office:value-type="string">
            <text:p text:style-name="Standard"><text:span text:style-name="T6">HETTENSCHLAG</text:span></text:p>
          </table:table-cell>
          <table:table-cell table:style-name="Tableau3.C159" office:value-type="string">
            <text:p text:style-name="Standard"><text:span text:style-name="T6">68136</text:span></text:p>
          </table:table-cell>
        </table:table-row>
        <table:table-row table:style-name="Tableau3.2">
          <table:table-cell table:style-name="Tableau3.A160" office:value-type="string">
            <text:p text:style-name="Standard"><text:span text:style-name="T6">NEUF-BRISACH</text:span></text:p>
          </table:table-cell>
          <table:table-cell table:style-name="Tableau3.B160" office:value-type="string">
            <text:p text:style-name="Standard"><text:span text:style-name="T6">NEUF-BRISACH</text:span></text:p>
          </table:table-cell>
          <table:table-cell table:style-name="Tableau3.C160" office:value-type="string">
            <text:p text:style-name="Standard"><text:span text:style-name="T6">68231</text:span></text:p>
          </table:table-cell>
        </table:table-row>
        <table:table-row table:style-name="Tableau3.2">
          <table:table-cell table:style-name="Tableau3.A161" office:value-type="string">
            <text:p text:style-name="Standard"><text:span text:style-name="T6">NEUF-BRISACH</text:span></text:p>
          </table:table-cell>
          <table:table-cell table:style-name="Tableau3.B161" office:value-type="string">
            <text:p text:style-name="Standard"><text:span text:style-name="T6">OBERSAASHEIM</text:span></text:p>
          </table:table-cell>
          <table:table-cell table:style-name="Tableau3.C161" office:value-type="string">
            <text:p text:style-name="Standard"><text:span text:style-name="T6">68246</text:span></text:p>
          </table:table-cell>
        </table:table-row>
        <table:table-row table:style-name="Tableau3.2">
          <table:table-cell table:style-name="Tableau3.A162" office:value-type="string">
            <text:p text:style-name="Standard"><text:span text:style-name="T6">NEUF-BRISACH</text:span></text:p>
          </table:table-cell>
          <table:table-cell table:style-name="Tableau3.B162" office:value-type="string">
            <text:p text:style-name="Standard"><text:span text:style-name="T6">VOGELGRUN</text:span></text:p>
          </table:table-cell>
          <table:table-cell table:style-name="Tableau3.C162" office:value-type="string">
            <text:p text:style-name="Standard"><text:span text:style-name="T6">68351</text:span></text:p>
          </table:table-cell>
        </table:table-row>
        <table:table-row table:style-name="Tableau3.2">
          <table:table-cell table:style-name="Tableau3.A163" office:value-type="string">
            <text:p text:style-name="Standard"><text:span text:style-name="T6">NEUF-BRISACH</text:span></text:p>
          </table:table-cell>
          <table:table-cell table:style-name="Tableau3.B163" office:value-type="string">
            <text:p text:style-name="Standard"><text:span text:style-name="T6">VOLGELSHEIM</text:span></text:p>
          </table:table-cell>
          <table:table-cell table:style-name="Tableau3.C163" office:value-type="string">
            <text:p text:style-name="Standard"><text:span text:style-name="T6">68352</text:span></text:p>
          </table:table-cell>
        </table:table-row>
        <table:table-row table:style-name="Tableau3.2">
          <table:table-cell table:style-name="Tableau3.A164" office:value-type="string">
            <text:p text:style-name="Standard"><text:span text:style-name="T6">NEUF-BRISACH</text:span></text:p>
          </table:table-cell>
          <table:table-cell table:style-name="Tableau3.B164" office:value-type="string">
            <text:p text:style-name="Standard"><text:span text:style-name="T6">WECKOLSHEIM</text:span></text:p>
          </table:table-cell>
          <table:table-cell table:style-name="Tableau3.C164" office:value-type="string">
            <text:p text:style-name="Standard"><text:span text:style-name="T6">68360</text:span></text:p>
          </table:table-cell>
        </table:table-row>
        <table:table-row table:style-name="Tableau3.2">
          <table:table-cell table:style-name="Tableau3.A165" office:value-type="string">
            <text:p text:style-name="Standard"><text:span text:style-name="T6">NEUF-BRISACH</text:span></text:p>
          </table:table-cell>
          <table:table-cell table:style-name="Tableau3.B165" office:value-type="string">
            <text:p text:style-name="Standard"><text:span text:style-name="T6">WOLFGANTZEN</text:span></text:p>
          </table:table-cell>
          <table:table-cell table:style-name="Tableau3.C165" office:value-type="string">
            <text:p text:style-name="Standard"><text:span text:style-name="T6">68379</text:span></text:p>
          </table:table-cell>
        </table:table-row>
        <table:table-row table:style-name="Tableau3.2">
          <table:table-cell table:style-name="Tableau3.A166" office:value-type="string">
            <text:p text:style-name="Standard"><text:span text:style-name="T6">OTTMARSHEIM</text:span></text:p>
          </table:table-cell>
          <table:table-cell table:style-name="Tableau3.B166" office:value-type="string">
            <text:p text:style-name="Standard"><text:span text:style-name="T6">BANTZENHEIM</text:span></text:p>
          </table:table-cell>
          <table:table-cell table:style-name="Tableau3.C166" office:value-type="string">
            <text:p text:style-name="Standard"><text:span text:style-name="T6">68020</text:span></text:p>
          </table:table-cell>
        </table:table-row>
        <table:table-row table:style-name="Tableau3.54">
          <table:table-cell table:style-name="Tableau3.A110" office:value-type="string">
            <text:p text:style-name="P1"><text:span text:style-name="T5">Territoires de PDS</text:span></text:p>
          </table:table-cell>
          <table:table-cell table:style-name="Tableau3.A110" office:value-type="string">
            <text:p text:style-name="P1"><text:span text:style-name="T5">Libellé commune</text:span></text:p>
          </table:table-cell>
          <table:table-cell table:style-name="Tableau3.A110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168" office:value-type="string">
            <text:p text:style-name="Standard"><text:span text:style-name="T6">OTTMARSHEIM</text:span></text:p>
          </table:table-cell>
          <table:table-cell table:style-name="Tableau3.B168" office:value-type="string">
            <text:p text:style-name="Standard"><text:span text:style-name="T6">CHALAMPE</text:span></text:p>
          </table:table-cell>
          <table:table-cell table:style-name="Tableau3.C168" office:value-type="string">
            <text:p text:style-name="Standard"><text:span text:style-name="T6">68064</text:span></text:p>
          </table:table-cell>
        </table:table-row>
        <table:table-row table:style-name="Tableau3.2">
          <table:table-cell table:style-name="Tableau3.A169" office:value-type="string">
            <text:p text:style-name="Standard"><text:span text:style-name="T6">OTTMARSHEIM</text:span></text:p>
          </table:table-cell>
          <table:table-cell table:style-name="Tableau3.B169" office:value-type="string">
            <text:p text:style-name="Standard"><text:span text:style-name="T6">HOMBOURG</text:span></text:p>
          </table:table-cell>
          <table:table-cell table:style-name="Tableau3.C169" office:value-type="string">
            <text:p text:style-name="Standard"><text:span text:style-name="T6">68144</text:span></text:p>
          </table:table-cell>
        </table:table-row>
        <table:table-row table:style-name="Tableau3.2">
          <table:table-cell table:style-name="Tableau3.A170" office:value-type="string">
            <text:p text:style-name="Standard"><text:span text:style-name="T6">OTTMARSHEIM</text:span></text:p>
          </table:table-cell>
          <table:table-cell table:style-name="Tableau3.B170" office:value-type="string">
            <text:p text:style-name="Standard"><text:span text:style-name="T6">NIFFER</text:span></text:p>
          </table:table-cell>
          <table:table-cell table:style-name="Tableau3.C170" office:value-type="string">
            <text:p text:style-name="Standard"><text:span text:style-name="T6">68238</text:span></text:p>
          </table:table-cell>
        </table:table-row>
        <table:table-row table:style-name="Tableau3.2">
          <table:table-cell table:style-name="Tableau3.A171" office:value-type="string">
            <text:p text:style-name="Standard"><text:span text:style-name="T6">OTTMARSHEIM</text:span></text:p>
          </table:table-cell>
          <table:table-cell table:style-name="Tableau3.B171" office:value-type="string">
            <text:p text:style-name="Standard"><text:span text:style-name="T6">OTTMARSHEIM</text:span></text:p>
          </table:table-cell>
          <table:table-cell table:style-name="Tableau3.C171" office:value-type="string">
            <text:p text:style-name="Standard"><text:span text:style-name="T6">68253</text:span></text:p>
          </table:table-cell>
        </table:table-row>
        <table:table-row table:style-name="Tableau3.2">
          <table:table-cell table:style-name="Tableau3.A172" office:value-type="string">
            <text:p text:style-name="Standard"><text:span text:style-name="T6">OTTMARSHEIM</text:span></text:p>
          </table:table-cell>
          <table:table-cell table:style-name="Tableau3.B172" office:value-type="string">
            <text:p text:style-name="Standard"><text:span text:style-name="T6">PETIT-LANDAU</text:span></text:p>
          </table:table-cell>
          <table:table-cell table:style-name="Tableau3.C172" office:value-type="string">
            <text:p text:style-name="Standard"><text:span text:style-name="T6">68254</text:span></text:p>
          </table:table-cell>
        </table:table-row>
        <table:table-row table:style-name="Tableau3.2">
          <table:table-cell table:style-name="Tableau3.A173" office:value-type="string">
            <text:p text:style-name="Standard"><text:span text:style-name="T6">RIBEAUVILLE</text:span></text:p>
          </table:table-cell>
          <table:table-cell table:style-name="Tableau3.B173" office:value-type="string">
            <text:p text:style-name="Standard"><text:span text:style-name="T6">AUBURE</text:span></text:p>
          </table:table-cell>
          <table:table-cell table:style-name="Tableau3.C173" office:value-type="string">
            <text:p text:style-name="Standard"><text:span text:style-name="T6">68014</text:span></text:p>
          </table:table-cell>
        </table:table-row>
        <table:table-row table:style-name="Tableau3.2">
          <table:table-cell table:style-name="Tableau3.A174" office:value-type="string">
            <text:p text:style-name="Standard"><text:span text:style-name="T6">RIBEAUVILLE</text:span></text:p>
          </table:table-cell>
          <table:table-cell table:style-name="Tableau3.B174" office:value-type="string">
            <text:p text:style-name="Standard"><text:span text:style-name="T6">BEBLENHEIM</text:span></text:p>
          </table:table-cell>
          <table:table-cell table:style-name="Tableau3.C174" office:value-type="string">
            <text:p text:style-name="Standard"><text:span text:style-name="T6">68023</text:span></text:p>
          </table:table-cell>
        </table:table-row>
        <table:table-row table:style-name="Tableau3.2">
          <table:table-cell table:style-name="Tableau3.A175" office:value-type="string">
            <text:p text:style-name="Standard"><text:span text:style-name="T6">RIBEAUVILLE</text:span></text:p>
          </table:table-cell>
          <table:table-cell table:style-name="Tableau3.B175" office:value-type="string">
            <text:p text:style-name="Standard"><text:span text:style-name="T6">BENNWIHR</text:span></text:p>
          </table:table-cell>
          <table:table-cell table:style-name="Tableau3.C175" office:value-type="string">
            <text:p text:style-name="Standard"><text:span text:style-name="T6">68026</text:span></text:p>
          </table:table-cell>
        </table:table-row>
        <table:table-row table:style-name="Tableau3.2">
          <table:table-cell table:style-name="Tableau3.A176" office:value-type="string">
            <text:p text:style-name="Standard"><text:span text:style-name="T6">RIBEAUVILLE</text:span></text:p>
          </table:table-cell>
          <table:table-cell table:style-name="Tableau3.B176" office:value-type="string">
            <text:p text:style-name="Standard"><text:span text:style-name="T6">BERGHEIM</text:span></text:p>
          </table:table-cell>
          <table:table-cell table:style-name="Tableau3.C176" office:value-type="string">
            <text:p text:style-name="Standard"><text:span text:style-name="T6">68028</text:span></text:p>
          </table:table-cell>
        </table:table-row>
        <table:table-row table:style-name="Tableau3.2">
          <table:table-cell table:style-name="Tableau3.A177" office:value-type="string">
            <text:p text:style-name="Standard"><text:span text:style-name="T6">RIBEAUVILLE</text:span></text:p>
          </table:table-cell>
          <table:table-cell table:style-name="Tableau3.B177" office:value-type="string">
            <text:p text:style-name="Standard"><text:span text:style-name="T6">GUEMAR</text:span></text:p>
          </table:table-cell>
          <table:table-cell table:style-name="Tableau3.C177" office:value-type="string">
            <text:p text:style-name="Standard"><text:span text:style-name="T6">68113</text:span></text:p>
          </table:table-cell>
        </table:table-row>
        <table:table-row table:style-name="Tableau3.2">
          <table:table-cell table:style-name="Tableau3.A178" office:value-type="string">
            <text:p text:style-name="Standard"><text:span text:style-name="T6">RIBEAUVILLE</text:span></text:p>
          </table:table-cell>
          <table:table-cell table:style-name="Tableau3.B178" office:value-type="string">
            <text:p text:style-name="Standard"><text:span text:style-name="T6">HUNAWIHR</text:span></text:p>
          </table:table-cell>
          <table:table-cell table:style-name="Tableau3.C178" office:value-type="string">
            <text:p text:style-name="Standard"><text:span text:style-name="T6">68147</text:span></text:p>
          </table:table-cell>
        </table:table-row>
        <table:table-row table:style-name="Tableau3.2">
          <table:table-cell table:style-name="Tableau3.A179" office:value-type="string">
            <text:p text:style-name="Standard"><text:span text:style-name="T6">RIBEAU</text:span><text:soft-page-break/><text:span text:style-name="T6">VILLE</text:span></text:p>
          </table:table-cell>
          <table:table-cell table:style-name="Tableau3.B179" office:value-type="string">
            <text:p text:style-name="Standard"><text:span text:style-name="T6">ILLHAUS</text:span><text:soft-page-break/><text:span text:style-name="T6">ERN</text:span></text:p>
          </table:table-cell>
          <table:table-cell table:style-name="Tableau3.C179" office:value-type="string">
            <text:p text:style-name="Standard"><text:span text:style-name="T6">68153</text:span></text:p>
          </table:table-cell>
        </table:table-row>
        <table:table-row table:style-name="Tableau3.2">
          <table:table-cell table:style-name="Tableau3.A180" office:value-type="string">
            <text:p text:style-name="Standard"><text:span text:style-name="T6">RIBEAUVILLE</text:span></text:p>
          </table:table-cell>
          <table:table-cell table:style-name="Tableau3.B180" office:value-type="string">
            <text:p text:style-name="Standard"><text:span text:style-name="T6">MITTELWIHR</text:span></text:p>
          </table:table-cell>
          <table:table-cell table:style-name="Tableau3.C180" office:value-type="string">
            <text:p text:style-name="Standard"><text:span text:style-name="T6">68209</text:span></text:p>
          </table:table-cell>
        </table:table-row>
        <table:table-row table:style-name="Tableau3.2">
          <table:table-cell table:style-name="Tableau3.A181" office:value-type="string">
            <text:p text:style-name="Standard"><text:span text:style-name="T6">RIBEAUVILLE</text:span></text:p>
          </table:table-cell>
          <table:table-cell table:style-name="Tableau3.B181" office:value-type="string">
            <text:p text:style-name="Standard"><text:span text:style-name="T6">OSTHEIM</text:span></text:p>
          </table:table-cell>
          <table:table-cell table:style-name="Tableau3.C181" office:value-type="string">
            <text:p text:style-name="Standard"><text:span text:style-name="T6">68252</text:span></text:p>
          </table:table-cell>
        </table:table-row>
        <table:table-row table:style-name="Tableau3.2">
          <table:table-cell table:style-name="Tableau3.A182" office:value-type="string">
            <text:p text:style-name="Standard"><text:span text:style-name="T6">RIBEAUVILLE</text:span></text:p>
          </table:table-cell>
          <table:table-cell table:style-name="Tableau3.B182" office:value-type="string">
            <text:p text:style-name="Standard"><text:span text:style-name="T6">RIBEAUVILLE</text:span></text:p>
          </table:table-cell>
          <table:table-cell table:style-name="Tableau3.C182" office:value-type="string">
            <text:p text:style-name="Standard"><text:span text:style-name="T6">68269</text:span></text:p>
          </table:table-cell>
        </table:table-row>
        <table:table-row table:style-name="Tableau3.2">
          <table:table-cell table:style-name="Tableau3.A183" office:value-type="string">
            <text:p text:style-name="Standard"><text:span text:style-name="T6">RIBEAUVILLE</text:span></text:p>
          </table:table-cell>
          <table:table-cell table:style-name="Tableau3.B183" office:value-type="string">
            <text:p text:style-name="Standard"><text:span text:style-name="T6">RIQUEWIHR</text:span></text:p>
          </table:table-cell>
          <table:table-cell table:style-name="Tableau3.C183" office:value-type="string">
            <text:p text:style-name="Standard"><text:span text:style-name="T6">68277</text:span></text:p>
          </table:table-cell>
        </table:table-row>
        <table:table-row table:style-name="Tableau3.2">
          <table:table-cell table:style-name="Tableau3.A184" office:value-type="string">
            <text:p text:style-name="Standard"><text:span text:style-name="T6">RIBEAUVILLE</text:span></text:p>
          </table:table-cell>
          <table:table-cell table:style-name="Tableau3.B184" office:value-type="string">
            <text:p text:style-name="Standard"><text:span text:style-name="T6">RODERN</text:span></text:p>
          </table:table-cell>
          <table:table-cell table:style-name="Tableau3.C184" office:value-type="string">
            <text:p text:style-name="Standard"><text:span text:style-name="T6">68280</text:span></text:p>
          </table:table-cell>
        </table:table-row>
        <table:table-row table:style-name="Tableau3.2">
          <table:table-cell table:style-name="Tableau3.A185" office:value-type="string">
            <text:p text:style-name="Standard"><text:span text:style-name="T6">RIBEAUVILLE</text:span></text:p>
          </table:table-cell>
          <table:table-cell table:style-name="Tableau3.B185" office:value-type="string">
            <text:p text:style-name="Standard"><text:span text:style-name="T6">RORSCHWIHIR</text:span></text:p>
          </table:table-cell>
          <table:table-cell table:style-name="Tableau3.C185" office:value-type="string">
            <text:p text:style-name="Standard"><text:span text:style-name="T6">68285</text:span></text:p>
          </table:table-cell>
        </table:table-row>
        <table:table-row table:style-name="Tableau3.2">
          <table:table-cell table:style-name="Tableau3.A186" office:value-type="string">
            <text:p text:style-name="Standard"><text:span text:style-name="T6">RIBEAUVILLE</text:span></text:p>
          </table:table-cell>
          <table:table-cell table:style-name="Tableau3.B186" office:value-type="string">
            <text:p text:style-name="Standard"><text:span text:style-name="T6">SAINT-HIPPOLYTE</text:span></text:p>
          </table:table-cell>
          <table:table-cell table:style-name="Tableau3.C186" office:value-type="string">
            <text:p text:style-name="Standard"><text:span text:style-name="T6">68296</text:span></text:p>
          </table:table-cell>
        </table:table-row>
        <table:table-row table:style-name="Tableau3.2">
          <table:table-cell table:style-name="Tableau3.A187" office:value-type="string">
            <text:p text:style-name="Standard"><text:span text:style-name="T6">RIBEAUVILLE</text:span></text:p>
          </table:table-cell>
          <table:table-cell table:style-name="Tableau3.B187" office:value-type="string">
            <text:p text:style-name="Standard"><text:span text:style-name="T6">THANNENKIRCH</text:span></text:p>
          </table:table-cell>
          <table:table-cell table:style-name="Tableau3.C187" office:value-type="string">
            <text:p text:style-name="Standard"><text:span text:style-name="T6">68335</text:span></text:p>
          </table:table-cell>
        </table:table-row>
        <table:table-row table:style-name="Tableau3.2">
          <table:table-cell table:style-name="Tableau3.A188" office:value-type="string">
            <text:p text:style-name="Standard"><text:span text:style-name="T6">RIBEAUVILLE</text:span></text:p>
          </table:table-cell>
          <table:table-cell table:style-name="Tableau3.B188" office:value-type="string">
            <text:p text:style-name="Standard"><text:span text:style-name="T6">ZELLEMBERG</text:span></text:p>
          </table:table-cell>
          <table:table-cell table:style-name="Tableau3.C188" office:value-type="string">
            <text:p text:style-name="Standard"><text:span text:style-name="T6">68383</text:span></text:p>
          </table:table-cell>
        </table:table-row>
        <table:table-row table:style-name="Tableau3.2">
          <table:table-cell table:style-name="Tableau3.A189" office:value-type="string">
            <text:p text:style-name="Standard"><text:span text:style-name="T6">RIXHEIM</text:span></text:p>
          </table:table-cell>
          <table:table-cell table:style-name="Tableau3.B189" office:value-type="string">
            <text:p text:style-name="Standard"><text:span text:style-name="T6">BRUEBACH</text:span></text:p>
          </table:table-cell>
          <table:table-cell table:style-name="Tableau3.C189" office:value-type="string">
            <text:p text:style-name="Standard"><text:span text:style-name="T6">68055</text:span></text:p>
          </table:table-cell>
        </table:table-row>
        <table:table-row table:style-name="Tableau3.2">
          <table:table-cell table:style-name="Tableau3.A190" office:value-type="string">
            <text:p text:style-name="Standard"><text:span text:style-name="T6">RIXHEIM</text:span></text:p>
          </table:table-cell>
          <table:table-cell table:style-name="Tableau3.B190" office:value-type="string">
            <text:p text:style-name="Standard"><text:span text:style-name="T6">DIETWILLER</text:span></text:p>
          </table:table-cell>
          <table:table-cell table:style-name="Tableau3.C190" office:value-type="string">
            <text:p text:style-name="Standard"><text:span text:style-name="T6">68072</text:span></text:p>
          </table:table-cell>
        </table:table-row>
        <table:table-row table:style-name="Tableau3.2">
          <table:table-cell table:style-name="Tableau3.A191" office:value-type="string">
            <text:p text:style-name="Standard"><text:span text:style-name="T6">RIXHEIM</text:span></text:p>
          </table:table-cell>
          <table:table-cell table:style-name="Tableau3.B191" office:value-type="string">
            <text:p text:style-name="Standard"><text:span text:style-name="T6">ESCHENTZWILLER</text:span></text:p>
          </table:table-cell>
          <table:table-cell table:style-name="Tableau3.C191" office:value-type="string">
            <text:p text:style-name="Standard"><text:span text:style-name="T6">68084</text:span></text:p>
          </table:table-cell>
        </table:table-row>
        <table:table-row table:style-name="Tableau3.2">
          <table:table-cell table:style-name="Tableau3.A192" office:value-type="string">
            <text:p text:style-name="Standard"><text:span text:style-name="T6">RIXHEIM</text:span></text:p>
          </table:table-cell>
          <table:table-cell table:style-name="Tableau3.B192" office:value-type="string">
            <text:p text:style-name="Standard"><text:span text:style-name="T6">HABSHEIM</text:span></text:p>
          </table:table-cell>
          <table:table-cell table:style-name="Tableau3.C192" office:value-type="string">
            <text:p text:style-name="Standard"><text:span text:style-name="T6">68118</text:span></text:p>
          </table:table-cell>
        </table:table-row>
        <table:table-row table:style-name="Tableau3.2">
          <table:table-cell table:style-name="Tableau3.A193" office:value-type="string">
            <text:p text:style-name="Standard"><text:span text:style-name="T6">RIXHEIM</text:span></text:p>
          </table:table-cell>
          <table:table-cell table:style-name="Tableau3.B193" office:value-type="string">
            <text:p text:style-name="Standard"><text:span text:style-name="T6">LANDSER</text:span></text:p>
          </table:table-cell>
          <table:table-cell table:style-name="Tableau3.C193" office:value-type="string">
            <text:p text:style-name="Standard"><text:span text:style-name="T6">68174</text:span></text:p>
          </table:table-cell>
        </table:table-row>
        <table:table-row table:style-name="Tableau3.2">
          <table:table-cell table:style-name="Tableau3.A194" office:value-type="string">
            <text:p text:style-name="Standard"><text:span text:style-name="T6">RIXHEIM</text:span></text:p>
          </table:table-cell>
          <table:table-cell table:style-name="Tableau3.B194" office:value-type="string">
            <text:p text:style-name="Standard"><text:span text:style-name="T6">RIXHEIM</text:span></text:p>
          </table:table-cell>
          <table:table-cell table:style-name="Tableau3.C194" office:value-type="string">
            <text:p text:style-name="Standard"><text:span text:style-name="T6">68278</text:span></text:p>
          </table:table-cell>
        </table:table-row>
        <table:table-row table:style-name="Tableau3.2">
          <table:table-cell table:style-name="Tableau3.A195" office:value-type="string">
            <text:p text:style-name="Standard"><text:span text:style-name="T6">RIXHEIM</text:span></text:p>
          </table:table-cell>
          <table:table-cell table:style-name="Tableau3.B195" office:value-type="string">
            <text:p text:style-name="Standard"><text:span text:style-name="T6">SCHLIERBACH</text:span></text:p>
          </table:table-cell>
          <table:table-cell table:style-name="Tableau3.C195" office:value-type="string">
            <text:p text:style-name="Standard"><text:span text:style-name="T6">68301</text:span></text:p>
          </table:table-cell>
        </table:table-row>
        <table:table-row table:style-name="Tableau3.2">
          <table:table-cell table:style-name="Tableau3.A196" office:value-type="string">
            <text:p text:style-name="Standard"><text:span text:style-name="T6">RIXHEIM</text:span></text:p>
          </table:table-cell>
          <table:table-cell table:style-name="Tableau3.B196" office:value-type="string">
            <text:p text:style-name="Standard"><text:span text:style-name="T6">STEINBRUNN-LE-BAS</text:span></text:p>
          </table:table-cell>
          <table:table-cell table:style-name="Tableau3.C196" office:value-type="string">
            <text:p text:style-name="Standard"><text:span text:style-name="T6">68323</text:span></text:p>
          </table:table-cell>
        </table:table-row>
        <table:table-row table:style-name="Tableau3.2">
          <table:table-cell table:style-name="Tableau3.A197" office:value-type="string">
            <text:p text:style-name="Standard"><text:span text:style-name="T6">RIXHEIM</text:span></text:p>
          </table:table-cell>
          <table:table-cell table:style-name="Tableau3.B197" office:value-type="string">
            <text:p text:style-name="Standard"><text:span text:style-name="T6">STEINBRUNN-LE-HAUT</text:span></text:p>
          </table:table-cell>
          <table:table-cell table:style-name="Tableau3.C197" office:value-type="string">
            <text:p text:style-name="Standard"><text:span text:style-name="T6">68324</text:span></text:p>
          </table:table-cell>
        </table:table-row>
        <table:table-row table:style-name="Tableau3.2">
          <table:table-cell table:style-name="Tableau3.A198" office:value-type="string">
            <text:p text:style-name="Standard"><text:span text:style-name="T6">RIXHEIM</text:span></text:p>
          </table:table-cell>
          <table:table-cell table:style-name="Tableau3.B198" office:value-type="string">
            <text:p text:style-name="Standard"><text:span text:style-name="T6">ZIMMERSHEIM</text:span></text:p>
          </table:table-cell>
          <table:table-cell table:style-name="Tableau3.C198" office:value-type="string">
            <text:p text:style-name="Standard"><text:span text:style-name="T6">68386</text:span></text:p>
          </table:table-cell>
        </table:table-row>
        <table:table-row table:style-name="Tableau3.2">
          <table:table-cell table:style-name="Tableau3.A199" office:value-type="string">
            <text:p text:style-name="Standard"><text:span text:style-name="T6">ROUFFACH</text:span></text:p>
          </table:table-cell>
          <table:table-cell table:style-name="Tableau3.B199" office:value-type="string">
            <text:p text:style-name="Standard"><text:span text:style-name="T6">BILTZHEIM</text:span></text:p>
          </table:table-cell>
          <table:table-cell table:style-name="Tableau3.C199" office:value-type="string">
            <text:p text:style-name="Standard"><text:span text:style-name="T6">68037</text:span></text:p>
          </table:table-cell>
        </table:table-row>
        <table:table-row table:style-name="Tableau3.2">
          <table:table-cell table:style-name="Tableau3.A200" office:value-type="string">
            <text:p text:style-name="Standard"><text:span text:style-name="T6">ROUFFACH</text:span></text:p>
          </table:table-cell>
          <table:table-cell table:style-name="Tableau3.B200" office:value-type="string">
            <text:p text:style-name="Standard"><text:span text:style-name="T6">GUNDOLSHEIM</text:span></text:p>
          </table:table-cell>
          <table:table-cell table:style-name="Tableau3.C200" office:value-type="string">
            <text:p text:style-name="Standard"><text:span text:style-name="T6">68116</text:span></text:p>
          </table:table-cell>
        </table:table-row>
        <table:table-row table:style-name="Tableau3.2">
          <table:table-cell table:style-name="Tableau3.A201" office:value-type="string">
            <text:p text:style-name="Standard"><text:span text:style-name="T6">ROUFFACH</text:span></text:p>
          </table:table-cell>
          <table:table-cell table:style-name="Tableau3.B201" office:value-type="string">
            <text:p text:style-name="Standard"><text:span text:style-name="T6">HATTSTATT</text:span></text:p>
          </table:table-cell>
          <table:table-cell table:style-name="Tableau3.C201" office:value-type="string">
            <text:p text:style-name="Standard"><text:span text:style-name="T6">68123</text:span></text:p>
          </table:table-cell>
        </table:table-row>
        <table:table-row table:style-name="Tableau3.2">
          <table:table-cell table:style-name="Tableau3.A202" office:value-type="string">
            <text:p text:style-name="Standard"><text:span text:style-name="T6">ROUFFACH</text:span></text:p>
          </table:table-cell>
          <table:table-cell table:style-name="Tableau3.B202" office:value-type="string">
            <text:p text:style-name="Standard"><text:span text:style-name="T6">MUNWILLER</text:span></text:p>
          </table:table-cell>
          <table:table-cell table:style-name="Tableau3.C202" office:value-type="string">
            <text:p text:style-name="Standard"><text:span text:style-name="T6">68228</text:span></text:p>
          </table:table-cell>
        </table:table-row>
        <table:table-row table:style-name="Tableau3.2">
          <table:table-cell table:style-name="Tableau3.A203" office:value-type="string">
            <text:p text:style-name="Standard"><text:span text:style-name="T6">ROUFFACH</text:span></text:p>
          </table:table-cell>
          <table:table-cell table:style-name="Tableau3.B203" office:value-type="string">
            <text:p text:style-name="Standard"><text:span text:style-name="T6">NIEDERENTZEN</text:span></text:p>
          </table:table-cell>
          <table:table-cell table:style-name="Tableau3.C203" office:value-type="string">
            <text:p text:style-name="Standard"><text:span text:style-name="T6">68234</text:span></text:p>
          </table:table-cell>
        </table:table-row>
        <table:table-row table:style-name="Tableau3.2">
          <table:table-cell table:style-name="Tableau3.A204" office:value-type="string">
            <text:p text:style-name="Standard"><text:span text:style-name="T6">ROUFFACH</text:span></text:p>
          </table:table-cell>
          <table:table-cell table:style-name="Tableau3.B204" office:value-type="string">
            <text:p text:style-name="Standard"><text:span text:style-name="T6">NIEDERHERGHEIM</text:span></text:p>
          </table:table-cell>
          <table:table-cell table:style-name="Tableau3.C204" office:value-type="string">
            <text:p text:style-name="Standard"><text:span text:style-name="T6">68235</text:span></text:p>
          </table:table-cell>
        </table:table-row>
        <table:table-row table:style-name="Tableau3.2">
          <table:table-cell table:style-name="Tableau3.A205" office:value-type="string">
            <text:p text:style-name="Standard"><text:span text:style-name="T6">ROUFFACH</text:span></text:p>
          </table:table-cell>
          <table:table-cell table:style-name="Tableau3.B205" office:value-type="string">
            <text:p text:style-name="Standard"><text:span text:style-name="T6">OBERENTZEN</text:span></text:p>
          </table:table-cell>
          <table:table-cell table:style-name="Tableau3.C205" office:value-type="string">
            <text:p text:style-name="Standard"><text:span text:style-name="T6">68241</text:span></text:p>
          </table:table-cell>
        </table:table-row>
        <table:table-row table:style-name="Tableau3.2">
          <table:table-cell table:style-name="Tableau3.A206" office:value-type="string">
            <text:p text:style-name="Standard"><text:span text:style-name="T6">ROUFFACH</text:span></text:p>
          </table:table-cell>
          <table:table-cell table:style-name="Tableau3.B206" office:value-type="string">
            <text:p text:style-name="Standard"><text:span text:style-name="T6">OBERHERGHEIM</text:span></text:p>
          </table:table-cell>
          <table:table-cell table:style-name="Tableau3.C206" office:value-type="string">
            <text:p text:style-name="Standard"><text:span text:style-name="T6">68242</text:span></text:p>
          </table:table-cell>
        </table:table-row>
        <table:table-row table:style-name="Tableau3.2">
          <table:table-cell table:style-name="Tableau3.A207" office:value-type="string">
            <text:p text:style-name="Standard"><text:span text:style-name="T6">ROUFFACH</text:span></text:p>
          </table:table-cell>
          <table:table-cell table:style-name="Tableau3.B207" office:value-type="string">
            <text:p text:style-name="Standard"><text:span text:style-name="T6">ORSCHWIHR</text:span></text:p>
          </table:table-cell>
          <table:table-cell table:style-name="Tableau3.C207" office:value-type="string">
            <text:p text:style-name="Standard"><text:span text:style-name="T6">68250</text:span></text:p>
          </table:table-cell>
        </table:table-row>
        <table:table-row table:style-name="Tableau3.2">
          <table:table-cell table:style-name="Tableau3.A208" office:value-type="string">
            <text:p text:style-name="Standard"><text:span text:style-name="T6">ROUFFACH</text:span></text:p>
          </table:table-cell>
          <table:table-cell table:style-name="Tableau3.B208" office:value-type="string">
            <text:p text:style-name="Standard"><text:span text:style-name="T6">OSENBACH</text:span></text:p>
          </table:table-cell>
          <table:table-cell table:style-name="Tableau3.C208" office:value-type="string">
            <text:p text:style-name="Standard"><text:span text:style-name="T6">68251</text:span></text:p>
          </table:table-cell>
        </table:table-row>
        <table:table-row table:style-name="Tableau3.2">
          <table:table-cell table:style-name="Tableau3.A209" office:value-type="string">
            <text:p text:style-name="Standard"><text:span text:style-name="T6">ROUFFACH</text:span></text:p>
          </table:table-cell>
          <table:table-cell table:style-name="Tableau3.B209" office:value-type="string">
            <text:p text:style-name="Standard"><text:span text:style-name="T6">PFAFFENHEIM</text:span></text:p>
          </table:table-cell>
          <table:table-cell table:style-name="Tableau3.C209" office:value-type="string">
            <text:p text:style-name="Standard"><text:span text:style-name="T6">68255</text:span></text:p>
          </table:table-cell>
        </table:table-row>
        <table:table-row table:style-name="Tableau3.2">
          <table:table-cell table:style-name="Tableau3.A210" office:value-type="string">
            <text:p text:style-name="Standard"><text:span text:style-name="T6">ROUFFACH</text:span></text:p>
          </table:table-cell>
          <table:table-cell table:style-name="Tableau3.B210" office:value-type="string">
            <text:p text:style-name="Standard"><text:span text:style-name="T6">ROUFFACH</text:span></text:p>
          </table:table-cell>
          <table:table-cell table:style-name="Tableau3.C210" office:value-type="string">
            <text:p text:style-name="Standard"><text:span text:style-name="T6">68287</text:span></text:p>
          </table:table-cell>
        </table:table-row>
        <text:soft-page-break/>
        <table:table-row table:style-name="Tableau3.2">
          <table:table-cell table:style-name="Tableau3.A211" office:value-type="string">
            <text:p text:style-name="Standard"><text:span text:style-name="T6">ROUFFACH</text:span></text:p>
          </table:table-cell>
          <table:table-cell table:style-name="Tableau3.B211" office:value-type="string">
            <text:p text:style-name="Standard"><text:span text:style-name="T6">SOULTZMATT</text:span></text:p>
          </table:table-cell>
          <table:table-cell table:style-name="Tableau3.C211" office:value-type="string">
            <text:p text:style-name="Standard"><text:span text:style-name="T6">68318</text:span></text:p>
          </table:table-cell>
        </table:table-row>
        <table:table-row table:style-name="Tableau3.2">
          <table:table-cell table:style-name="Tableau3.A212" office:value-type="string">
            <text:p text:style-name="Standard"><text:span text:style-name="T6">ROUFFACH</text:span></text:p>
          </table:table-cell>
          <table:table-cell table:style-name="Tableau3.B212" office:value-type="string">
            <text:p text:style-name="Standard"><text:span text:style-name="T6">WESTHALTEN</text:span></text:p>
          </table:table-cell>
          <table:table-cell table:style-name="Tableau3.C212" office:value-type="string">
            <text:p text:style-name="Standard"><text:span text:style-name="T6">68364</text:span></text:p>
          </table:table-cell>
        </table:table-row>
        <table:table-row table:style-name="Tableau3.2">
          <table:table-cell table:style-name="Tableau3.A213" office:value-type="string">
            <text:p text:style-name="Standard"><text:span text:style-name="T6">SAINTE-MARIE-AUX-MINES</text:span></text:p>
          </table:table-cell>
          <table:table-cell table:style-name="Tableau3.B213" office:value-type="string">
            <text:p text:style-name="Standard"><text:span text:style-name="T6">LA VANCELLE</text:span></text:p>
          </table:table-cell>
          <table:table-cell table:style-name="Tableau3.C213" office:value-type="string">
            <text:p text:style-name="Standard"><text:span text:style-name="T6">67505</text:span></text:p>
          </table:table-cell>
        </table:table-row>
        <table:table-row table:style-name="Tableau3.2">
          <table:table-cell table:style-name="Tableau3.A214" office:value-type="string">
            <text:p text:style-name="Standard"><text:span text:style-name="T6">SAINTE-MARIE-AUX-MINES</text:span></text:p>
          </table:table-cell>
          <table:table-cell table:style-name="Tableau3.B214" office:value-type="string">
            <text:p text:style-name="Standard"><text:span text:style-name="T6">LIEPVRE</text:span></text:p>
          </table:table-cell>
          <table:table-cell table:style-name="Tableau3.C214" office:value-type="string">
            <text:p text:style-name="Standard"><text:span text:style-name="T6">68185</text:span></text:p>
          </table:table-cell>
        </table:table-row>
        <table:table-row table:style-name="Tableau3.2">
          <table:table-cell table:style-name="Tableau3.A215" office:value-type="string">
            <text:p text:style-name="Standard"><text:span text:style-name="T6">SAINTE-MARIE-AUX-MINES</text:span></text:p>
          </table:table-cell>
          <table:table-cell table:style-name="Tableau3.B215" office:value-type="string">
            <text:p text:style-name="Standard"><text:span text:style-name="T6">ROMBACH-LE-FRANC</text:span></text:p>
          </table:table-cell>
          <table:table-cell table:style-name="Tableau3.C215" office:value-type="string">
            <text:p text:style-name="Standard"><text:span text:style-name="T6">68283</text:span></text:p>
          </table:table-cell>
        </table:table-row>
        <table:table-row table:style-name="Tableau3.2">
          <table:table-cell table:style-name="Tableau3.A216" office:value-type="string">
            <text:p text:style-name="Standard"><text:span text:style-name="T6">SAINTE-MARIE-AUX-MINES</text:span></text:p>
          </table:table-cell>
          <table:table-cell table:style-name="Tableau3.B216" office:value-type="string">
            <text:p text:style-name="Standard"><text:span text:style-name="T6">SAINTE-CROIX-AUX-MINES</text:span></text:p>
          </table:table-cell>
          <table:table-cell table:style-name="Tableau3.C216" office:value-type="string">
            <text:p text:style-name="Standard"><text:span text:style-name="T6">68294</text:span></text:p>
          </table:table-cell>
        </table:table-row>
        <table:table-row table:style-name="Tableau3.2">
          <table:table-cell table:style-name="Tableau3.A217" office:value-type="string">
            <text:p text:style-name="Standard"><text:span text:style-name="T6">SAINTE-MARIE-AUX-MINES</text:span></text:p>
          </table:table-cell>
          <table:table-cell table:style-name="Tableau3.B217" office:value-type="string">
            <text:p text:style-name="Standard"><text:span text:style-name="T6">SAINTE-MARIE-AUX-MINES</text:span></text:p>
          </table:table-cell>
          <table:table-cell table:style-name="Tableau3.C217" office:value-type="string">
            <text:p text:style-name="Standard"><text:span text:style-name="T6">68298</text:span></text:p>
          </table:table-cell>
        </table:table-row>
        <table:table-row table:style-name="Tableau3.2">
          <table:table-cell table:style-name="Tableau3.A218" office:value-type="string">
            <text:p text:style-name="Standard"><text:span text:style-name="T6">SAINT-LOUIS</text:span></text:p>
          </table:table-cell>
          <table:table-cell table:style-name="Tableau3.B218" office:value-type="string">
            <text:p text:style-name="Standard"><text:span text:style-name="T6">ATTENSCHWILLER</text:span></text:p>
          </table:table-cell>
          <table:table-cell table:style-name="Tableau3.C218" office:value-type="string">
            <text:p text:style-name="Standard"><text:span text:style-name="T6">68013</text:span></text:p>
          </table:table-cell>
        </table:table-row>
        <table:table-row table:style-name="Tableau3.2">
          <table:table-cell table:style-name="Tableau3.A219" office:value-type="string">
            <text:p text:style-name="Standard"><text:span text:style-name="T6">SAINT-LOUIS</text:span></text:p>
          </table:table-cell>
          <table:table-cell table:style-name="Tableau3.B219" office:value-type="string">
            <text:p text:style-name="Standard"><text:span text:style-name="T6">BUSCHWILLER</text:span></text:p>
          </table:table-cell>
          <table:table-cell table:style-name="Tableau3.C219" office:value-type="string">
            <text:p text:style-name="Standard"><text:span text:style-name="T6">68061</text:span></text:p>
          </table:table-cell>
        </table:table-row>
        <table:table-row table:style-name="Tableau3.2">
          <table:table-cell table:style-name="Tableau3.A220" office:value-type="string">
            <text:p text:style-name="Standard"><text:span text:style-name="T6">SAINT-LOUIS</text:span></text:p>
          </table:table-cell>
          <table:table-cell table:style-name="Tableau3.B220" office:value-type="string">
            <text:p text:style-name="Standard"><text:span text:style-name="T6">FOLGENSBOURG</text:span></text:p>
          </table:table-cell>
          <table:table-cell table:style-name="Tableau3.C220" office:value-type="string">
            <text:p text:style-name="Standard"><text:span text:style-name="T6">68094</text:span></text:p>
          </table:table-cell>
        </table:table-row>
        <table:table-row table:style-name="Tableau3.2">
          <table:table-cell table:style-name="Tableau3.A221" office:value-type="string">
            <text:p text:style-name="Standard"><text:span text:style-name="T6">SAINT-LOUIS</text:span></text:p>
          </table:table-cell>
          <table:table-cell table:style-name="Tableau3.B221" office:value-type="string">
            <text:p text:style-name="Standard"><text:span text:style-name="T6">HAGENTHAL-LE-BAS</text:span></text:p>
          </table:table-cell>
          <table:table-cell table:style-name="Tableau3.C221" office:value-type="string">
            <text:p text:style-name="Standard"><text:span text:style-name="T6">68120</text:span></text:p>
          </table:table-cell>
        </table:table-row>
        <table:table-row table:style-name="Tableau3.2">
          <table:table-cell table:style-name="Tableau3.A222" office:value-type="string">
            <text:p text:style-name="Standard"><text:span text:style-name="T6">SAINT-LOUIS</text:span></text:p>
          </table:table-cell>
          <table:table-cell table:style-name="Tableau3.B222" office:value-type="string">
            <text:p text:style-name="Standard"><text:span text:style-name="T6">HAGENTHAL-LE-HAUT</text:span></text:p>
          </table:table-cell>
          <table:table-cell table:style-name="Tableau3.C222" office:value-type="string">
            <text:p text:style-name="Standard"><text:span text:style-name="T6">68121</text:span></text:p>
          </table:table-cell>
        </table:table-row>
        <table:table-row table:style-name="Tableau3.2">
          <table:table-cell table:style-name="Tableau3.A223" office:value-type="string">
            <text:p text:style-name="Standard"><text:span text:style-name="T6">SAINT-LOUIS</text:span></text:p>
          </table:table-cell>
          <table:table-cell table:style-name="Tableau3.B223" office:value-type="string">
            <text:p text:style-name="Standard"><text:span text:style-name="T6">HEGENHEIM</text:span></text:p>
          </table:table-cell>
          <table:table-cell table:style-name="Tableau3.C223" office:value-type="string">
            <text:p text:style-name="Standard"><text:span text:style-name="T6">68126</text:span></text:p>
          </table:table-cell>
        </table:table-row>
        <table:table-row table:style-name="Tableau3.54">
          <table:table-cell table:style-name="Tableau3.A110" office:value-type="string">
            <text:p text:style-name="P1"><text:span text:style-name="T5">Territoires de PDS</text:span></text:p>
          </table:table-cell>
          <table:table-cell table:style-name="Tableau3.A110" office:value-type="string">
            <text:p text:style-name="P1"><text:span text:style-name="T5">Libellé commune</text:span></text:p>
          </table:table-cell>
          <table:table-cell table:style-name="Tableau3.A110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225" office:value-type="string">
            <text:p text:style-name="Standard"><text:span text:style-name="T6">SAINT-LOUIS</text:span></text:p>
          </table:table-cell>
          <table:table-cell table:style-name="Tableau3.B225" office:value-type="string">
            <text:p text:style-name="Standard"><text:span text:style-name="T6">HESINGUE</text:span></text:p>
          </table:table-cell>
          <table:table-cell table:style-name="Tableau3.C225" office:value-type="string">
            <text:p text:style-name="Standard"><text:span text:style-name="T6">68135</text:span></text:p>
          </table:table-cell>
        </table:table-row>
        <table:table-row table:style-name="Tableau3.2">
          <table:table-cell table:style-name="Tableau3.A226" office:value-type="string">
            <text:p text:style-name="Standard"><text:span text:style-name="T6">SAINT-LOUIS</text:span></text:p>
          </table:table-cell>
          <table:table-cell table:style-name="Tableau3.B226" office:value-type="string">
            <text:p text:style-name="Standard"><text:span text:style-name="T6">HUNINGUE</text:span></text:p>
          </table:table-cell>
          <table:table-cell table:style-name="Tableau3.C226" office:value-type="string">
            <text:p text:style-name="Standard"><text:span text:style-name="T6">68149</text:span></text:p>
          </table:table-cell>
        </table:table-row>
        <table:table-row table:style-name="Tableau3.2">
          <table:table-cell table:style-name="Tableau3.A227" office:value-type="string">
            <text:p text:style-name="Standard"><text:span text:style-name="T6">SAINT-LOUIS</text:span></text:p>
          </table:table-cell>
          <table:table-cell table:style-name="Tableau3.B227" office:value-type="string">
            <text:p text:style-name="Standard"><text:span text:style-name="T6">LEYMEN</text:span></text:p>
          </table:table-cell>
          <table:table-cell table:style-name="Tableau3.C227" office:value-type="string">
            <text:p text:style-name="Standard"><text:span text:style-name="T6">68182</text:span></text:p>
          </table:table-cell>
        </table:table-row>
        <table:table-row table:style-name="Tableau3.2">
          <table:table-cell table:style-name="Tableau3.A228" office:value-type="string">
            <text:p text:style-name="Standard"><text:span text:style-name="T6">SAINT-LOUIS</text:span></text:p>
          </table:table-cell>
          <table:table-cell table:style-name="Tableau3.B228" office:value-type="string">
            <text:p text:style-name="Standard"><text:span text:style-name="T6">LIEBENSWILLER</text:span></text:p>
          </table:table-cell>
          <table:table-cell table:style-name="Tableau3.C228" office:value-type="string">
            <text:p text:style-name="Standard"><text:span text:style-name="T6">68183</text:span></text:p>
          </table:table-cell>
        </table:table-row>
        <table:table-row table:style-name="Tableau3.2">
          <table:table-cell table:style-name="Tableau3.A229" office:value-type="string">
            <text:p text:style-name="Standard"><text:span text:style-name="T6">SAINT-LOUIS</text:span></text:p>
          </table:table-cell>
          <table:table-cell table:style-name="Tableau3.B229" office:value-type="string">
            <text:p text:style-name="Standard"><text:span text:style-name="T6">NEUWILLER</text:span></text:p>
          </table:table-cell>
          <table:table-cell table:style-name="Tableau3.C229" office:value-type="string">
            <text:p text:style-name="Standard"><text:span text:style-name="T6">68232</text:span></text:p>
          </table:table-cell>
        </table:table-row>
        <table:table-row table:style-name="Tableau3.2">
          <table:table-cell table:style-name="Tableau3.A230" office:value-type="string">
            <text:p text:style-name="Standard"><text:span text:style-name="T6">SAINT-LOUIS</text:span></text:p>
          </table:table-cell>
          <table:table-cell table:style-name="Tableau3.B230" office:value-type="string">
            <text:p text:style-name="Standard"><text:span text:style-name="T6">SAINT-LOUIS</text:span></text:p>
          </table:table-cell>
          <table:table-cell table:style-name="Tableau3.C230" office:value-type="string">
            <text:p text:style-name="Standard"><text:span text:style-name="T6">68297</text:span></text:p>
          </table:table-cell>
        </table:table-row>
        <table:table-row table:style-name="Tableau3.2">
          <table:table-cell table:style-name="Tableau3.A231" office:value-type="string">
            <text:p text:style-name="Standard"><text:span text:style-name="T6">SAINT-LOUIS</text:span></text:p>
          </table:table-cell>
          <table:table-cell table:style-name="Tableau3.B231" office:value-type="string">
            <text:p text:style-name="Standard"><text:span text:style-name="T6">VILLAGE-NEUF</text:span></text:p>
          </table:table-cell>
          <table:table-cell table:style-name="Tableau3.C231" office:value-type="string">
            <text:p text:style-name="Standard"><text:span text:style-name="T6">68349</text:span></text:p>
          </table:table-cell>
        </table:table-row>
        <table:table-row table:style-name="Tableau3.2">
          <table:table-cell table:style-name="Tableau3.A232" office:value-type="string">
            <text:p text:style-name="Standard"><text:span text:style-name="T6">SAINT-LOUIS</text:span></text:p>
          </table:table-cell>
          <table:table-cell table:style-name="Tableau3.B232" office:value-type="string">
            <text:p text:style-name="Standard"><text:span text:style-name="T6">WENTZWILLER</text:span></text:p>
          </table:table-cell>
          <table:table-cell table:style-name="Tableau3.C232" office:value-type="string">
            <text:p text:style-name="Standard"><text:span text:style-name="T6">68362</text:span></text:p>
          </table:table-cell>
        </table:table-row>
        <table:table-row table:style-name="Tableau3.2">
          <table:table-cell table:style-name="Tableau3.A233" office:value-type="string">
            <text:p text:style-name="Standard"><text:span text:style-name="T6">SIERENTZ</text:span></text:p>
          </table:table-cell>
          <table:table-cell table:style-name="Tableau3.B233" office:value-type="string">
            <text:p text:style-name="Standard"><text:span text:style-name="T6">BARTENHEIM</text:span></text:p>
          </table:table-cell>
          <table:table-cell table:style-name="Tableau3.C233" office:value-type="string">
            <text:p text:style-name="Standard"><text:span text:style-name="T6">68021</text:span></text:p>
          </table:table-cell>
        </table:table-row>
        <table:table-row table:style-name="Tableau3.2">
          <table:table-cell table:style-name="Tableau3.A234" office:value-type="string">
            <text:p text:style-name="Standard"><text:span text:style-name="T6">SIERENTZ</text:span></text:p>
          </table:table-cell>
          <table:table-cell table:style-name="Tableau3.B234" office:value-type="string">
            <text:p text:style-name="Standard"><text:span text:style-name="T6">BLOTZHEIM</text:span></text:p>
          </table:table-cell>
          <table:table-cell table:style-name="Tableau3.C234" office:value-type="string">
            <text:p text:style-name="Standard"><text:span text:style-name="T6">68042</text:span></text:p>
          </table:table-cell>
        </table:table-row>
        <table:table-row table:style-name="Tableau3.2">
          <table:table-cell table:style-name="Tableau3.A235" office:value-type="string">
            <text:p text:style-name="Standard"><text:span text:style-name="T6">SIERENTZ</text:span></text:p>
          </table:table-cell>
          <table:table-cell table:style-name="Tableau3.B235" office:value-type="string">
            <text:p text:style-name="Standard"><text:span text:style-name="T6">BRINCKHEIM</text:span></text:p>
          </table:table-cell>
          <table:table-cell table:style-name="Tableau3.C235" office:value-type="string">
            <text:p text:style-name="Standard"><text:span text:style-name="T6">68054</text:span></text:p>
          </table:table-cell>
        </table:table-row>
        <table:table-row table:style-name="Tableau3.2">
          <table:table-cell table:style-name="Tableau3.A236" office:value-type="string">
            <text:p text:style-name="Standard"><text:span text:style-name="T6">SIERENTZ</text:span></text:p>
          </table:table-cell>
          <table:table-cell table:style-name="Tableau3.B236" office:value-type="string">
            <text:p text:style-name="Standard"><text:span text:style-name="T6">GEISPITZEN</text:span></text:p>
          </table:table-cell>
          <table:table-cell table:style-name="Tableau3.C236" office:value-type="string">
            <text:p text:style-name="Standard"><text:span text:style-name="T6">68103</text:span></text:p>
          </table:table-cell>
        </table:table-row>
        <text:soft-page-break/>
        <table:table-row table:style-name="Tableau3.2">
          <table:table-cell table:style-name="Tableau3.A237" office:value-type="string">
            <text:p text:style-name="Standard"><text:span text:style-name="T6">SIERENTZ</text:span></text:p>
          </table:table-cell>
          <table:table-cell table:style-name="Tableau3.B237" office:value-type="string">
            <text:p text:style-name="Standard"><text:span text:style-name="T6">HELFRANTZKIRCH</text:span></text:p>
          </table:table-cell>
          <table:table-cell table:style-name="Tableau3.C237" office:value-type="string">
            <text:p text:style-name="Standard"><text:span text:style-name="T6">68132</text:span></text:p>
          </table:table-cell>
        </table:table-row>
        <table:table-row table:style-name="Tableau3.2">
          <table:table-cell table:style-name="Tableau3.A238" office:value-type="string">
            <text:p text:style-name="Standard"><text:span text:style-name="T6">SIERENTZ</text:span></text:p>
          </table:table-cell>
          <table:table-cell table:style-name="Tableau3.B238" office:value-type="string">
            <text:p text:style-name="Standard"><text:span text:style-name="T6">KAPPELEN</text:span></text:p>
          </table:table-cell>
          <table:table-cell table:style-name="Tableau3.C238" office:value-type="string">
            <text:p text:style-name="Standard"><text:span text:style-name="T6">68160</text:span></text:p>
          </table:table-cell>
        </table:table-row>
        <table:table-row table:style-name="Tableau3.2">
          <table:table-cell table:style-name="Tableau3.A239" office:value-type="string">
            <text:p text:style-name="Standard"><text:span text:style-name="T6">SIERENTZ</text:span></text:p>
          </table:table-cell>
          <table:table-cell table:style-name="Tableau3.B239" office:value-type="string">
            <text:p text:style-name="Standard"><text:span text:style-name="T6">KEMBS</text:span></text:p>
          </table:table-cell>
          <table:table-cell table:style-name="Tableau3.C239" office:value-type="string">
            <text:p text:style-name="Standard"><text:span text:style-name="T6">68163</text:span></text:p>
          </table:table-cell>
        </table:table-row>
        <table:table-row table:style-name="Tableau3.2">
          <table:table-cell table:style-name="Tableau3.A240" office:value-type="string">
            <text:p text:style-name="Standard"><text:span text:style-name="T6">SIERENTZ</text:span></text:p>
          </table:table-cell>
          <table:table-cell table:style-name="Tableau3.B240" office:value-type="string">
            <text:p text:style-name="Standard"><text:span text:style-name="T6">KNOERINGUE</text:span></text:p>
          </table:table-cell>
          <table:table-cell table:style-name="Tableau3.C240" office:value-type="string">
            <text:p text:style-name="Standard"><text:span text:style-name="T6">68168</text:span></text:p>
          </table:table-cell>
        </table:table-row>
        <table:table-row table:style-name="Tableau3.2">
          <table:table-cell table:style-name="Tableau3.A241" office:value-type="string">
            <text:p text:style-name="Standard"><text:span text:style-name="T6">SIERENTZ</text:span></text:p>
          </table:table-cell>
          <table:table-cell table:style-name="Tableau3.B241" office:value-type="string">
            <text:p text:style-name="Standard"><text:span text:style-name="T6">KOETZINGUE</text:span></text:p>
          </table:table-cell>
          <table:table-cell table:style-name="Tableau3.C241" office:value-type="string">
            <text:p text:style-name="Standard"><text:span text:style-name="T6">68170</text:span></text:p>
          </table:table-cell>
        </table:table-row>
        <table:table-row table:style-name="Tableau3.2">
          <table:table-cell table:style-name="Tableau3.A242" office:value-type="string">
            <text:p text:style-name="Standard"><text:span text:style-name="T6">SIERENTZ</text:span></text:p>
          </table:table-cell>
          <table:table-cell table:style-name="Tableau3.B242" office:value-type="string">
            <text:p text:style-name="Standard"><text:span text:style-name="T6">MAGSTATT-LE-BAS</text:span></text:p>
          </table:table-cell>
          <table:table-cell table:style-name="Tableau3.C242" office:value-type="string">
            <text:p text:style-name="Standard"><text:span text:style-name="T6">68197</text:span></text:p>
          </table:table-cell>
        </table:table-row>
        <table:table-row table:style-name="Tableau3.2">
          <table:table-cell table:style-name="Tableau3.A243" office:value-type="string">
            <text:p text:style-name="Standard"><text:span text:style-name="T6">SIERENTZ</text:span></text:p>
          </table:table-cell>
          <table:table-cell table:style-name="Tableau3.B243" office:value-type="string">
            <text:p text:style-name="Standard"><text:span text:style-name="T6">MAGSTATT-LE-HAUT</text:span></text:p>
          </table:table-cell>
          <table:table-cell table:style-name="Tableau3.C243" office:value-type="string">
            <text:p text:style-name="Standard"><text:span text:style-name="T6">68198</text:span></text:p>
          </table:table-cell>
        </table:table-row>
        <table:table-row table:style-name="Tableau3.2">
          <table:table-cell table:style-name="Tableau3.A244" office:value-type="string">
            <text:p text:style-name="Standard"><text:span text:style-name="T6">SIERENTZ</text:span></text:p>
          </table:table-cell>
          <table:table-cell table:style-name="Tableau3.B244" office:value-type="string">
            <text:p text:style-name="Standard"><text:span text:style-name="T6">MICHELBACH-LE-BAS</text:span></text:p>
          </table:table-cell>
          <table:table-cell table:style-name="Tableau3.C244" office:value-type="string">
            <text:p text:style-name="Standard"><text:span text:style-name="T6">68207</text:span></text:p>
          </table:table-cell>
        </table:table-row>
        <table:table-row table:style-name="Tableau3.2">
          <table:table-cell table:style-name="Tableau3.A245" office:value-type="string">
            <text:p text:style-name="Standard"><text:span text:style-name="T6">SIERENTZ</text:span></text:p>
          </table:table-cell>
          <table:table-cell table:style-name="Tableau3.B245" office:value-type="string">
            <text:p text:style-name="Standard"><text:span text:style-name="T6">MICHELBACH-LE-HAUT</text:span></text:p>
          </table:table-cell>
          <table:table-cell table:style-name="Tableau3.C245" office:value-type="string">
            <text:p text:style-name="Standard"><text:span text:style-name="T6">68208</text:span></text:p>
          </table:table-cell>
        </table:table-row>
        <table:table-row table:style-name="Tableau3.2">
          <table:table-cell table:style-name="Tableau3.A246" office:value-type="string">
            <text:p text:style-name="Standard"><text:span text:style-name="T6">SIERENTZ</text:span></text:p>
          </table:table-cell>
          <table:table-cell table:style-name="Tableau3.B246" office:value-type="string">
            <text:p text:style-name="Standard"><text:span text:style-name="T6">RANSPACH-LE-BAS</text:span></text:p>
          </table:table-cell>
          <table:table-cell table:style-name="Tableau3.C246" office:value-type="string">
            <text:p text:style-name="Standard"><text:span text:style-name="T6">68263</text:span></text:p>
          </table:table-cell>
        </table:table-row>
        <table:table-row table:style-name="Tableau3.2">
          <table:table-cell table:style-name="Tableau3.A247" office:value-type="string">
            <text:p text:style-name="Standard"><text:span text:style-name="T6">SIERENTZ</text:span></text:p>
          </table:table-cell>
          <table:table-cell table:style-name="Tableau3.B247" office:value-type="string">
            <text:p text:style-name="Standard"><text:span text:style-name="T6">RANSPACH-LE-HAUT</text:span></text:p>
          </table:table-cell>
          <table:table-cell table:style-name="Tableau3.C247" office:value-type="string">
            <text:p text:style-name="Standard"><text:span text:style-name="T6">68264</text:span></text:p>
          </table:table-cell>
        </table:table-row>
        <table:table-row table:style-name="Tableau3.2">
          <table:table-cell table:style-name="Tableau3.A248" office:value-type="string">
            <text:p text:style-name="Standard"><text:span text:style-name="T6">SIERENTZ</text:span></text:p>
          </table:table-cell>
          <table:table-cell table:style-name="Tableau3.B248" office:value-type="string">
            <text:p text:style-name="Standard"><text:span text:style-name="T6">RANTZWILLER</text:span></text:p>
          </table:table-cell>
          <table:table-cell table:style-name="Tableau3.C248" office:value-type="string">
            <text:p text:style-name="Standard"><text:span text:style-name="T6">68265</text:span></text:p>
          </table:table-cell>
        </table:table-row>
        <table:table-row table:style-name="Tableau3.2">
          <table:table-cell table:style-name="Tableau3.A249" office:value-type="string">
            <text:p text:style-name="Standard"><text:span text:style-name="T6">SIERENTZ</text:span></text:p>
          </table:table-cell>
          <table:table-cell table:style-name="Tableau3.B249" office:value-type="string">
            <text:p text:style-name="Standard"><text:span text:style-name="T6">ROSENAU</text:span></text:p>
          </table:table-cell>
          <table:table-cell table:style-name="Tableau3.C249" office:value-type="string">
            <text:p text:style-name="Standard"><text:span text:style-name="T6">68286</text:span></text:p>
          </table:table-cell>
        </table:table-row>
        <table:table-row table:style-name="Tableau3.2">
          <table:table-cell table:style-name="Tableau3.A250" office:value-type="string">
            <text:p text:style-name="Standard"><text:span text:style-name="T6">SIERENTZ</text:span></text:p>
          </table:table-cell>
          <table:table-cell table:style-name="Tableau3.B250" office:value-type="string">
            <text:p text:style-name="Standard"><text:span text:style-name="T6">SIERENTZ</text:span></text:p>
          </table:table-cell>
          <table:table-cell table:style-name="Tableau3.C250" office:value-type="string">
            <text:p text:style-name="Standard"><text:span text:style-name="T6">68309</text:span></text:p>
          </table:table-cell>
        </table:table-row>
        <table:table-row table:style-name="Tableau3.2">
          <table:table-cell table:style-name="Tableau3.A251" office:value-type="string">
            <text:p text:style-name="Standard"><text:span text:style-name="T6">SIERENTZ</text:span></text:p>
          </table:table-cell>
          <table:table-cell table:style-name="Tableau3.B251" office:value-type="string">
            <text:p text:style-name="Standard"><text:span text:style-name="T6">STETTEN</text:span></text:p>
          </table:table-cell>
          <table:table-cell table:style-name="Tableau3.C251" office:value-type="string">
            <text:p text:style-name="Standard"><text:span text:style-name="T6">68327</text:span></text:p>
          </table:table-cell>
        </table:table-row>
        <table:table-row table:style-name="Tableau3.2">
          <table:table-cell table:style-name="Tableau3.A252" office:value-type="string">
            <text:p text:style-name="Standard"><text:span text:style-name="T6">SIERENTZ</text:span></text:p>
          </table:table-cell>
          <table:table-cell table:style-name="Tableau3.B252" office:value-type="string">
            <text:p text:style-name="Standard"><text:span text:style-name="T6">UFFHEIM</text:span></text:p>
          </table:table-cell>
          <table:table-cell table:style-name="Tableau3.C252" office:value-type="string">
            <text:p text:style-name="Standard"><text:span text:style-name="T6">68341</text:span></text:p>
          </table:table-cell>
        </table:table-row>
        <table:table-row table:style-name="Tableau3.2">
          <table:table-cell table:style-name="Tableau3.A253" office:value-type="string">
            <text:p text:style-name="Standard"><text:span text:style-name="T6">SIERENTZ</text:span></text:p>
          </table:table-cell>
          <table:table-cell table:style-name="Tableau3.B253" office:value-type="string">
            <text:p text:style-name="Standard"><text:span text:style-name="T6">WAHLBACH</text:span></text:p>
          </table:table-cell>
          <table:table-cell table:style-name="Tableau3.C253" office:value-type="string">
            <text:p text:style-name="Standard"><text:span text:style-name="T6">68353</text:span></text:p>
          </table:table-cell>
        </table:table-row>
        <table:table-row table:style-name="Tableau3.2">
          <table:table-cell table:style-name="Tableau3.A254" office:value-type="string">
            <text:p text:style-name="Standard"><text:span text:style-name="T6">SIERENTZ</text:span></text:p>
          </table:table-cell>
          <table:table-cell table:style-name="Tableau3.B254" office:value-type="string">
            <text:p text:style-name="Standard"><text:span text:style-name="T6">WALTENHEIM</text:span></text:p>
          </table:table-cell>
          <table:table-cell table:style-name="Tableau3.C254" office:value-type="string">
            <text:p text:style-name="Standard"><text:span text:style-name="T6">68357</text:span></text:p>
          </table:table-cell>
        </table:table-row>
        <table:table-row table:style-name="Tableau3.2">
          <table:table-cell table:style-name="Tableau3.A255" office:value-type="string">
            <text:p text:style-name="Standard"><text:span text:style-name="T6">SIERENTZ</text:span></text:p>
          </table:table-cell>
          <table:table-cell table:style-name="Tableau3.B255" office:value-type="string">
            <text:p text:style-name="Standard"><text:span text:style-name="T6">ZAESSINGUE</text:span></text:p>
          </table:table-cell>
          <table:table-cell table:style-name="Tableau3.C255" office:value-type="string">
            <text:p text:style-name="Standard"><text:span text:style-name="T6">68382</text:span></text:p>
          </table:table-cell>
        </table:table-row>
        <table:table-row table:style-name="Tableau3.2">
          <table:table-cell table:style-name="Tableau3.A256" office:value-type="string">
            <text:p text:style-name="Standard"><text:span text:style-name="T6">SOULTZ-HAUT-RHIN</text:span></text:p>
          </table:table-cell>
          <table:table-cell table:style-name="Tableau3.B256" office:value-type="string">
            <text:p text:style-name="Standard"><text:span text:style-name="T6">BERRWILLER</text:span></text:p>
          </table:table-cell>
          <table:table-cell table:style-name="Tableau3.C256" office:value-type="string">
            <text:p text:style-name="Standard"><text:span text:style-name="T6">68032</text:span></text:p>
          </table:table-cell>
        </table:table-row>
        <table:table-row table:style-name="Tableau3.2">
          <table:table-cell table:style-name="Tableau3.A257" office:value-type="string">
            <text:p text:style-name="Standard"><text:span text:style-name="T6">SOULTZ-HAUT-RHIN</text:span></text:p>
          </table:table-cell>
          <table:table-cell table:style-name="Tableau3.B257" office:value-type="string">
            <text:p text:style-name="Standard"><text:span text:style-name="T6">HARTMANNSWILLER</text:span></text:p>
          </table:table-cell>
          <table:table-cell table:style-name="Tableau3.C257" office:value-type="string">
            <text:p text:style-name="Standard"><text:span text:style-name="T6">68122</text:span></text:p>
          </table:table-cell>
        </table:table-row>
        <table:table-row table:style-name="Tableau3.2">
          <table:table-cell table:style-name="Tableau3.A258" office:value-type="string">
            <text:p text:style-name="Standard"><text:span text:style-name="T6">SOULTZ-HAUT-RHIN</text:span></text:p>
          </table:table-cell>
          <table:table-cell table:style-name="Tableau3.B258" office:value-type="string">
            <text:p text:style-name="Standard"><text:span text:style-name="T6">ISSENHEIM</text:span></text:p>
          </table:table-cell>
          <table:table-cell table:style-name="Tableau3.C258" office:value-type="string">
            <text:p text:style-name="Standard"><text:span text:style-name="T6">68156</text:span></text:p>
          </table:table-cell>
        </table:table-row>
        <table:table-row table:style-name="Tableau3.2">
          <table:table-cell table:style-name="Tableau3.A259" office:value-type="string">
            <text:p text:style-name="Standard"><text:span text:style-name="T6">SOULTZ-HAUT-RHIN</text:span></text:p>
          </table:table-cell>
          <table:table-cell table:style-name="Tableau3.B259" office:value-type="string">
            <text:p text:style-name="Standard"><text:span text:style-name="T6">JUNGHOLTZ</text:span></text:p>
          </table:table-cell>
          <table:table-cell table:style-name="Tableau3.C259" office:value-type="string">
            <text:p text:style-name="Standard"><text:span text:style-name="T6">68159</text:span></text:p>
          </table:table-cell>
        </table:table-row>
        <table:table-row table:style-name="Tableau3.2">
          <table:table-cell table:style-name="Tableau3.A260" office:value-type="string">
            <text:p text:style-name="Standard"><text:span text:style-name="T6">SOULTZ-HAUT-RHIN</text:span></text:p>
          </table:table-cell>
          <table:table-cell table:style-name="Tableau3.B260" office:value-type="string">
            <text:p text:style-name="Standard"><text:span text:style-name="T6">RAEDERSHEIM</text:span></text:p>
          </table:table-cell>
          <table:table-cell table:style-name="Tableau3.C260" office:value-type="string">
            <text:p text:style-name="Standard"><text:span text:style-name="T6">68260</text:span></text:p>
          </table:table-cell>
        </table:table-row>
        <table:table-row table:style-name="Tableau3.2">
          <table:table-cell table:style-name="Tableau3.A261" office:value-type="string">
            <text:p text:style-name="Standard"><text:span text:style-name="T6">SOULTZ-HAUT-RHIN</text:span></text:p>
          </table:table-cell>
          <table:table-cell table:style-name="Tableau3.B261" office:value-type="string">
            <text:p text:style-name="Standard"><text:span text:style-name="T6">RIMBACH PRES DE GUEBWILLER</text:span></text:p>
          </table:table-cell>
          <table:table-cell table:style-name="Tableau3.C261" office:value-type="string">
            <text:p text:style-name="Standard"><text:span text:style-name="T6">68274</text:span></text:p>
          </table:table-cell>
        </table:table-row>
        <table:table-row table:style-name="Tableau3.2">
          <table:table-cell table:style-name="Tableau3.A262" office:value-type="string">
            <text:p text:style-name="Standard"><text:span text:style-name="T6">SOULTZ-HAUT-RHIN</text:span></text:p>
          </table:table-cell>
          <table:table-cell table:style-name="Tableau3.B262" office:value-type="string">
            <text:p text:style-name="Standard"><text:span text:style-name="T6">RIMBACHZELL</text:span></text:p>
          </table:table-cell>
          <table:table-cell table:style-name="Tableau3.C262" office:value-type="string">
            <text:p text:style-name="Standard"><text:span text:style-name="T6">68276</text:span></text:p>
          </table:table-cell>
        </table:table-row>
        <table:table-row table:style-name="Tableau3.2">
          <table:table-cell table:style-name="Tableau3.A263" office:value-type="string">
            <text:p text:style-name="Standard"><text:span text:style-name="T6">SOULTZ-HAUT</text:span><text:soft-page-break/><text:span text:style-name="T6">-RHIN</text:span></text:p>
          </table:table-cell>
          <table:table-cell table:style-name="Tableau3.B263" office:value-type="string">
            <text:p text:style-name="Standard"><text:span text:style-name="T6">SOULTZ-HAUT-RHI</text:span><text:soft-page-break/><text:span text:style-name="T6">N</text:span></text:p>
          </table:table-cell>
          <table:table-cell table:style-name="Tableau3.C263" office:value-type="string">
            <text:p text:style-name="Standard"><text:span text:style-name="T6">68315</text:span></text:p>
          </table:table-cell>
        </table:table-row>
        <table:table-row table:style-name="Tableau3.2">
          <table:table-cell table:style-name="Tableau3.A264" office:value-type="string">
            <text:p text:style-name="Standard"><text:span text:style-name="T6">SOULTZ-HAUT-RHIN</text:span></text:p>
          </table:table-cell>
          <table:table-cell table:style-name="Tableau3.B264" office:value-type="string">
            <text:p text:style-name="Standard"><text:span text:style-name="T6">WUENHEIM</text:span></text:p>
          </table:table-cell>
          <table:table-cell table:style-name="Tableau3.C264" office:value-type="string">
            <text:p text:style-name="Standard"><text:span text:style-name="T6">68381</text:span></text:p>
          </table:table-cell>
        </table:table-row>
        <table:table-row table:style-name="Tableau3.2">
          <table:table-cell table:style-name="Tableau3.A265" office:value-type="string">
            <text:p text:style-name="Standard"><text:span text:style-name="T6">SUNDGAU REGROUPE</text:span></text:p>
          </table:table-cell>
          <table:table-cell table:style-name="Tableau3.B265" office:value-type="string">
            <text:p text:style-name="Standard"><text:span text:style-name="T6">ALTKIRCH</text:span></text:p>
          </table:table-cell>
          <table:table-cell table:style-name="Tableau3.C265" office:value-type="string">
            <text:p text:style-name="Standard"><text:span text:style-name="T6">68004</text:span></text:p>
          </table:table-cell>
        </table:table-row>
        <table:table-row table:style-name="Tableau3.2">
          <table:table-cell table:style-name="Tableau3.A266" office:value-type="string">
            <text:p text:style-name="Standard"><text:span text:style-name="T6">SUNDGAU REGROUPE</text:span></text:p>
          </table:table-cell>
          <table:table-cell table:style-name="Tableau3.B266" office:value-type="string">
            <text:p text:style-name="Standard"><text:span text:style-name="T6">ASPACH</text:span></text:p>
          </table:table-cell>
          <table:table-cell table:style-name="Tableau3.C266" office:value-type="string">
            <text:p text:style-name="Standard"><text:span text:style-name="T6">68010</text:span></text:p>
          </table:table-cell>
        </table:table-row>
        <table:table-row table:style-name="Tableau3.2">
          <table:table-cell table:style-name="Tableau3.A267" office:value-type="string">
            <text:p text:style-name="Standard"><text:span text:style-name="T6">SUNDGAU REGROUPE</text:span></text:p>
          </table:table-cell>
          <table:table-cell table:style-name="Tableau3.B267" office:value-type="string">
            <text:p text:style-name="Standard"><text:span text:style-name="T6">BALLERSDORF</text:span></text:p>
          </table:table-cell>
          <table:table-cell table:style-name="Tableau3.C267" office:value-type="string">
            <text:p text:style-name="Standard"><text:span text:style-name="T6">68017</text:span></text:p>
          </table:table-cell>
        </table:table-row>
        <table:table-row table:style-name="Tableau3.2">
          <table:table-cell table:style-name="Tableau3.A268" office:value-type="string">
            <text:p text:style-name="Standard"><text:span text:style-name="T6">SUNDGAU REGROUPE</text:span></text:p>
          </table:table-cell>
          <table:table-cell table:style-name="Tableau3.B268" office:value-type="string">
            <text:p text:style-name="Standard"><text:span text:style-name="T6">BERENTZWILLER</text:span></text:p>
          </table:table-cell>
          <table:table-cell table:style-name="Tableau3.C268" office:value-type="string">
            <text:p text:style-name="Standard"><text:span text:style-name="T6">68027</text:span></text:p>
          </table:table-cell>
        </table:table-row>
        <table:table-row table:style-name="Tableau3.2">
          <table:table-cell table:style-name="Tableau3.A269" office:value-type="string">
            <text:p text:style-name="Standard"><text:span text:style-name="T6">SUNDGAU REGROUPE</text:span></text:p>
          </table:table-cell>
          <table:table-cell table:style-name="Tableau3.B269" office:value-type="string">
            <text:p text:style-name="Standard"><text:span text:style-name="T6">BETTENDORF</text:span></text:p>
          </table:table-cell>
          <table:table-cell table:style-name="Tableau3.C269" office:value-type="string">
            <text:p text:style-name="Standard"><text:span text:style-name="T6">68033</text:span></text:p>
          </table:table-cell>
        </table:table-row>
        <table:table-row table:style-name="Tableau3.2">
          <table:table-cell table:style-name="Tableau3.A270" office:value-type="string">
            <text:p text:style-name="Standard"><text:span text:style-name="T6">SUNDGAU REGROUPE</text:span></text:p>
          </table:table-cell>
          <table:table-cell table:style-name="Tableau3.B270" office:value-type="string">
            <text:p text:style-name="Standard"><text:span text:style-name="T6">CARSPACH</text:span></text:p>
          </table:table-cell>
          <table:table-cell table:style-name="Tableau3.C270" office:value-type="string">
            <text:p text:style-name="Standard"><text:span text:style-name="T6">68062</text:span></text:p>
          </table:table-cell>
        </table:table-row>
        <table:table-row table:style-name="Tableau3.2">
          <table:table-cell table:style-name="Tableau3.A271" office:value-type="string">
            <text:p text:style-name="Standard"><text:span text:style-name="T6">SUNDGAU REGROUPE</text:span></text:p>
          </table:table-cell>
          <table:table-cell table:style-name="Tableau3.B271" office:value-type="string">
            <text:p text:style-name="Standard"><text:span text:style-name="T6">EGLINGEN</text:span></text:p>
          </table:table-cell>
          <table:table-cell table:style-name="Tableau3.C271" office:value-type="string">
            <text:p text:style-name="Standard"><text:span text:style-name="T6">68077</text:span></text:p>
          </table:table-cell>
        </table:table-row>
        <table:table-row table:style-name="Tableau3.2">
          <table:table-cell table:style-name="Tableau3.A272" office:value-type="string">
            <text:p text:style-name="Standard"><text:span text:style-name="T6">SUNDGAU REGROUPE</text:span></text:p>
          </table:table-cell>
          <table:table-cell table:style-name="Tableau3.B272" office:value-type="string">
            <text:p text:style-name="Standard"><text:span text:style-name="T6">EMLINGEN</text:span></text:p>
          </table:table-cell>
          <table:table-cell table:style-name="Tableau3.C272" office:value-type="string">
            <text:p text:style-name="Standard"><text:span text:style-name="T6">68080</text:span></text:p>
          </table:table-cell>
        </table:table-row>
        <table:table-row table:style-name="Tableau3.2">
          <table:table-cell table:style-name="Tableau3.A273" office:value-type="string">
            <text:p text:style-name="Standard"><text:span text:style-name="T6">SUNDGAU REGROUPE</text:span></text:p>
          </table:table-cell>
          <table:table-cell table:style-name="Tableau3.B273" office:value-type="string">
            <text:p text:style-name="Standard"><text:span text:style-name="T6">SAINT-BERNARD</text:span></text:p>
          </table:table-cell>
          <table:table-cell table:style-name="Tableau3.C273" office:value-type="string">
            <text:p text:style-name="Standard"><text:span text:style-name="T6">68081</text:span></text:p>
          </table:table-cell>
        </table:table-row>
        <table:table-row table:style-name="Tableau3.2">
          <table:table-cell table:style-name="Tableau3.A274" office:value-type="string">
            <text:p text:style-name="Standard"><text:span text:style-name="T6">SUNDGAU REGROUPE</text:span></text:p>
          </table:table-cell>
          <table:table-cell table:style-name="Tableau3.B274" office:value-type="string">
            <text:p text:style-name="Standard"><text:span text:style-name="T6">FRANKEN</text:span></text:p>
          </table:table-cell>
          <table:table-cell table:style-name="Tableau3.C274" office:value-type="string">
            <text:p text:style-name="Standard"><text:span text:style-name="T6">68096</text:span></text:p>
          </table:table-cell>
        </table:table-row>
        <table:table-row table:style-name="Tableau3.2">
          <table:table-cell table:style-name="Tableau3.A275" office:value-type="string">
            <text:p text:style-name="Standard"><text:span text:style-name="T6">SUNDGAU REGROUPE</text:span></text:p>
          </table:table-cell>
          <table:table-cell table:style-name="Tableau3.B275" office:value-type="string">
            <text:p text:style-name="Standard"><text:span text:style-name="T6">HAGENBACH</text:span></text:p>
          </table:table-cell>
          <table:table-cell table:style-name="Tableau3.C275" office:value-type="string">
            <text:p text:style-name="Standard"><text:span text:style-name="T6">68119</text:span></text:p>
          </table:table-cell>
        </table:table-row>
        <table:table-row table:style-name="Tableau3.2">
          <table:table-cell table:style-name="Tableau3.A276" office:value-type="string">
            <text:p text:style-name="Standard"><text:span text:style-name="T6">SUNDGAU REGROUPE</text:span></text:p>
          </table:table-cell>
          <table:table-cell table:style-name="Tableau3.B276" office:value-type="string">
            <text:p text:style-name="Standard"><text:span text:style-name="T6">HAUSGAUEN</text:span></text:p>
          </table:table-cell>
          <table:table-cell table:style-name="Tableau3.C276" office:value-type="string">
            <text:p text:style-name="Standard"><text:span text:style-name="T6">68124</text:span></text:p>
          </table:table-cell>
        </table:table-row>
        <table:table-row table:style-name="Tableau3.2">
          <table:table-cell table:style-name="Tableau3.A277" office:value-type="string">
            <text:p text:style-name="Standard"><text:span text:style-name="T6">SUNDGAU REGROUPE</text:span></text:p>
          </table:table-cell>
          <table:table-cell table:style-name="Tableau3.B277" office:value-type="string">
            <text:p text:style-name="Standard"><text:span text:style-name="T6">HEIMERSDORF</text:span></text:p>
          </table:table-cell>
          <table:table-cell table:style-name="Tableau3.C277" office:value-type="string">
            <text:p text:style-name="Standard"><text:span text:style-name="T6">68128</text:span></text:p>
          </table:table-cell>
        </table:table-row>
        <table:table-row table:style-name="Tableau3.2">
          <table:table-cell table:style-name="Tableau3.A278" office:value-type="string">
            <text:p text:style-name="Standard"><text:span text:style-name="T6">SUNDGAU REGROUPE</text:span></text:p>
          </table:table-cell>
          <table:table-cell table:style-name="Tableau3.B278" office:value-type="string">
            <text:p text:style-name="Standard"><text:span text:style-name="T6">HEIWILLER</text:span></text:p>
          </table:table-cell>
          <table:table-cell table:style-name="Tableau3.C278" office:value-type="string">
            <text:p text:style-name="Standard"><text:span text:style-name="T6">68131</text:span></text:p>
          </table:table-cell>
        </table:table-row>
        <table:table-row table:style-name="Tableau3.2">
          <table:table-cell table:style-name="Tableau3.A279" office:value-type="string">
            <text:p text:style-name="Standard"><text:span text:style-name="T6">SUNDGAU REGROUPE</text:span></text:p>
          </table:table-cell>
          <table:table-cell table:style-name="Tableau3.B279" office:value-type="string">
            <text:p text:style-name="Standard"><text:span text:style-name="T6">HENFLINGEN</text:span></text:p>
          </table:table-cell>
          <table:table-cell table:style-name="Tableau3.C279" office:value-type="string">
            <text:p text:style-name="Standard"><text:span text:style-name="T6">68133</text:span></text:p>
          </table:table-cell>
        </table:table-row>
        <table:table-row table:style-name="Tableau3.2">
          <table:table-cell table:style-name="Tableau3.A280" office:value-type="string">
            <text:p text:style-name="Standard"><text:span text:style-name="T6">SUNDGAU REGRO</text:span><text:soft-page-break/><text:span text:style-name="T6">UPE</text:span></text:p>
          </table:table-cell>
          <table:table-cell table:style-name="Tableau3.B280" office:value-type="string">
            <text:p text:style-name="Standard"><text:span text:style-name="T6">HIRSINGUE</text:span></text:p>
          </table:table-cell>
          <table:table-cell table:style-name="Tableau3.C280" office:value-type="string">
            <text:p text:style-name="Standard"><text:span text:style-name="T6">68138</text:span></text:p>
          </table:table-cell>
        </table:table-row>
        <table:table-row table:style-name="Tableau3.54">
          <table:table-cell table:style-name="Tableau3.A110" office:value-type="string">
            <text:p text:style-name="P1"><text:span text:style-name="T5">Territoires de PDS</text:span></text:p>
          </table:table-cell>
          <table:table-cell table:style-name="Tableau3.A110" office:value-type="string">
            <text:p text:style-name="P1"><text:span text:style-name="T5">Libellé commune</text:span></text:p>
          </table:table-cell>
          <table:table-cell table:style-name="Tableau3.A110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282" office:value-type="string">
            <text:p text:style-name="Standard"><text:span text:style-name="T6">SUNDGAU REGROUPE</text:span></text:p>
          </table:table-cell>
          <table:table-cell table:style-name="Tableau3.B282" office:value-type="string">
            <text:p text:style-name="Standard"><text:span text:style-name="T6">HIRTZBACH</text:span></text:p>
          </table:table-cell>
          <table:table-cell table:style-name="Tableau3.C282" office:value-type="string">
            <text:p text:style-name="Standard"><text:span text:style-name="T6">68139</text:span></text:p>
          </table:table-cell>
        </table:table-row>
        <table:table-row table:style-name="Tableau3.2">
          <table:table-cell table:style-name="Tableau3.A283" office:value-type="string">
            <text:p text:style-name="Standard"><text:span text:style-name="T6">SUNDGAU REGROUPE</text:span></text:p>
          </table:table-cell>
          <table:table-cell table:style-name="Tableau3.B283" office:value-type="string">
            <text:p text:style-name="Standard"><text:span text:style-name="T6">HUNDSBACH</text:span></text:p>
          </table:table-cell>
          <table:table-cell table:style-name="Tableau3.C283" office:value-type="string">
            <text:p text:style-name="Standard"><text:span text:style-name="T6">68148</text:span></text:p>
          </table:table-cell>
        </table:table-row>
        <table:table-row table:style-name="Tableau3.2">
          <table:table-cell table:style-name="Tableau3.A284" office:value-type="string">
            <text:p text:style-name="Standard"><text:span text:style-name="T6">SUNDGAU REGROUPE</text:span></text:p>
          </table:table-cell>
          <table:table-cell table:style-name="Tableau3.B284" office:value-type="string">
            <text:p text:style-name="Standard"><text:span text:style-name="T6">JETTINGEN</text:span></text:p>
          </table:table-cell>
          <table:table-cell table:style-name="Tableau3.C284" office:value-type="string">
            <text:p text:style-name="Standard"><text:span text:style-name="T6">68158</text:span></text:p>
          </table:table-cell>
        </table:table-row>
        <table:table-row table:style-name="Tableau3.2">
          <table:table-cell table:style-name="Tableau3.A285" office:value-type="string">
            <text:p text:style-name="Standard"><text:span text:style-name="T6">SUNDGAU REGROUPE</text:span></text:p>
          </table:table-cell>
          <table:table-cell table:style-name="Tableau3.B285" office:value-type="string">
            <text:p text:style-name="Standard"><text:span text:style-name="T6">OBERMORSCHWILLER</text:span></text:p>
          </table:table-cell>
          <table:table-cell table:style-name="Tableau3.C285" office:value-type="string">
            <text:p text:style-name="Standard"><text:span text:style-name="T6">68245</text:span></text:p>
          </table:table-cell>
        </table:table-row>
        <table:table-row table:style-name="Tableau3.2">
          <table:table-cell table:style-name="Tableau3.A286" office:value-type="string">
            <text:p text:style-name="Standard"><text:span text:style-name="T6">SUNDGAU REGROUPE</text:span></text:p>
          </table:table-cell>
          <table:table-cell table:style-name="Tableau3.B286" office:value-type="string">
            <text:p text:style-name="Standard"><text:span text:style-name="T6">RUEDERBACH</text:span></text:p>
          </table:table-cell>
          <table:table-cell table:style-name="Tableau3.C286" office:value-type="string">
            <text:p text:style-name="Standard"><text:span text:style-name="T6">68288</text:span></text:p>
          </table:table-cell>
        </table:table-row>
        <table:table-row table:style-name="Tableau3.2">
          <table:table-cell table:style-name="Tableau3.A287" office:value-type="string">
            <text:p text:style-name="Standard"><text:span text:style-name="T6">SUNDGAU REGROUPE</text:span></text:p>
          </table:table-cell>
          <table:table-cell table:style-name="Tableau3.B287" office:value-type="string">
            <text:p text:style-name="Standard"><text:span text:style-name="T6">SCHWOBEN</text:span></text:p>
          </table:table-cell>
          <table:table-cell table:style-name="Tableau3.C287" office:value-type="string">
            <text:p text:style-name="Standard"><text:span text:style-name="T6">68303</text:span></text:p>
          </table:table-cell>
        </table:table-row>
        <table:table-row table:style-name="Tableau3.2">
          <table:table-cell table:style-name="Tableau3.A288" office:value-type="string">
            <text:p text:style-name="Standard"><text:span text:style-name="T6">SUNDGAU REGROUPE</text:span></text:p>
          </table:table-cell>
          <table:table-cell table:style-name="Tableau3.B288" office:value-type="string">
            <text:p text:style-name="Standard"><text:span text:style-name="T6">TAGSDORF</text:span></text:p>
          </table:table-cell>
          <table:table-cell table:style-name="Tableau3.C288" office:value-type="string">
            <text:p text:style-name="Standard"><text:span text:style-name="T6">68333</text:span></text:p>
          </table:table-cell>
        </table:table-row>
        <table:table-row table:style-name="Tableau3.2">
          <table:table-cell table:style-name="Tableau3.A289" office:value-type="string">
            <text:p text:style-name="Standard"><text:span text:style-name="T6">SUNDGAU REGROUPE</text:span></text:p>
          </table:table-cell>
          <table:table-cell table:style-name="Tableau3.B289" office:value-type="string">
            <text:p text:style-name="Standard"><text:span text:style-name="T6">WALHEIM</text:span></text:p>
          </table:table-cell>
          <table:table-cell table:style-name="Tableau3.C289" office:value-type="string">
            <text:p text:style-name="Standard"><text:span text:style-name="T6">68356</text:span></text:p>
          </table:table-cell>
        </table:table-row>
        <table:table-row table:style-name="Tableau3.2">
          <table:table-cell table:style-name="Tableau3.A290" office:value-type="string">
            <text:p text:style-name="Standard"><text:span text:style-name="T6">SUNDGAU REGROUPE</text:span></text:p>
          </table:table-cell>
          <table:table-cell table:style-name="Tableau3.B290" office:value-type="string">
            <text:p text:style-name="Standard"><text:span text:style-name="T6">WILLER</text:span></text:p>
          </table:table-cell>
          <table:table-cell table:style-name="Tableau3.C290" office:value-type="string">
            <text:p text:style-name="Standard"><text:span text:style-name="T6">68371</text:span></text:p>
          </table:table-cell>
        </table:table-row>
        <table:table-row table:style-name="Tableau3.2">
          <table:table-cell table:style-name="Tableau3.A291" office:value-type="string">
            <text:p text:style-name="Standard"><text:span text:style-name="T6">SUNDGAU REGROUPE</text:span></text:p>
          </table:table-cell>
          <table:table-cell table:style-name="Tableau3.B291" office:value-type="string">
            <text:p text:style-name="Standard"><text:span text:style-name="T6">WITTERSDORF</text:span></text:p>
          </table:table-cell>
          <table:table-cell table:style-name="Tableau3.C291" office:value-type="string">
            <text:p text:style-name="Standard"><text:span text:style-name="T6">68377</text:span></text:p>
          </table:table-cell>
        </table:table-row>
        <table:table-row table:style-name="Tableau3.2">
          <table:table-cell table:style-name="Tableau3.A292" office:value-type="string">
            <text:p text:style-name="Standard"><text:span text:style-name="T6">SUNDGAU REGROUPE</text:span></text:p>
          </table:table-cell>
          <table:table-cell table:style-name="Tableau3.B292" office:value-type="string">
            <text:p text:style-name="Standard"><text:span text:style-name="T6">ALTENACH</text:span></text:p>
          </table:table-cell>
          <table:table-cell table:style-name="Tableau3.C292" office:value-type="string">
            <text:p text:style-name="Standard"><text:span text:style-name="T6">68002</text:span></text:p>
          </table:table-cell>
        </table:table-row>
        <table:table-row table:style-name="Tableau3.2">
          <table:table-cell table:style-name="Tableau3.A293" office:value-type="string">
            <text:p text:style-name="Standard"><text:span text:style-name="T6">SUNDGAU REGROUPE</text:span></text:p>
          </table:table-cell>
          <table:table-cell table:style-name="Tableau3.B293" office:value-type="string">
            <text:p text:style-name="Standard"><text:span text:style-name="T6">AMMERZWILLER</text:span></text:p>
          </table:table-cell>
          <table:table-cell table:style-name="Tableau3.C293" office:value-type="string">
            <text:p text:style-name="Standard"><text:span text:style-name="T6">68006</text:span></text:p>
          </table:table-cell>
        </table:table-row>
        <table:table-row table:style-name="Tableau3.2">
          <table:table-cell table:style-name="Tableau3.A294" office:value-type="string">
            <text:p text:style-name="Standard"><text:span text:style-name="T6">SUNDGAU REGROUPE</text:span></text:p>
          </table:table-cell>
          <table:table-cell table:style-name="Tableau3.B294" office:value-type="string">
            <text:p text:style-name="Standard"><text:span text:style-name="T6">BALSCHWILLER</text:span></text:p>
          </table:table-cell>
          <table:table-cell table:style-name="Tableau3.C294" office:value-type="string">
            <text:p text:style-name="Standard"><text:span text:style-name="T6">68018</text:span></text:p>
          </table:table-cell>
        </table:table-row>
        <table:table-row table:style-name="Tableau3.2">
          <table:table-cell table:style-name="Tableau3.A295" office:value-type="string">
            <text:p text:style-name="Standard"><text:span text:style-name="T6">SUNDGAU REGROUPE</text:span></text:p>
          </table:table-cell>
          <table:table-cell table:style-name="Tableau3.B295" office:value-type="string">
            <text:p text:style-name="Standard"><text:span text:style-name="T6">BELLEMAGNY</text:span></text:p>
          </table:table-cell>
          <table:table-cell table:style-name="Tableau3.C295" office:value-type="string">
            <text:p text:style-name="Standard"><text:span text:style-name="T6">68024</text:span></text:p>
          </table:table-cell>
        </table:table-row>
        <table:table-row table:style-name="Tableau3.2">
          <table:table-cell table:style-name="Tableau3.A296" office:value-type="string">
            <text:p text:style-name="Standard"><text:span text:style-name="T6">SUNDGAU REGROUPE</text:span></text:p>
          </table:table-cell>
          <table:table-cell table:style-name="Tableau3.B296" office:value-type="string">
            <text:p text:style-name="Standard"><text:span text:style-name="T6">BRECHAUMONT</text:span></text:p>
          </table:table-cell>
          <table:table-cell table:style-name="Tableau3.C296" office:value-type="string">
            <text:p text:style-name="Standard"><text:span text:style-name="T6">68050</text:span></text:p>
          </table:table-cell>
        </table:table-row>
        <table:table-row table:style-name="Tableau3.2">
          <table:table-cell table:style-name="Tableau3.A297" office:value-type="string">
            <text:p text:style-name="Standard"><text:span text:style-name="T6">SUNDGAU </text:span><text:soft-page-break/><text:span text:style-name="T6">REGROUPE</text:span></text:p>
          </table:table-cell>
          <table:table-cell table:style-name="Tableau3.B297" office:value-type="string">
            <text:p text:style-name="Standard"><text:span text:style-name="T6">BRETTEN</text:span></text:p>
          </table:table-cell>
          <table:table-cell table:style-name="Tableau3.C297" office:value-type="string">
            <text:p text:style-name="Standard"><text:span text:style-name="T6">68052</text:span></text:p>
          </table:table-cell>
        </table:table-row>
        <table:table-row table:style-name="Tableau3.2">
          <table:table-cell table:style-name="Tableau3.A298" office:value-type="string">
            <text:p text:style-name="Standard"><text:span text:style-name="T6">SUNDGAU REGROUPE</text:span></text:p>
          </table:table-cell>
          <table:table-cell table:style-name="Tableau3.B298" office:value-type="string">
            <text:p text:style-name="Standard"><text:span text:style-name="T6">BUETHWILLER</text:span></text:p>
          </table:table-cell>
          <table:table-cell table:style-name="Tableau3.C298" office:value-type="string">
            <text:p text:style-name="Standard"><text:span text:style-name="T6">68057</text:span></text:p>
          </table:table-cell>
        </table:table-row>
        <table:table-row table:style-name="Tableau3.2">
          <table:table-cell table:style-name="Tableau3.A299" office:value-type="string">
            <text:p text:style-name="Standard"><text:span text:style-name="T6">SUNDGAU REGROUPE</text:span></text:p>
          </table:table-cell>
          <table:table-cell table:style-name="Tableau3.B299" office:value-type="string">
            <text:p text:style-name="Standard"><text:span text:style-name="T6">CHAVANNES-SUR-L'ETANG</text:span></text:p>
          </table:table-cell>
          <table:table-cell table:style-name="Tableau3.C299" office:value-type="string">
            <text:p text:style-name="Standard"><text:span text:style-name="T6">68065</text:span></text:p>
          </table:table-cell>
        </table:table-row>
        <table:table-row table:style-name="Tableau3.2">
          <table:table-cell table:style-name="Tableau3.A300" office:value-type="string">
            <text:p text:style-name="Standard"><text:span text:style-name="T6">SUNDGAU REGROUPE</text:span></text:p>
          </table:table-cell>
          <table:table-cell table:style-name="Tableau3.B300" office:value-type="string">
            <text:p text:style-name="Standard"><text:span text:style-name="T6">DANNEMARIE</text:span></text:p>
          </table:table-cell>
          <table:table-cell table:style-name="Tableau3.C300" office:value-type="string">
            <text:p text:style-name="Standard"><text:span text:style-name="T6">68068</text:span></text:p>
          </table:table-cell>
        </table:table-row>
        <table:table-row table:style-name="Tableau3.2">
          <table:table-cell table:style-name="Tableau3.A301" office:value-type="string">
            <text:p text:style-name="Standard"><text:span text:style-name="T6">SUNDGAU REGROUPE</text:span></text:p>
          </table:table-cell>
          <table:table-cell table:style-name="Tableau3.B301" office:value-type="string">
            <text:p text:style-name="Standard"><text:span text:style-name="T6">DIEFMATTEN</text:span></text:p>
          </table:table-cell>
          <table:table-cell table:style-name="Tableau3.C301" office:value-type="string">
            <text:p text:style-name="Standard"><text:span text:style-name="T6">68071</text:span></text:p>
          </table:table-cell>
        </table:table-row>
        <table:table-row table:style-name="Tableau3.2">
          <table:table-cell table:style-name="Tableau3.A302" office:value-type="string">
            <text:p text:style-name="Standard"><text:span text:style-name="T6">SUNDGAU REGROUPE</text:span></text:p>
          </table:table-cell>
          <table:table-cell table:style-name="Tableau3.B302" office:value-type="string">
            <text:p text:style-name="Standard"><text:span text:style-name="T6">ELBACH</text:span></text:p>
          </table:table-cell>
          <table:table-cell table:style-name="Tableau3.C302" office:value-type="string">
            <text:p text:style-name="Standard"><text:span text:style-name="T6">68079</text:span></text:p>
          </table:table-cell>
        </table:table-row>
        <table:table-row table:style-name="Tableau3.2">
          <table:table-cell table:style-name="Tableau3.A303" office:value-type="string">
            <text:p text:style-name="Standard"><text:span text:style-name="T6">SUNDGAU REGROUPE</text:span></text:p>
          </table:table-cell>
          <table:table-cell table:style-name="Tableau3.B303" office:value-type="string">
            <text:p text:style-name="Standard"><text:span text:style-name="T6">ETEIMBES</text:span></text:p>
          </table:table-cell>
          <table:table-cell table:style-name="Tableau3.C303" office:value-type="string">
            <text:p text:style-name="Standard"><text:span text:style-name="T6">68085</text:span></text:p>
          </table:table-cell>
        </table:table-row>
        <table:table-row table:style-name="Tableau3.2">
          <table:table-cell table:style-name="Tableau3.A304" office:value-type="string">
            <text:p text:style-name="Standard"><text:span text:style-name="T6">SUNDGAU REGROUPE</text:span></text:p>
          </table:table-cell>
          <table:table-cell table:style-name="Tableau3.B304" office:value-type="string">
            <text:p text:style-name="Standard"><text:span text:style-name="T6">FALKWILLER</text:span></text:p>
          </table:table-cell>
          <table:table-cell table:style-name="Tableau3.C304" office:value-type="string">
            <text:p text:style-name="Standard"><text:span text:style-name="T6">68086</text:span></text:p>
          </table:table-cell>
        </table:table-row>
        <table:table-row table:style-name="Tableau3.2">
          <table:table-cell table:style-name="Tableau3.A305" office:value-type="string">
            <text:p text:style-name="Standard"><text:span text:style-name="T6">SUNDGAU REGROUPE</text:span></text:p>
          </table:table-cell>
          <table:table-cell table:style-name="Tableau3.B305" office:value-type="string">
            <text:p text:style-name="Standard"><text:span text:style-name="T6">FULLEREN</text:span></text:p>
          </table:table-cell>
          <table:table-cell table:style-name="Tableau3.C305" office:value-type="string">
            <text:p text:style-name="Standard"><text:span text:style-name="T6">68100</text:span></text:p>
          </table:table-cell>
        </table:table-row>
        <table:table-row table:style-name="Tableau3.2">
          <table:table-cell table:style-name="Tableau3.A306" office:value-type="string">
            <text:p text:style-name="Standard"><text:span text:style-name="T6">SUNDGAU REGROUPE</text:span></text:p>
          </table:table-cell>
          <table:table-cell table:style-name="Tableau3.B306" office:value-type="string">
            <text:p text:style-name="Standard"><text:span text:style-name="T6">GILDWILLER</text:span></text:p>
          </table:table-cell>
          <table:table-cell table:style-name="Tableau3.C306" office:value-type="string">
            <text:p text:style-name="Standard"><text:span text:style-name="T6">68105</text:span></text:p>
          </table:table-cell>
        </table:table-row>
        <table:table-row table:style-name="Tableau3.2">
          <table:table-cell table:style-name="Tableau3.A307" office:value-type="string">
            <text:p text:style-name="Standard"><text:span text:style-name="T6">SUNDGAU REGROUPE</text:span></text:p>
          </table:table-cell>
          <table:table-cell table:style-name="Tableau3.B307" office:value-type="string">
            <text:p text:style-name="Standard"><text:span text:style-name="T6">GOMMERSDORF</text:span></text:p>
          </table:table-cell>
          <table:table-cell table:style-name="Tableau3.C307" office:value-type="string">
            <text:p text:style-name="Standard"><text:span text:style-name="T6">68107</text:span></text:p>
          </table:table-cell>
        </table:table-row>
        <table:table-row table:style-name="Tableau3.2">
          <table:table-cell table:style-name="Tableau3.A308" office:value-type="string">
            <text:p text:style-name="Standard"><text:span text:style-name="T6">SUNDGAU REGROUPE</text:span></text:p>
          </table:table-cell>
          <table:table-cell table:style-name="Tableau3.B308" office:value-type="string">
            <text:p text:style-name="Standard"><text:span text:style-name="T6">GUEVENATTEN</text:span></text:p>
          </table:table-cell>
          <table:table-cell table:style-name="Tableau3.C308" office:value-type="string">
            <text:p text:style-name="Standard"><text:span text:style-name="T6">68114</text:span></text:p>
          </table:table-cell>
        </table:table-row>
        <table:table-row table:style-name="Tableau3.2">
          <table:table-cell table:style-name="Tableau3.A309" office:value-type="string">
            <text:p text:style-name="Standard"><text:span text:style-name="T6">SUNDGAU REGROUPE</text:span></text:p>
          </table:table-cell>
          <table:table-cell table:style-name="Tableau3.B309" office:value-type="string">
            <text:p text:style-name="Standard"><text:span text:style-name="T6">HECKEN</text:span></text:p>
          </table:table-cell>
          <table:table-cell table:style-name="Tableau3.C309" office:value-type="string">
            <text:p text:style-name="Standard"><text:span text:style-name="T6">68125</text:span></text:p>
          </table:table-cell>
        </table:table-row>
        <table:table-row table:style-name="Tableau3.2">
          <table:table-cell table:style-name="Tableau3.A310" office:value-type="string">
            <text:p text:style-name="Standard"><text:span text:style-name="T6">SUNDGAU REGROUPE</text:span></text:p>
          </table:table-cell>
          <table:table-cell table:style-name="Tableau3.B310" office:value-type="string">
            <text:p text:style-name="Standard"><text:span text:style-name="T6">VALDIEU-LUTRAN</text:span></text:p>
          </table:table-cell>
          <table:table-cell table:style-name="Tableau3.C310" office:value-type="string">
            <text:p text:style-name="Standard"><text:span text:style-name="T6">68192</text:span></text:p>
          </table:table-cell>
        </table:table-row>
        <table:table-row table:style-name="Tableau3.2">
          <table:table-cell table:style-name="Tableau3.A311" office:value-type="string">
            <text:p text:style-name="Standard"><text:span text:style-name="T6">SUNDGAU REGROUPE</text:span></text:p>
          </table:table-cell>
          <table:table-cell table:style-name="Tableau3.B311" office:value-type="string">
            <text:p text:style-name="Standard"><text:span text:style-name="T6">MAGNY</text:span></text:p>
          </table:table-cell>
          <table:table-cell table:style-name="Tableau3.C311" office:value-type="string">
            <text:p text:style-name="Standard"><text:span text:style-name="T6">68196</text:span></text:p>
          </table:table-cell>
        </table:table-row>
        <table:table-row table:style-name="Tableau3.2">
          <table:table-cell table:style-name="Tableau3.A312" office:value-type="string">
            <text:p text:style-name="Standard"><text:span text:style-name="T6">SUNDGAU REGROUPE</text:span></text:p>
          </table:table-cell>
          <table:table-cell table:style-name="Tableau3.B312" office:value-type="string">
            <text:p text:style-name="Standard"><text:span text:style-name="T6">MANSPACH</text:span></text:p>
          </table:table-cell>
          <table:table-cell table:style-name="Tableau3.C312" office:value-type="string">
            <text:p text:style-name="Standard"><text:span text:style-name="T6">68200</text:span></text:p>
          </table:table-cell>
        </table:table-row>
        <table:table-row table:style-name="Tableau3.2">
          <table:table-cell table:style-name="Tableau3.A313" office:value-type="string">
            <text:p text:style-name="Standard"><text:span text:style-name="T6">SUNDGAU REGROUPE</text:span></text:p>
          </table:table-cell>
          <table:table-cell table:style-name="Tableau3.B313" office:value-type="string">
            <text:p text:style-name="Standard"><text:span text:style-name="T6">MERTZEN</text:span></text:p>
          </table:table-cell>
          <table:table-cell table:style-name="Tableau3.C313" office:value-type="string">
            <text:p text:style-name="Standard"><text:span text:style-name="T6">68202</text:span></text:p>
          </table:table-cell>
        </table:table-row>
        <table:table-row table:style-name="Tableau3.2">
          <table:table-cell table:style-name="Tableau3.A314" office:value-type="string">
            <text:p text:style-name="Standard"><text:span text:style-name="T6">SUNDG</text:span><text:soft-page-break/><text:span text:style-name="T6">AU REGROUPE</text:span></text:p>
          </table:table-cell>
          <table:table-cell table:style-name="Tableau3.B314" office:value-type="string">
            <text:p text:style-name="Standard"><text:span text:style-name="T6">MONTRE</text:span><text:soft-page-break/><text:span text:style-name="T6">UX-JEUNE</text:span></text:p>
          </table:table-cell>
          <table:table-cell table:style-name="Tableau3.C314" office:value-type="string">
            <text:p text:style-name="Standard"><text:span text:style-name="T6">68214</text:span></text:p>
          </table:table-cell>
        </table:table-row>
        <table:table-row table:style-name="Tableau3.2">
          <table:table-cell table:style-name="Tableau3.A315" office:value-type="string">
            <text:p text:style-name="Standard"><text:span text:style-name="T6">SUNDGAU REGROUPE</text:span></text:p>
          </table:table-cell>
          <table:table-cell table:style-name="Tableau3.B315" office:value-type="string">
            <text:p text:style-name="Standard"><text:span text:style-name="T6">MONTREUX-VIEUX</text:span></text:p>
          </table:table-cell>
          <table:table-cell table:style-name="Tableau3.C315" office:value-type="string">
            <text:p text:style-name="Standard"><text:span text:style-name="T6">68215</text:span></text:p>
          </table:table-cell>
        </table:table-row>
        <table:table-row table:style-name="Tableau3.2">
          <table:table-cell table:style-name="Tableau3.A316" office:value-type="string">
            <text:p text:style-name="Standard"><text:span text:style-name="T6">SUNDGAU REGROUPE</text:span></text:p>
          </table:table-cell>
          <table:table-cell table:style-name="Tableau3.B316" office:value-type="string">
            <text:p text:style-name="Standard"><text:span text:style-name="T6">MORTZWILLER</text:span></text:p>
          </table:table-cell>
          <table:table-cell table:style-name="Tableau3.C316" office:value-type="string">
            <text:p text:style-name="Standard"><text:span text:style-name="T6">68219</text:span></text:p>
          </table:table-cell>
        </table:table-row>
        <table:table-row table:style-name="Tableau3.2">
          <table:table-cell table:style-name="Tableau3.A317" office:value-type="string">
            <text:p text:style-name="Standard"><text:span text:style-name="T6">SUNDGAU REGROUPE</text:span></text:p>
          </table:table-cell>
          <table:table-cell table:style-name="Tableau3.B317" office:value-type="string">
            <text:p text:style-name="Standard"><text:span text:style-name="T6">RETZWILLER</text:span></text:p>
          </table:table-cell>
          <table:table-cell table:style-name="Tableau3.C317" office:value-type="string">
            <text:p text:style-name="Standard"><text:span text:style-name="T6">68268</text:span></text:p>
          </table:table-cell>
        </table:table-row>
        <table:table-row table:style-name="Tableau3.2">
          <table:table-cell table:style-name="Tableau3.A318" office:value-type="string">
            <text:p text:style-name="Standard"><text:span text:style-name="T6">SUNDGAU REGROUPE</text:span></text:p>
          </table:table-cell>
          <table:table-cell table:style-name="Tableau3.B318" office:value-type="string">
            <text:p text:style-name="Standard"><text:span text:style-name="T6">ROMAGNY</text:span></text:p>
          </table:table-cell>
          <table:table-cell table:style-name="Tableau3.C318" office:value-type="string">
            <text:p text:style-name="Standard"><text:span text:style-name="T6">68282</text:span></text:p>
          </table:table-cell>
        </table:table-row>
        <table:table-row table:style-name="Tableau3.2">
          <table:table-cell table:style-name="Tableau3.A319" office:value-type="string">
            <text:p text:style-name="Standard"><text:span text:style-name="T6">SUNDGAU REGROUPE</text:span></text:p>
          </table:table-cell>
          <table:table-cell table:style-name="Tableau3.B319" office:value-type="string">
            <text:p text:style-name="Standard"><text:span text:style-name="T6">SAINT-COSME</text:span></text:p>
          </table:table-cell>
          <table:table-cell table:style-name="Tableau3.C319" office:value-type="string">
            <text:p text:style-name="Standard"><text:span text:style-name="T6">68293</text:span></text:p>
          </table:table-cell>
        </table:table-row>
        <table:table-row table:style-name="Tableau3.2">
          <table:table-cell table:style-name="Tableau3.A320" office:value-type="string">
            <text:p text:style-name="Standard"><text:span text:style-name="T6">SUNDGAU REGROUPE</text:span></text:p>
          </table:table-cell>
          <table:table-cell table:style-name="Tableau3.B320" office:value-type="string">
            <text:p text:style-name="Standard"><text:span text:style-name="T6">SAINT-ULRICH</text:span></text:p>
          </table:table-cell>
          <table:table-cell table:style-name="Tableau3.C320" office:value-type="string">
            <text:p text:style-name="Standard"><text:span text:style-name="T6">68299</text:span></text:p>
          </table:table-cell>
        </table:table-row>
        <table:table-row table:style-name="Tableau3.2">
          <table:table-cell table:style-name="Tableau3.A321" office:value-type="string">
            <text:p text:style-name="Standard"><text:span text:style-name="T6">SUNDGAU REGROUPE</text:span></text:p>
          </table:table-cell>
          <table:table-cell table:style-name="Tableau3.B321" office:value-type="string">
            <text:p text:style-name="Standard"><text:span text:style-name="T6">STERNENBERG</text:span></text:p>
          </table:table-cell>
          <table:table-cell table:style-name="Tableau3.C321" office:value-type="string">
            <text:p text:style-name="Standard"><text:span text:style-name="T6">68326</text:span></text:p>
          </table:table-cell>
        </table:table-row>
        <table:table-row table:style-name="Tableau3.2">
          <table:table-cell table:style-name="Tableau3.A322" office:value-type="string">
            <text:p text:style-name="Standard"><text:span text:style-name="T6">SUNDGAU REGROUPE</text:span></text:p>
          </table:table-cell>
          <table:table-cell table:style-name="Tableau3.B322" office:value-type="string">
            <text:p text:style-name="Standard"><text:span text:style-name="T6">TRAUBACH-LE-BAS</text:span></text:p>
          </table:table-cell>
          <table:table-cell table:style-name="Tableau3.C322" office:value-type="string">
            <text:p text:style-name="Standard"><text:span text:style-name="T6">68336</text:span></text:p>
          </table:table-cell>
        </table:table-row>
        <table:table-row table:style-name="Tableau3.2">
          <table:table-cell table:style-name="Tableau3.A323" office:value-type="string">
            <text:p text:style-name="Standard"><text:span text:style-name="T6">SUNDGAU REGROUPE</text:span></text:p>
          </table:table-cell>
          <table:table-cell table:style-name="Tableau3.B323" office:value-type="string">
            <text:p text:style-name="Standard"><text:span text:style-name="T6">TRAUBACH-LE-HAUT</text:span></text:p>
          </table:table-cell>
          <table:table-cell table:style-name="Tableau3.C323" office:value-type="string">
            <text:p text:style-name="Standard"><text:span text:style-name="T6">68337</text:span></text:p>
          </table:table-cell>
        </table:table-row>
        <table:table-row table:style-name="Tableau3.2">
          <table:table-cell table:style-name="Tableau3.A324" office:value-type="string">
            <text:p text:style-name="Standard"><text:span text:style-name="T6">SUNDGAU REGROUPE</text:span></text:p>
          </table:table-cell>
          <table:table-cell table:style-name="Tableau3.B324" office:value-type="string">
            <text:p text:style-name="Standard"><text:span text:style-name="T6">WOLFERSDORF</text:span></text:p>
          </table:table-cell>
          <table:table-cell table:style-name="Tableau3.C324" office:value-type="string">
            <text:p text:style-name="Standard"><text:span text:style-name="T6">68378</text:span></text:p>
          </table:table-cell>
        </table:table-row>
        <table:table-row table:style-name="Tableau3.2">
          <table:table-cell table:style-name="Tableau3.A325" office:value-type="string">
            <text:p text:style-name="Standard"><text:span text:style-name="T6">SUNDGAU REGROUPE</text:span></text:p>
          </table:table-cell>
          <table:table-cell table:style-name="Tableau3.B325" office:value-type="string">
            <text:p text:style-name="Standard"><text:span text:style-name="T6">BENDORF</text:span></text:p>
          </table:table-cell>
          <table:table-cell table:style-name="Tableau3.C325" office:value-type="string">
            <text:p text:style-name="Standard"><text:span text:style-name="T6">68025</text:span></text:p>
          </table:table-cell>
        </table:table-row>
        <table:table-row table:style-name="Tableau3.2">
          <table:table-cell table:style-name="Tableau3.A326" office:value-type="string">
            <text:p text:style-name="Standard"><text:span text:style-name="T6">SUNDGAU REGROUPE</text:span></text:p>
          </table:table-cell>
          <table:table-cell table:style-name="Tableau3.B326" office:value-type="string">
            <text:p text:style-name="Standard"><text:span text:style-name="T6">BETTLACH</text:span></text:p>
          </table:table-cell>
          <table:table-cell table:style-name="Tableau3.C326" office:value-type="string">
            <text:p text:style-name="Standard"><text:span text:style-name="T6">68034</text:span></text:p>
          </table:table-cell>
        </table:table-row>
        <table:table-row table:style-name="Tableau3.2">
          <table:table-cell table:style-name="Tableau3.A327" office:value-type="string">
            <text:p text:style-name="Standard"><text:span text:style-name="T6">SUNDGAU REGROUPE</text:span></text:p>
          </table:table-cell>
          <table:table-cell table:style-name="Tableau3.B327" office:value-type="string">
            <text:p text:style-name="Standard"><text:span text:style-name="T6">BIEDERTHAL</text:span></text:p>
          </table:table-cell>
          <table:table-cell table:style-name="Tableau3.C327" office:value-type="string">
            <text:p text:style-name="Standard"><text:span text:style-name="T6">68035</text:span></text:p>
          </table:table-cell>
        </table:table-row>
        <table:table-row table:style-name="Tableau3.2">
          <table:table-cell table:style-name="Tableau3.A328" office:value-type="string">
            <text:p text:style-name="Standard"><text:span text:style-name="T6">SUNDGAU REGROUPE</text:span></text:p>
          </table:table-cell>
          <table:table-cell table:style-name="Tableau3.B328" office:value-type="string">
            <text:p text:style-name="Standard"><text:span text:style-name="T6">BISEL</text:span></text:p>
          </table:table-cell>
          <table:table-cell table:style-name="Tableau3.C328" office:value-type="string">
            <text:p text:style-name="Standard"><text:span text:style-name="T6">68039</text:span></text:p>
          </table:table-cell>
        </table:table-row>
        <table:table-row table:style-name="Tableau3.2">
          <table:table-cell table:style-name="Tableau3.A329" office:value-type="string">
            <text:p text:style-name="Standard"><text:span text:style-name="T6">SUNDGAU REGROUPE</text:span></text:p>
          </table:table-cell>
          <table:table-cell table:style-name="Tableau3.B329" office:value-type="string">
            <text:p text:style-name="Standard"><text:span text:style-name="T6">BOUXWILLER</text:span></text:p>
          </table:table-cell>
          <table:table-cell table:style-name="Tableau3.C329" office:value-type="string">
            <text:p text:style-name="Standard"><text:span text:style-name="T6">68049</text:span></text:p>
          </table:table-cell>
        </table:table-row>
        <table:table-row table:style-name="Tableau3.2">
          <table:table-cell table:style-name="Tableau3.A330" office:value-type="string">
            <text:p text:style-name="Standard"><text:span text:style-name="T6">SUNDGAU REGROUPE</text:span></text:p>
          </table:table-cell>
          <table:table-cell table:style-name="Tableau3.B330" office:value-type="string">
            <text:p text:style-name="Standard"><text:span text:style-name="T6">COURTAVON</text:span></text:p>
          </table:table-cell>
          <table:table-cell table:style-name="Tableau3.C330" office:value-type="string">
            <text:p text:style-name="Standard"><text:span text:style-name="T6">68067</text:span></text:p>
          </table:table-cell>
        </table:table-row>
        <text:soft-page-break/>
        <table:table-row table:style-name="Tableau3.2">
          <table:table-cell table:style-name="Tableau3.A331" office:value-type="string">
            <text:p text:style-name="Standard"><text:span text:style-name="T6">SUNDGAU REGROUPE</text:span></text:p>
          </table:table-cell>
          <table:table-cell table:style-name="Tableau3.B331" office:value-type="string">
            <text:p text:style-name="Standard"><text:span text:style-name="T6">DURLINSDORF</text:span></text:p>
          </table:table-cell>
          <table:table-cell table:style-name="Tableau3.C331" office:value-type="string">
            <text:p text:style-name="Standard"><text:span text:style-name="T6">68074</text:span></text:p>
          </table:table-cell>
        </table:table-row>
        <table:table-row table:style-name="Tableau3.2">
          <table:table-cell table:style-name="Tableau3.A332" office:value-type="string">
            <text:p text:style-name="Standard"><text:span text:style-name="T6">SUNDGAU REGROUPE</text:span></text:p>
          </table:table-cell>
          <table:table-cell table:style-name="Tableau3.B332" office:value-type="string">
            <text:p text:style-name="Standard"><text:span text:style-name="T6">DURMENACH</text:span></text:p>
          </table:table-cell>
          <table:table-cell table:style-name="Tableau3.C332" office:value-type="string">
            <text:p text:style-name="Standard"><text:span text:style-name="T6">68075</text:span></text:p>
          </table:table-cell>
        </table:table-row>
        <table:table-row table:style-name="Tableau3.2">
          <table:table-cell table:style-name="Tableau3.A333" office:value-type="string">
            <text:p text:style-name="Standard"><text:span text:style-name="T6">SUNDGAU REGROUPE</text:span></text:p>
          </table:table-cell>
          <table:table-cell table:style-name="Tableau3.B333" office:value-type="string">
            <text:p text:style-name="Standard"><text:span text:style-name="T6">FELDBACH</text:span></text:p>
          </table:table-cell>
          <table:table-cell table:style-name="Tableau3.C333" office:value-type="string">
            <text:p text:style-name="Standard"><text:span text:style-name="T6">68087</text:span></text:p>
          </table:table-cell>
        </table:table-row>
        <table:table-row table:style-name="Tableau3.2">
          <table:table-cell table:style-name="Tableau3.A334" office:value-type="string">
            <text:p text:style-name="Standard"><text:span text:style-name="T6">SUNDGAU REGROUPE</text:span></text:p>
          </table:table-cell>
          <table:table-cell table:style-name="Tableau3.B334" office:value-type="string">
            <text:p text:style-name="Standard"><text:span text:style-name="T6">FERRETTE</text:span></text:p>
          </table:table-cell>
          <table:table-cell table:style-name="Tableau3.C334" office:value-type="string">
            <text:p text:style-name="Standard"><text:span text:style-name="T6">68090</text:span></text:p>
          </table:table-cell>
        </table:table-row>
        <table:table-row table:style-name="Tableau3.2">
          <table:table-cell table:style-name="Tableau3.A335" office:value-type="string">
            <text:p text:style-name="Standard"><text:span text:style-name="T6">SUNDGAU REGROUPE</text:span></text:p>
          </table:table-cell>
          <table:table-cell table:style-name="Tableau3.B335" office:value-type="string">
            <text:p text:style-name="Standard"><text:span text:style-name="T6">FISLIS</text:span></text:p>
          </table:table-cell>
          <table:table-cell table:style-name="Tableau3.C335" office:value-type="string">
            <text:p text:style-name="Standard"><text:span text:style-name="T6">68092</text:span></text:p>
          </table:table-cell>
        </table:table-row>
        <table:table-row table:style-name="Tableau3.2">
          <table:table-cell table:style-name="Tableau3.A336" office:value-type="string">
            <text:p text:style-name="Standard"><text:span text:style-name="T6">SUNDGAU REGROUPE</text:span></text:p>
          </table:table-cell>
          <table:table-cell table:style-name="Tableau3.B336" office:value-type="string">
            <text:p text:style-name="Standard"><text:span text:style-name="T6">FRIESEN</text:span></text:p>
          </table:table-cell>
          <table:table-cell table:style-name="Tableau3.C336" office:value-type="string">
            <text:p text:style-name="Standard"><text:span text:style-name="T6">68098</text:span></text:p>
          </table:table-cell>
        </table:table-row>
        <table:table-row table:style-name="Tableau3.2">
          <table:table-cell table:style-name="Tableau3.A337" office:value-type="string">
            <text:p text:style-name="Standard"><text:span text:style-name="T6">SUNDGAU REGROUPE</text:span></text:p>
          </table:table-cell>
          <table:table-cell table:style-name="Tableau3.B337" office:value-type="string">
            <text:p text:style-name="Standard"><text:span text:style-name="T6">GRENTZINGEN</text:span></text:p>
          </table:table-cell>
          <table:table-cell table:style-name="Tableau3.C337" office:value-type="string">
            <text:p text:style-name="Standard"><text:span text:style-name="T6">68108</text:span></text:p>
          </table:table-cell>
        </table:table-row>
        <table:table-row table:style-name="Tableau3.54">
          <table:table-cell table:style-name="Tableau3.A110" office:value-type="string">
            <text:p text:style-name="P1"><text:span text:style-name="T5">Territoires de PDS</text:span></text:p>
          </table:table-cell>
          <table:table-cell table:style-name="Tableau3.A110" office:value-type="string">
            <text:p text:style-name="P1"><text:span text:style-name="T5">Libellé commune</text:span></text:p>
          </table:table-cell>
          <table:table-cell table:style-name="Tableau3.A110" office:value-type="string">
            <text:p text:style-name="P1"><text:span text:style-name="T5">Code INSEE commune</text:span></text:p>
          </table:table-cell>
        </table:table-row>
        <table:table-row table:style-name="Tableau3.2">
          <table:table-cell table:style-name="Tableau3.A339" office:value-type="string">
            <text:p text:style-name="Standard"><text:span text:style-name="T6">SUNDGAU REGROUPE</text:span></text:p>
          </table:table-cell>
          <table:table-cell table:style-name="Tableau3.B339" office:value-type="string">
            <text:p text:style-name="Standard"><text:span text:style-name="T6">HINDLINGEN</text:span></text:p>
          </table:table-cell>
          <table:table-cell table:style-name="Tableau3.C339" office:value-type="string">
            <text:p text:style-name="Standard"><text:span text:style-name="T6">68137</text:span></text:p>
          </table:table-cell>
        </table:table-row>
        <table:table-row table:style-name="Tableau3.2">
          <table:table-cell table:style-name="Tableau3.A340" office:value-type="string">
            <text:p text:style-name="Standard"><text:span text:style-name="T6">SUNDGAU REGROUPE</text:span></text:p>
          </table:table-cell>
          <table:table-cell table:style-name="Tableau3.B340" office:value-type="string">
            <text:p text:style-name="Standard"><text:span text:style-name="T6">KIFFIS</text:span></text:p>
          </table:table-cell>
          <table:table-cell table:style-name="Tableau3.C340" office:value-type="string">
            <text:p text:style-name="Standard"><text:span text:style-name="T6">68165</text:span></text:p>
          </table:table-cell>
        </table:table-row>
        <table:table-row table:style-name="Tableau3.2">
          <table:table-cell table:style-name="Tableau3.A341" office:value-type="string">
            <text:p text:style-name="Standard"><text:span text:style-name="T6">SUNDGAU REGROUPE</text:span></text:p>
          </table:table-cell>
          <table:table-cell table:style-name="Tableau3.B341" office:value-type="string">
            <text:p text:style-name="Standard"><text:span text:style-name="T6">KOESTLACH</text:span></text:p>
          </table:table-cell>
          <table:table-cell table:style-name="Tableau3.C341" office:value-type="string">
            <text:p text:style-name="Standard"><text:span text:style-name="T6">68169</text:span></text:p>
          </table:table-cell>
        </table:table-row>
        <table:table-row table:style-name="Tableau3.2">
          <table:table-cell table:style-name="Tableau3.A342" office:value-type="string">
            <text:p text:style-name="Standard"><text:span text:style-name="T6">SUNDGAU REGROUPE</text:span></text:p>
          </table:table-cell>
          <table:table-cell table:style-name="Tableau3.B342" office:value-type="string">
            <text:p text:style-name="Standard"><text:span text:style-name="T6">LARGITZEN</text:span></text:p>
          </table:table-cell>
          <table:table-cell table:style-name="Tableau3.C342" office:value-type="string">
            <text:p text:style-name="Standard"><text:span text:style-name="T6">68176</text:span></text:p>
          </table:table-cell>
        </table:table-row>
        <table:table-row table:style-name="Tableau3.2">
          <table:table-cell table:style-name="Tableau3.A343" office:value-type="string">
            <text:p text:style-name="Standard"><text:span text:style-name="T6">SUNDGAU REGROUPE</text:span></text:p>
          </table:table-cell>
          <table:table-cell table:style-name="Tableau3.B343" office:value-type="string">
            <text:p text:style-name="Standard"><text:span text:style-name="T6">LEVONCOURT</text:span></text:p>
          </table:table-cell>
          <table:table-cell table:style-name="Tableau3.C343" office:value-type="string">
            <text:p text:style-name="Standard"><text:span text:style-name="T6">68181</text:span></text:p>
          </table:table-cell>
        </table:table-row>
        <table:table-row table:style-name="Tableau3.2">
          <table:table-cell table:style-name="Tableau3.A344" office:value-type="string">
            <text:p text:style-name="Standard"><text:span text:style-name="T6">SUNDGAU REGROUPE</text:span></text:p>
          </table:table-cell>
          <table:table-cell table:style-name="Tableau3.B344" office:value-type="string">
            <text:p text:style-name="Standard"><text:span text:style-name="T6">LIEBSDORF</text:span></text:p>
          </table:table-cell>
          <table:table-cell table:style-name="Tableau3.C344" office:value-type="string">
            <text:p text:style-name="Standard"><text:span text:style-name="T6">68184</text:span></text:p>
          </table:table-cell>
        </table:table-row>
        <table:table-row table:style-name="Tableau3.2">
          <table:table-cell table:style-name="Tableau3.A345" office:value-type="string">
            <text:p text:style-name="Standard"><text:span text:style-name="T6">SUNDGAU REGROUPE</text:span></text:p>
          </table:table-cell>
          <table:table-cell table:style-name="Tableau3.B345" office:value-type="string">
            <text:p text:style-name="Standard"><text:span text:style-name="T6">LIGSDORF</text:span></text:p>
          </table:table-cell>
          <table:table-cell table:style-name="Tableau3.C345" office:value-type="string">
            <text:p text:style-name="Standard"><text:span text:style-name="T6">68186</text:span></text:p>
          </table:table-cell>
        </table:table-row>
        <table:table-row table:style-name="Tableau3.2">
          <table:table-cell table:style-name="Tableau3.A346" office:value-type="string">
            <text:p text:style-name="Standard"><text:span text:style-name="T6">SUNDGAU REGROUPE</text:span></text:p>
          </table:table-cell>
          <table:table-cell table:style-name="Tableau3.B346" office:value-type="string">
            <text:p text:style-name="Standard"><text:span text:style-name="T6">LINSDORF</text:span></text:p>
          </table:table-cell>
          <table:table-cell table:style-name="Tableau3.C346" office:value-type="string">
            <text:p text:style-name="Standard"><text:span text:style-name="T6">68187</text:span></text:p>
          </table:table-cell>
        </table:table-row>
        <table:table-row table:style-name="Tableau3.2">
          <table:table-cell table:style-name="Tableau3.A347" office:value-type="string">
            <text:p text:style-name="Standard"><text:span text:style-name="T6">SUNDGAU REGRO</text:span><text:soft-page-break/><text:span text:style-name="T6">UPE</text:span></text:p>
          </table:table-cell>
          <table:table-cell table:style-name="Tableau3.B347" office:value-type="string">
            <text:p text:style-name="Standard"><text:span text:style-name="T6">LUCELLE</text:span></text:p>
          </table:table-cell>
          <table:table-cell table:style-name="Tableau3.C347" office:value-type="string">
            <text:p text:style-name="Standard"><text:span text:style-name="T6">68190</text:span></text:p>
          </table:table-cell>
        </table:table-row>
        <table:table-row table:style-name="Tableau3.2">
          <table:table-cell table:style-name="Tableau3.A348" office:value-type="string">
            <text:p text:style-name="Standard"><text:span text:style-name="T6">SUNDGAU REGROUPE</text:span></text:p>
          </table:table-cell>
          <table:table-cell table:style-name="Tableau3.B348" office:value-type="string">
            <text:p text:style-name="Standard"><text:span text:style-name="T6">LUTTER</text:span></text:p>
          </table:table-cell>
          <table:table-cell table:style-name="Tableau3.C348" office:value-type="string">
            <text:p text:style-name="Standard"><text:span text:style-name="T6">68194</text:span></text:p>
          </table:table-cell>
        </table:table-row>
        <table:table-row table:style-name="Tableau3.2">
          <table:table-cell table:style-name="Tableau3.A349" office:value-type="string">
            <text:p text:style-name="Standard"><text:span text:style-name="T6">SUNDGAU REGROUPE</text:span></text:p>
          </table:table-cell>
          <table:table-cell table:style-name="Tableau3.B349" office:value-type="string">
            <text:p text:style-name="Standard"><text:span text:style-name="T6">MOERNACH</text:span></text:p>
          </table:table-cell>
          <table:table-cell table:style-name="Tableau3.C349" office:value-type="string">
            <text:p text:style-name="Standard"><text:span text:style-name="T6">68212</text:span></text:p>
          </table:table-cell>
        </table:table-row>
        <table:table-row table:style-name="Tableau3.2">
          <table:table-cell table:style-name="Tableau3.A350" office:value-type="string">
            <text:p text:style-name="Standard"><text:span text:style-name="T6">SUNDGAU REGROUPE</text:span></text:p>
          </table:table-cell>
          <table:table-cell table:style-name="Tableau3.B350" office:value-type="string">
            <text:p text:style-name="Standard"><text:span text:style-name="T6">MOOSLARGUE</text:span></text:p>
          </table:table-cell>
          <table:table-cell table:style-name="Tableau3.C350" office:value-type="string">
            <text:p text:style-name="Standard"><text:span text:style-name="T6">68216</text:span></text:p>
          </table:table-cell>
        </table:table-row>
        <table:table-row table:style-name="Tableau3.2">
          <table:table-cell table:style-name="Tableau3.A351" office:value-type="string">
            <text:p text:style-name="Standard"><text:span text:style-name="T6">SUNDGAU REGROUPE</text:span></text:p>
          </table:table-cell>
          <table:table-cell table:style-name="Tableau3.B351" office:value-type="string">
            <text:p text:style-name="Standard"><text:span text:style-name="T6">MUESPACH</text:span></text:p>
          </table:table-cell>
          <table:table-cell table:style-name="Tableau3.C351" office:value-type="string">
            <text:p text:style-name="Standard"><text:span text:style-name="T6">68221</text:span></text:p>
          </table:table-cell>
        </table:table-row>
        <table:table-row table:style-name="Tableau3.2">
          <table:table-cell table:style-name="Tableau3.A352" office:value-type="string">
            <text:p text:style-name="Standard"><text:span text:style-name="T6">SUNDGAU REGROUPE</text:span></text:p>
          </table:table-cell>
          <table:table-cell table:style-name="Tableau3.B352" office:value-type="string">
            <text:p text:style-name="Standard"><text:span text:style-name="T6">MUESPACH-LE-HAUT</text:span></text:p>
          </table:table-cell>
          <table:table-cell table:style-name="Tableau3.C352" office:value-type="string">
            <text:p text:style-name="Standard"><text:span text:style-name="T6">68222</text:span></text:p>
          </table:table-cell>
        </table:table-row>
        <table:table-row table:style-name="Tableau3.2">
          <table:table-cell table:style-name="Tableau3.A353" office:value-type="string">
            <text:p text:style-name="Standard"><text:span text:style-name="T6">SUNDGAU REGROUPE</text:span></text:p>
          </table:table-cell>
          <table:table-cell table:style-name="Tableau3.B353" office:value-type="string">
            <text:p text:style-name="Standard"><text:span text:style-name="T6">OBERDORF</text:span></text:p>
          </table:table-cell>
          <table:table-cell table:style-name="Tableau3.C353" office:value-type="string">
            <text:p text:style-name="Standard"><text:span text:style-name="T6">68240</text:span></text:p>
          </table:table-cell>
        </table:table-row>
        <table:table-row table:style-name="Tableau3.2">
          <table:table-cell table:style-name="Tableau3.A354" office:value-type="string">
            <text:p text:style-name="Standard"><text:span text:style-name="T6">SUNDGAU REGROUPE</text:span></text:p>
          </table:table-cell>
          <table:table-cell table:style-name="Tableau3.B354" office:value-type="string">
            <text:p text:style-name="Standard"><text:span text:style-name="T6">OBERLARG</text:span></text:p>
          </table:table-cell>
          <table:table-cell table:style-name="Tableau3.C354" office:value-type="string">
            <text:p text:style-name="Standard"><text:span text:style-name="T6">68243</text:span></text:p>
          </table:table-cell>
        </table:table-row>
        <table:table-row table:style-name="Tableau3.2">
          <table:table-cell table:style-name="Tableau3.A355" office:value-type="string">
            <text:p text:style-name="Standard"><text:span text:style-name="T6">SUNDGAU REGROUPE</text:span></text:p>
          </table:table-cell>
          <table:table-cell table:style-name="Tableau3.B355" office:value-type="string">
            <text:p text:style-name="Standard"><text:span text:style-name="T6">OLTINGUE</text:span></text:p>
          </table:table-cell>
          <table:table-cell table:style-name="Tableau3.C355" office:value-type="string">
            <text:p text:style-name="Standard"><text:span text:style-name="T6">68248</text:span></text:p>
          </table:table-cell>
        </table:table-row>
        <table:table-row table:style-name="Tableau3.2">
          <table:table-cell table:style-name="Tableau3.A356" office:value-type="string">
            <text:p text:style-name="Standard"><text:span text:style-name="T6">SUNDGAU REGROUPE</text:span></text:p>
          </table:table-cell>
          <table:table-cell table:style-name="Tableau3.B356" office:value-type="string">
            <text:p text:style-name="Standard"><text:span text:style-name="T6">PFETTERHOUSE</text:span></text:p>
          </table:table-cell>
          <table:table-cell table:style-name="Tableau3.C356" office:value-type="string">
            <text:p text:style-name="Standard"><text:span text:style-name="T6">68257</text:span></text:p>
          </table:table-cell>
        </table:table-row>
        <table:table-row table:style-name="Tableau3.2">
          <table:table-cell table:style-name="Tableau3.A357" office:value-type="string">
            <text:p text:style-name="Standard"><text:span text:style-name="T6">SUNDGAU REGROUPE</text:span></text:p>
          </table:table-cell>
          <table:table-cell table:style-name="Tableau3.B357" office:value-type="string">
            <text:p text:style-name="Standard"><text:span text:style-name="T6">RAEDERSDORF</text:span></text:p>
          </table:table-cell>
          <table:table-cell table:style-name="Tableau3.C357" office:value-type="string">
            <text:p text:style-name="Standard"><text:span text:style-name="T6">68259</text:span></text:p>
          </table:table-cell>
        </table:table-row>
        <table:table-row table:style-name="Tableau3.2">
          <table:table-cell table:style-name="Tableau3.A358" office:value-type="string">
            <text:p text:style-name="Standard"><text:span text:style-name="T6">SUNDGAU REGROUPE</text:span></text:p>
          </table:table-cell>
          <table:table-cell table:style-name="Tableau3.B358" office:value-type="string">
            <text:p text:style-name="Standard"><text:span text:style-name="T6">RIESPACH</text:span></text:p>
          </table:table-cell>
          <table:table-cell table:style-name="Tableau3.C358" office:value-type="string">
            <text:p text:style-name="Standard"><text:span text:style-name="T6">68273</text:span></text:p>
          </table:table-cell>
        </table:table-row>
        <table:table-row table:style-name="Tableau3.2">
          <table:table-cell table:style-name="Tableau3.A359" office:value-type="string">
            <text:p text:style-name="Standard"><text:span text:style-name="T6">SUNDGAU REGROUPE</text:span></text:p>
          </table:table-cell>
          <table:table-cell table:style-name="Tableau3.B359" office:value-type="string">
            <text:p text:style-name="Standard"><text:span text:style-name="T6">ROPPENTZWILLER</text:span></text:p>
          </table:table-cell>
          <table:table-cell table:style-name="Tableau3.C359" office:value-type="string">
            <text:p text:style-name="Standard"><text:span text:style-name="T6">68284</text:span></text:p>
          </table:table-cell>
        </table:table-row>
        <table:table-row table:style-name="Tableau3.2">
          <table:table-cell table:style-name="Tableau3.A360" office:value-type="string">
            <text:p text:style-name="Standard"><text:span text:style-name="T6">SUNDGAU REGROUPE</text:span></text:p>
          </table:table-cell>
          <table:table-cell table:style-name="Tableau3.B360" office:value-type="string">
            <text:p text:style-name="Standard"><text:span text:style-name="T6">SEPPOIS-LE-BAS</text:span></text:p>
          </table:table-cell>
          <table:table-cell table:style-name="Tableau3.C360" office:value-type="string">
            <text:p text:style-name="Standard"><text:span text:style-name="T6">68305</text:span></text:p>
          </table:table-cell>
        </table:table-row>
        <table:table-row table:style-name="Tableau3.2">
          <table:table-cell table:style-name="Tableau3.A361" office:value-type="string">
            <text:p text:style-name="Standard"><text:span text:style-name="T6">SUNDGAU REGROUPE</text:span></text:p>
          </table:table-cell>
          <table:table-cell table:style-name="Tableau3.B361" office:value-type="string">
            <text:p text:style-name="Standard"><text:span text:style-name="T6">SEPPOIS-LE-HAUT</text:span></text:p>
          </table:table-cell>
          <table:table-cell table:style-name="Tableau3.C361" office:value-type="string">
            <text:p text:style-name="Standard"><text:span text:style-name="T6">68306</text:span></text:p>
          </table:table-cell>
        </table:table-row>
        <table:table-row table:style-name="Tableau3.2">
          <table:table-cell table:style-name="Tableau3.A362" office:value-type="string">
            <text:p text:style-name="Standard"><text:span text:style-name="T6">SUNDGAU REGROUPE</text:span></text:p>
          </table:table-cell>
          <table:table-cell table:style-name="Tableau3.B362" office:value-type="string">
            <text:p text:style-name="Standard"><text:span text:style-name="T6">SONDERSDORF</text:span></text:p>
          </table:table-cell>
          <table:table-cell table:style-name="Tableau3.C362" office:value-type="string">
            <text:p text:style-name="Standard"><text:span text:style-name="T6">68312</text:span></text:p>
          </table:table-cell>
        </table:table-row>
        <table:table-row table:style-name="Tableau3.2">
          <table:table-cell table:style-name="Tableau3.A363" office:value-type="string">
            <text:p text:style-name="Standard"><text:span text:style-name="T6">SUNDGAU REGROUPE</text:span></text:p>
          </table:table-cell>
          <table:table-cell table:style-name="Tableau3.B363" office:value-type="string">
            <text:p text:style-name="Standard"><text:span text:style-name="T6">STEINSOULTZ</text:span></text:p>
          </table:table-cell>
          <table:table-cell table:style-name="Tableau3.C363" office:value-type="string">
            <text:p text:style-name="Standard"><text:span text:style-name="T6">68325</text:span></text:p>
          </table:table-cell>
        </table:table-row>
        <table:table-row table:style-name="Tableau3.2">
          <table:table-cell table:style-name="Tableau3.A364" office:value-type="string">
            <text:p text:style-name="Standard"><text:span text:style-name="T6">SUNDGAU </text:span><text:soft-page-break/><text:span text:style-name="T6">REGROUPE</text:span></text:p>
          </table:table-cell>
          <table:table-cell table:style-name="Tableau3.B364" office:value-type="string">
            <text:p text:style-name="Standard"><text:span text:style-name="T6">STRUETH</text:span></text:p>
          </table:table-cell>
          <table:table-cell table:style-name="Tableau3.C364" office:value-type="string">
            <text:p text:style-name="Standard"><text:span text:style-name="T6">68330</text:span></text:p>
          </table:table-cell>
        </table:table-row>
        <table:table-row table:style-name="Tableau3.2">
          <table:table-cell table:style-name="Tableau3.A365" office:value-type="string">
            <text:p text:style-name="Standard"><text:span text:style-name="T6">SUNDGAU REGROUPE</text:span></text:p>
          </table:table-cell>
          <table:table-cell table:style-name="Tableau3.B365" office:value-type="string">
            <text:p text:style-name="Standard"><text:span text:style-name="T6">UEBERSTRASS</text:span></text:p>
          </table:table-cell>
          <table:table-cell table:style-name="Tableau3.C365" office:value-type="string">
            <text:p text:style-name="Standard"><text:span text:style-name="T6">68340</text:span></text:p>
          </table:table-cell>
        </table:table-row>
        <table:table-row table:style-name="Tableau3.2">
          <table:table-cell table:style-name="Tableau3.A366" office:value-type="string">
            <text:p text:style-name="Standard"><text:span text:style-name="T6">SUNDGAU REGROUPE</text:span></text:p>
          </table:table-cell>
          <table:table-cell table:style-name="Tableau3.B366" office:value-type="string">
            <text:p text:style-name="Standard"><text:span text:style-name="T6">VIEUX-FERRETTE</text:span></text:p>
          </table:table-cell>
          <table:table-cell table:style-name="Tableau3.C366" office:value-type="string">
            <text:p text:style-name="Standard"><text:span text:style-name="T6">68347</text:span></text:p>
          </table:table-cell>
        </table:table-row>
        <table:table-row table:style-name="Tableau3.2">
          <table:table-cell table:style-name="Tableau3.A367" office:value-type="string">
            <text:p text:style-name="Standard"><text:span text:style-name="T6">SUNDGAU REGROUPE</text:span></text:p>
          </table:table-cell>
          <table:table-cell table:style-name="Tableau3.B367" office:value-type="string">
            <text:p text:style-name="Standard"><text:span text:style-name="T6">WALDIGHOFEN</text:span></text:p>
          </table:table-cell>
          <table:table-cell table:style-name="Tableau3.C367" office:value-type="string">
            <text:p text:style-name="Standard"><text:span text:style-name="T6">68355</text:span></text:p>
          </table:table-cell>
        </table:table-row>
        <table:table-row table:style-name="Tableau3.2">
          <table:table-cell table:style-name="Tableau3.A368" office:value-type="string">
            <text:p text:style-name="Standard"><text:span text:style-name="T6">SUNDGAU REGROUPE</text:span></text:p>
          </table:table-cell>
          <table:table-cell table:style-name="Tableau3.B368" office:value-type="string">
            <text:p text:style-name="Standard"><text:span text:style-name="T6">WERENTZHOUSE</text:span></text:p>
          </table:table-cell>
          <table:table-cell table:style-name="Tableau3.C368" office:value-type="string">
            <text:p text:style-name="Standard"><text:span text:style-name="T6">68363</text:span></text:p>
          </table:table-cell>
        </table:table-row>
        <table:table-row table:style-name="Tableau3.2">
          <table:table-cell table:style-name="Tableau3.A369" office:value-type="string">
            <text:p text:style-name="Standard"><text:span text:style-name="T6">SUNDGAU REGROUPE</text:span></text:p>
          </table:table-cell>
          <table:table-cell table:style-name="Tableau3.B369" office:value-type="string">
            <text:p text:style-name="Standard"><text:span text:style-name="T6">WINKEL</text:span></text:p>
          </table:table-cell>
          <table:table-cell table:style-name="Tableau3.C369" office:value-type="string">
            <text:p text:style-name="Standard"><text:span text:style-name="T6">68373</text:span></text:p>
          </table:table-cell>
        </table:table-row>
        <table:table-row table:style-name="Tableau3.2">
          <table:table-cell table:style-name="Tableau3.A370" office:value-type="string">
            <text:p text:style-name="Standard"><text:span text:style-name="T6">SUNDGAU REGROUPE</text:span></text:p>
          </table:table-cell>
          <table:table-cell table:style-name="Tableau3.B370" office:value-type="string">
            <text:p text:style-name="Standard"><text:span text:style-name="T6">WOLSCHWILLER</text:span></text:p>
          </table:table-cell>
          <table:table-cell table:style-name="Tableau3.C370" office:value-type="string">
            <text:p text:style-name="Standard"><text:span text:style-name="T6">68380</text:span></text:p>
          </table:table-cell>
        </table:table-row>
        <table:table-row table:style-name="Tableau3.2">
          <table:table-cell table:style-name="Tableau3.A371" office:value-type="string">
            <text:p text:style-name="Standard"><text:span text:style-name="T6">WINTZENHEIM</text:span></text:p>
          </table:table-cell>
          <table:table-cell table:style-name="Tableau3.B371" office:value-type="string">
            <text:p text:style-name="Standard"><text:span text:style-name="T6">EGUISHEIM</text:span></text:p>
          </table:table-cell>
          <table:table-cell table:style-name="Tableau3.C371" office:value-type="string">
            <text:p text:style-name="Standard"><text:span text:style-name="T6">68078</text:span></text:p>
          </table:table-cell>
        </table:table-row>
        <table:table-row table:style-name="Tableau3.2">
          <table:table-cell table:style-name="Tableau3.A372" office:value-type="string">
            <text:p text:style-name="Standard"><text:span text:style-name="T6">WINTZENHEIM</text:span></text:p>
          </table:table-cell>
          <table:table-cell table:style-name="Tableau3.B372" office:value-type="string">
            <text:p text:style-name="Standard"><text:span text:style-name="T6">GUEBERSCHWIHR</text:span></text:p>
          </table:table-cell>
          <table:table-cell table:style-name="Tableau3.C372" office:value-type="string">
            <text:p text:style-name="Standard"><text:span text:style-name="T6">68111</text:span></text:p>
          </table:table-cell>
        </table:table-row>
        <table:table-row table:style-name="Tableau3.2">
          <table:table-cell table:style-name="Tableau3.A373" office:value-type="string">
            <text:p text:style-name="Standard"><text:span text:style-name="T6">WINTZENHEIM</text:span></text:p>
          </table:table-cell>
          <table:table-cell table:style-name="Tableau3.B373" office:value-type="string">
            <text:p text:style-name="Standard"><text:span text:style-name="T6">HERRLISHEIM-PRES-COLMAR</text:span></text:p>
          </table:table-cell>
          <table:table-cell table:style-name="Tableau3.C373" office:value-type="string">
            <text:p text:style-name="Standard"><text:span text:style-name="T6">68134</text:span></text:p>
          </table:table-cell>
        </table:table-row>
        <table:table-row table:style-name="Tableau3.2">
          <table:table-cell table:style-name="Tableau3.A374" office:value-type="string">
            <text:p text:style-name="Standard"><text:span text:style-name="T6">WINTZENHEIM</text:span></text:p>
          </table:table-cell>
          <table:table-cell table:style-name="Tableau3.B374" office:value-type="string">
            <text:p text:style-name="Standard"><text:span text:style-name="T6">HUSSEREN-LES-CHATEAUX</text:span></text:p>
          </table:table-cell>
          <table:table-cell table:style-name="Tableau3.C374" office:value-type="string">
            <text:p text:style-name="Standard"><text:span text:style-name="T6">68150</text:span></text:p>
          </table:table-cell>
        </table:table-row>
        <table:table-row table:style-name="Tableau3.2">
          <table:table-cell table:style-name="Tableau3.A375" office:value-type="string">
            <text:p text:style-name="Standard"><text:span text:style-name="T6">WINTZENHEIM</text:span></text:p>
          </table:table-cell>
          <table:table-cell table:style-name="Tableau3.B375" office:value-type="string">
            <text:p text:style-name="Standard"><text:span text:style-name="T6">LOGELHEIM</text:span></text:p>
          </table:table-cell>
          <table:table-cell table:style-name="Tableau3.C375" office:value-type="string">
            <text:p text:style-name="Standard"><text:span text:style-name="T6">68189</text:span></text:p>
          </table:table-cell>
        </table:table-row>
        <table:table-row table:style-name="Tableau3.2">
          <table:table-cell table:style-name="Tableau3.A376" office:value-type="string">
            <text:p text:style-name="Standard"><text:span text:style-name="T6">WINTZENHEIM</text:span></text:p>
          </table:table-cell>
          <table:table-cell table:style-name="Tableau3.B376" office:value-type="string">
            <text:p text:style-name="Standard"><text:span text:style-name="T6">OBERMORSCHWIHR</text:span></text:p>
          </table:table-cell>
          <table:table-cell table:style-name="Tableau3.C376" office:value-type="string">
            <text:p text:style-name="Standard"><text:span text:style-name="T6">68244</text:span></text:p>
          </table:table-cell>
        </table:table-row>
        <table:table-row table:style-name="Tableau3.2">
          <table:table-cell table:style-name="Tableau3.A377" office:value-type="string">
            <text:p text:style-name="Standard"><text:span text:style-name="T6">WINTZENHEIM</text:span></text:p>
          </table:table-cell>
          <table:table-cell table:style-name="Tableau3.B377" office:value-type="string">
            <text:p text:style-name="Standard"><text:span text:style-name="T6">SAINTE-CROIX-EN-PLAINE</text:span></text:p>
          </table:table-cell>
          <table:table-cell table:style-name="Tableau3.C377" office:value-type="string">
            <text:p text:style-name="Standard"><text:span text:style-name="T6">68295</text:span></text:p>
          </table:table-cell>
        </table:table-row>
        <table:table-row table:style-name="Tableau3.2">
          <table:table-cell table:style-name="Tableau3.A378" office:value-type="string">
            <text:p text:style-name="Standard"><text:span text:style-name="T6">WINTZENHEIM</text:span></text:p>
          </table:table-cell>
          <table:table-cell table:style-name="Tableau3.B378" office:value-type="string">
            <text:p text:style-name="Standard"><text:span text:style-name="T6">TURCKHEIM</text:span></text:p>
          </table:table-cell>
          <table:table-cell table:style-name="Tableau3.C378" office:value-type="string">
            <text:p text:style-name="Standard"><text:span text:style-name="T6">68338</text:span></text:p>
          </table:table-cell>
        </table:table-row>
        <table:table-row table:style-name="Tableau3.2">
          <table:table-cell table:style-name="Tableau3.A379" office:value-type="string">
            <text:p text:style-name="Standard"><text:span text:style-name="T6">WINTZENHEIM</text:span></text:p>
          </table:table-cell>
          <table:table-cell table:style-name="Tableau3.B379" office:value-type="string">
            <text:p text:style-name="Standard"><text:span text:style-name="T6">VOEGTLINSHOFFEN</text:span></text:p>
          </table:table-cell>
          <table:table-cell table:style-name="Tableau3.C379" office:value-type="string">
            <text:p text:style-name="Standard"><text:span text:style-name="T6">68350</text:span></text:p>
          </table:table-cell>
        </table:table-row>
        <table:table-row table:style-name="Tableau3.2">
          <table:table-cell table:style-name="Tableau3.A380" office:value-type="string">
            <text:p text:style-name="Standard"><text:span text:style-name="T6">WINTZENHEIM</text:span></text:p>
          </table:table-cell>
          <table:table-cell table:style-name="Tableau3.B380" office:value-type="string">
            <text:p text:style-name="Standard"><text:span text:style-name="T6">WETTOLSHEIM</text:span></text:p>
          </table:table-cell>
          <table:table-cell table:style-name="Tableau3.C380" office:value-type="string">
            <text:p text:style-name="Standard"><text:span text:style-name="T6">68365</text:span></text:p>
          </table:table-cell>
        </table:table-row>
        <table:table-row table:style-name="Tableau3.2">
          <table:table-cell table:style-name="Tableau3.A381" office:value-type="string">
            <text:p text:style-name="Standard"><text:span text:style-name="T6">WINTZENHEIM</text:span></text:p>
          </table:table-cell>
          <table:table-cell table:style-name="Tableau3.B381" office:value-type="string">
            <text:p text:style-name="Standard"><text:span text:style-name="T6">WINTZENHEIM</text:span></text:p>
          </table:table-cell>
          <table:table-cell table:style-name="Tableau3.C381" office:value-type="string">
            <text:p text:style-name="Standard"><text:span text:style-name="T6">68374</text:span></text:p>
          </table:table-cell>
        </table:table-row>
        <table:table-row table:style-name="Tableau3.2">
          <table:table-cell table:style-name="Tableau3.A382" office:value-type="string">
            <text:p text:style-name="Standard"><text:span text:style-name="T6">WINTZENHEIM</text:span></text:p>
          </table:table-cell>
          <table:table-cell table:style-name="Tableau3.B382" office:value-type="string">
            <text:p text:style-name="Standard"><text:span text:style-name="T6">ZIMMERBACH</text:span></text:p>
          </table:table-cell>
          <table:table-cell table:style-name="Tableau3.C382" office:value-type="string">
            <text:p text:style-name="Standard"><text:span text:style-name="T6">68385</text:span></text:p>
          </table:table-cell>
        </table:table-row>
        <table:table-row table:style-name="Tableau3.2">
          <table:table-cell table:style-name="Tableau3.A383" office:value-type="string">
            <text:p text:style-name="Standard"><text:span text:style-name="T6">WITTENHEIM</text:span></text:p>
          </table:table-cell>
          <table:table-cell table:style-name="Tableau3.B383" office:value-type="string">
            <text:p text:style-name="Standard"><text:span text:style-name="T6">KINGERSHEIM</text:span></text:p>
          </table:table-cell>
          <table:table-cell table:style-name="Tableau3.C383" office:value-type="string">
            <text:p text:style-name="Standard"><text:span text:style-name="T6">68166</text:span></text:p>
          </table:table-cell>
        </table:table-row>
        <table:table-row table:style-name="Tableau3.2">
          <table:table-cell table:style-name="Tableau3.A384" office:value-type="string">
            <text:p text:style-name="Standard"><text:span text:style-name="T6">WITTE</text:span><text:soft-page-break/><text:span text:style-name="T6">NHEIM</text:span></text:p>
          </table:table-cell>
          <table:table-cell table:style-name="Tableau3.B384" office:value-type="string">
            <text:p text:style-name="Standard"><text:span text:style-name="T6">RUELISH</text:span><text:soft-page-break/><text:span text:style-name="T6">EIM</text:span></text:p>
          </table:table-cell>
          <table:table-cell table:style-name="Tableau3.C384" office:value-type="string">
            <text:p text:style-name="Standard"><text:span text:style-name="T6">68289</text:span></text:p>
          </table:table-cell>
        </table:table-row>
        <table:table-row table:style-name="Tableau3.2">
          <table:table-cell table:style-name="Tableau3.A385" office:value-type="string">
            <text:p text:style-name="Standard"><text:span text:style-name="T6">WITTENHEIM</text:span></text:p>
          </table:table-cell>
          <table:table-cell table:style-name="Tableau3.B385" office:value-type="string">
            <text:p text:style-name="Standard"><text:span text:style-name="T6">WITTENHEIM</text:span></text:p>
          </table:table-cell>
          <table:table-cell table:style-name="Tableau3.C385" office:value-type="string">
            <text:p text:style-name="Standard"><text:span text:style-name="T6">68376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035cm" style:contextual-spacing="false" fo:text-align="justify" style:justify-single-word="false" fo:orphans="2" fo:widows="2" fo:hyphenation-ladder-count="no-limit" style:writing-mode="lr-tb"/>
      <style:text-properties style:font-name="Arial1" fo:font-family="Arial" style:font-family-generic="roman" style:font-pitch="variable" style:language-asian="zh" style:country-asian="CN" style:font-name-complex="Arial2" style:font-family-complex="Arial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top="0cm" fo:margin-bottom="0.212cm" style:contextual-spacing="false" fo:text-align="start" style:justify-single-word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016cm" fo:margin-right="0cm" fo:margin-top="0.212cm" fo:margin-bottom="0.106cm" style:contextual-spacing="false" fo:keep-together="always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 Gras" fo:font-family="'Arial Gras'" style:font-family-generic="roman" style:font-pitch="variable" fo:font-size="12pt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27cm" fo:margin-right="0cm" fo:margin-top="0.212cm" fo:margin-bottom="0.212cm" style:contextual-spacing="false" fo:keep-together="always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style:font-name="Arial Gras" fo:font-family="'Arial Gras'" style:font-family-generic="roman" style:font-pitch="variable" fo:font-size="11pt" fo:font-weight="bold" style:font-size-asian="11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fo:hyphenate="tru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524cm" fo:margin-right="0cm" fo:margin-top="0.318cm" fo:margin-bottom="0.318cm" style:contextual-spacing="false" fo:keep-together="always" fo:hyphenation-ladder-count="no-limit" fo:text-indent="-1.524cm" style:auto-text-indent="false" fo:keep-with-next="always">
        <style:tab-stops>
          <style:tab-stop style:position="1.524cm"/>
        </style:tab-stops>
      </style:paragraph-properties>
      <style:text-properties style:font-name="Arial Gras" fo:font-family="'Arial Gras'" style:font-family-generic="roman" style:font-pitch="variable" fo:font-size="11pt" fo:font-weight="bold" style:font-size-asian="11pt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 fo:hyphenate="tru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778cm" fo:margin-right="0cm" fo:margin-top="0.318cm" fo:margin-bottom="0.318cm" style:contextual-spacing="false" fo:keep-together="always" fo:hyphenation-ladder-count="no-limit" fo:text-indent="-1.778cm" style:auto-text-indent="false" fo:keep-with-next="always">
        <style:tab-stops>
          <style:tab-stop style:position="1.778cm"/>
        </style:tab-stops>
      </style:paragraph-properties>
      <style:text-properties style:language-asian="fr" style:country-asian="FR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2.032cm" fo:margin-right="2.249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fo:font-variant="small-caps" fo:text-shadow="1pt 1pt" style:language-asian="fr" style:country-asian="FR" style:font-name-complex="Courier New" style:font-family-complex="'Courier New'" style:font-family-generic-complex="system" style:font-pitch-complex="variable" style:font-size-complex="26pt" fo:hyphenate="true" fo:hyphenation-remain-char-count="2" fo:hyphenation-push-char-count="2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2.286cm" fo:margin-right="0cm" fo:hyphenation-ladder-count="no-limit" fo:text-indent="-2.286cm" style:auto-text-indent="false" fo:keep-with-next="always">
        <style:tab-stops>
          <style:tab-stop style:position="2.286cm"/>
        </style:tab-stops>
      </style:paragraph-properties>
      <style:text-properties style:font-name="Times New Roman" fo:font-family="'Times New Roman'" style:font-family-generic="roman" style:font-pitch="variable" fo:font-weight="bold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2.54cm" fo:margin-right="0cm" fo:hyphenation-ladder-count="no-limit" fo:text-indent="-2.54cm" style:auto-text-indent="false" fo:keep-with-next="always">
        <style:tab-stops>
          <style:tab-stop style:position="2.54cm"/>
        </style:tab-stops>
      </style:paragraph-properties>
      <style:text-properties fo:font-size="16pt" style:font-size-asian="16pt" style:language-asian="fr" style:country-asian="FR" style:font-size-complex="16pt" fo:hyphenate="true" fo:hyphenation-remain-char-count="2" fo:hyphenation-push-char-count="2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2.794cm" fo:margin-right="-0.004cm" fo:text-align="center" style:justify-single-word="false" fo:hyphenation-ladder-count="no-limit" fo:text-indent="-2.794cm" style:auto-text-indent="false" fo:keep-with-next="always">
        <style:tab-stops>
          <style:tab-stop style:position="2.794cm"/>
          <style:tab-stop style:position="3.501cm" style:type="center"/>
          <style:tab-stop style:position="13.753cm" style:type="center"/>
        </style:tab-stops>
      </style:paragraph-properties>
      <style:text-properties fo:color="#000080" fo:font-weight="bold" style:language-asian="fr" style:country-asian="FR" style:font-weight-asian="bold" style:font-weight-complex="bold" fo:hyphenate="true" fo:hyphenation-remain-char-count="2" fo:hyphenation-push-char-count="2"/>
    </style:style>
    <style:style style:name="caption" style:family="paragraph" style:parent-style-name="Standard" style:default-outline-level="">
      <style:paragraph-properties fo:margin-top="0.635cm" fo:margin-bottom="0.423cm" style:contextual-spacing="false" fo:text-align="center" style:justify-single-word="false"/>
      <style:text-properties style:font-size-complex="10pt" style:font-weight-complex="bold"/>
    </style:style>
    <style:style style:name="Style2" style:family="paragraph" style:parent-style-name="Standard" style:default-outline-level="">
      <style:paragraph-properties fo:margin-top="0.212cm" fo:margin-bottom="0.106cm" style:contextual-spacing="false" fo:keep-together="always" fo:keep-with-next="always"/>
      <style:text-properties style:font-name="Arial Gras" fo:font-family="'Arial Gras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Default" style:family="paragraph" style:default-outline-level="">
      <style:paragraph-properties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orphans="2" fo:widows="2" style:writing-mode="lr-tb"/>
      <style:text-properties fo:font-size="11pt" style:font-size-asian="11pt" style:language-asian="en" style:country-asian="US" style:font-size-complex="11pt"/>
    </style:style>
    <style:style style:name="Normal_2b_3" style:display-name="Normal+3" style:family="paragraph" style:parent-style-name="Default" style:default-outline-level="">
      <style:text-properties fo:color="#00000a" style:font-name="Comic Sans MS" fo:font-family="'Comic Sans MS'" style:font-family-generic="roman" style:font-pitch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language-asian="fr" style:country-asian="FR" fo:hyphenate="true" fo:hyphenation-remain-char-count="2" fo:hyphenation-push-char-count="2"/>
    </style:style>
    <style:style style:name="style7" style:family="paragraph" style:parent-style-name="Standard" style:default-outline-level="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hyphenation-ladder-count="no-limit"/>
      <style:text-properties style:language-asian="fr" style:country-asian="FR" style:font-size-complex="10pt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language-asian="fr" style:country-asian="FR" fo:hyphenate="true" fo:hyphenation-remain-char-count="2" fo:hyphenation-push-char-count="2"/>
    </style:style>
    <style:style style:name="Style_20_Titre_20_2_20__2b__20_Avant_20__3a__20_0_20_cm_20_Première_20_ligne_20__3a__20_0_20_cm" style:display-name="Style Titre 2 + Avant : 0 cm Première ligne : 0 cm" style:family="paragraph" style:parent-style-name="Heading_20_2" style:default-outline-level="">
      <style:paragraph-properties fo:margin-left="0cm" fo:margin-right="0cm" fo:text-indent="0cm" style:auto-text-indent="false">
        <style:tab-stops/>
      </style:paragraph-properties>
    </style:style>
    <style:style style:name="Style1" style:family="paragraph" style:parent-style-name="Heading_20_1" style:default-outline-level="" style:list-style-name="WWNum4">
      <style:paragraph-properties fo:text-align="justify" style:justify-single-word="false" fo:break-before="page"/>
      <style:text-properties fo:font-size="12pt" style:font-size-asian="12pt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fo:keep-together="always" fo:hyphenation-ladder-count="no-limit"/>
      <style:text-properties fo:color="#365f91" style:font-name="Cambria" fo:font-family="Cambria" style:font-family-generic="roman" style:font-pitch="variable" fo:font-size="14pt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/>
    </style:style>
    <style:style style:name="Contents_20_1" style:display-name="Contents 1" style:family="paragraph" style:parent-style-name="Standard" style:default-outline-level="" style:class="index">
      <style:paragraph-properties fo:margin-top="0.212cm" fo:margin-bottom="0.212cm" style:contextual-spacing="false" fo:text-align="start" style:justify-single-word="false"/>
      <style:text-properties fo:text-transform="uppercase" style:font-name="Calibri" fo:font-family="Calibri" style:font-family-generic="roman" style:font-pitch="variable" fo:font-weight="bold" style:font-weight-asian="bold" style:font-size-complex="10pt" style:font-weight-complex="bold"/>
    </style:style>
    <style:style style:name="sous-titre2" style:family="paragraph" style:parent-style-name="Standard" style:default-outline-level="2" style:list-style-name="">
      <style:text-properties fo:font-size="11pt" fo:font-weight="bold" style:font-size-asian="11pt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tyle="italic" style:font-style-asian="italic" style:font-size-complex="10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9pt" style:font-size-asian="9pt" style:font-size-complex="9pt"/>
    </style:style>
    <style:style style:name="preambule" style:family="paragraph" style:parent-style-name="caption" style:default-outline-level="">
      <style:paragraph-properties>
        <style:tab-stops>
          <style:tab-stop style:position="4.26cm"/>
          <style:tab-stop style:position="8.001cm" style:type="center"/>
        </style:tab-stops>
      </style:paragraph-properties>
      <style:text-properties fo:color="#99cc00" fo:font-size="14pt" style:font-size-asian="14pt" style:font-size-complex="14pt"/>
    </style:style>
    <style:style style:name="sous-titre3" style:family="paragraph" style:parent-style-name="Standard" style:default-outline-level="">
      <style:paragraph-properties fo:margin-left="0.882cm" fo:margin-right="0cm" fo:text-indent="0cm" style:auto-text-indent="false"/>
      <style:text-properties fo:font-weight="bold" style:font-weight-asian="bold" style:font-size-complex="10pt"/>
    </style:style>
    <style:style style:name="annexes" style:family="paragraph" style:parent-style-name="caption" style:default-outline-level="">
      <style:paragraph-properties>
        <style:tab-stops>
          <style:tab-stop style:position="4.26cm"/>
          <style:tab-stop style:position="8.001cm" style:type="center"/>
        </style:tab-stops>
      </style:paragraph-properties>
      <style:text-properties fo:color="#99cc00" fo:font-size="14pt" style:font-size-asian="14pt" style:font-size-complex="14pt"/>
    </style:style>
    <style:style style:name="sous-annexes" style:family="paragraph" style:parent-style-name="Heading_20_5" style:default-outline-level="">
      <style:text-properties fo:color="#99cc00" fo:font-size="12pt" fo:font-weight="bold" style:font-size-asian="12pt" style:font-weight-asian="bold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8pt" fo:font-weight="bold" style:font-size-asian="18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itre_20_2_20_Car" style:display-name="Titre 2 Car" style:family="text" style:parent-style-name="Default_20_Paragraph_20_Font">
      <style:text-properties style:font-name="Arial Gras" fo:font-family="'Arial Gras'" style:font-family-generic="roman" style:font-pitch="variable" fo:font-size="12pt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3_20_Car" style:display-name="Titre 3 Car" style:family="text" style:parent-style-name="Default_20_Paragraph_20_Font">
      <style:text-properties style:font-name="Arial Gras" fo:font-family="'Arial Gras'" style:font-family-generic="roman" style:font-pitch="variable" fo:font-size="12pt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Titre_20_4_20_Car" style:display-name="Titre 4 Car" style:family="text" style:parent-style-name="Default_20_Paragraph_20_Font">
      <style:text-properties style:font-name="Arial Gras" fo:font-family="'Arial Gras'" style:font-family-generic="roman" style:font-pitch="variable" fo:font-weight="bold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5_20_Car" style:display-name="Titre 5 Car" style:family="text" style:parent-style-name="Default_20_Paragraph_20_Font">
      <style:text-properties style:font-name="Arial1" fo:font-family="Arial" style:font-family-generic="roman" style:font-pitch="variable" fo:font-size="10pt" style:font-size-asian="10pt" style:language-asian="fr" style:country-asian="FR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font-variant="small-caps" style:font-name="Arial1" fo:font-family="Arial" style:font-family-generic="roman" style:font-pitch="variable" fo:font-size="26pt" fo:text-shadow="1pt 1pt" style:font-size-asian="26pt" style:language-asian="fr" style:country-asian="FR" style:font-name-complex="Courier New" style:font-family-complex="'Courier New'" style:font-family-generic-complex="system" style:font-pitch-complex="variable" style:font-size-complex="26pt"/>
    </style:style>
    <style:style style:name="Titre_20_7_20_Car" style:display-name="Titre 7 C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itre_20_8_20_Car" style:display-name="Titre 8 Car" style:family="text" style:parent-style-name="Default_20_Paragraph_20_Font">
      <style:text-properties style:font-name="Arial1" fo:font-family="Arial" style:font-family-generic="roman" style:font-pitch="variable" fo:font-size="16pt" style:font-size-asian="16pt" style:language-asian="fr" style:country-asian="FR" style:font-name-complex="Arial2" style:font-family-complex="Arial" style:font-family-generic-complex="system" style:font-pitch-complex="variable" style:font-size-complex="16pt"/>
    </style:style>
    <style:style style:name="Titre_20_9_20_Car" style:display-name="Titre 9 Car" style:family="text" style:parent-style-name="Default_20_Paragraph_20_Font">
      <style:text-properties fo:color="#000080" style:font-name="Arial1" fo:font-family="Arial" style:font-family-generic="roman" style:font-pitch="variable" fo:font-size="10pt" fo:font-weight="bold" style:font-size-asian="10pt" style:language-asian="fr" style:country-asian="FR" style:font-weight-asian="bold" style:font-name-complex="Arial2" style:font-family-complex="Arial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aire_20_Car" style:display-name="Commentaire Car" style:family="text" style:parent-style-name="Default_20_Paragraph_20_Font">
      <style:text-properties style:font-name="Arial1" fo:font-family="Arial" style:font-family-generic="roman" style:font-pitch="variable" fo:font-size="10pt" style:font-size-asian="10pt" style:language-asian="zh" style:country-asian="CN" style:font-name-complex="Arial2" style:font-family-complex="Arial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weight-complex="bold"/>
    </style:style>
    <style:style style:name="Pied_20_de_20_page_20_Car" style:display-name="Pied de page Car" style:family="text" style:parent-style-name="Default_20_Paragraph_20_Font">
      <style:text-properties style:font-name="Arial1" fo:font-family="Arial" style:font-family-generic="roman" style:font-pitch="variable" fo:font-size="10pt" style:font-size-asian="10pt" style:language-asian="fr" style:country-asian="FR" style:font-name-complex="Arial2" style:font-family-complex="Arial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ite_5f_crochet1" style:display-name="cite_crochet1" style:family="text" style:parent-style-name="Default_20_Paragraph_20_Font">
      <style:text-properties style:font-name-complex="Times New Roman1" style:font-family-complex="'Times New Roman'" style:font-family-generic-complex="system" style:font-pitch-complex="variable" text:display="non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yle_20__28_Latin_29__20_Arial_20__28_Latin_29__20_Gras_20__28_Latin_29__20_Italique_20_Couleur_20_person..." style:display-name="Style (Latin) Arial (Latin) Gras (Latin) Italique Couleur person..." style:family="text">
      <style:text-properties fo:color="#002395" style:font-name="Arial1" fo:font-family="Arial" style:font-family-generic="roman" style:font-pitch="variable" fo:font-size="10pt" fo:font-style="italic" fo:font-weight="bold" style:font-size-asian="10pt" style:font-style-asian="italic" style:font-weight-asian="bold"/>
    </style:style>
    <style:style style:name="Note_20_de_20_bas_20_de_20_page_20_Car" style:display-name="Note de bas de page Car" style:family="text" style:parent-style-name="Default_20_Paragraph_20_Font">
      <style:text-properties style:font-name="Arial1" fo:font-family="Arial" style:font-family-generic="roman" style:font-pitch="variable" fo:font-size="10pt" style:font-size-asian="10pt" style:language-asian="fr" style:country-asian="FR" style:font-name-complex="Arial2" style:font-family-complex="Arial" style:font-family-generic-complex="system" style:font-pitch-complex="variable" style:font-size-complex="10pt"/>
    </style:style>
    <style:style style:name="Footnote_20_Text_20_Char1" style:display-name="Footnote Text Char1" style:family="text" style:parent-style-name="Default_20_Paragraph_20_Font">
      <style:text-properties style:font-name="Arial1" fo:font-family="Arial" style:font-family-generic="roman" style:font-pitch="variable" style:language-asian="zh" style:country-asian="CN" style:font-name-complex="Arial2" style:font-family-complex="Arial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Arial1" fo:font-family="Arial" style:font-family-generic="roman" style:font-pitch="variable" fo:font-size="10pt" style:font-size-asian="10pt" style:language-asian="fr" style:country-asian="FR" style:font-name-complex="Arial2" style:font-family-complex="Arial" style:font-family-generic-complex="system" style:font-pitch-complex="variable"/>
    </style:style>
    <style:style style:name="Style1_20_Car" style:display-name="Style1 Car" style:family="text" style:parent-style-name="Titre_20_1_20_Car">
      <style:text-properties fo:font-size="12pt" style:font-size-asian="12pt" style:font-size-complex="12pt"/>
    </style:style>
    <style:style style:name="sous-titre2_20_Car" style:display-name="sous-titre2 Car" style:family="text" style:parent-style-name="Default_20_Paragraph_20_Font">
      <style:text-properties style:font-name="Arial1" fo:font-family="Arial" style:font-family-generic="roman" style:font-pitch="variable" fo:font-size="11pt" fo:font-weight="bold" style:font-size-asian="11pt" style:language-asian="zh" style:country-asian="CN" style:font-weight-asian="bold" style:font-name-complex="Arial2" style:font-family-complex="Arial" style:font-family-generic-complex="system" style:font-pitch-complex="variable" style:font-size-complex="11pt"/>
    </style:style>
    <style:style style:name="Légende_20_Car" style:display-name="Légende Car" style:family="text" style:parent-style-name="Default_20_Paragraph_20_Font">
      <style:text-properties style:font-name="Arial1" fo:font-family="Arial" style:font-family-generic="roman" style:font-pitch="variable" fo:font-size="10pt" style:font-size-asian="10pt" style:language-asian="zh" style:country-asian="CN" style:font-name-complex="Arial2" style:font-family-complex="Arial" style:font-family-generic-complex="system" style:font-pitch-complex="variable" style:font-size-complex="10pt" style:font-weight-complex="bold"/>
    </style:style>
    <style:style style:name="preambule_20_Car" style:display-name="preambule Car" style:family="text" style:parent-style-name="Légende_20_Car"/>
    <style:style style:name="sous-titre3_20_Car" style:display-name="sous-titre3 Car" style:family="text" style:parent-style-name="Default_20_Paragraph_20_Font">
      <style:text-properties style:font-name="Arial1" fo:font-family="Arial" style:font-family-generic="roman" style:font-pitch="variable" fo:font-size="10pt" fo:font-weight="bold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0pt"/>
    </style:style>
    <style:style style:name="annexes_20_Car" style:display-name="annexes Car" style:family="text" style:parent-style-name="Légende_20_Car">
      <style:text-properties fo:color="#99cc00" fo:font-size="14pt" style:font-size-asian="14pt" style:font-size-complex="14pt"/>
    </style:style>
    <style:style style:name="sous-annexes_20_Car" style:display-name="sous-annexes Car" style:family="text" style:parent-style-name="Titre_20_5_20_Car">
      <style:text-properties fo:color="#99cc00" fo:font-size="12pt" fo:font-weight="bold" style:font-size-asian="12pt" style:font-weight-asian="bold" style:font-size-complex="12pt" style:font-weight-complex="bold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4pt" fo:font-style="normal" fo:font-weight="bold" style:font-size-asian="14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fo:color="#00000a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Bookman Old Style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Bookman Old Style'" style:font-family-generic="roman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a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3.81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a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3.81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a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3.81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" text:bullet-char="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002cm" fo:margin-bottom="1.249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moos</meta:initial-creator>
    <dc:creator>*</dc:creator>
    <meta:editing-cycles>2</meta:editing-cycles>
    <meta:print-date>2013-11-27T16:55:00</meta:print-date>
    <meta:creation-date>2014-02-03T16:45:00</meta:creation-date>
    <dc:date>2014-02-03T16:45:00</dc:date>
    <meta:editing-duration>PT4S</meta:editing-duration>
    <meta:generator>LibreOffice/4.1.3.2$Linux_X86_64 LibreOffice_project/410m0$Build-2</meta:generator>
    <meta:document-statistic meta:table-count="3" meta:image-count="0" meta:object-count="0" meta:page-count="28" meta:paragraph-count="2635" meta:word-count="3088" meta:character-count="26381" meta:non-whitespace-character-count="25921"/>
    <meta:user-defined meta:name="AppVersion">12.0000</meta:user-defined>
    <meta:user-defined meta:name="Company">M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